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8" style:family="table-column">
      <style:table-column-properties fo:break-before="auto" style:column-width="2.6654in"/>
    </style:style>
    <style:style style:name="co19" style:family="table-column">
      <style:table-column-properties fo:break-before="auto" style:column-width="1.3217in"/>
    </style:style>
    <style:style style:name="co3" style:family="table-column">
      <style:table-column-properties fo:break-before="auto" style:column-width="0.8925in"/>
    </style:style>
    <style:style style:name="co34" style:family="table-column">
      <style:table-column-properties fo:break-before="auto" style:column-width="2.4799in"/>
    </style:style>
    <style:style style:name="co35" style:family="table-column">
      <style:table-column-properties fo:break-before="auto" style:column-width="1.0701in"/>
    </style:style>
    <style:style style:name="co9" style:family="table-column">
      <style:table-column-properties fo:break-before="auto" style:column-width="2.9165in"/>
    </style:style>
    <style:style style:name="co10" style:family="table-column">
      <style:table-column-properties fo:break-before="auto" style:column-width="1.1689in"/>
    </style:style>
    <style:style style:name="co11" style:family="table-column">
      <style:table-column-properties fo:break-before="auto" style:column-width="1.3866in"/>
    </style:style>
    <style:style style:name="co26" style:family="table-column">
      <style:table-column-properties fo:break-before="auto" style:column-width="2.9055in"/>
    </style:style>
    <style:style style:name="co27" style:family="table-column">
      <style:table-column-properties fo:break-before="auto" style:column-width="1.1028in"/>
    </style:style>
    <style:style style:name="co28" style:family="table-column">
      <style:table-column-properties fo:break-before="auto" style:column-width="2.25in"/>
    </style:style>
    <style:style style:name="co29" style:family="table-column">
      <style:table-column-properties fo:break-before="auto" style:column-width="3.9654in"/>
    </style:style>
    <style:style style:name="co2" style:family="table-column">
      <style:table-column-properties fo:break-before="auto" style:column-width="1.0811in"/>
    </style:style>
    <style:style style:name="co30" style:family="table-column">
      <style:table-column-properties fo:break-before="auto" style:column-width="1.1799in"/>
    </style:style>
    <style:style style:name="co31" style:family="table-column">
      <style:table-column-properties fo:break-before="auto" style:column-width="3.1457in"/>
    </style:style>
    <style:style style:name="co32" style:family="table-column">
      <style:table-column-properties fo:break-before="auto" style:column-width="1.2339in"/>
    </style:style>
    <style:style style:name="co33" style:family="table-column">
      <style:table-column-properties fo:break-before="auto" style:column-width="3.0154in"/>
    </style:style>
    <style:style style:name="co20" style:family="table-column">
      <style:table-column-properties fo:break-before="auto" style:column-width="1.0374in"/>
    </style:style>
    <style:style style:name="co21" style:family="table-column">
      <style:table-column-properties fo:break-before="auto" style:column-width="3.2008in"/>
    </style:style>
    <style:style style:name="co22" style:family="table-column">
      <style:table-column-properties fo:break-before="auto" style:column-width="3.0256in"/>
    </style:style>
    <style:style style:name="co23" style:family="table-column">
      <style:table-column-properties fo:break-before="auto" style:column-width="1.0925in"/>
    </style:style>
    <style:style style:name="co36" style:family="table-column">
      <style:table-column-properties fo:break-before="auto" style:column-width="2.7528in"/>
    </style:style>
    <style:style style:name="co37" style:family="table-column">
      <style:table-column-properties fo:break-before="auto" style:column-width="1.0161in"/>
    </style:style>
    <style:style style:name="co39" style:family="table-column">
      <style:table-column-properties fo:break-before="auto" style:column-width="2.4575in"/>
    </style:style>
    <style:style style:name="co40" style:family="table-column">
      <style:table-column-properties fo:break-before="auto" style:column-width="0.8957in"/>
    </style:style>
    <style:style style:name="ro5" style:family="table-row">
      <style:table-row-properties style:row-height="0.2118in" fo:break-before="auto" style:use-optimal-row-height="true"/>
    </style:style>
    <style:style style:name="ro1" style:family="table-row">
      <style:table-row-properties style:row-height="0.2118in" fo:break-before="auto" style:use-optimal-row-height="true"/>
    </style:style>
    <style:style style:name="ro7" style:family="table-row">
      <style:table-row-properties style:row-height="0.217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071in" fo:break-before="auto" style:use-optimal-row-height="false"/>
    </style:style>
    <style:style style:name="ro4" style:family="table-row">
      <style:table-row-properties style:row-height="0.238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style:text-align-source="fix" style:repeat-content="fals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08in solid #000000" style:text-align-source="fix" style:repeat-content="false" fo:border-left="0.0008in solid #000000" fo:border-right="none"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9" style:family="table-cell" style:parent-style-name="Default">
      <style:text-properties fo:font-weight="bold" style:font-weight-asian="bold" style:font-weight-complex="bold"/>
    </style:style>
    <style:style style:name="ce14" style:family="table-cell" style:parent-style-name="Default">
      <style:table-cell-properties fo:border-bottom="0.0008in solid #000000" style:text-align-source="fix" style:repeat-content="false" fo:border-left="0.0008in solid #000000" fo:border-right="none"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border="0.0008in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fo:font-size="12pt" style:font-size-asian="12pt" style:font-size-complex="12pt"/>
    </style:style>
    <style:style style:name="ce17" style:family="table-cell" style:parent-style-name="Default">
      <style:table-cell-properties style:text-align-source="value-type" style:repeat-content="false"/>
      <style:paragraph-properties fo:margin-left="0in"/>
    </style:style>
    <style:style style:name="ce20" style:family="table-cell" style:parent-style-name="Default">
      <style:table-cell-properties fo:border-bottom="0.0008in solid #000000" style:text-align-source="fix" style:repeat-content="false" fo:border-left="0.0008in solid #000000" fo:border-right="none" fo:border-top="none"/>
      <style:paragraph-properties fo:text-align="center"/>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size-asian="12pt" style:language-asian="en" style:country-asian="US" style:font-size-complex="12pt" style:language-complex="en" style:country-complex="US"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order="0.0008in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3" style:family="text">
      <style:text-properties style:text-position="super 58%"/>
    </style:style>
  </office:automatic-styles>
  <office:body>
    <office:spreadsheet>
      <table:table table:name="Class I" table:style-name="ta1" table:print="false">
        <office:forms form:automatic-focus="false" form:apply-design-mode="false"/>
        <table:table-column table:style-name="co39" table:default-cell-style-name="Default"/>
        <table:table-column table:style-name="co2" table:default-cell-style-name="Default"/>
        <table:table-column table:style-name="co3" table:number-columns-repeated="3" table:default-cell-style-name="Default"/>
        <table:table-column table:style-name="co40" table:number-columns-repeated="2"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table-row>
        <table:table-row table:style-name="ro5">
          <table:table-cell table:style-name="ce2" office:value-type="string">
            <text:p>Bead of Nourishment</text:p>
          </table:table-cell>
          <table:table-cell table:style-name="ce7" office:value-type="string">
            <text:p>This spongy, flavorless, gelatinous bead dissolves on your tongue and provides as much nourishment as 1 day of rations</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2" office:value-type="string">
            <text:p>Bead of Refreshment</text:p>
          </table:table-cell>
          <table:table-cell table:style-name="ce7" office:value-type="string">
            <text:p>This spongy, flavorless, gelatinous bead dissolves in liquid, transforming up to a pint of the liquid into fresh, cold drinking water. The bead has no effect on magical liquids or harmful substances such as poison.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23" office:value-type="string">
            <text:p>Candle of the Deep</text:p>
          </table:table-cell>
          <table:table-cell table:style-name="ce7" office:value-type="string">
            <text:p>The flame of this candle is not extinguished when immersed in water. It gives off light and heat like a normal candle.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7">
          <table:table-cell table:style-name="ce4" office:value-type="string">
            <text:p>Djinn and Tonic</text:p>
          </table:table-cell>
          <table:table-cell table:style-name="ce7" office:value-type="string">
            <text:p>The typical djinn and tonic, a common potion, is a specialty alcoholic beverage that causes a magical wind to tussle your hair, cloak, or other clothing dramatically for 1 hour after you drink it. A small mote of mist dances above the potion's liquid and gently stirs it. The beverage is smooth, bubbly, and very refreshing with notes of juniper, elderberries, white peach, and lavender. Due to its magical nature, the alcohol within this potion affects a creature twice as much as the alcohol within a nonmagical beverage </text:p>
          </table:table-cell>
          <table:table-cell table:number-columns-repeated="2" office:value-type="string">
            <text:p>N</text:p>
          </table:table-cell>
          <table:table-cell office:value-type="string">
            <text:p>N/A</text:p>
          </table:table-cell>
          <table:table-cell table:style-name="ce6" office:value-type="string">
            <text:p>50gp</text:p>
          </table:table-cell>
          <table:table-cell/>
        </table:table-row>
        <table:table-row table:style-name="ro5">
          <table:table-cell table:style-name="ce5" office:value-type="string">
            <text:p>Horn of Silent Alarm</text:p>
          </table:table-cell>
          <table:table-cell table:style-name="ce7" office:value-type="string">
            <text:p>This horn has 4 charges. When you use an action to blow it, one creature of your choice can hear the horn's blare, provided the creature is within 600 feet of the horn and not deafened. No other creature hears sound coming from the horn. The horn regains 1d4 expended charges daily at dawn.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5" office:value-type="string">
            <text:p>Instrument of Scribing</text:p>
          </table:table-cell>
          <table:table-cell table:style-name="ce7" office:value-type="string">
            <text:p>This musical instrument has 3 charges. While you are playing it, you can use an action to expend 1 charge from the instrument and write a magical message on a nonmagical object or surface that you can see within 30 feet of you. The message can be up to six words long and is written in a language you know. If you are a bard, you can scribe an additional seven words and choose to make the message glow faintly, allowing it to be seen in nonmagical darkness. Casting Dispel Magic on the message erases it. Otherwise, the message fades away after 24 hours. The instrument regains all expended charges daily a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50gp</text:p>
          </table:table-cell>
          <table:table-cell/>
        </table:table-row>
        <table:table-row table:style-name="ro7">
          <table:table-cell table:style-name="ce4" office:value-type="string">
            <text:p>Merry Berry </text:p>
          </table:table-cell>
          <table:table-cell table:style-name="ce7" office:value-type="string">
            <text:p>This small fruit is highly sought after by cooks and sweet-lovers everywhere, both for its flavor as well as its unique sensory-enhancing properties. Eating a berry raw yields a taste and texture like that of a rich shortbread: the perfect way to end a day of adventure or travel. Cooking the berry, whether it be in a cuisine or simply roasted over a campfire, brings out more uncommon effects. When properly cooked, a creature that eats the fruit gains advantage on all Wisdom and Intelligence checks based on smell or taste for the next 24 hours, as well as advantage on ability checks using cook’s utensils. Overcooking the fruit not only cooks out the berry’s benefits, but also results in a soggy and overall bland dish.</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5" office:value-type="string">
            <text:p>Oil of Slipperiness</text:p>
          </table:table-cell>
          <table:table-cell table:style-name="ce7" office:value-type="string">
            <text:p>This sticky black unguent is thick and heavy in the container, but it flows quickly when poured. The oil can cover a Medium or smaller creature, along with the equipment it's wearing and carrying (one additional vial is required for each size category above Medium). Applying the oil takes 10 minutes. The affected creature then gains the effect of a Freedom of Movement spell for 8 hours. Alternatively, the oil can be poured on the ground as an action, where it covers a 10-foot square, duplicating the effect of the Grease spell in that area for 8 hours.</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5" office:value-type="string">
            <text:p>Potion of Advantage</text:p>
          </table:table-cell>
          <table:table-cell table:style-name="ce7" office:value-type="string">
            <text:p>When you drink this potion, you gain advantage on one ability check, attack roll, or saving throw of your choice that you make within the next hour. This potion takes the form of a sparkling, golden mist that moves and pours like water</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6" office:value-type="string">
            <text:p>Potion of Animal Friendship</text:p>
          </table:table-cell>
          <table:table-cell table:style-name="ce7" office:value-type="string">
            <text:p>When you drink this potion, you can cast the Animal Friendship spell (save DC 13) for 1 hour at will. Agitating this muddy liquid brings little bits into view: a fish scale, a hummingbird tongue, a cat claw, or a squirrel hair.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6" office:value-type="string">
            <text:p>Potion of Healing</text:p>
          </table:table-cell>
          <table:table-cell table:style-name="ce24" office:value-type="string">
            <text:p><text:s/>You regain hit points when you drink this potion. The number of hit points depends on the potion's rarity, as shown in the Potions of Healing table. Whatever its potency, the potion's red liquid glimmers when agitated. 2D4+2</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5" office:value-type="string">
            <text:p>Potion of Heroism</text:p>
          </table:table-cell>
          <table:table-cell table:style-name="ce7" office:value-type="string">
            <text:p>For 1 hour after drinking it, you gain 10 temporary hit points that last for 1 hour. For the same duration, you are under the effect of the Bless spell (no concentration required). This blue potion bubbles and steams as if boiling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7">
          <table:table-cell table:style-name="ce4" office:value-type="string">
            <text:p>Smash Potatoes </text:p>
          </table:table-cell>
          <table:table-cell table:style-name="ce7" office:value-type="string">
            <text:p>This hearty root vegetable is grown by the clerics and champions of a god of war and combat, whose strength is said to make its way onto the Material Plane through their gardens. Eating one of these vaguely fist-shaped potatoes will cause your hands to itch for the thrill of combat. Eating a potato increases your unarmed damage to 1d4 for 1 hour. Each additional eaten potato increases the duration by 1 hour. You can eat up to 3 potatoes before needing to finish a long rest to benefit from them again. If you already have an unarmed combat die that is 1d4 or higher, this vegetable has no effect but is nevertheless delicious.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5" office:value-type="string">
            <text:p>Spell Scroll (Cantrip)</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3 Att +5</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6" office:value-type="string">
            <text:p>Spellwrought Tattoo (Cantrip)</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3 Att +5</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5" office:value-type="string">
            <text:p>Veteran's Cane</text:p>
          </table:table-cell>
          <table:table-cell table:style-name="ce7" office:value-type="string">
            <text:p>When you grasp this walking cane and use a bonus action to speak the command word, it transforms into an ordinary longsword and ceases to be magical.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7">
          <table:table-cell table:style-name="ce4" office:value-type="string">
            <text:p>Vial Ring </text:p>
          </table:table-cell>
          <table:table-cell table:style-name="ce7" office:value-type="string">
            <text:p>This ring is made of glass and has a cork stopper at its top like a set gemstone. You can unstopper the ring (no action required) to magically transform it into a small glass vial. The vial holds up to 1 ounce of liquid. The mouth of the vial and ring are both a half inch wide, allowing the cork to remain the same size even when the ring is transformed. When the vial is stoppered, it magically returns to its ring form. Anything contained by the vial magically fits within the ring while it's transformed. While the ring itself is magical, the cork is not. Any cork of the right size can be used to stopper the ring or vial, allowing you to mark the corks as needed or replace them, should they become lost or destroyed by acid or other similar hazardous (albeit bottleable) materials.</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number-rows-repeated="1048557">
          <table:table-cell table:number-columns-repeated="7"/>
        </table:table-row>
        <table:table-row table:style-name="ro5">
          <table:table-cell table:number-columns-repeated="7"/>
        </table:table-row>
      </table:table>
      <table:table table:name="Class II" table:style-name="ta1" table:print="false">
        <office:forms form:automatic-focus="false" form:apply-design-mode="false"/>
        <table:table-column table:style-name="co18" table:default-cell-style-name="Default"/>
        <table:table-column table:style-name="co19" table:default-cell-style-name="Default"/>
        <table:table-column table:style-name="co3" table:number-columns-repeated="7"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number-columns-repeated="3"/>
        </table:table-row>
        <table:table-row table:style-name="ro1">
          <table:table-cell table:style-name="ce19" office:value-type="string">
            <text:p>Bottle of Boundless Coffee</text:p>
          </table:table-cell>
          <table:table-cell table:style-name="ce7" office:value-type="string">
            <text:p>This metal bottle carries delicious, warm coffee. The bottle comes with a stopper, which is attached to the bottle by a little chain. Even when open, the bottle won't accept any liquid other than the coffee it produces. The coffee inside is always comfortably warm, and none of the heat can be felt through the bottle. Each time you drink the coffee, roll a d20. On a 1, the bottle refuses to dispense coffee for the next hour. If you pour coffee from the bottle, rather than drinking from it, the coffee vanishes the moment it leaves the bottle.</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Cleaning Cube </text:p>
          </table:table-cell>
          <table:table-cell table:style-name="ce7" office:value-type="string">
            <text:p>This Tiny, sentient piece of an enchanted gelatinous cube is harmlessly soapy, instead of acidic, and enjoys cleaning the surfaces it travels across. When found, the cleaning cube is a dehydrated, 2-inch cube. While dehydrated, the cube is inanimate and its weight is negligible. You can place the dehydrated cube in 1 or more gallons of water as an action, causing it to animate and grow in size to become a 1-foot cube that weighs 6 pounds. The rehydrated cube moves slowly while animated in this way, methodically cleaning objects and surfaces it comes into contact with. The cube remains hydrated for up to 8 hours, but can be squeezed as an action (as if it were a sponge) to dehydrate it again early. The cleaning cube is considered a magical object and is not a creature. It has a speed of 1 foot and can climb difficult surfaces, including upside down on ceilings, without needing to make an ability check. It has AC 10, 10 hit points, and resistance to all damage. The cube dehydrates when it drops to 0 hit points, but regains all its hit points when hydrated again .Sentience. The cleaning cube is a sentient unaligned item with an Intelligence of 1, a Wisdom of 6, and a Charisma of 1. It has hearing and blindsight out to a range of 60 feet. It can't speak or read, but obeys your commands as best as it can understand them. Personality. The cleaning cube is happiest finding and dissolving dirt and other grime, and enjoys the feeling of moving across clean, polished surfaces. It doesn't concern itself with combat, preferring to continue its cleaning instead of involving itself in confrontation. If the cube finds a stray coin, gemstone, or other similar small item out of place while it cleans, it will absorb and clean the item until it's removed by a creature as an action or until it becomes dehydrated once again.</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6" office:value-type="string">
            <text:p>Coin of Delving </text:p>
          </table:table-cell>
          <table:table-cell table:style-name="ce7" office:value-type="string">
            <text:p>This scintillating copper coin sheds dim light in a 5-foot radius. If dropped a distance greater than 5 feet, the coin issues a melodious ringing sound when it hits a surface. Any creature that can hear the chime can determine the distance the coin dropped based on the tone.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2" office:value-type="string">
            <text:p>Cracked Driftglobe </text:p>
          </table:table-cell>
          <table:table-cell table:style-name="ce7" office:value-type="string">
            <text:p>This small sphere of thick glass weighs 1 pound. If you are within 60 feet of it, you can speak its command word cause it to emanate the Light spell.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5" office:value-type="string">
            <text:p>Earring of Message </text:p>
          </table:table-cell>
          <table:table-cell table:style-name="ce7" office:value-type="string">
            <text:p>The blue crystal of this earring is wrapped with delicate copper wire. The earring has 5 charges. While wearing it, you can use an action to expend 1 charge and cast the Message spell. The earring regains 1d4 + 1 expended charges daily at dawn.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6" office:value-type="string">
            <text:p>Feather Token</text:p>
          </table:table-cell>
          <table:table-cell table:style-name="ce7" office:value-type="string">
            <text:p>This small metal disk is inscribed with the image of a feather. When you fall at least 20 feet while the token is on your person, you descend 60 feet per round and take no damage from falling. The token's magic is expended after you land, whereupon the disk becomes nonmagical.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Forecaster's Cloak </text:p>
          </table:table-cell>
          <table:table-cell table:style-name="ce7" office:value-type="string">
            <text:p>This warm, fur-lined cloak creates illusory representations of the impending weather. While wearing this cloak, you can use an action to open it and speak its command word to create a harmless, sensory effect within the cloak that represents what the weather will be at your location for the next 8 hours. This effect persists for 1 minute or until you close the cloak.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Foxfire Charm </text:p>
          </table:table-cell>
          <table:table-cell table:style-name="ce7" office:value-type="string">
            <text:p>This ebony charm is decoratively shaped into a fox's head and is always slightly warm to the touch. It measures 4 inches across and weighs 1/2 pound. If the charm is placed in a sufficiently hot fire, such as in a campfire, forge, or oven that fills up to a 10-foot cube, the charm begins to glow red-hot and creates a harmless, but comfortably warm, fire elemental in an unoccupied space within 5 feet of the fire. The elemental is in the form of a fox and can't move farther than 100 feet from the fire in which its charm is kept. The elemental's singular goal is to supply this fire with fuel. If the fire begins to burn out, the elemental will search the surrounding area for fuel that isn't being worn or carried. The fox uses the statistics for a cat, except that it's an elemental instead of a beast, is immune to fire and poison damage, and understands Common and Ignan but can’t speak. The elemental has advantage on ability checks to find fuel for its source fire and sheds bright light in a 10-foot radius and dim light for an additional 10 feet. It can carry fuel back to the fire as normal, provided that it's appropriate to the elemental's size. If the elemental drops to 0 hit points, touches fire, or its source fire goes out, it vanishes and the charm grows cold and dark again until it’s placed in a new fire.</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Heart of the Sleeveless </text:p>
          </table:table-cell>
          <table:table-cell office:value-type="string">
            <text:p>This vest is made from a luxurious, silky material that seems to always make the wearer appear more fit. The clothing gently hugs the wearer, redistributing weight and muscle to flatter and accentuate their physique. It seems to deflate sadly once taken off. <text:s/>While worn, the fabric’s color changes with the wearer’s mood or flash of emotion. Refer to the table below for the vest’s colors when under different emotions. While unworn, the fabric’s color becomes a muted blue. Anger-Red, Anticipation-Orange, Joy-Yellow, Love-Lime, Fear-Green, Sadness-Blue, Disappointment-Indigo, Disgust-Purple, Jealousy-Black, Surprise-White</text:p>
          </table:table-cell>
          <table:table-cell table:number-columns-repeated="2" table:style-name="ce10" office:value-type="string">
            <text:p>N</text:p>
          </table:table-cell>
          <table:table-cell table:style-name="ce10" office:value-type="string">
            <text:p>N/A</text:p>
          </table:table-cell>
          <table:table-cell table:style-name="ce10" office:value-type="string">
            <text:p>150gp</text:p>
          </table:table-cell>
          <table:table-cell/>
          <table:table-cell table:style-name="ce7" table:number-columns-spanned="2" table:number-rows-spanned="1"/>
          <table:covered-table-cell table:style-name="ce10" office:value-type="string">
            <text:p>150gp</text:p>
          </table:covered-table-cell>
        </table:table-row>
        <table:table-row table:style-name="ro5">
          <table:table-cell table:style-name="ce5" office:value-type="string">
            <text:p>Imbued Wood Focus </text:p>
          </table:table-cell>
          <table:table-cell table:style-name="ce7" office:value-type="string">
            <text:p>An imbued wood focus is a rod, staff, or wand cut from a tree infused with extraplanar energy. If you're a spellcaster, you can use this orb as a spellcasting focus. When you cast a damage-dealing spell using this item as your spellcasting focus, you gain a +1 bonus to one damage roll of the spell, provided the damage is of the type associated with the item's wood. The types of wood and their associated damage types are listed in the Imbued Wood Focus table. Fernian Ash-Fire, Irian Rosewood-Radiant, Kythrian Manchineel-Acid/Poison, Lamannian Oak-Lightning/Thunder, Mabaran Ebony-Necrotic, Risian Pine-Cold, Shavarran Birch-Force, Xorian Wenge-Psychic</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Incredible Mending Tape </text:p>
          </table:table-cell>
          <table:table-cell table:style-name="ce7" office:value-type="string">
            <text:p>This roll of waxy parchment has a thin layer of adhesive on its underside. The top of the parchment has a repeating series of sigils on it, similar to a spell scroll, which duplicates the effect of the mending spell. The roll has 30 feet of 1-inch-wide tape. You can use an action to apply the tape over any break or tear of an object within your reach, connecting the length of tape to either side of the broken area across its largest dimension. At the end of the action, the object is repaired and the tape falls off as its magic is expended. Each application of the tape requires you to use at least 1 foot of the roll's total remaining length. Applying the tape in this way can allow you to repair longer breaks and tears, such as a long tear on a sail or a running split on a wooden plank, provided that it's larger than 1 foot in only a single dimension. When you use an action to apply the tape to such an object, you must also use any required movement in order to cover the length of the area to be repaired, attaching one end of the tape to either side of it.</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5" office:value-type="string">
            <text:p>Ioun Stone (Sustenance)</text:p>
          </table:table-cell>
          <table:table-cell table:style-name="ce7"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don't need to eat or drink while this clear spindle orbits your head.</text:p>
          </table:table-cell>
          <table:table-cell office:value-type="string">
            <text:p>Y</text:p>
          </table:table-cell>
          <table:table-cell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6" office:value-type="string">
            <text:p>Lantern of Tracking </text:p>
          </table:table-cell>
          <table:table-cell table:style-name="ce7" office:value-type="string">
            <text:p>This hooded lantern burns for 6 hours on 1 pint of oil, shedding bright light in a 30-foot-radius and dim light for an additional 30 feet. Each Lantern of Tracking is designed to track down a certain type of creature, which is determined by rolling this creature type on the Lantern of Tracking table. Once determined, this creature type can't be changed. While the lantern is within 300 feet of any creature of that type, its flame turns bright green. The lantern doesn't pinpoint the creature's exact location, however. Aberrations, Celestials, Constructs, Dragons, Elementals, Fey, Fiends, Giants, Monstrosities, Undead</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Leatherbeard </text:p>
          </table:table-cell>
          <table:table-cell table:style-name="ce7" office:value-type="string">
            <text:p>This leather mask sits over your mouth and chin and can be worn or removed using an action. While wearing the mask, you grow an illusory beard. You choose the color and style of the beard each time you wear the mask. The beard can be up to 2 feet long. A DC 10 Intelligence (Investigation) check reveals the beard is an illusion. For every 7 consecutive days that pass in which you do not remove the mask, there is a cumulative 25 percent chance that the beard becomes real. When it does, the mask is destroyed. The real beard doesn't continue to grow unless you can already naturally grow a beard.</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5" office:value-type="string">
            <text:p>Moodmark Paint</text:p>
          </table:table-cell>
          <table:table-cell table:style-name="ce7" office:value-type="string">
            <text:p>This thick, black paint is stored in a small jar, containing enough paint to apply moodmarks to one creature. The paint is dabbed on the face in spots or markings that often resemble the eyes of insects or spiders. Applying the paint in this way takes 1 minute. For the next 8 hours, the marks change to reflect your mental state. A creature that can see you and makes a successful DC 10 Wisdom (Insight) check can discern whether you are happy, sad, angry, disgusted, surprised, or afraid, as well as the main source of that emotion. For example, you might communicate fear caused by a monster you just saw around the corner, grief at the loss of a friend, or happiness derived from pride in your performance in combat. A dark elf has advantage on this check.</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5" office:value-type="string">
            <text:p>Mystery Key</text:p>
          </table:table-cell>
          <table:table-cell table:style-name="ce7" office:value-type="string">
            <text:p>A question mark is worked into the head of this key. The key has a 5 percent chance of unlocking any lock into which it's inserted. Once it unlocks something, the key disappears.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6" office:value-type="string">
            <text:p>Orb of Gonging</text:p>
          </table:table-cell>
          <table:table-cell table:style-name="ce7" office:value-type="string">
            <text:p>This common wondrous item is a hollow, 5-inch-diameter orb that weighs 5 pounds. Its outer shell is composed of notched bronze rings, which can be turned so that the notches line up. Aligning the notches requires an action, and doing so causes the orb to gong loudly until the notches are no longer aligned. The sounds are spaced 6 seconds apart and can be heard out to range of 600 feet.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6" office:value-type="string">
            <text:p>Potion of Watchful Rest </text:p>
          </table:table-cell>
          <table:table-cell table:style-name="ce7" office:value-type="string">
            <text:p>When you drink this potion, you gain the following benefits for the next 8 hours: magic can't put you to sleep, and you can remain awake during a long rest and still gain its benefits. This sweet, amber-colored brew has no effect on creatures that don't require sleep, such as elves.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5" office:value-type="string">
            <text:p>Pressure Capsule </text:p>
          </table:table-cell>
          <table:table-cell table:style-name="ce7" office:value-type="string">
            <text:p>This small capsule is made of beeswax blended with sand and a variety of enchanted water plants. A creature who consumes a pressure capsule ignores the effects of swimming at depths greater than 100 feet (see "Unusual Environments" in chapter 5 of the Dungeon Master's Guide).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5" office:value-type="string">
            <text:p>Sekolahian Worshipping Statuette </text:p>
          </table:table-cell>
          <table:table-cell table:style-name="ce7" office:value-type="string">
            <text:p>Skillfully carved from sandstone, this 1-foot-tall statuette depicts a shark twisting through the water with its mouth open. If any Tiny sea-dwelling animal is within 1 inch of the statuette's mouth, the shark flashes to life and deals 1 piercing damage to it. The shark can deal damage in this way no more than once per hour.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Singing Stein </text:p>
          </table:table-cell>
          <table:table-cell table:style-name="ce7" office:value-type="string">
            <text:p>While this pewter stein holds at least a sip’s worth of potable alcohol, the face adorning it comes alive to sing songs based on the kind of drink. The stein is not sentient, but does have a pleasant singing voice. If there are multiple steins in the same room, they can sing together in harmony if they have the same drinks within them. The stein sings songs slightly out of key if the drink inside is poisoned, which can be heard following a successful Wisdom (Perception) check as determined by the GM. If there are multiple kinds of alcohol within it, the stein either alternates between song types or does its best to combine their various lyrics.</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5" office:value-type="string">
            <text:p>Spell Scroll (1st)</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3 Att +5</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6" office:value-type="string">
            <text:p>Spellwrought Tattoo (1st)</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3 Att +5</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number-rows-repeated="1048551">
          <table:table-cell table:number-columns-repeated="9"/>
        </table:table-row>
        <table:table-row table:style-name="ro1">
          <table:table-cell table:number-columns-repeated="9"/>
        </table:table-row>
      </table:table>
      <table:table table:name="Class III" table:style-name="ta1" table:print="false">
        <office:forms form:automatic-focus="false" form:apply-design-mode="false"/>
        <table:table-column table:style-name="co34" table:default-cell-style-name="Default"/>
        <table:table-column table:style-name="co35" table:default-cell-style-name="Default"/>
        <table:table-column table:style-name="co3" table:number-columns-repeated="4" table:default-cell-style-name="Default"/>
        <table:table-row table:style-name="ro7">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1">
          <table:table-cell table:style-name="ce12" office:value-type="string">
            <text:p>Alchemy Jug</text:p>
          </table:table-cell>
          <table:table-cell table:style-name="ce7" office:value-type="string">
            <text:p>This ceramic jug appears to be able to hold a gallon of liquid and weighs 12 pounds whether full or empty. Sloshing sounds can be heard from within the jug when it is shaken, even if the jug is empty. You can use an action and name one liquid from the table below to cause the jug to produce the chosen liquid. Afterward, you can uncork the jug as an action and pour that liquid out, up to 2 gallons per minute. The maximum amount of liquid the jug can produce depends on the liquid you named. Once the jug starts producing a liquid, it can't produce a different one, or more of one that has reached its maximum, until the next dawn. Acid-8 Ounces, Basic Poison-1/2 Ounces, Beer- 4 Gallons, Honey-1 Gallon, Mayonnaise-2 Gallons, Oil-1 Quart, Vinegar-2 Gallons, Fresh Water-8 Gallons,Salt Water-12 Gallons, Wine-1 Gallo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Alchemy Jug Blue</text:p>
          </table:table-cell>
          <table:table-cell table:style-name="ce7" office:value-type="string">
            <text:p>This ceramic jug appears to be able to hold a gallon of liquid and weighs 12 pounds whether full or empty. Sloshing sounds can be heard from within the jug when it is shaken, even if the jug is empty. You can use an action and name one liquid from the table below to cause the jug to produce the chosen liquid. Afterward, you can uncork the jug as an action and pour that liquid out, up to 2 gallons per minute. The maximum amount of liquid the jug can produce depends on the liquid you named. Once the jug starts producing a liquid, it can't produce a different one, or more of one that has reached its maximum, until the next dawn. Boiling Hot Tea-1 Quart, Beer- 4 Gallons, Honey-1 Gallon, Mayonnaise-2 Gallons, Oil-1 Quart, Vinegar-2 Gallons, Fresh Water-8 Gallons,Salt Water-12 Gallons, Wine-1 Gallo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Alchemy Jug Orange</text:p>
          </table:table-cell>
          <table:table-cell table:style-name="ce7" office:value-type="string">
            <text:p>This ceramic jug appears to be able to hold a gallon of liquid and weighs 12 pounds whether full or empty. Sloshing sounds can be heard from within the jug when it is shaken, even if the jug is empty. You can use an action and name one liquid from the table below to cause the jug to produce the chosen liquid. Afterward, you can uncork the jug as an action and pour that liquid out, up to 2 gallons per minute. The maximum amount of liquid the jug can produce depends on the liquid you named. Once the jug starts producing a liquid, it can't produce a different one, or more of one that has reached its maximum, until the next dawn. Soy Sauce-1 Gallon, Beer- 4 Gallons, Honey-1 Gallon, Mayonnaise-2 Gallons, Oil-1 Quart, Vinegar-2 Gallons, Fresh Water-8 Gallons,Salt Water-12 Gallons, Wine-1 Gallo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3" office:value-type="string">
            <text:p>Armor of Gleaming</text:p>
          </table:table-cell>
          <table:table-cell table:style-name="ce7" office:value-type="string">
            <text:p>(any medium or heavy) This armor never gets dirty.</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Bird of a Feather (single use)</text:p>
          </table:table-cell>
          <table:table-cell table:style-name="ce7" office:value-type="string">
            <text:p>This small stuffed roc toy is filled with enchanted down. While holding onto the toy and concentrating, you magically gain a flying speed of 20 feet for up to 1 minute. The stuffed toy’s weak magic can carry up to 200 pounds. If you take any damage while flying in this way, you lose concentration on the toy and immediately start falling.</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Boomerang Shield </text:p>
          </table:table-cell>
          <table:table-cell table:style-name="ce7" office:value-type="string">
            <text:p>You can make a ranged weapon attack with this magic shield. It has a normal range of 20 feet and a long range of 60 feet, and it uses your Strength or Dexterity for the attack roll (your choice). If you’re proficient with shields, you are proficient with attacks made using this shield. On a hit, it deals 1d6 slashing damage. If you throw the shield, it reappears in your hand the instant after it hits or misses a target. A shield is made from wood or metal and is carried in one hand. Wielding a shield increases your Armor Class by 2. You can benefit from only one shield at a time.</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Camper's Respite </text:p>
          </table:table-cell>
          <table:table-cell table:style-name="ce7" office:value-type="string">
            <text:p>This rod weighs 3 pounds and has an iron brazier at its top and spike at its base. You can use a bonus action while holding the rod to speak its first command word and create a magical flame at its top. While lit, this rod functions as a burning torch. You can use a bonus action to speak its command word again to extinguish the flame. You can use an action to place the rod's brazier upside down on the ground in an unoccupied space and speak its second command word. When you do, the spike at the rod's other end begins to glow from within, revealing its subtle design as a tent. Over the course of 1 minute, the rod expands and magically unfurls a canvas from its top, creating a 5-foot-square opaque tent in its space with an entrance large enough for a Medium or smaller creature to comfortably fit. You choose the style, color, and quality of the tent each time you use this property. Regardless of its appearance, the tent can't be anything but a tent. Inside the tent is a square extradimensional dwelling, 15 feet on a side and 10 feet high, with the enlarged camper's respite supporting it at its center. The walls and ceiling are made of the same canvas as the tent, but the floor is made of smooth stone. The rod's enlarged brazier functions as a magical fireplace that can be lit or extinguished by speaking the rod's first command word. This fire gives off light and heat like a normal fire, but doesn't require oxygen or create smoke. The atmosphere inside the space is comfortable and dry, regardless of the weather outside. The tent is immobile and remains for up to 12 hours, until you use an action to speak its second command word again to dismiss it, or until the tent collapses. Dealing 20 damage to the tent (AC 13) causes it to collapse. The tent is immune to poison and psychic damage. The tent reverts to a rod at the end of its duration, and anything inside the tent is forced into the nearest unoccupied space. When the tent becomes a rod again, this property of the rod can't be used again for 12 hour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Cast-Off Armor </text:p>
          </table:table-cell>
          <table:table-cell table:style-name="ce7" office:value-type="string">
            <text:p>(Any Armor) You can doff this armor as an actio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Charlatan's Die </text:p>
          </table:table-cell>
          <table:table-cell table:style-name="ce7" office:value-type="string">
            <text:p>Whenever you roll this six-sided die, you can control which number it rolls.</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Cleansing Stone </text:p>
          </table:table-cell>
          <table:table-cell table:style-name="ce7" office:value-type="string">
            <text:p>A cleansing stone is a sphere 1 foot in diameter, engraved with mystic sigils. When touching the stone, you can use an action to activate it and remove dirt and grime from your garments and your perso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Cloak of Billowing </text:p>
          </table:table-cell>
          <table:table-cell table:style-name="ce7" office:value-type="string">
            <text:p>While wearing this cloak, you can use a bonus action to make it billow dramatically.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Cloak of Many Fashions </text:p>
          </table:table-cell>
          <table:table-cell table:style-name="ce7" office:value-type="string">
            <text:p>While wearing this cloak, you can use a bonus action to change the style, color, and apparent quality of the garment. The cloak's weight doesn't change. Regardless of its appearance, the cloak can't be anything but a cloak. Although it can duplicate the appearance of other magic cloaks, it doesn't gain their magical propertie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Clockwork Amulet </text:p>
          </table:table-cell>
          <table:table-cell table:style-name="ce7" office:value-type="string">
            <text:p>This copper amulet contains tiny interlocking gears and is powered by magic from Mechanus, a plane of clockwork predictability. A creature that puts an ear to the amulet can hear faint ticking and whirring noises coming from within. When you make an attack roll while wearing the amulet, you can forgo rolling the d20 to get a 10 on the die. Once used, this property can't be used again until the next daw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Clothes of Mending </text:p>
          </table:table-cell>
          <table:table-cell table:style-name="ce7" office:value-type="string">
            <text:p>This elegant outfit of traveler's clothes magically mends itself to counteract daily wear and tear. Pieces of the outfit that are destroyed can't be repaired in this way.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Companion's Band </text:p>
          </table:table-cell>
          <table:table-cell table:style-name="ce7" office:value-type="string">
            <text:p>This woven band can be worn as a necklace or bracelet by resizing its strap. While wearing the band, you can use an action to summon a spectral companion that appears in a space within 5 feet of you. The companion can be a dog, cat, bird, or similar Small or smaller beast. The form is translucent and immaterial, but feels warm to the touch. It emits dim light in a 5-foot radius. The companion remains until dismissed (no action required) or until you remove the band. It is not considered to be a creature, does not occupy space, and does not require food, water, or air to exist. It is friendly toward you and other creatures you choose. It stays within 30 feet of you at all times and moves through objects as necessary in order to do so. If it’s unable to reach you, it disappears until summoned again. The companion wears a spectral copy of the band on its neck or limb when you summon it (your choice). The companion understands the emotion and intent of your commands, but cannot speak or understand language. Attempting to target the companion with a detect thoughts spell only reveals an overwhelming sense of love and affection for you. Once the same spectral companion has remained or has been summoned at least once a day for 7 consecutive days, the band and companion become permanently linked to you. When this happens, the band no longer requires you be attuned to it in order to use it, and no other creature can attune to it. Once the band is linked to you in this way, you can summon your linked companion using a bonus action instead of an action. In addition, once the band is linked to you, the companion becomes partially physical, allowing you and creatures you choose to be able to gently pet and hold its otherwise spectral form. If you die, the band can be attuned to by a different creature. The linked companion follows you to whatever afterlife awaits you or reappears if you’re resurrected and summon it once again.</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Dark Shard Amulet</text:p>
          </table:table-cell>
          <table:table-cell table:style-name="ce7" office:value-type="string">
            <text:p>This amulet is fashioned from a single shard of resilient extraplanar material originating from the realm of your warlock patron. While you are wearing it, you gain the following benefits: You can use the amulet as a spellcasting focus for your warlock spells. You can try to cast a cantrip that you don't know. The cantrip must be on the Warlock spell list, and you must make a DC 10 Intelligence (Arcana) check. If the check succeeds, you cast the spell. If the check fails, so does the spell, and the action used to cast the spell is wasted. In either case, you can't use this property again until you finish a long rest.</text:p>
          </table:table-cell>
          <table:table-cell office:value-type="string">
            <text:p>Warlock</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Dread Helm </text:p>
          </table:table-cell>
          <table:table-cell table:style-name="ce7" office:value-type="string">
            <text:p>This fearsome steel helm makes your eyes glow red while you wear it.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Dress of Many Pockets </text:p>
          </table:table-cell>
          <table:table-cell table:style-name="ce7" office:value-type="string">
            <text:p>This dress has six pockets that can be magically shown or hidden. While wearing the dress, you can use a bonus action to cause any number of its pockets to appear or vanish from it. The pockets can be located anywhere on the dress, and needn't be in the same place each time they appear. Each pocket is large enough for a small parcel, measuring no more than 4 inches in any dimension and weighing no more than 2 pounds. While a pocket is hidden, its contents are magically moved to the inside of the dress and evenly distributed throughout it so as to not affect its delicate appearanc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Driftglobe </text:p>
          </table:table-cell>
          <table:table-cell table:style-name="ce7" office:value-type="string">
            <text:p>This small sphere of thick glass weighs 1 pound. If you are within 60 feet of it, you can speak its command word and cause it to emanate the Light or Daylight spell. Once used, the Daylight effect can't be used again until the next dawn. You can speak another command word as an action to make the illuminated globe rise into the air and float no more than 5 feet off the ground. The globe hovers in this way until you or another creature grasps it. If you move more than 60 feet from the hovering globe, it follows you until it is within 60 feet of you. It takes the shortest route to do so. If prevented from moving, the globe sinks gently to the ground and becomes inactive, and its light winks out.</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Ear Horn of Hearing </text:p>
          </table:table-cell>
          <table:table-cell table:style-name="ce7" office:value-type="string">
            <text:p>While held up to your ear, this horn suppresses the effects of the deafened condition on you, allowing you to hear normally.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Elixir of Health </text:p>
          </table:table-cell>
          <table:table-cell table:style-name="ce7" office:value-type="string">
            <text:p>When you drink this potion, it cures any disease afflicting you, and it removes the blinded, deafened, paralyzed, and poisoned conditions. The clear red liquid has tiny bubbles of light in it.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Enduring Spellbook </text:p>
          </table:table-cell>
          <table:table-cell table:style-name="ce7" office:value-type="string">
            <text:p>This spellbook, along with anything written on its pages, can't be damaged by fire or immersion in water. In addition, the spellbook doesn't deteriorate with ag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Ersatz Eye </text:p>
          </table:table-cell>
          <table:table-cell table:style-name="ce7" office:value-type="string">
            <text:p>This artificial eye replaces a real one that was lost or removed. While the ersatz eye is embedded in your eye socket, it can't be removed by anyone other than you, and you can see through the tiny orb as though it were a normal eye.</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Everbright Lantern </text:p>
          </table:table-cell>
          <table:table-cell table:style-name="ce7" office:value-type="string">
            <text:p>This bullseye lantern contains an Eberron dragonshard that sheds light comparable to that produced by a Continual Flame spell. An everbright lantern sheds light in a 120-foot cone; the closest 60 feet is bright light, and the farthest 60 feet is dim light.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Eye of the Bookwurm </text:p>
          </table:table-cell>
          <table:table-cell table:style-name="ce7" office:value-type="string">
            <text:p>This small, glass sphere is enchanted with weak divination magics to help you find specific words or phrases in writing. It has a stylized iris etched into the glass. You can use a bonus action to speak the eye’s command word aloud, followed by the word or phrase you’re searching for. The word or phrase magically appears and floats within the sphere. By holding the eye in a free hand, your vision becomes magically enhanced to subconsciously highlight the word or phrase you searched for in a green light wherever you see it. Once you’ve used the eye’s ability for the first time, you can change the word or phrase as many times as you like for the next hour, after which the item can’t be used again until the following daw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Eyes of Charming </text:p>
          </table:table-cell>
          <table:table-cell table:style-name="ce7" office:value-type="string">
            <text:p>These crystal lenses fit over the eyes. They have 3 charges. While wearing them, you can expend 1 charge as an action to cast the Charm Person spell (save DC 13) on a humanoid within 30 feet of you, provided that you and the target can see each other. The lenses regain all expended charges daily a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Glamerweave </text:p>
          </table:table-cell>
          <table:table-cell table:style-name="ce7" office:value-type="string">
            <text:p>Glamerweave is clothing imbued with harmless illusory magic. While wearing the common version of these clothes, you can use a bonus action to create a moving illusory pattern within the cloth.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Griffon Coinpouch </text:p>
          </table:table-cell>
          <table:table-cell table:style-name="ce7" office:value-type="string">
            <text:p>This stylized purse is sewn and stitched in the style of the griffon's saddlebag, a classic treasure and character from children's stories and legends. The purse is 6 inches across and holds up to 1,000 coins. Coins taken from the purse are miraculously clean and shiny, as if freshly minted. The bag always weighs 1 pound, regardless of the number of coins within it. At the GM’s discretion, a small slip of parchment can be found folded among the coins inside. The parchment can have anything on it, although it usually carries enigmatic warnings or peculiar words of guidanc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Hat of Vermin </text:p>
          </table:table-cell>
          <table:table-cell table:style-name="ce7" office:value-type="string">
            <text:p>This hat has 3 charges. While holding the hat, you can use an action to expend 1 of its charges and speak a command word that summons your choice of a bat, a frog, or a rat (see the Player's Handbook or the Monster Manual for statistics). The summoned creature magically appears in the hat and tries to get away from you as quickly as possible. The creature is neither friendly nor hostile, and it isn't under your control. It behaves as an ordinary creature of its kind and disappears after 1 hour or when it drops to 0 hit points. The hat regains all expended charges daily at daw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Hat of Wizardry </text:p>
          </table:table-cell>
          <table:table-cell table:style-name="ce7" office:value-type="string">
            <text:p>This antiquated, cone-shaped hat is adorned with gold crescent moons and stars. While you are wearing it, you gain the following benefits: You can use the hat as a spellcasting focus for your wizard spells. You can try to cast a cantrip that you don't know. The cantrip must be on the Wizard spell list, and you must make a DC 10 Intelligence (Arcana) check. If the check succeeds, you cast the spell. If the check fails, so does the spell, and the action used to cast the spell is wasted. In either case, you can't use this property again until you finish a long rest.</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Heward's Handy Spice Pouch </text:p>
          </table:table-cell>
          <table:table-cell table:style-name="ce7" office:value-type="string">
            <text:p>This belt pouch appears empty and has 10 charges. While holding the pouch, you can use an action to expend 1 of its charges, speak the name of any nonmagical food seasoning (such as salt, pepper, saffron, or cilantro), and remove a pinch of the desired seasoning from the pouch. A pinch is enough to season a single meal. The pouch regains 1d6 + 4 expended charges daily at daw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Illuminator's Tattoo </text:p>
          </table:table-cell>
          <table:table-cell table:style-name="ce7" office:value-type="string">
            <text:p>Produced by a special needle, this magic tattoo features beautiful calligraphy, images of writing implements, and the like. <text:span text:style-name="T1">Tattoo </text:span><text:span text:style-name="T1">Attunement:</text:span>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text:span text:style-name="T1">Magical </text:span><text:span text:style-name="T1">Scribing:</text:span> While this tattoo is on your skin, you can write with your fingertip as if it were an ink pen that never runs out of ink. As an action, you can touch a piece of writing up to one page in length and speak a creature's name. The writing becomes invisible to everyone other than you and the named creature for the next 24 hours. Either of you can dismiss the invisibility by touching the script (no action required). Once used, this action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Instrument of Illusions </text:p>
          </table:table-cell>
          <table:table-cell table:style-name="ce7" office:value-type="string">
            <text:p>While you are playing this musical instrument, you can create harmless, illusory visual effects within a 5-foot-radius sphere centered on the instrument. If you are a bard, the radius increases to 15 feet. Sample visual effects include luminous musical notes, a spectral dancer, butterflies, and gently falling snow. The magical effects have neither substance nor sound, and they are obviously illusory. The effects end when you stop playing.</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Keycoin </text:p>
          </table:table-cell>
          <table:table-cell table:style-name="ce7" office:value-type="string">
            <text:p>This brass coin is 1 inch in diameter and has a keyhole-shaped hole at its center. You can use an action to insert the coin into a keyhole within your reach, causing the door to magically unlock. The coin disappears once it enters the keyhole, even if the door was already unlocked. The coin magically shrinks to fit a smaller keyhole. If the door or lock is held shut with arcane lock, that spell is suppressed for 10 minutes, during which time the door or lock can be opened and shut normally. A keycoin's magic isn't lost after it's been used. Instead, it magically reappears in a random location 1d100 miles away from you.</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Lock of Trickery </text:p>
          </table:table-cell>
          <table:table-cell table:style-name="ce7" office:value-type="string">
            <text:p>This lock appears to be an ordinary lock (of the type described in chapter 5 of the Player's Handbook) and comes with a single key. The tumblers in this lock magically adjust to thwart burglars. Dexterity checks made to pick the lock have disadvantag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Masque Charm </text:p>
          </table:table-cell>
          <table:table-cell table:style-name="ce7" office:value-type="string">
            <text:p>A masque charm is a small silver pin. While wearing this charm, you can use an action to cast the Disguise Self spell (DC 13 to discern the disguise). Once the spell is cast, it can't be cast from the charm again until the next sunset. When casting the spell, you can have the spell last for its normal 1 hour duration or for 6 hours. If you choose the 6-hour duration, the charm becomes nonmagical when the spell ends. In either case, the spell ends if the charm is removed from you.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Moon-Touched Sword </text:p>
          </table:table-cell>
          <table:table-cell office:value-type="string">
            <text:p>In darkness, the unsheathed blade of this sword sheds moonlight, creating bright light in a 15-foot radius and dim light for an additional 15 feet. </text:p>
          </table:table-cell>
          <table:table-cell table:number-columns-repeated="2" office:value-type="string">
            <text:p>N</text:p>
          </table:table-cell>
          <table:table-cell office:value-type="string">
            <text:p>N/A</text:p>
          </table:table-cell>
          <table:table-cell table:style-name="ce7" office:value-type="string">
            <text:p>500gp</text:p>
          </table:table-cell>
        </table:table-row>
        <table:table-row table:style-name="ro1">
          <table:table-cell table:style-name="ce14" office:value-type="string">
            <text:p>Orb of Direction </text:p>
          </table:table-cell>
          <table:table-cell table:style-name="ce7" office:value-type="string">
            <text:p>While holding this orb, you can use an action to determine which way is north. This property functions only on the Material Plan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Orb of Time </text:p>
          </table:table-cell>
          <table:table-cell table:style-name="ce7" office:value-type="string">
            <text:p>While holding this orb, you can use an action to determine whether it is morning, afternoon, evening, or nighttime outside. This property functions only on the Material Plan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ipe of Remembrance </text:p>
          </table:table-cell>
          <table:table-cell table:style-name="ce7" office:value-type="string">
            <text:p>This long, delicate wooden pipe features a bowl made from smooth river stone. When the pipe is lit. smoke exhaled from it does not dissipate, instead lingering around the bearer. After 10 minutes, the smoke forms moving shapes that reenact the bearer's most impressive and heroic achievements for 5 minutes. When this realistic performance is complete, the smoke dissipates. The pipe can't be used this way again until the next daw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Pipe of Smoke Monsters </text:p>
          </table:table-cell>
          <table:table-cell table:style-name="ce7" office:value-type="string">
            <text:p>While smoking this pipe, you can use an action to exhale a puff of smoke that takes the form of a single creature, such as a dragon, a flumph, or a froghemoth. The form must be small enough to fit in a 1-foot cube and loses its shape after a few seconds, becoming an ordinary puff of smok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Pole of Angling </text:p>
          </table:table-cell>
          <table:table-cell table:style-name="ce7" office:value-type="string">
            <text:p>While holding this 10-foot pole, you can speak a command word and transform it into a fishing pole with a hook, a line, and a reel. Speaking the command word again changes the fishing pole back into a normal 10-foot pol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le of Collapsing </text:p>
          </table:table-cell>
          <table:table-cell table:style-name="ce7" office:value-type="string">
            <text:p>While holding this 10-foot pole, you can use an action to speak a command word and cause it to collapse into a 1-foot-long rod, for ease of storage. The pole's weight doesn't change. You can use an action to speak a different command word and cause the rod to revert to a pole; however, the rod will elongate only as far as the surrounding space allow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Pop Up Business Card </text:p>
          </table:table-cell>
          <table:table-cell table:style-name="ce7" office:value-type="string">
            <text:p>This two by three inch paper card somehow weighs 1 pound and feels like it's made of wood and metal. It looks like a wooden shop sign with a painted lantern on either side. You can use an action to toss the card to a point on the ground within 10 feet of you and speak its command word. The card then magically unfolds to instantly reveal a wooden market stall. A lawful neutral goblin merchant stands behind the stall, who has at least one piece of each type of adventuring gear for sale, as listed in the Basic Rules. The goblin also has 1d4 − 1 potions of healing, and is unwilling to barter, haggle, or buy anything offered to it. When the goblin senses that there's no more business to be done, it snaps its fingers and disappears in a puff of smoke, along with the stall. If the goblin is harmed, both it and the stall immediately disappear. In either case, the card is then destroyed.</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rtal Compass </text:p>
          </table:table-cell>
          <table:table-cell table:style-name="ce7" office:value-type="string">
            <text:p>This portable arcane instrument points in the direction of the last portal it passed through while it and the portal are on the same plane of existence. If that portal no longer exists, the needle becomes static until the compass passes through a new portal.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t of Awakening </text:p>
          </table:table-cell>
          <table:table-cell table:style-name="ce7" office:value-type="string">
            <text:p>If you plant an ordinary shrub in this 10-pound clay pot and let it grow for 30 days, the shrub magically transforms into an awakened shrub (see the Monster Manual for statistics) at the end of that time. When the shrub awakens, its roots break the pot, destroying it. The awakened shrub is friendly toward you. Absent commands from you, it does nothing.</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Potion of Climbing </text:p>
          </table:table-cell>
          <table:table-cell table:style-name="ce7" office:value-type="string">
            <text:p>When you drink this potion, you gain a climbing speed equal to your walking speed for 1 hour. During this time, you have advantage on Strength (Athletics) checks you make to climb. The potion is separated into brown, silver, and gray layers resembling bands of stone. Shaking the bottle fails to mix the color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tion of Diminution </text:p>
          </table:table-cell>
          <table:table-cell table:style-name="ce7" office:value-type="string">
            <text:p>When you drink this potion, you gain the "reduce" effect of the Enlarge/Reduce spell for 1d4 hours (no concentration required). The red in the potion's liquid continuously contracts to a tiny bead and then expands to color the clear liquid around it. Shaking the bottle fails to interrupt this proces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tion of Fire Breath </text:p>
          </table:table-cell>
          <table:table-cell table:style-name="ce7" office:value-type="string">
            <text:p>After drinking this potion, you can use a bonus action to exhale fire at a target within 30 feet of you. The target must make a DC 13 Dexterity saving throw, taking 4d6 fire damage on a failed save, or half as much damage on a successful one. The effect ends after you exhale the fire three times or when 1 hour has passed. This potion's orange liquid flickers, and smoke fills the top of the container and wafts out whenever it is opened.</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Potion of Growth </text:p>
          </table:table-cell>
          <table:table-cell table:style-name="ce7" office:value-type="string">
            <text:p>When you drink this potion, you gain the "enlarge" effect of the Enlarge/Reduce spell for 1d4 hours (no concentration required). The red in the potion's liquid continuously expands from a tiny beat to color the clear liquid around it and then contracts. Shaking the bottle fails to interrupt this proces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Potion of Invisibility </text:p>
          </table:table-cell>
          <table:table-cell table:style-name="ce7" office:value-type="string">
            <text:p>This potion's container looks empty but feels as though it holds liquid. When you drink it, you become invisible for 1 hour. Anything you wear or carry is invisible with you. The effect ends early if you attack or cast a spell.</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tion of Mind Reading </text:p>
          </table:table-cell>
          <table:table-cell table:style-name="ce7" office:value-type="string">
            <text:p>When you drink this potion, you gain the effect of the Detect Thoughts spell (save DC 13). The potion's dense, purple liquid has an ovoid cloud of pink floating in it.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Potion Of Polychromy </text:p>
          </table:table-cell>
          <table:table-cell table:style-name="ce7" office:value-type="string">
            <text:p>When you drink this potion, you and everything you are wearing or carrying take on a rainbow-hued appearance for 1 hour. During that time, you can use a bonus action to turn any color or combination of colors you choose. If you mimic the colors of your surroundings, your hues continually shift to match your surroundings, and you have advantage on Dexterity (Stealth) checks until you change your colors again or the potion wears off. The potion is separated into seven brightly colored bands of immiscible liquids and has a syrupy tast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Potion of Psionic Fortitude </text:p>
          </table:table-cell>
          <table:table-cell table:style-name="ce7" office:value-type="string">
            <text:p>When you drink this potion, you have advantage for 1 hour on saving throws you make to avoid or end the charmed or stunned condition on yourself. This black potion swirls with shimmering flecks of pink and purpl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Potion of Vitality </text:p>
          </table:table-cell>
          <table:table-cell table:style-name="ce7" office:value-type="string">
            <text:p>When you drink this potion, it removes any exhaustion you are suffering and cures any disease or poison affecting you. For the next 24 hours, you regain the maximum number of hit points for any Hit Die you spend. The potion's crimson liquid regularly pulses with dull light, calling to mind a heartbeat.</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rosthetic Limb </text:p>
          </table:table-cell>
          <table:table-cell table:style-name="ce7" office:value-type="string">
            <text:p>This item replaces a lost limb a hand, an arm, a foot, a leg, or a similar body part. While the prosthetic is attached, it functions identically to the part it replaces. You can detach or reattach it as an action, and it can't be removed against your will. It detaches if you di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Quaal's Feather Token (Whip)</text:p>
          </table:table-cell>
          <table:table-cell table:style-name="ce7" office:value-type="string">
            <text:p>This tiny object looks like a feather. Different types of feather tokens exist, each with a different single-use effect. The DM chooses the kind of token or determines it randomly. You can use an action to throw the token to a point within 10 feet of you. The token disappears, and a floating whip takes its place. You can then use a bonus action to make a melee spell attack against a creature within 10 feet of the whip, with an attack bonus of +9. On a hit, the target takes 1d6 + 5 force damage. As a bonus action on your turn, you can direct the whip to fly up to 20 feet and repeat the attack against a creature within 10 feet of it. The whip disappears after 1 hour, when you use an action to dismiss it, or when you are incapacitated or di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Ravenheart's Origami Ravens </text:p>
          </table:table-cell>
          <table:table-cell table:style-name="ce7" office:value-type="string">
            <text:p>This slim wooden carrying case holds three dark paper birds. While holding a paper bird, you can use an action to speak its command phrase, "By fold and feather, fly." When you do, the paper springs to life and transforms into a raven for 1 hour. For the duration, the raven is treated as if it were your familiar summoned by the find familiar spell. Its animal form can't be changed. The raven reverts to its paper form at the end of the hour, if it's reduced to 0 hit points, or if you dismiss it. When it does, it immediately tears itself to tiny paper shreds and is destroyed.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Ring of Animal Influence </text:p>
          </table:table-cell>
          <table:table-cell table:style-name="ce7" office:value-type="string">
            <text:p>This ring has 3 charges, and it regains 1d3 expended charges daily at dawn. While wearing the ring, you can use an action to expend 1 of its charges to cast one of the following spells: Animal Friendship (save DC 13) Fear (save DC 13), targeting only beasts that have an Intelligence of 3 or lower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Ring of Names </text:p>
          </table:table-cell>
          <table:table-cell table:style-name="ce7" office:value-type="string">
            <text:p>A thin strip of parchment lines the inside of this brass signet ring. When you shake hands with a humanoid, you can make a Wisdom (Insight) check contested by the target's Charisma (Deception) check. On a success, the target's name becomes written on the ring's parchment, which you magically learn. If the creature has multiple names or is secretive about its true identity, the written name is the one that it would be willing to share with a casual acquaintance. Regardless, a creature is unaware of this effect. Once a name has been written on the parchment, this property of the ring can’t be used again until the next dawn, at which time the name disappears from the ring's parchment.</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Ring Of Puzzler's Wit</text:p>
          </table:table-cell>
          <table:table-cell table:style-name="ce7" office:value-type="string">
            <text:p>This gold ring bears a fluorite stone and is enchanted to sharpen the wearer’s mind. The ring has 3 charges and regains 1d4 − 1 expended charges daily at dawn. When you make an Intelligence check, you can expend 1 charge to grant yourself advantage on the check.</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3" office:value-type="string">
            <text:p>Ring of the Orator</text:p>
          </table:table-cell>
          <table:table-cell table:style-name="ce7" office:value-type="string">
            <text:p>This ring has 6 charges. While you wear it, you can expend 1 of its charges to project your voice to be heard clearly by all creatures within 1 mile of yourself, regardless of intervening noise, for 1 minute. Magical silence, 1 foot of stone, 1 inch of common metal, a thin sheet of lead, or 3 feet of wood blocks this projection. If you project your voice while speaking a language the listening creatures don’t understand, you can make the creatures understand what you’re saying. You must be able to see the creatures to make them understand. The ring regains 1d6 expended charges daily a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Ring of Truth Telling </text:p>
          </table:table-cell>
          <table:table-cell table:style-name="ce7" office:value-type="string">
            <text:p>While wearing this ring, you have advantage on Wisdom (Insight) checks to determine whether someone is lying to you.</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Rope Caster </text:p>
          </table:table-cell>
          <table:table-cell table:style-name="ce7" office:value-type="string">
            <text:p>(Hand Crossbow)This magic weapon is a favorite among infiltrators. Its firing mechanism has no string, unlike other crossbows. Instead, this weapon can only be loaded with rope. As a bonus action, you can load a length of rope into the crossbow. When you do, individual strands from the rope magically latch onto the weapon's limbs and pull the mechanism taut. You can make a ranged attack with the crossbow to fire the rope at a willing creature or an object within range that isn't being worn or carried. If it hits, the target takes no damage from the attack but is bound by the rope. If the rope is long enough, it magically wraps around the target in a single loop and securely ties itself, leaving the remaining rope to hang from the knot. If the target is a willing creature, the rope ties itself around the creature's chest or waist as a harness but does not restrain them. If the attack hits an unwilling creature, the rope falls harmlessly to the ground without being tied. A creature can use its action to make a DC 10 Strength or Dexterity check, releasing a bound object within its reach on a succes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Rope of Mending </text:p>
          </table:table-cell>
          <table:table-cell table:style-name="ce7" office:value-type="string">
            <text:p>You can cut this 50-foot coil of hempen rope into any number of smaller pieces, and then use an action to speak a command word and cause the pieces to knit back together. The pieces must be in contact with each other and not otherwise in use. A rope of mending is forever shortened if a section of it is lost or destroyed.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Scroll of Mapping </text:p>
          </table:table-cell>
          <table:table-cell table:style-name="ce7" office:value-type="string">
            <text:p>By using an action to read the scroll, you cause the arcane script on the page to vanish and become an inked map of the surrounding area. The map shows the area in a 1-mile radius centered on the point where you read the scroll and indicates both structures and topography. By touching the map, a small light appears at your location to indicate where you are. Using a series of natural gestures when touching the page, you can cause the map to change its scale or displayed portion of the area. The scroll isn't destroyed when you read it, but can't be used again to create a different map.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22" office:value-type="string">
            <text:p>Seeker Dart </text:p>
          </table:table-cell>
          <table:table-cell table:style-name="ce7" office:value-type="string">
            <text:p>(Dart) This small dart is decorated with designs like windy spirals that span the length of its shaft. When you whisper the word “seek” and hurl this dart, it seeks out a target of your choice within 120 feet of you. You must have seen the target before, but you don’t need to see it now. If the target isn’t within range or if there is no clear path to it, the dart falls to the ground, its magic spent and wasted. Otherwise, elemental winds guide the dart instantly through the air to the target. The dart can pass though openings as narrow as 1 inch wide and can change direction to fly around corners. When the dart reaches its target, the target must succeed on a DC 16 Dexterity saving throw or take 1d4 piercing damage and 3d4 lightning damage. The dart’s magic is then spent, and it becomes an ordinary dart.</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Shield of Expression </text:p>
          </table:table-cell>
          <table:table-cell table:style-name="ce7" office:value-type="string">
            <text:p>The front of this shield is shaped in the likeness of a face. While bearing the shield, you can use a bonus action to alter the face's expressio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hiftweave </text:p>
          </table:table-cell>
          <table:table-cell table:style-name="ce7" office:value-type="string">
            <text:p>When a suit of shiftweave is created, up to five different outfits can be embedded into the cloth. While wearing the clothing, you can speak its command word as a bonus action to transform your outfit into your choice of one of the other designs contained within it. Regardless of its appearance, the outfit can't be anything but clothing. Although it can duplicate the look of other magical clothing, it doesn't gain their magical propertie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Smoldering Armor </text:p>
          </table:table-cell>
          <table:table-cell table:style-name="ce7" office:value-type="string">
            <text:p>(Any Armor) Wisps of harmless, odorless smoke rise from this armor while it is wor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pell Gem (Cantrip)</text:p>
          </table:table-cell>
          <table:table-cell table:style-name="ce7" office:value-type="string">
            <text:p>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3 ATT +5 Obsidian</text:p>
          </table:table-cell>
          <table:table-cell office:value-type="string">
            <text:p>Optional</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pell Scroll (2nd)</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3 Att +5</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pellwrought Tattoo (2nd)</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3 Att +5</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Squasher </text:p>
          </table:table-cell>
          <table:table-cell table:style-name="ce7" office:value-type="string">
            <text:p>(Greatclub) This enormous squash is strangely durable and makes for a functional magic weapon. Druids wielding squasher are proficient with the weapon and can use their Wisdom modifier for the weapon’s attack and damage rolls instead of Strength.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Staff of Adornment </text:p>
          </table:table-cell>
          <table:table-cell table:style-name="ce7" office:value-type="string">
            <text:p>If you place an object weighing no more than 1 pound (such as a shard of crystal, an egg, or a stone) above the tip of the staff while holding it, the object floats an inch from the staff's tip and remains there until it is removed or until the staff is no longer in your possession. The staff can have up to three such objects floating over its tip at any given time. While holding the staff, you can make one or more of the objects slowly spin or turn in plac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taff of Birdcalls </text:p>
          </table:table-cell>
          <table:table-cell table:style-name="ce7" office:value-type="string">
            <text:p>This wooden staff is decorated with bird carvings. It has 10 charges. While holding it, you can use an action to expend 1 charge from the staff and cause it to create one of the following sounds out to a range of 60 feet: a finch's chirp, a raven's caw, a duck's quack, a chicken's cluck, a goose's honk, a loon's call, a turkey's gobble, a seagull's cry, an owl's hoot, or an eagle's shriek. The staff regains 1d6 + 4 expended charges daily at dawn. If you expend the last charge, roll a d20. On a 1, the staff explodes in a harmless cloud of bird feathers and is lost forever.</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taff of Flowers </text:p>
          </table:table-cell>
          <table:table-cell table:style-name="ce7" office:value-type="string">
            <text:p>This wooden staff has 10 charges. While holding it, you can use an action to expend 1 charge from the staff and cause a flower to sprout from a patch of earth or soil within 5 feet of you, or from the staff itself. Unless you choose a specific kind of flower, the staff creates a mild-scented daisy. The flower is harmless and nonmagical, and it grows or withers as a normal flower would. The staff regains 1d6 + 4 expended charges daily at dawn. If you expend the last charge, roll a d20. On a 1, the staff turns into flower petals and is lost forever.</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Subtle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You cast the spell without any somatic or verbal components for this casting.</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Tankard of Plenty </text:p>
          </table:table-cell>
          <table:table-cell table:style-name="ce7" office:value-type="string">
            <text:p>This golden stein is decorated with dancing dwarves and grain patterns. If you speak the command word (“Illefarn”) while grasping the handle, the tankard fills with three pints of rich dwarven ale. The tankard has 3 charges. Using the tankard’s property expends 1 charge, and the tankard regains all expended charges daily at daw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Tankard of Sobriety </text:p>
          </table:table-cell>
          <table:table-cell table:style-name="ce7" office:value-type="string">
            <text:p>This tankard has a stern face sculpted into one side. You can drink ale, wine, or any other nonmagical alcoholic beverage poured into it without becoming inebriated. The tankard has no effect on magical liquids or harmful substances such as poiso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Tea Weird </text:p>
          </table:table-cell>
          <table:table-cell table:style-name="ce7" office:value-type="string">
            <text:p>This Tiny, sentient fragment of a charmed water elemental has an endless desire to create tea. When given a leaf or other potential tea ingredient, its watery form gurgles happily as it begins to steep it, magically heating the water surrounding the ingredient to its ideal brewing temperature. It only picks up materials it chooses to and can control whether or not it's wet to the touch. The tea weird can inhabit up to 1 gallon of water, or as little as 1 ounce. Any water controlled by the tea weird is magical for the duration. The tea weird is considered a magical object and is not a creature. It has a speed of 5 feet and can hover up to 5 feet off the ground. It has AC 10, 10 hit points, and has resistance to all damage. The tea weird regains all its hit points if given at least 1 ounce of water. Drinking the entire tea weird is harmless to you, but destroys the item. Sentience. The tea weird is a sentient chaotic good item with an Intelligence of 3, a Wisdom of 8, and a Charisma of 6. It has hearing and darkvision out to a range of 60 feet. It can't speak or read, but understands Aquan and Common. Personality. The tea weird is dedicated to making tea. It will happily collect moisture, steep it with fresh ingredients, and then separate itself from the freshly brewed tea by pouring it into a cup or similar vessel. It avoids combat at all costs and enjoys resting in cups, kettles, or the pockets of friendly creature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Wand of Conducting </text:p>
          </table:table-cell>
          <table:table-cell table:style-name="ce7" office:value-type="string">
            <text:p>This wand has 3 charges. While holding it, you can use an action to expend 1 of its charges and create orchestral music by waving it around. The music can be heard out to a range of 60 feet and ends when you stop waving the wand. The wand regains all expended charges daily at dawn. If you expend the wand's last charge, roll a d20. On a 1, a sad tuba sound plays as the wand crumbles to dust and is destroyed.</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Wand of Magic Detection </text:p>
          </table:table-cell>
          <table:table-cell table:style-name="ce7" office:value-type="string">
            <text:p>This wand has 3 charges. While holding it, you can expend 1 charge as an action to cast the Detect Magic spell from it. The wand regains 1d3 expended charges daily at daw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Wand of Pyrotechnics </text:p>
          </table:table-cell>
          <table:table-cell table:style-name="ce7" office:value-type="string">
            <text:p>This wand has 7 charges. While holding it, you can use an action to expend 1 of its charges and create a harmless burst of multicolored light at a point you can see up to 60 feet away. The burst of light is accompanied by a crackling noise that can be heard up to 300 feet away. The light is as bright as a torch flame but lasts only a second. The wand regains 1d6 + 1 expended charges daily at dawn. If you expend the wand's last charge, roll a d20. On a 1, the wand erupts in a harmless pyrotechnic display and is destroyed.</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Wand of Scowls </text:p>
          </table:table-cell>
          <table:table-cell table:style-name="ce7" office:value-type="string">
            <text:p>This wand has 3 charges. While holding it, you can use an action to expend 1 of its charges and target a humanoid you can see within 30 feet of you. The target must succeed on a DC 10 Charisma saving throw or be forced to scowl for 1 minute. The wand regains all expended charges daily at dawn. If you expend the wand's last charge, roll a d20. On a 1, the wand transforms into a Wand of Smile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Wand of Smiles </text:p>
          </table:table-cell>
          <table:table-cell table:style-name="ce7" office:value-type="string">
            <text:p>This wand has 3 charges. While holding it, you can use an action to expend 1 of its charges and target a humanoid you can see within 30 feet of you. The target must succeed on a DC 10 Charisma saving throw or be forced to smile for 1 minute. The wand regains all expended charges daily at dawn. If you expend the wand's last charge, roll a d20. On a 1, the wand transforms into a Wand of Scowl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Webgrip Rucksack </text:p>
          </table:table-cell>
          <table:table-cell table:style-name="ce7" office:value-type="string">
            <text:p>This spiderskin bag is lined with a thin layer of adhesive web. Items stored inside the bag are held in place by the web, preventing stored items from clattering around or being removed without your knowledge. While you’re wearing the bag, creatures other than you have disadvantage on Dexterity (Sleight of Hand) checks to steal from the bag. The bag and its eight straps adhere to the surface they’re pressed against, such as your torso or the wall of a tavern. If you’re wearing the bag, you can gently remove the straps from your body as an action. Other creatures that attempt to wrench the bag from you make any Strength checks to do so with disadvantage. The bag can hold up to 8 cubic feet or 80 pounds. Spiderskin is pliable and stretches easily, allowing the bag to shrink and grow to accommodate the objects placed inside to some degree. Even though the eyes adorning the bag are lifeless and unmoving, they still blink on rare occasio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number-rows-repeated="1048487">
          <table:table-cell table:number-columns-repeated="6"/>
        </table:table-row>
        <table:table-row table:style-name="ro1">
          <table:table-cell table:number-columns-repeated="6"/>
        </table:table-row>
      </table:table>
      <table:table table:name="Class IV" table:style-name="ta1" table:print="false">
        <office:forms form:automatic-focus="false" form:apply-design-mode="false"/>
        <table:table-column table:style-name="co9" table:default-cell-style-name="ce16"/>
        <table:table-column table:style-name="co10" table:default-cell-style-name="Default"/>
        <table:table-column table:style-name="co11" table:default-cell-style-name="Default"/>
        <table:table-column table:style-name="co3" table:number-columns-repeated="3" table:default-cell-style-name="Default"/>
        <table:table-row table:style-name="ro1">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1">
          <table:table-cell table:style-name="ce4" office:value-type="string">
            <text:p>Aged Goodberry Wine </text:p>
          </table:table-cell>
          <table:table-cell office:value-type="string">
            <text:p>This bottle of thick red wine is miraculously made from magical goodberries and peonies using a closely kept family recipe. It tastes fruity and floral, with notes of honey and the feeling of a fresh breeze, and is deeply rejuvenating. The bottle comes with 8 servings of the syrupy potion, which each take 1 minute to drink. When you drink this wine, you can regain hit points by spending any number of Hit Dice, as if you'd finished a short rest. You regain 1 extra hit point for each Hit Die you spend in this way. The wine provides enough nourishment to sustain a creature for one day. In addition, for the next hour, whenever you roll a Wisdom or Charisma ability check or saving throw, you add 1d4 to the total of the roll.</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Ammunition +1</text:p>
          </table:table-cell>
          <table:table-cell table:style-name="ce7" office:value-type="string">
            <text:p>You have a bonus to attack and damage rolls made with this piece of magic ammunition. The bonus is determined by the rarity of the ammunition. Once it hits a target, the ammunition is no longer magical.</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Amulet of the Drunkard</text:p>
          </table:table-cell>
          <table:table-cell table:style-name="ce7" office:value-type="string">
            <text:p>This amulet smells of old, ale-stained wood. While wearing it, you can regain 4d4 + 4 hit points when you drink a pint of beer, ale, mead, or wine. Once the amulet has restored hit points, it can't do so again until the next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Armor Of Fungal Spores </text:p>
          </table:table-cell>
          <table:table-cell table:style-name="ce7" office:value-type="string">
            <text:p>(Medium) While wearing this armor, you can take a bonus action to make the armor emit poisonous spores, which fill a 10-foot-radius sphere centered on yourself. Each creature in that area must succeed on a DC 15 Constitution saving throw or have the poisoned condition until the end of your next turn. Once this property is used, it can’t be used again until the next daw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Badge of the Savant </text:p>
          </table:table-cell>
          <table:table-cell table:style-name="ce7" office:value-type="string">
            <text:p>A badge of the savant is a platinum bookplate that can be magically affixed to a wizard's spellbook. Each badge features a design that represents a different school of magic. While a badge is attached to the cover of your spellbook, the gold and time you must spend to copy a spell of that badge's school of magic into your spellbook is halved. You can collect multiple of these plates and fit them onto the cover of your spellbook, allowing you to gain this benefit for multiple schools of magic at once. You can use an action to attach or remove a badge from a spellbook by expending a spell slot of a level equal to 1 plus the number of badges already on the book (a maximum of a 9th level spell slo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Balance of Harmony </text:p>
          </table:table-cell>
          <table:table-cell table:style-name="ce7" office:value-type="string">
            <text:p>This scale bears celestial symbols on one pan and fiendish symbols on the other. You can use the scale to cast Detect Evil and Good as a ritual. Doing so requires you to place the scale on a solid surface, then sprinkle the pans with holy water or place a transparent gem worth 100 gp in each pan. The scale remains motionless if it detects nothing, tips to one side or the other for good (consecrated) or evil (desecrated), and fluctuates slightly if it detects a creature appropriate to the spell but neither good nor evil. By touching the scales after casting the ritual, you instantly learn any information the spell can normally convey, and then the effect end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Bell Branch </text:p>
          </table:table-cell>
          <table:table-cell table:style-name="ce7" office:value-type="string">
            <text:p>This silver implement is shaped like a tree branch and is strung with small golden bells. The branch is a spellcasting focus for your spells while you hold it. The branch has 3 charges, and it regains 1d3 expended charges daily at dawn. You can use the charges in the following ways while holding it: As a bonus action, you can expend 1 charge to detect the presence of aberrations, celestials, constructs, elementals, fey, fiends, or undead within 60 feet of you. If such creatures are present and don't have total cover from you, the bells ring softly, their tone indicating the creature types present. As an action, you can expend 1 charge to cast Protection from Evil and Good.</text:p>
          </table:table-cell>
          <table:table-cell office:value-type="string">
            <text:p>Druid or Warlock</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Blazeball Bat </text:p>
          </table:table-cell>
          <table:table-cell table:style-name="ce7" office:value-type="string">
            <text:p>(Club or Greatclub) This wooden club is held together by iron rings and smolders with crackling embers while held. When you hit a target with a melee attack using this magic weapon, that target takes an extra 1d4 fire damage. You can use an action while holding the club to speak its command phrase. A ball of fire condenses from the weapon's embers and leaps into the air in front of you. You then strike the ball of fire with the club, launching it toward a target that you can see within range. Make a ranged weapon attack against the target, using your Strength modifier for the attack roll. This special attack has a normal range of 30 feet and a long range of 120 feet. On a hit, the target takes 1d8 + 5 fire damage. Hit or miss, the target and each creature within 10 feet of it must succeed on a DC 15 Dexterity saving throw or take 1d8 fire damage. A creature has advantage on the saving throw if the attack was made at long range. If you roll a 1 when you make this special attack, the ball of fire lands at your feet and detonates. You take 1d8 + 5 fire damage, and each creature within 10 feet of you (including yourself) must also succeed on a DC 15 Dexterity saving throw or take 1d8 fire damag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Boots of Elvenkind </text:p>
          </table:table-cell>
          <table:table-cell table:style-name="ce7" office:value-type="string">
            <text:p>While you wear these boots, your steps make no sound, regardless of the surface you are moving across. You also have advantage on Dexterity (Stealth) checks that rely on moving silently.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3" office:value-type="string">
            <text:p>Boots of False Tracks </text:p>
          </table:table-cell>
          <table:table-cell office:value-type="string">
            <text:p>Only humanoids can wear these boots. While wearing the boots, you can choose to have them leave tracks like those of another kind of humanoid of your size. </text:p>
          </table:table-cell>
          <table:table-cell table:number-columns-repeated="2" office:value-type="string">
            <text:p>N</text:p>
          </table:table-cell>
          <table:table-cell office:value-type="string">
            <text:p>N/A</text:p>
          </table:table-cell>
          <table:table-cell table:style-name="ce7" office:value-type="string">
            <text:p>1250gp</text:p>
          </table:table-cell>
        </table:table-row>
        <table:table-row table:style-name="ro1">
          <table:table-cell table:style-name="ce4" office:value-type="string">
            <text:p>Bottled Will-o'-Wisp </text:p>
          </table:table-cell>
          <table:table-cell table:style-name="ce7" office:value-type="string">
            <text:p>This small bottle carries a will-o'-wisp inside it, as well as a trinket from its previous life. The wisp is magically tethered to the trinket as long as it stays within the bottle, keeping the wisp bound to the bottle and incapable of escape on its own. While holding the bottle, you can use a bonus action to shake it, causing the wisp to glow brighter. The shaken wisp sheds bright light in a 10-foot radius and dim light for an additional 10 feet for up to 1 hour or until you end the effect early (no action required). Alternatively, you can use an action to unstopper the bottle and unleash the wisp in a direction of your choice. The wisp then flies out at a target that you can see within 30 feet of you. Make a ranged spell attack for the wisp, using an attack bonus of +5. On a hit, the target takes 3d8 lightning damage. Hit or miss, the wisp immediately returns to the trinket in the bottle, which you then reseal. If the wisp's attack roll misses the target by 5 or more, there is a 50 percent chance that the wisp breaks its tether to the trinket and doesn't return. When that happens, the wisp becomes hostile to you and your allies. If you're holding the empty bottle, you can use an action to make a Dexterity (Sleight of Hand) check contested by a will-o'-wisp's Dexterity (Acrobatics) check, provided that the wisp is within your reach. On a success, the wisp becomes trapped in the bottle, and a new trinket appears for it. When a wisp becomes untethered from the trinket in the bottle or if the trinket is removed from it, the trinket immediately turns to ash.</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Bounder's Ball </text:p>
          </table:table-cell>
          <table:table-cell table:style-name="ce7" office:value-type="string">
            <text:p>This enchanted strip of metal is bound to a friendly spirit, which emits a faint glow and seems to vibrate with excitement when held. When you throw this item, a playful animal spirit appears beside you and chases after it. Immediately after you throw it, the spirit returns the ball to you. You can attach the bounder's ball to the base of a weapon that does not have the heavy property by pressing it against the weapon for at least 10 minutes. Once you do, you can use a bonus action to speak the ball's command word to cause the weapon to shed bright light in a 10-foot radius and dim light for an additional 10 feet. Speaking the command word again or stowing the weapon puts out the light. When you make a ranged attack with the glowing weapon, the ball's animal spirit appears and happily retrieves it. Immediately after the attack, the spirit returns the weapon to your hand or drops it at your feet (your choice). You can remove the ball from the weapon over the course of a short rest by gently tugging at it, as if from an animal's mouth. The spirit is ethereal and doesn't occupy any space. If you have a companion's band, the spirit can interact with the one created by the ban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Bracer of Flying Daggers </text:p>
          </table:table-cell>
          <table:table-cell office:value-type="string">
            <text:p>This armband appears to have thin daggers strapped to it. As an action, you can pull up to two magic daggers from the bracer and immediately hurl them, making a ranged attack with each dagger. A dagger vanishes if you don't hurl it right away, and the daggers disappear right after they hit or miss. The bracer never runs out of daggers. </text:p>
          </table:table-cell>
          <table:table-cell office:value-type="string">
            <text:p>Y</text:p>
          </table:table-cell>
          <table:table-cell office:value-type="string">
            <text:p>N</text:p>
          </table:table-cell>
          <table:table-cell office:value-type="string">
            <text:p>N/A</text:p>
          </table:table-cell>
          <table:table-cell table:style-name="ce7" office:value-type="string">
            <text:p>1250gp</text:p>
          </table:table-cell>
        </table:table-row>
        <table:table-row table:style-name="ro2">
          <table:table-cell table:style-name="ce13" office:value-type="string">
            <text:p>Breathing Bubble </text:p>
          </table:table-cell>
          <table:table-cell table:style-name="ce7" office:value-type="string">
            <text:p>This translucent, bubble-like sphere has a slightly tacky outer surface, and you gain the item's benefits only while wearing it over your head like a helmet. The bubble contains 1 hour of breathable air. The bubble regains all its expended air daily at daw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actus Mace </text:p>
          </table:table-cell>
          <table:table-cell table:style-name="ce7" office:value-type="string">
            <text:p>(Mace) This magical weapon’s head is an enchanted cactus that rapidly regrows its missing needles. The first target hit by this weapon on each of your turns takes an extra 1d4 piercing damage from the attack.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andleflame Bow </text:p>
          </table:table-cell>
          <table:table-cell table:style-name="ce7" office:value-type="string">
            <text:p>(Any Bow or Crossbow)Wrought from metal in the likeness of a brazier, this ranged weapon's grip has been covered in wax and has a simple candle positioned in front of where the arrow or bolt is fired from. The candle is magic and never runs out of wax, nor can it be removed from the weapon. You can use a bonus action to speak the weapon's command word to cause the candle to light itself, shedding bright light in a 15-foot radius and dim light for an additional 15 feet while it's ablaze. While the candle is lit, this magic weapon deals an extra 2 fire damage to any target it hits with a ranged attack. The candle's flame lasts until you use a bonus action to speak the command word again or until you drop or stow the weapon. If you roll the same number on both d20s when you make a ranged attack roll with advantage or disadvantage using this weapon while its candle is lit, the ammunition becomes wreathed in a conflagration of uncontrollable flames. The arrow or bolt flies toward the target and explodes, destroying the ammunition and dealing 4d6 fire damage to the target on a hit (instead of the attack's normal damage), or half as much damage if the result of the attack roll was less than the target's AC. This fire ignites flammable objects within 5 feet of the target that aren't being worn or carried. This property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Careful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Choose up to three creatures affected by the spell. The chosen creatures automatically succeed on their saving throws against the spell.</text:p>
          </table:table-cell>
          <table:table-cell office:value-type="string">
            <text:p>N</text:p>
          </table:table-cell>
          <table:table-cell table:style-name="default"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hapel Lantern </text:p>
          </table:table-cell>
          <table:table-cell table:style-name="ce7" office:value-type="string">
            <text:p>This stained glass lantern casts colorful lights around it while lit, shedding bright light in a 30-foot radius and dim light for an additional 30 feet. Once lit, it burns for 6 hours on a flask (1 pint) of oil. Alternatively, you can fill the lantern with a flask of holy water. While holding it, you can use an action to magically reduce the light to dim light in a 5-foot radius. When the lantern is lit using holy water, the light that it sheds almost shimmers with divine magic. When lit in this way, any undead creature within the lantern's bright light has disadvantage on any attack roll it makes. Further, if such a creature starts its turn within the bright light, it immediately takes 1d6 radiant damage. Each time that an undead creature takes radiant damage as result of the lantern's bright light, deduct 1 hour from the lantern's total burn tim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Chest of Preserving </text:p>
          </table:table-cell>
          <table:table-cell table:style-name="ce7" office:value-type="string">
            <text:p>This common wondrous item has the following magical property: food and other perishable items do not age or decay while inside it. The chest is 2½ feet long, 1½ feet wide and 1 foot tall with a half barrel lid. It weighs 25 pound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hromacloth </text:p>
          </table:table-cell>
          <table:table-cell office:value-type="string">
            <text:p>(Sling)This silken cloth is enchanted using a unique blend of abjuration and evocation magic, allowing it to be used for a number of purposes. At any one time it can be one of four colors: red, yellow, green, or blue. You can change the chromacloth’s color to another one as an action. You can wear the chromacloth as a headband or wrap to gain resistance to the damage type associated with the cloth’s color. Once the cloth reduces damage taken in this way, it can’t do so again until the following dawn. Alternatively, the cloth can be fashioned to be an effective sling. Ammunition fired from the sling deals damage of a type matching the cloth’s color instead of bludgeoning. Refer to the table below for a reference of the chromacloth’s associated colors and damage types: Red-Fire, Yellow-Lightning, Green-Poison, Blue-Col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Circlet of Blasting </text:p>
          </table:table-cell>
          <table:table-cell office:value-type="string">
            <text:p>While wearing this circlet, you can use an action to cast the Scorching Ray spell with it. When you make the spell's attacks, you do so with an attack bonus of +5. The circlet can't be used this way again until the next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loak of Daggers </text:p>
          </table:table-cell>
          <table:table-cell office:value-type="string">
            <text:p>This asymmetrical cloak has a ring of silver daggers along its bottom hem. While wearing the cloak, you have advantage on Dexterity (Stealth) checks while in dim light or darkness. In addition, you can use a bonus action to summon a magic silver dagger to one or both of your hands, provided that they're empty. Each dagger disappears in a puff of smoke after 1 minute or at the end of your turn if you aren't holding it.</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Cursed Luckstone </text:p>
          </table:table-cell>
          <table:table-cell office:value-type="string">
            <text:p>This flat, gray-and-black river stone is inscribed with an unknown arcane symbol and feels cool to the touch. While carrying the stone. you can gain advantage on one ability check of your choice. The stone can't be used this way again until the next dawn.</text:p>
          </table:table-cell>
          <table:table-cell table:number-columns-repeated="2" office:value-type="string">
            <text:p>Y</text:p>
          </table:table-cell>
          <table:table-cell office:value-type="string">
            <text:p>This item is cursed. Attuning to it curses you until you are targeted by a remove curse spell or similar magic. As long as you remain cursed, you cannot discard the stone, which immediately teleports back into your pocket or pack. After you use the stone's magic, your next two ability checks are made with disadvantage.</text:p>
          </table:table-cell>
          <table:table-cell table:style-name="ce10" office:value-type="string">
            <text:p>1250gp</text:p>
          </table:table-cell>
        </table:table-row>
        <table:table-row table:style-name="ro1">
          <table:table-cell table:style-name="ce14" office:value-type="string">
            <text:p>Distant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If the spell has a range of 5 feet or more and doesn’t have a range of self, the spell’s range increases by 100 feet. If the spell has a range of touch, its range becomes 30 fee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Djinn and Tonic (Gaseous Form)</text:p>
          </table:table-cell>
          <table:table-cell office:value-type="string">
            <text:p>The typical djinn and tonic, a common potion, is a specialty alcoholic beverage that causes a magical wind to tussle your hair, cloak, or other clothing dramatically for 1 hour after you drink it. A small mote of mist dances above the potion's liquid and gently stirs it. The beverage is smooth, bubbly, and very refreshing with notes of juniper, elderberries, white peach, and lavender. Due to its magical nature, the alcohol within this potion affects a creature twice as much as the alcohol within a nonmagical beverage. The following djinn and tonic is a rare variant with additional properties. It also tastes better. When you drink this potion, you gain the effect of the gaseous form spell for 10 minutes (no concentration required) or until you end it early using an action. When the effect ends, your form rematerializes in a rush of air, forcing all Large and smaller creatures within 30 feet of you to make a DC 15 Strength saving throw. On a failed save, a creature is pushed 10 feet away from you and knocked pron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Dragon Edge Weapons </text:p>
          </table:table-cell>
          <table:table-cell office:value-type="string">
            <text:p>(Any slashing or piercing) This weapon is made from the harvested remains of a fallen dragon. With a properly reclaimed claw or tooth, the resource can be forged into a simple piercing or slashing weapon whose latent draconic powers can appear in battle. The first time you hit a creature on your turn with this weapon with an attack that you had advantage on, its draconic magic comes forth to deal an extra 1d6 damage of the original dragon’s elemental typ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Dried Leech </text:p>
          </table:table-cell>
          <table:table-cell office:value-type="string">
            <text:p>This leech has been dried and imbued with a mote of animating magic. If you hit a creature with a ranged attack roll using this ammunition, the leech springs to life and sinks its teeth into the target, dealing 1d4 piercing damage at the start of each of the target’s turns. If the leech deals at least 10 damage or the target dies, the leech falls off. A creature, including the target, can use its action to detach the leech. Once a leech is no longer attached to its target, the leech dies and is no longer magical. </text:p>
          </table:table-cell>
          <table:table-cell table:number-columns-repeated="2" office:value-type="string">
            <text:p>N</text:p>
          </table:table-cell>
          <table:table-cell office:value-type="string">
            <text:p>N/A</text:p>
          </table:table-cell>
          <table:table-cell table:style-name="ce7" office:value-type="string">
            <text:p>1250gp</text:p>
          </table:table-cell>
        </table:table-row>
        <table:table-row table:style-name="ro2">
          <table:table-cell table:style-name="ce14" office:value-type="string">
            <text:p>Eagle Whistle </text:p>
          </table:table-cell>
          <table:table-cell office:value-type="string">
            <text:p>While you blow an Eagle Whistle continuously, you can fly twice as fast as your walking speed. You can blow the whistle continuously for a number of rounds equal to 5 + five times your Constitution modifier (minimum of 1 round) or until you talk, hold your breath, or start suffocating. A use of the whistle also ends if you land. If you are aloft when you stop blowing the whistle, you fall. The whistle has three uses. It regains expended uses daily at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Emerald Pen </text:p>
          </table:table-cell>
          <table:table-cell office:value-type="string">
            <text:p>This pen is tipped with an emerald nib and requires no ink to write. While holding this pen, you can cast Illusory Script at will, requiring no material component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Extend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If the spell has a duration of 1 minute or longer, double the spell’s duration, to a maximum duration of 24 hours.</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Feywild Shard </text:p>
          </table:table-cell>
          <table:table-cell office:value-type="string">
            <text:p>This warm crystal glints with the sunset colors of the Feywild sky and evokes whispers of emotional memory. As an action, you can attach the shard to a Tiny object (such as a weapon or a piece of jewelry) or detach it. It falls off if your attunement to it ends. You can use the shard as a spellcasting focus while you hold or wear it. When you use a Metamagic option on a spell while you are holding or wearing the shard, you can roll on the Wild Magic Surge table in the Player's Handbook. If the result is a spell, it is too wild to be affected by your Metamagic, and if it normally requires concentration, it doesn't require concentration in this case; the spell lasts for its full duration. If you don't have the Wild Magic Sorcerous Origin, once this property is used to roll on the Wild Magic Surge table, it can't be used again until the next dawn.</text:p>
          </table:table-cell>
          <table:table-cell office:value-type="string">
            <text:p>Sorcer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Foldable Pet </text:p>
          </table:table-cell>
          <table:table-cell office:value-type="string">
            <text:p>This magical piece of paper is folded into an animated origami creature. When found, it is either in the folded form of a bird, a cat, or a fish. While holding the pet, you can use an action to speak its command word to magically refold the paper into one of its other forms. Tiny, fading words cover the pet's paper form, recording everything that it's seen or heard in the last 10 minutes. You can use an action to unfold the pet and read the transcription of what it's seen and heard in this way. Once you do, it takes 10 minutes for the pet to magically refold itself and reanimate. The pet is considered a magical object and is not a creature. The pet's movement changes in each form. Its bird form has a flying speed of 30 feet, its cat form has a walking speed of 30 feet, and its fish form has a swimming speed of 30 feet. While it remains motionless, the pet is indistinguishable from a normal origami figurine, but a successful DC 15 Intelligence (Investigation) check reveals that the writing on its paper changes to record its immediate surroundings. Dealing 10 piercing, slashing, acid, or fire damage to the pet (AC 15) causes it to unfold and remain motionless for 24 hours, after which it magically reanimates and folds itself into the last form it was in. If the pet unfolds in this way, any writing on the paper is lost. Sentience. The foldable pet is a sentient neutral item with an Intelligence of 2, a Wisdom of 12, and a Charisma of 7. It has hearing and darkvision out to a range of 60 feet. Regardless of the form it's in, the pet has a +5 Dexterity (Stealth) modifier and a +5 Wisdom (Perception) modifier, and it has a passive Wisdom (Perception) score of 15. It can't speak or read, but understands Common. If you write an instruction on its paper, it understands the command regardless of what language it was written in (although it needn't obey it). The instructions fade into the paper after 10 minutes. Personality. The foldable pet is incredibly curious and loves to explore, finding joy in taking notes of everything it sees. It avoids combat as best as it can, preferring to instead examine every nook and cranny of wherever it happens to b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FoWP Silver Raven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Silver Raven (Uncommon). This silver statuette of a raven can become a raven for up to 12 hours. Once it has been used, it can't be used again until 2 days have passed. While in raven form, the figurine allows you to cast the Animal Messenger spell on it at will.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Freerunner's Armor </text:p>
          </table:table-cell>
          <table:table-cell office:value-type="string">
            <text:p>(light) While wearing this armor, you feel light on your feet and agile. When you make a long jump onto or alongside a wall or similar surface that isn't slippery for the first time on your turn, you can move along that wall for the length of the jump during the move. While on that surface, you can make a second jump, provided you have the movement to do so.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Gelatinous Whip </text:p>
          </table:table-cell>
          <table:table-cell office:value-type="string">
            <text:p>This whip was pulled from the ooze of a gelatinous cube. When motionless, the whip appears to be a sword hilt with a blob of ooze at its end. When you attack with this magic weapon, the ooze extends elastically to form the length of the whip. This whip adds 10 feet to your reach when you attack with it, instead of 5. Targets hit by this weapon are marked with an acidic residue. At the start of each of your turns, any marked target takes 1d4 acid damage, and the acidic residue disappears. While you are attuned to this weapon, its ooze is harmless to you.</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Ghost Lantern </text:p>
          </table:table-cell>
          <table:table-cell office:value-type="string">
            <text:p>A restless spirit is trapped inside this lantern. While holding the lantern, you can command the spirit as a bonus action to shed bright light in a 30-foot radius and dim light for an additional 30 feet. While holding the lantern, you can use an action to order the spirit to leave the lantern and duplicate the effect of the Mage Hand spell. The spirit returns to the lantern when the spell ends. If you fall unconscious within 10 feet of the lantern, the spirit emerges from it, magically stabilizes you with a touch, and then quickly returns to the lantern. The spirit is bound to the lantern and can't be harmed, turned, or raised from the dead. Casting a Dispel Evil and Good spell on the lantern releases the spirit to the afterlife and renders the lantern nonmagical.</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Glaive of the Forest Guardian </text:p>
          </table:table-cell>
          <table:table-cell office:value-type="string">
            <text:p>(Glaive) The blade of this weapon is made of clear green crystal, and has decorative vines and flora wrapping around its metallic haft. While the weapon is on your person, You have advantage on saving throws against being charmed, and magic can't put you to sleep. If you're a fey or have the Fey Ancestry trait, you can use an action to cast the plant growth spell from the weapon while you're holding it. Once the glaive has been used to cast this spell, it can't do so again until the next dawn. In addition, while in a forest, you gain the following benefits while the glaive is on your person: Moving through nonmagical difficult terrain costs you no extra movement. You can't become lost except by magical means. Whenever you make an Intelligence or Wisdom check related to the forest you're in, your proficiency bonus is doubled if it applies to the check. If you're a ranger, your climbing, swimming, and walking speeds also increase by 5 feet.</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Goggles of Object Reading </text:p>
          </table:table-cell>
          <table:table-cell office:value-type="string">
            <text:p>These leather-framed goggles feature purple crystal lenses. While wearing the goggles, you have advantage on Intelligence (Arcana) checks made to reveal information about a creature or object you can see.In addition, you can cast the Identify spell using the googles. Once you do so, you can't do so again until the nex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Great Owl's Shroud </text:p>
          </table:table-cell>
          <table:table-cell office:value-type="string">
            <text:p>This draping shoulder cloak flutters softly while worn, even if there isn't a breeze. The cloak has 10 charges and regains all expended charges daily at dawn. When you take the Attack action while wearing this garment, you can replace one or more of your attacks with a special ranged spell attack using the cloak, expending 1 of its charges for each attack you replace. When you do, you flourish the cloak and release a barrage of magical feathers that fly toward the target. You have a +5 bonus to attack rolls made with the cloak, which have a normal range of 30 feet and a long range of 120 feet. On a hit, the target takes 2d4 + 3 force damage. After the attack, the feathers vanish.In addition, you can use a reaction when you fall to cast the feather fall spell from the cloak, targeting only yourself. Once this property of the cloak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Griffon Component Pack </text:p>
          </table:table-cell>
          <table:table-cell office:value-type="string">
            <text:p>This special component pouch is stylized in the fashion of the legendary griffon's saddlebag, a classic motif in children's fiction. As an action, you can place an amount of coins equal to 5 gp plus the exact worth of a component you need for a spell you know in the bag and speak its command word, followed by the name of the needed component. When you do, the coins disappear from the bag and are replaced by the material component needed for the spell. Once this property of the bag has been used, it can't be used again until the next dawn.At the GM's discretion, the bag may consume only the additional 5gp and leave a note that describes the nearest person or place that can help you find the named componen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Heart Weaver's Primer </text:p>
          </table:table-cell>
          <table:table-cell office:value-type="string">
            <text:p>This pristine book smells faintly of a random scent you find pleasing. When found, the book contains the following spells: Antipathy/Sympathy, Charm Person, Dominate Person, Enthrall, Hypnotic Pattern, Modify Memory, and Suggestion. It functions as a spellbook for you.While you are holding the book, you can use it as a spellcasting focus for your wizard spells.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enchantment school. When you cast an enchantment spell, you can expend 1 charge to impose disadvantage on the first saving throw one target makes against the spell.</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Hedgewitch's Gardening Gloves </text:p>
          </table:table-cell>
          <table:table-cell office:value-type="string">
            <text:p>These leafy, long gardening gloves are adorned with enchanted vines that cinch its sides together. While wearing the gloves, you gain a +3 bonus to Intelligence (Nature) and Wisdom (Survival) checks made to interact with plants. In addition, the gloves have 2 magical bunches of herbs, one on each glove, that regrow daily at dawn. When you cast a spell that requires concentration, you can speak the gloves' command word to consume 1 bunch of herbs. When you do, the herbs dry and crumble, duplicating the effect of the barkskin spell on yourself. This effect lasts for as long as you concentrate on the original spell, up to a maximum of 1 hour. It ends early if you remove either of the gloves.</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Helm of the Gods </text:p>
          </table:table-cell>
          <table:table-cell table:style-name="ce17" office:value-type="string">
            <text:p>While wearing this helm, you know whether there is a celestial or fiend within 30 feet of you, as well as where the creature is located, provided the creature isn't behind total cover. Whenever you finish a long rest while wearing the helm, you can pray to one of the gods listed on the Helm of the Gods table and store the listed spell in the helm, replacing any spell that is already stored there. The save DC for the spell is 13. The helm has 3 charges. To cast a spell from the helm, you must expend 1 charge, and the helm regains 1d3 charges daily at dawn. Atheros- Protection from Good and Evil, Ephara- Sanctuary, Erebos- Inflict Wounds, Heliod- Guiding Bolt, Iroas- Heroism, Karametra- Goodberry, Keranos- Thunderous Smite, Klothys- Entangle, Krupix- Dissonant Whispers, Mogis- Hellish Rebuke, Nylea- Faerie Fire, Pharika- Lesser Restoration, Phenax, Charm Person, Purphoros- Searing Smite, Thassa- Identify</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Herbalist's Journal </text:p>
          </table:table-cell>
          <table:table-cell office:value-type="string">
            <text:p>This old, leather-bound book is caked in dirt. Inside is an almost unreadable scrawl of words, written in Common, that go into remarkable depth about herbology. If you spend 48 hours over a period of 6 days or fewer studying the book's contents and practicing its guidelines, you gain proficiency with the herbalism kit. If you were already proficient with the herbalism kit, you instead gain the feature below. The manual then loses its magic, but regains it in 10 years if it's buried in soil for the duration. Enhance Potion. You can spend 25 gp of materials—a collection of rare herbs and roots—to enhance a potion of healing. Doing so requires 1 hour of work using an herbalism kit, which can be done over the course of a short rest. At the end of the hour, the potion's color changes to a shimmering green. It remains this color for 7 days; for the duration, a creature that drinks the potion uses d6s, instead of d4s, when determining the number of hit points the potion restores. This feature can also be used to enhance a potion of greater healing (50 gp of materials), a potion of superior healing (75 gp), or a potion of supreme healing (100 gp).</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Hook of Fisher's Delight </text:p>
          </table:table-cell>
          <table:table-cell office:value-type="string">
            <text:p>This tiny silver fishhook has a little gold feather attached to it. For it to function, the feathered hook must be tied to the end of a fishing line and immersed in enough water to fill at least a 10-foot cube. At the end of each uninterrupted hour of immersion, roll a d6. On a 6, a floppy, 6-inch-long magical fish appears on the end of the hook. The color and properties of the conjured fish are determined by rolling on the Hook of Fisher's Delight table. Once the hook conjures a fish, it can't do so again until the next dawn. D20:1-10, Green with Copper Bands (This tasty fish provides a day's worth of nourishment to one creature that eats it. The fish loses this property and rots if it's not eaten within 24 hours of being caught.); 11-14,Yellow with Black Stripes (Once removed from the hook, this awful-tasting fish can be thrown up to 120 feet, targeting a creature the thrower can see. The target must succeed on a DC 15 Strength saving throw or be knocked prone. The fish then disappears.); 15-18, Blue with White Bands (When released from this hook, this fish squirms free, sprouts wings, follows you around, and signs a beautiful tune in Aquan. It disappears after 2d4 hours or when reduced to 0 hit points. The fish uses the quipper stat block, except that it can breathe air and has a flying speed of 30 feet.); 19-20, Gold With Silver Stripes (This tasty fish provides a day's worth of nourishment to one creature that eats it and grants 2d10 temporary hit points to that creature. The fish loses these properties and rots if it's not eaten within 24 hours of being caugh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Iron Bands of Bilarro </text:p>
          </table:table-cell>
          <table:table-cell office:value-type="string">
            <text:p>This rusty iron sphere measures 3 inches in diameter and weighs 1 pound. You can use an action to speak the command word and throw the sphere at a Huge or smaller creature you can see within 60 feet of you. As the sphere moves through the air, it opens into a tangle of metal bands. Make a ranged attack roll with an attack bonus equal to your Dexterity modifier plus your proficiency bonus. On a hit, the target is restrained until you take a bonus action to speak the command word again to release it. Doing so, or missing with the attack, causes the bands to contract and become a sphere once more. A creature, including the one restrained, can use an action to make a DC 20 Strength check to break the iron bands. On a success, the item is destroyed, and the restrained creature is freed. If the check fails, any further attempts made by that creature automatically fail until 24 hours have elapsed. Once the bands are used, they can't be used again until the next daw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Javelin of Lightning </text:p>
          </table:table-cell>
          <table:table-cell office:value-type="string">
            <text:p>(Javelin) This javelin is a magic weapon. When you hurl it and speak its command word, it transforms into a bolt of lightning, forming a line 5 feet wide that extends out from you to a target within 120 feet. Each creature in the line excluding you and the target must make a DC 13 Dexterity saving throw, taking 4d6 lightning damage on a failed save, and half as much damage on a successful one. The lightning bolt turns back into a javelin when it reaches the target. Make a ranged weapon attack against the target. On a hit, the target takes damage from the javelin plus 4d6 lightning damage. The javelin's property can't be used again until the next dawn. In the meantime, the javelin can still be used as a magic weapo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Keoghtom's Ointment </text:p>
          </table:table-cell>
          <table:table-cell office:value-type="string">
            <text:p>This glass jar, 3 inches in diameter, contains 1d4 + 1 doses of a thick mixture that smells faintly of aloe. The jar and its contents weigh 1/2 pound. As an action, one dose of the ointment can be swallowed or applied to the skin. The creature that receives it regains 2d8 + 2 hit points, ceases to be poisoned, and is cured of any diseas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Kinetic Bowstring </text:p>
          </table:table-cell>
          <table:table-cell office:value-type="string">
            <text:p>This magic bowstring can be used to string a nonmagical bow or crossbow, turning any attack made with it into a magical one. A kinetic bowstring magically amplifies some of the stored kinetic force that it releases when it fires an arrow or bolt. The first ranged attack you make on each of your turns using a weapon strung with this item has twice its normal range, and on a hit, the attack deals one extra die of its damage.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Kraken's Whip </text:p>
          </table:table-cell>
          <table:table-cell office:value-type="string">
            <text:p>(Whip) This whip is made using the shrunken tentacle of a great sea creature. It still writhes slightly on its own. As an action, you can force a creature you can see within 10 feet of you to make a DC 13 Strength or Dexterity saving throw (their choice). On a failure, the creature is grappled by the whip’s tentacle and takes 1d4+2 bludgeoning damage. The affected target or another creature can use an action to reattempt the saving throw, escaping the grapple upon a success. While grappled, the creature takes 1d4+2 bludgeoning damage at the end of each of its subsequent turns. You can’t use the whip to attack while grappling a creature with it in this way. While holding the whip, you can end the grapple at any time (no action required), and your movement speed is halved when you move more than 10 feet away from the grappled creature as you drag it along behind you.</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Libram of Souls and Flesh </text:p>
          </table:table-cell>
          <table:table-cell office:value-type="string">
            <text:p>With covers made of skin and fittings of bone, this tome is cold to the touch, and it whispers faintly. When found, the book contains the following spells, which are wizard spells for you while you are attuned to the book: Animate Dead, Circle of Death, False Life, Finger of Death, Speak with Dead, Summon Undead, Vampiric Touch.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necromancy school. As an action, you can expend 1 charge to take on a semblance of undeath for 10 minutes. For the duration, you take on a deathly appearance, and undead creatures are indifferent to you, unless you have damaged them. You also appear undead to all outward inspection and to spells used to determine the target's status. The effect ends if you deal damage or force a creature to make a saving throw.</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Lion Door Guardian </text:p>
          </table:table-cell>
          <table:table-cell office:value-type="string">
            <text:p>This brass door knocker is fashioned after a lion's head. You can attach the knocker to an unlocked door by firmly pressing it against the door for 1 minute. The door then becomes locked, as if by the arcane lock spell. You choose the door's password when attaching the knocker to it. Speaking the correct password to enter the door causes the knocker to emit a rumbling purr. If the door doesn't have a handle, a brass handle in the design of a lion's paw appears where one would normally go. The handle also has a physical lock, although there isn't a key made to fit it. If a creature attempts to pick the door's lock or break the door down, the knocker transforms into a Large lion, including any handle it may have created. The lion appears in the nearest unoccupied space before the door and attacks the creature and its allies. Unless the creatures know the nature of the door knocker, they are almost always surprised. The transformed lion is made of brass: it uses the lion's statblock, except that it's a construct instead of a beast, it has immunity to poison damage and the poisoned condition, and it has resistance to bludgeoning, piercing, and slashing damage from nonmagical attacks. The lion returns to its normal form and reappears on the door after 1 minute. If the lion is reduced to 0 hit points, it returns to its normal form on the ground at the foot of the door. Regardless, the lion regains all its hit points when it returns to its normal form.</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Lorehold Primer </text:p>
          </table:table-cell>
          <table:table-cell office:value-type="string">
            <text:p>The Lorehold Primer is a magic textbook created at Strixhaven's Lorehold College. The primer has 3 charges, and it regains 1d3 expended charges daily at dawn. If you make an Intelligence (History) or Intelligence (Religion) check while holding the primer, you can expend 1 charge to give yourself 1d4 bonus to the check, immediately after you roll the d20. In addition, if you study the primer at the end of a long rest, you can choose one 1st-level spell from the Cleric or Wizard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Magic Pocket </text:p>
          </table:table-cell>
          <table:table-cell office:value-type="string">
            <text:p>This pocket can be tied onto a belt or similarly worn as extra storage. On its own, the pocket can hold up to 6 cubic inches of total volume. However, if the pocket is left in an extradimensional space such as a bag of holding or handy haversack for at least one hour, it forms a magical connection to that space. You can reach into a magic pocket with such a connection using an action to access the extradimensional space, provided that the source of that space is within 60 feet of you. The hole to the pocket is 4 inches wide, preventing larger objects from being withdrawn from or deposited into the extradimensional space. Destroying the magic pocket has no impact on the extradimensional space it's connected to, or vice versa, nor can anything living within the space exit through the pocket without first being accessed by it. Placing the pocket in an extradimensional space while it's already connected to another one immediately severs the connection. After an hour in the new space, the pocket forms a new connection to the space as normal.</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Mask of the Beast </text:p>
          </table:table-cell>
          <table:table-cell office:value-type="string">
            <text:p>This wooden mask is shaped in the likeness of a beast's visage and has 3 charges. While wearing the mask, you can expend 1 charge and use the mask to cast the Animal Friendship spell as an action. The mask regains all expended charges at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Mimicloak </text:p>
          </table:table-cell>
          <table:table-cell office:value-type="string">
            <text:p>This strange cloak is made using the enchanted remains of a young mimic. While wearing it, you can use a bonus action to speak its command word to change the style, color, and apparent quality of the cloak. The garment's weight doesn't change. Regardless of its appearance, the cloak can't be anything but a cloak with these properties. While wearing this cloak, you have advantage on ability checks made to escape from a grapple. Whenever you make an ability check to escape a grapple or free yourself from restraints, the creature or object holding you takes 1d10 piercing damage as the cloak's fabric magically splits into a toothed maw to bite i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Mithral Armor </text:p>
          </table:table-cell>
          <table:table-cell office:value-type="string">
            <text:p>(Medium or Heavy) Mithral is a light, flexible metal. A mithral chain shirt or breastplate can be worn under normal clothes. If the armor normally imposes disadvantage on Dexterity (Stealth) checks or has a Strength requirement, the mithral version of the armor doesn't.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Mithral Beast Charms </text:p>
          </table:table-cell>
          <table:table-cell office:value-type="string">
            <text:p>These mithral charms resemble a type of woodland beast and can be easily worn on jewelry or carried by hand. You can use an action to touch a charm and speak its command word—typically the creature's name in Sylvan—to cause one or more of that creature to appear in an unoccupied space that you can see within 30 feet of you. Such a creature is considered to be fey, instead of beast, and is friendly to you and your companions. It understands your languages and obeys your spoken commands to the best of its ability (no action required by you), and takes its turn immediately after yours. A summoned creature remains for up to 10 minutes, but disappears early if you use an action to end the effect or if it's reduced to 0 hit points. <text:s/>Once the charm has been used, it loses its magic and can't be used again. When found, the GM chooses the kind of charm it is or determines it randomly from the table below. When you summon a creature using the charm, you choose which beast it takes the form of, summoning the corresponding number of them. Monkey (4 baboons or 2 apes) Bear (2 Black Bears or 1 Brown Bear) Boar (4 Boars or 1 Giant Boar with ½ Hit Points) Deer (4 Deer/Elk or 1 Giant Elk with ½ Hit Points) Frog (4 Frogs/Giant Frogs or 1 Giant Toad) Panther (4 Panthers or 1 Tiger) Ram (4 Goats or 2 Giant Goats) Wolf (4wolves or 1 Dire Wolf)</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Mummy Rot Antidote </text:p>
          </table:table-cell>
          <table:table-cell office:value-type="string">
            <text:p>White dust swirls constantly within this pale gray potion. When you drink the potion, it cures you of mummy rot. </text:p>
          </table:table-cell>
          <table:table-cell table:number-columns-repeated="2" office:value-type="string">
            <text:p>N</text:p>
          </table:table-cell>
          <table:table-cell office:value-type="string">
            <text:p>N/A</text:p>
          </table:table-cell>
          <table:table-cell table:style-name="ce7" office:value-type="string">
            <text:p>1250gp</text:p>
          </table:table-cell>
        </table:table-row>
        <table:table-row table:style-name="ro1">
          <table:table-cell table:style-name="ce14" office:value-type="string">
            <text:p>Nature's Mantle </text:p>
          </table:table-cell>
          <table:table-cell office:value-type="string">
            <text:p>This cloak shifts color and texture to blend with the terrain surrounding you. While wearing the cloak, you can use it as a spellcasting focus for your druid and ranger spells. While you are in an area that is lightly obscured, you can Hide as a bonus action even if you are being directly observed.</text:p>
          </table:table-cell>
          <table:table-cell office:value-type="string">
            <text:p>Druid or Rang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Orb of Shielding </text:p>
          </table:table-cell>
          <table:table-cell office:value-type="string">
            <text:p>An orb of shielding is a polished, spherical chunk of crystal or stone aligned to one of the planes of existence. If you're a spellcaster, you can use this orb as a spellcasting focus. If you're holding the orb when you take damage of the type associated with the orb's material, you can use your reaction to reduce the damage by 1d4 (to a minimum of 0). The materials and their associated damage types are listed in the Orb of Shielding table. Fernian Basalt- Fire, Irian Quartz- Radiant, Kythrian Skarn- Acid/Poison, Lamannian Flint- Lightning/Thunder, Mabaran Obsidian- Necrotic, Risian Shale- Cold, Shavarran Chert- Force, Xorian Marble- Psychic</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Paper Bird </text:p>
          </table:table-cell>
          <table:table-cell office:value-type="string">
            <text:p>After you write a message of fifty words or fewer on this magic sheet of parchment and speak a creature's name, the parchment magically folds into a Tiny paper bird and flies to the recipient whose name you uttered. The recipient must be on the same plane of existence as you, otherwise the bird turns into ash as it takes flight. The bird is an object that has 1 hit point, an Armor Class of 13, a flying speed of 60 feet, a Dexterity of 16 (+3), and a score of 1 (-5) in all other abilities, and it is immune to poison and psychic damage. It travels to within 5 feet of its intended recipient by the most direct route, whereupon it turns into a nonmagical and inanimate sheet of parchment that can be unfolded only by the intended recipient. If the bird's hit points or speed is reduced to 0 or if it is otherwise immobilized, it turns into ash. Paper Birds usually come in small, flat boxes containing 1d6 + 3 sheets of the parchmen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erfume of Bewitching </text:p>
          </table:table-cell>
          <table:table-cell office:value-type="string">
            <text:p>This tiny vial contains magic perfume, enough for one use. You can use an action to apply the perfume to yourself, and its effect lasts 1 hour. For the duration, you have advantage on all Charisma checks directed at humanoids of challenge rating 1 or lower. Those subjected to the perfume's effect are not aware that they've been influenced by magic.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Periapt of Wound Closure </text:p>
          </table:table-cell>
          <table:table-cell office:value-type="string">
            <text:p>While you wear this pendant, you stabilize whenever you are dying at the start of your turn. In addition, whenever you roll a Hit Die to regain hit points, double the number of hit points it restores. </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Pickpocket's Pouch </text:p>
          </table:table-cell>
          <table:table-cell office:value-type="string">
            <text:p>This black leather bag sits on your hip to provide easy access when depositing handheld items. It opens and closes silently, and it can stretch to fit about 1 cubic foot of space. You gain a +1 bonus to Dexterity (Sleight of Hand) checks made while wearing this bag. Objects in the bag can't be detected or seen by divination magic, such as by the scrying spell or locate object. The bag has a latch that can be opened in one of two ways. Opening it the first way reveals the inside of the bag as normal. Opening it the second way causes an illusion to appear over the objects in the bag; the illusion is of five loose copper pieces, a quill and ink, and a waterskin. To discern that the contents are an illusion, a creature can use its action to inspect the pouch and must succeed on a DC 13 Intelligence (Investigation) check. The illusion also fails to hold up to physical inspectio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ixie Dust </text:p>
          </table:table-cell>
          <table:table-cell office:value-type="string">
            <text:p>As an action, you can sprinkle this dust on yourself or another creature you can see within 5 feet of you. The recipient gains a flying speed of 30 feet and the ability to hover for 1 minute. If the creature is airborne when this effect ends, it falls safely to the ground, taking no damage and landing on its feet. A small packet holds enough pixie dust for one us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Planecaller's Codex </text:p>
          </table:table-cell>
          <table:table-cell office:value-type="string">
            <text:p>The pages of this book are bound in fiend hide, and its cover is embossed with a diagram of the Great Wheel of the multiverse. When found, the book contains the following spells: Banishment, Find Familiar, Gate, Magic Circle, Planar Binding, and Summon Elemental.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conjuration school. When you cast a conjuration spell that summons or creates one creature, you can expend 1 charge to grant that creature advantage on attack rolls for 1 minute.</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Potion of Clairvoyance </text:p>
          </table:table-cell>
          <table:table-cell office:value-type="string">
            <text:p>When you drink this potion, you gain the effect of the Clairvoyance spell. An eyeball bobs in this yellowish liquid but vanishes when the potion is opened.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Potion of Flying </text:p>
          </table:table-cell>
          <table:table-cell office:value-type="string">
            <text:p>When you drink this potion, you gain a flying speed equal to your walking speed for 1 hour and can hover. If you're in the air when the potion wears off, you fall unless you have some other means of staying aloft. This potion's clear liquid floats at the top of its container and has cloudy white impurities drifting in it.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otion of Gaseous Form </text:p>
          </table:table-cell>
          <table:table-cell office:value-type="string">
            <text:p>When you drink this potion, you gain the effect of the Gaseous Form spell for 1 hour (no concentration required) or until you end the effect as a bonus action. This potion's container seems to hold fog that moves and pours like water.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otion of Hill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1</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Potion of Resistance </text:p>
          </table:table-cell>
          <table:table-cell office:value-type="string">
            <text:p>When you drink this potion, you gain resistance to one type of damage for 1 hour. The DM chooses the type or determines it randomly from the options below.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Potion of Speed </text:p>
          </table:table-cell>
          <table:table-cell office:value-type="string">
            <text:p>When you drink this potion, you gain the effect of the Haste spell for 1 minute (no concentration required). The potion's yellow fluid is streaked with black and swirls on its o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otion of Water Breathing </text:p>
          </table:table-cell>
          <table:table-cell office:value-type="string">
            <text:p>You can breathe underwater for 1 hour after drinking this potion. Its cloudy green fluid smells of the sea and has a jellyfish-like bubble floating in it.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Prismari Primer </text:p>
          </table:table-cell>
          <table:table-cell office:value-type="string">
            <text:p>The Prismari Primer is a magic textbook created at Strixhaven's Prismari College. The primer has 3 charges, and it regains 1d3 expended charges daily at dawn. If you make a Dexterity (Acrobatics) or a Charisma (Performance) check while holding the primer, you can expend 1 charge to give yourself a 1d4 bonus to the check, immediately after you roll the d20. In addition, if you study the primer at the end of a long rest, you can choose one 1st-level spell from the Bard or Sorcerer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Prized Pet Protector (Base)</text:p>
          </table:table-cell>
          <table:table-cell office:value-type="string">
            <text:p>A typical prized pet protector, an uncommon item, is a colorful bandana featuring swirling paisleys and various pet-themed designs. You can tie this bandana around the neck of a willing beast with a challenge rating of 1 or lower using an action. The bandana changes size to comfortably fit around the creature's neck and can't be removed against its will. When the beast is reduced to 0 hit points while wearing the bandana, but not killed outright, the creature is harmlessly shunted to a special demiplane. The creature reappears after 8 hours in an empty space within 10 feet of you with all its hit points. The bandana's magic then ceases to function until 2 days have passed. If the beast wearing the bandana is a transformed humanoid or other creature, such as by the polymorph spell or similar magic, the bandana has no effect on it. The bandana can be worn over a collar.</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Propeller Helm </text:p>
          </table:table-cell>
          <table:table-cell office:value-type="string">
            <text:p>While worn, the helm allows its wearer to cast the levitate spell, requiring no components. The helm's propeller spins and whirs loudly until the spell ends. Each time the spell ends, there is a 50 percent chance that the helm loses its magic and becomes nonmagical.</text:p>
          </table:table-cell>
          <table:table-cell office:value-type="string">
            <text:p>Small Humanoi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Protective Verses </text:p>
          </table:table-cell>
          <table:table-cell office:value-type="string">
            <text:p>This leather-bound spellbook is reinforced with iron and silver fittings and an iron lock (DC 20 to open). As an action, you can touch the book's cover and cause it to lock as if you cast Arcane Lock on it. When found, the book contains the following spells: Arcane Lock, Dispel Magic, Globe of Invulnerability, Glyph of Warding, Mordenkainen's Private Sanctum, Protection from Evil and Good, and Symbol. It functions as a spellbook for you. <text:s/>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abjuration school. When you cast an abjuration spell, you can expend 1 charge to grant a creature you can see within 30 feet of you 2d10 temporary hit points.</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Quandrix Primer </text:p>
          </table:table-cell>
          <table:table-cell office:value-type="string">
            <text:p>The Quandrix Primer is a magic textbook created at Strixhaven's Quandrix College. The primer has 3 charges, and it regains 1d3 expended charges daily at dawn. If you make an Intelligence (Arcana) or an Intelligence (Nature) check while holding the primer, you can expend 1 charge to give yourself a 1d4 bonus to the check, immediately after you roll the d20. In addition, if you study the primer at the end of a long rest, you can choose one 1st-level spell from the Druid or Wizard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Ring of Eight Eyes </text:p>
          </table:table-cell>
          <table:table-cell office:value-type="string">
            <text:p>This ring has a silver web design running along it with eight smooth gems placed throughout its pattern. The ring has 8 charges and regains 1d8 expended charges daily at dawn. While wearing the ring, you can use an action to expend 1 of the ring's charges to summon a Tiny spider in an unoccupied space within 5 feet of you. The spider has a +7 bonus to its Dexterity (Stealth) checks, instead of its normal bonus, and it disappears after 10 minutes or when it drops to 0 hit points. It disappears early if you dismiss it (no action required), if the spider is ever more than 120 feet away from you, or if the ring is used to summon another spider. The spider is friendly to you and your companions. In combat, the spider shares your initiative count, but it takes its turn immediately after yours and can't attack or take any action other than the Dash or Dodge action. For the duration, the spider obeys your mental commands (no action required by you). You can use an action to see through the spider's eyes as if you were in its spac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Ring of Obscuring </text:p>
          </table:table-cell>
          <table:table-cell office:value-type="string">
            <text:p>This band of iron resembles a skull and is cold to the touch. It has 3 charges and regains 1d3 expended charges daily at dawn. As an action while wearing the ring, you can expend 1 of its charges to cast the Fog Cloud spell from it, with the following changes: the cloud is centered on you when it first appears, and the spell lasts for 1 minute (no concentration required). </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Ring of the Soul Harvest </text:p>
          </table:table-cell>
          <table:table-cell office:value-type="string">
            <text:p>This ring has a design of a sickle and wheat at the top. Reversing the ring shows a design of longboats sailing toward a sunset, representing the afterlife. While wearing the ring, you regain 1 hit point whenever a Small or larger hostile creature is slain within 30 feet of you, provided that you're not unconscious and the creature isn't a construct or undead. You can't regain more than 1 hit point per turn in this way. </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Ring of Volleys </text:p>
          </table:table-cell>
          <table:table-cell office:value-type="string">
            <text:p>While wearing this ring, you can choose to summon a nocked arrow or bolt whenever you draw a bow or crossbow. The ammunition is magical. An arrow or bolt vanishes if you don’t fire it right away and disappears right after it hits or misse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Ruby of the War Mage </text:p>
          </table:table-cell>
          <table:table-cell office:value-type="string">
            <text:p>Etched with eldritch runes, this 1-inch-diameter ruby allows you to use a simple or martial weapon as a spellcasting focus for your spells. For this property to work, you must attach the ruby to the weapon by pressing the ruby against it for at least 10 minutes. Thereafter, the ruby can't be removed unless you detach it as an action or the weapon is destroyed. Not even an Antimagic Field causes it to fall off. The ruby does fall off the weapon if your attunement to the ruby ends.</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Scroll of Protection </text:p>
          </table:table-cell>
          <table:table-cell office:value-type="string">
            <text:p>Each scroll of protection works against a specific type of creature chosen by the DM <text:s/>Using an action to read the scroll encloses you in a invisible barrier that extends from you to form a 5-foot-radius, 10-foot-high cylinder. For 5 minutes, this barrier prevents creatures of the specified type from entering or affecting anything within the cylinder. The cylinder moves with you and remains centered on you. However, if you move in such a way that a creature of the specified type would be inside the cylinder, the effect ends. A creature can attempt to overcome the barrier by using an action to make a DC 15 Charisma check. On a success, the creature ceases to be affected by the barrier.</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Seer's Starlight Cloak </text:p>
          </table:table-cell>
          <table:table-cell office:value-type="string">
            <text:p>This deep purple cloak is hemmed with a silver lining that radiates into starburst patterns around the head and arms. When in darkness, tiny stars can be seen from within the cloak's fabric. A constellation of stars in the shape of an eye can always be seen on the front of the cloak's dramatic hood. While wearing the cloak, you can use an action to cast the guidance spell. While you can see the night sky and are wearing the cloak, you can use an action to cast the augury spell. When you do, the omens are represented by the number of shooting stars that appear in the sky: Three or more shooting stars, for good results One shooting star, for bad results Two shooting stars, for both good and bad results Nothing, for results that aren't especially good or bad Once this property of the cloak has been used, it can't be used again until the next dusk.</text:p>
          </table:table-cell>
          <table:table-cell office:value-type="string">
            <text:p>Cleric/Druid/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7" office:value-type="string">
            <text:p>Shield Of The Tortoise </text:p>
          </table:table-cell>
          <table:table-cell office:value-type="string">
            <text:p>While you are wielding this shield, you gain a +1 bonus to AC. This bonus is in addition to the shield’s normal bonus to AC. </text:p>
          </table:table-cell>
          <table:table-cell table:number-columns-repeated="2" office:value-type="string">
            <text:p>Y</text:p>
          </table:table-cell>
          <table:table-cell office:value-type="string">
            <text:p>This item is cursed. Attuning to it extends the curse to you until you are targeted by a Remove Curse spell or similar magic. You cannot discard the shield, and remain attuned to it, as long as you are cursed. As long as you are cursed, you are sluggish. Your speed is halved. When you roll initiative, treat the roll on your d20 as a 1. You can’t change your initiative by any means. </text:p>
          </table:table-cell>
          <table:table-cell table:style-name="ce10" office:value-type="string">
            <text:p>1250gp</text:p>
          </table:table-cell>
        </table:table-row>
        <table:table-row table:style-name="ro1">
          <table:table-cell table:style-name="ce14" office:value-type="string">
            <text:p>Shrieking Greaves </text:p>
          </table:table-cell>
          <table:table-cell office:value-type="string">
            <text:p>Each of these black leg guards is decorated with a motif of monstrous skulls screaming in terror. The greaves have 3 charges. While wearing these greaves, you can use a bonus action to expend 1 charge to increase your walking speed by 30 feet, and you have advantage on Dexterity saving throws. These effects last for 1 minute. The greaves regain 1d3 expended charges daily at dawn.</text:p>
          </table:table-cell>
          <table:table-cell table:number-columns-repeated="2" office:value-type="string">
            <text:p>Y</text:p>
          </table:table-cell>
          <table:table-cell office:value-type="string">
            <text:p>The greaves are cursed, and becoming attuned to them extends the curse to you. You can’t remove the greaves or end your attunement to them until you are targeted by a Remove Curse spell or similar magic. You have disadvantage on saving throws against the frightened condition. Whenever you start your turn frightened, the greaves release an ear-piercing scream. You and each creature within 10 feet of you must make a DC 15 Constitution saving throw, taking 9 (2d8) thunder damage on a failed save, or half as much damage on a successful one.</text:p>
          </table:table-cell>
          <table:table-cell table:style-name="ce10" office:value-type="string">
            <text:p>1250gp</text:p>
          </table:table-cell>
        </table:table-row>
        <table:table-row table:style-name="ro1">
          <table:table-cell table:style-name="ce14" office:value-type="string">
            <text:p>Silverquill Primer </text:p>
          </table:table-cell>
          <table:table-cell office:value-type="string">
            <text:p>The Silverquill Primer is a magic textbook created at Strixhaven's Silverquill College. The primer has 3 charges, and it regains 1d3 expended charges daily at dawn. If you make a Charisma (Intimidation) or a Charisma (Persuasion) check while holding the primer, you can expend 1 charge to give yourself a 1d4 bonus to the check, immediately after you roll the d20. In addition, if you study the primer at the end of a long rest, you can choose one 1st-level spell from the Bard or Cleric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Slumbering Dragon Vessel</text:p>
          </table:table-cell>
          <table:table-cell office:value-type="string">
            <text:p>This vessel can be a potion bottle, drinking horn, or other container meant to hold a liquid. As a bonus action, if the vessel is empty, you can speak the command word to fill the vessel with one of the following (your choice): Ale, Olive Oil, a Potion of Healing, or a Potion of Climbing. Once this property is used, it can’t be used until the next dawn. A potion you create in this way loses its magical properties if it isn’t imbibed within 24 hours. </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Slumbering Dragon-Touched Focus </text:p>
          </table:table-cell>
          <table:table-cell office:value-type="string">
            <text:p>This wondrous item can be a scepter, an orb, an amulet, a crystal, or another finely crafted object. It typically incorporates imagery of dragons’ wings, claws, teeth, or scales. You have advantage on initiative rolls. While you are holding the focus, it can function as a spellcasting focus for all your spells.</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Slumbering Dragon's Wrath Weapon </text:p>
          </table:table-cell>
          <table:table-cell office:value-type="string">
            <text:p>(Any Weapon) This weapon is decorated with dragon heads, claws, wings, scales, or Draconic letters. When it steeps in a dragon’s hoard, it absorbs the energy of the dragon’s breath weapon and deals damage of that type with its special properties. Whenever you roll a 20 on your attack roll with this weapon, each creature of your choice within 5 feet of the target takes 5 damage of the type dealt by the dragon’s breath weapon.</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Slumbering Scaled Ornament <text:s/></text:p>
          </table:table-cell>
          <table:table-cell office:value-type="string">
            <text:p>This ornament can be jewelry, a cloak, or another wearable accessory. It appears to be fashioned from a dragon’s scale, tooth, or claw, or it incorporates images in those shapes. You have advantage on saving throws you make to avoid being charmed or frightened or to end those conditions on you.</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Spell Gem (1st)</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3 ATT +5 Lapis Lazuli</text:p>
          </table:table-cell>
          <table:table-cell office:value-type="string">
            <text:p>Optional</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Spell Scroll (3rd)</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5 Att +7</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Spellwrought Tattoo (3rd)</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5 Att +7</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Spiderbite Daggers </text:p>
          </table:table-cell>
          <table:table-cell office:value-type="string">
            <text:p>(Dagger) This pair of daggers is made using the harvested fangs of a large, venomous spider. When you hit the same creature on your turn with both daggers, that creature must succeed on a DC 13 Constitution saving throw or take an extra 2d4 poison damage and become poisoned until the end of its next tur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Stuffy Familiar </text:p>
          </table:table-cell>
          <table:table-cell office:value-type="string">
            <text:p>This small stuffed animal is soft to the touch and perfect for hugging. If you can cast the find familiar spell, you can use the animal as the material component for the spell, without it being consumed. When you do, the familiar inhabits the form of the stuffed animal, whose appearance you can change as part of casting the spell in this way. The familiar is a construct, in addition to being either a celestial, fey, or fiend, but its statistics are otherwise unchanged from its normal form. The familiar's stuffed animal form must be appropriate to the statistics of its normal animal one. For example, a familiar within a griffon stuffed animal could use the statistics for a cat or hawk, but not a poisonous snake. The stuffed animal grows or shrinks to match the size of the familiar's normal form. While the familiar remains motionless, it is indistinguishable from a normal stuffed animal. If you temporarily dismiss the familiar, the stuffed animal and familiar disappear into a pocket dimension together. If the familiar is dismissed forever or drops to 0 hit points, it leaves the stuffed animal behin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Sword of Vengeance </text:p>
          </table:table-cell>
          <table:table-cell office:value-type="string">
            <text:p>You gain a +1 bonus to attack and damage rolls made with this magic weapon. </text:p>
          </table:table-cell>
          <table:table-cell table:number-columns-repeated="2" office:value-type="string">
            <text:p>Y</text:p>
          </table:table-cell>
          <table:table-cell office:value-type="string">
            <text:p>This sword is cursed and possessed by a vengeful spirit. Becoming attuned to it extends the curse to you. As long as you remain cursed, you are unwilling to part with the sword, keeping it on your person at all times. While attuned to this weapon, you have disadvantage on attack rolls made with weapons other than this one. In addition, while the sword is on your person, you must succeed on a DC 15 Wisdom saving throw whenever you take damage in combat. On a failed save, you must attack the creature that damaged you until you drop to 0 hit points or it does, or until you can't reach the creature to make a melee attack against it. You can break the curse in the usual ways. Alternatively, casting Banishment on the sword forces the vengeful spirit to leave it. The sword then becomes a +1 weapon with no other properties.</text:p>
          </table:table-cell>
          <table:table-cell table:style-name="ce10" office:value-type="string">
            <text:p>1250gp</text:p>
          </table:table-cell>
        </table:table-row>
        <table:table-row table:style-name="ro1">
          <table:table-cell table:style-name="ce4" office:value-type="string">
            <text:p>Thalamus Thread </text:p>
          </table:table-cell>
          <table:table-cell office:value-type="string">
            <text:p>This pale gray thread is made from the remains of a powerful mystic's brain. The overdeveloped organ creates a congealed fiber that, once spun, can be used as a functional bowstring. It's always oily to the touch and leaves a faint residue on your fingers when pulled. Ranged attacks made with a weapon strung with this thread are considered magical. When you hit a creature with a ranged attack using a bow or crossbow that was strung with this thread, you can speak the thread’s command word as part of the attack to charge the arrow or bolt with psychic power. When you do, the target of the attack takes an extra 1d8 psychic damage and must make a DC 15 Intelligence saving throw. On a failed save, the creature is stunned until the end of your next turn. On a successful save, the creature is not stunned. A construct or undead creature automatically succeeds on the saving throw. This property of the thread can’t be used again until the next daw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Thermal Cube </text:p>
          </table:table-cell>
          <table:table-cell office:value-type="string">
            <text:p>This 3-inch cube of solid brimstone generates enough dry heat to keep the temperature within 15 feet of it at 95 degrees Fahrenheit (35 degrees Celsiu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Tidal Fan </text:p>
          </table:table-cell>
          <table:table-cell office:value-type="string">
            <text:p>This water-stained paper fan is sopping wet, although its paper doesn't feel weak from it. When fanning yourself with it, the air is cool and smells of salt. You can use an action to bat the wet fan downwards, hard, to cause the water to pour out from it into a crashing wave. The wave moves away from you in a line that's 20 feet wide and 60 feet long. Any creature within the line must make a DC 13 Strength saving throw. On a failed save, a creature is knocked prone and pushed up to 10 feet away from you. A creature that succeeds on the saving throw is pushed only 5 feet away from you and isn't knocked prone. Any exposed fire within the line is extinguished. The water dissipates immediately afterwards, and the fan becomes magically dry. This property can't be used again until the fan is submerged in water for at least 8 consecutive hours. You can use an action to bat the dry fan down to create a blast of wind from it in a line that's 10 feet wide and 30 feet long. Each creature within the line must succeed on a DC 13 Strength saving throw or be pushed up to 5 feet away from you. Each time you use this property of the fan, there is a cumulative and permanent 10 percent chance that the fan tears apart into nonmagical tatters.</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Tub of Churning and Fermentation </text:p>
          </table:table-cell>
          <table:table-cell office:value-type="string">
            <text:p>This squat wooden and ceramic tub has a screw-on lid that fits snuggly around its base. The tub can hold up to 2 gallons of liquid or 1 cubic foot of material within it. You can leave a liquid or other perishable in the tub and secure the lid before saying the name of the end result you’d like the contents to turn into. If you say the name of a possible result, the tub clicks lightly before locking its lid shut for 10 minutes. After 10 minutes, the tub gives a second, louder click as the lid unlocks. The contents of the tub will have been stirred, processed, or otherwise fermented in such a way to generate the commanded end product. Adding extra ingredients into the tub can impact the end result’s flavor. Once the tub has been used in this way, it can’t be used again until the following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Universal Solvent </text:p>
          </table:table-cell>
          <table:table-cell office:value-type="string">
            <text:p>This tube holds milky liquid with a strong alcohol smell. You can use an action to pour the contents of the tube onto a surface within reach. The liquid instantly dissolves up to 1 square foot of adhesive it touches including Sovereign Glu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Venombane Armor </text:p>
          </table:table-cell>
          <table:table-cell office:value-type="string">
            <text:p>(Leather) This leather armor absorbs poison and allows you to traverse webbed areas more easily. While you’re wearing this armor, you can’t be caught in webs of any sort and can move through webs as if they were difficult terrain. In addition, when you take poison damage while wearing this armor, you can use your reaction to reduce the damage by 1d8 + your Constitution modifier.</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Wand of Magic Missiles </text:p>
          </table:table-cell>
          <table:table-cell office:value-type="string">
            <text:p>This wand has 7 charges. While holding it, you can use an action to expend 1 or more of its charges to cast the Magic Missile from it. For 1 charge, you cast the 1st-level version of the spell. You can increases the spell slot level by one for each additional charge you expend. The wand regains 1d6 + 1 expended charges daily at dawn. If you expend the wand's last charge, roll a d20. On a 1, the wand crumbles into ashes and is destroye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Wardancer's Spear </text:p>
          </table:table-cell>
          <table:table-cell office:value-type="string">
            <text:p>(spear)This double-bladed spear is extraordinarily light and perfectly balanced for use with one hand. While holding this magic spear with one hand, it has the finesse property. Whenever you take the Attack action and make a melee attack with the spear using only one hand, you can use a bonus action to make an additional attack with the spear. You don't add your ability modifier to the damage of the bonus attack, unless that modifier is negative. Immediately after you use your bonus action in this way, you can move up to 10 feet without provoking opportunity attacks, though you can't move farther than your remaining movement would allow.</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Weaving Wasp Needles </text:p>
          </table:table-cell>
          <table:table-cell office:value-type="string">
            <text:p>(Dart) This pair of dark, chiseled throwing needles are linked by a magical bond. A needle that hits a Large or smaller creature flies around it for 1 minute or until the creature falls to 0 hit points. If both needles fly around the same creature, they spin a magical thread that binds and restrains it. The creature is restrained until freed or until you take a bonus action to speak the needles' command word to release it. A creature can use its action to make a DC 13 Strength check, freeing itself or another creature within its reach on a success. Once the needles restrain a creature in this way, this property can't be used again until the next dawn. In addition, you can use the needles as a set of weaver's tools. These magical needles can act on their own to either mend a simple tear or craft a simple garment given the proper materials in 1 minute or over the course of a short rest, respectively. As an action, you can speak the needles' other command word, followed by a description of the task, to cause them to spring to life and begin sewing and crafting. Uttering this command word again causes them to stop early and fall to the groun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Wind Fan </text:p>
          </table:table-cell>
          <table:table-cell office:value-type="string">
            <text:p>While holding this fan, you can use an action to cast the Gust of Wind spell (save DC 13) from it. Once used, the fan shouldn't be used again until the next dawn. Each time it is used again before then, it has a cumulative 20 percent chance of not working and tearing into useless, nonmagical tatter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Witherbloom Primer </text:p>
          </table:table-cell>
          <table:table-cell office:value-type="string">
            <text:p>The Witherbloom Primer is a magic textbook created at Strixhaven's Witherbloom College. The primer has 3 charges, and it regains 1d3 expended charges daily at dawn. If you make an Intelligence (Nature) or Wisdom (Survival) check while holding the primer, you can expend 1 charge to give yourself a 1d4 bonus to the check, immediately after you roll the d20. In addition, if you study the primer at the end of a long rest, you can choose one 1st-level spell from the Druid or Wizard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Wizards' Cards </text:p>
          </table:table-cell>
          <table:table-cell office:value-type="string">
            <text:p>This playing card set is a partially complete deck of various cards across four unique suits: air, earth, fire, and water. Each suit has an ace, a 2 through 10, and at least two face cards (which sometimes appear more often than others). You can draw up to 2 cards from the deck using a bonus action, provided you have the hands to do so. When you do, the cards glow briefly before vanishing. Roll a d4 and d12 for each card you draw. The suit of the card is determined by the d4, which corresponds to a damage type: air (1; lightning), earth (2; thunder), fire (3; fire), or water (4; cold). The kind of card is determined by the d12: ace (1), 2 through 10 (2–10), or a face card (11–12). When you draw a card, record its suit and value: the value of a 2 through 10 is the same as its number, a face card's value is 10, and an ace can be either 1 or 11 (you choose when you draw it each time). The suit and value of each drawn card are magically displayed on the palm or back of your hand (your choice). You can use an action at any point after drawing cards to release the magic stored within all the drawn cards. When you do, the cards rematerialize and hurtle toward a creature you can see within 30 feet of you. The target must make a DC 13 Dexterity saving throw, taking damage equal to the cards' total on a failed save. The target makes the saving throw with disadvantage if the total of the cards is 21. You choose the type of damage dealt, which must be one associated with at least one of the drawn cards' suits. If the total value of your current drawn cards is ever more than 21, the deck releases a magical explosion. You and any other creature within 5 feet of the deck must make a DC 13 Dexterity saving throw. A creature takes 22 damage on a failed save, or half as much damage on a successful one. Roll a d4 to determine the damage's type, using the rules above. Your current drawn cards are lost if you release the magic stored within them, if the deck explodes, or if you finish a short or long rest. When found, the deck has 2d20 + 10 random cards in it. It regains 1d10 used cards at random daily at dawn, up to a maximum of 52 cards. If you draw the deck's last card, there's a 50 percent chance that the deck is destroyed.</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7" office:value-type="string">
            <text:p>Wyrmling Dragonscale Whetstone</text:p>
          </table:table-cell>
          <table:table-cell office:value-type="string">
            <text:p>Certain preserved dragon scales can take on magical properties, either naturally on their own or with the help of a skilled artificer or enchanter. These whetstones are made of such a scale and appear almost gem-like in appearance. You can use a dragonscale whetstone over the course of 1 minute to sharpen a bladed weapon (such as a longsword, battleaxe, or spear), granting it a variety of bonuses as shown on the table below. The bonuses remain for 1 hour and depend on the whetstone's rarity and the kind of dragon it originally came from. These bonuses are in addition to any other bonuses a weapon may have. A whetstone has 5 uses. When you use the last use, it loses its gem-like shine and becomes a nonmagical scale. +1d4</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number-rows-repeated="1048462">
          <table:table-cell table:number-columns-repeated="6"/>
        </table:table-row>
        <table:table-row table:style-name="ro2">
          <table:table-cell table:number-columns-repeated="6"/>
        </table:table-row>
      </table:table>
      <table:table table:name="Class V" table:style-name="ta1" table:print="false">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3" table:number-columns-repeated="5"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number-columns-repeated="2"/>
        </table:table-row>
        <table:table-row table:style-name="ro5">
          <table:table-cell table:style-name="ce14" office:value-type="string">
            <text:p>Adamantine Armor </text:p>
          </table:table-cell>
          <table:table-cell office:value-type="string">
            <text:p>(Medium or Heavy, not hide) This suit of armor is reinforced with adamantine, one of the hardest substances in existence. While you're wearing it, any critical hit against you becomes a normal hi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All-Purpose Tool +1</text:p>
          </table:table-cell>
          <table:table-cell office:value-type="string">
            <text:p>his simple screwdriver can transform into a variety of tools; as an action, you can touch the item and transform it into any type of artisan's tool of your choice (see the "Equipment" chapter in the Player's Handbook for a list of artisan's tools). Whatever form the tool takes, you are proficient with it. While holding this tool, you gain a bonus to the spell attack rolls and the saving throw DCs of your artificer spells. The bonus is determined by the tool's rarity. As an action, you can focus on the tool to channel your creative forces. Choose a cantrip that you don't know from any class list. For 8 hours, you can cast that cantrip, and it counts as an artificer cantrip for you. Once this property is used, it can't be used again until the next dawn.</text:p>
          </table:table-cell>
          <table:table-cell office:value-type="string">
            <text:p>Artific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Ambitious Medic's Box </text:p>
          </table:table-cell>
          <table:table-cell office:value-type="string">
            <text:p>This wooden box has two halves which are magically locked by ornamental clasps that can only be opened during certain times of the day. The box is 1 foot wide, 2 feet long, and weighs 3 pounds. You can open and use the box as normal, as described below, even if you aren't attuned to it. The left side is locked by a metal clasp decorated with a sun. From dawn until dusk, you can open the left side of the box, which contains the same contents and functions identically to a healer's kit. Each day at dusk, the left side of the box magically closes and regains all expended uses of its healer's kit. The right side is locked by a metal clasp decorated with a moon smoking a pipe. From dusk until dawn, you can open the right side of the box, which contains three pewter steins, a flask, and a wooden pipe. While holding the flask, you can use an action to speak its command word followed by either "beer", "wine", or "whiskey". When you do, the flask magically fills with up to 4 gallons of beer, 1 gallon of wine, or 8 ounces of liquor, depending on the chosen drink, which can be poured out as an action, up to 1 gallon per minute. Once this property of the flask has been used, it can't be used again until the next dusk. The wooden pipe is magically refilled with tobacco daily at dusk. Each day at dawn, the right side of the box magically closes, and anything removed from the box is magically returned to it. While attuned to the box, you are proficient in the Medicine skill and can open either side of the box at any time. If you're already proficient in the Medicine skill, your proficiency bonus is doubled for any ability check you make that uses that skill.</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Ammunition +2</text:p>
          </table:table-cell>
          <table:table-cell table:style-name="ce7" office:value-type="string">
            <text:p>You have a bonus to attack and damage rolls made with this piece of magic ammunition. The bonus is determined by the rarity of the ammunition. Once it hits a target, the ammunition is no longer magic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Amulet of the Devout +1</text:p>
          </table:table-cell>
          <table:table-cell office:value-type="string">
            <text:p>This amulet bears the symbol of a deity inlaid with precious stones or metals. While you wear the holy symbol, you gain a bonus to spell attack rolls and the saving throw DCs of your spells. The bonus is determined by the amulet's rarity. While you wear this amulet, you can use your Channel Divinity feature without expending one of the feature's uses. Once this property is used, it can't be used again until the nex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Angler's Wand </text:p>
          </table:table-cell>
          <table:table-cell office:value-type="string">
            <text:p>While holding this wand, you can use an action to speak its command word to transform it into a fishing rod, complete with line and tackle. It remains in this form until you use an action to speak its command word again to transform it back into the wand. The wand has 7 charges for the following properties. The number of charges remaining are represented by the amount of spectral fish that swim around you while holding it. Fish Slap. While holding the wand, you can use an action to expend 1 of the wand's charges to send one of the spectral fish toward a target that you can see within 60 feet of you. The fish then grows in size, swims through the air to the target, and smacks the target with its oversized tail or fins. Make a ranged spell attack against the target, using an attack bonus of +5. On a hit, the target takes 1d12 + 3 force damage. The fish then swims away and disappears. Reel In. While holding the wand, you can use an action to point it at a target that you can see within 60 feet of you and expend 1 of its charges. The target must succeed on a DC 13 Strength saving throw. On a failed save, it's pulled up to 30 feet toward you and is considered hooked for 1 minute or until the target is more than 120 feet away from you. For the duration, you can use a bonus action on each of your turns to force the hooked creature to repeat the saving throw, pulling it up to 30 feet toward you again on a failed save, or ending the effect early on a successful one. You can only have one creature hooked at a time in this way. The effect ends early if you are no longer holding the wand. The wand regains 1d6 + 1 expended charges daily at dawn. If you expend the wand's last charge, roll a d20. On a 1, the wand dissolves into water and is destroy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Arcane Grimoire +1</text:p>
          </table:table-cell>
          <table:table-cell office:value-type="string">
            <text:p>While you are holding this leather-bound book, you can use it as a spellcasting focus for your wizard spells, and you gain a bonus to spell attack rolls and to the saving throw DCs of your wizard spells. The bonus is determined by the book's rarity. You can use this book as a spellbook. In addition, when you use your Arcane Recovery feature, you can increase the number of spell slot levels you regain by 1.</text:p>
          </table:table-cell>
          <table:table-cell office:value-type="string">
            <text:p>Wizard</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Arcane Propulsion Arm </text:p>
          </table:table-cell>
          <table:table-cell office:value-type="string">
            <text:p>This prosthetic appendage was developed by artificers of House Cannith. To attune to this item, you must attach it to your arm at the wrist, elbow, or shoulder, at which point the prosthetic magically forms a copy of the appendage it's replacing. While attached, the prosthetic provides these benefits: The prosthetic is a fully capable part of your body. You can take an action to remove the prosthetic, and it removes itself if your attunement to it ends. It can't be removed against your will. The prosthetic is a magic melee weapon with which you're proficient. It deals 1d8 force damage on a hit and has the thrown property, with a normal range of 20 feet and a long range of 60 feet. When thrown, the prosthetic detaches and flies at the target of the attack, then immediately returns to you and reattaches.</text:p>
          </table:table-cell>
          <table:table-cell office:value-type="string">
            <text:p>Creature missing a hand or arm</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Armor Of The Fallen </text:p>
          </table:table-cell>
          <table:table-cell office:value-type="string">
            <text:p>(Medium or Heavy) While wearing this armor, you can use it to cast either Speak With Dead or Animate Dead. Once the armor has cast a spell in this way, it can’t cast either spell until the next dawn. Your soul keeps this armor together. If you die while you are attuned to the armor, the armor is destroye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Armor Of Weightlessness </text:p>
          </table:table-cell>
          <table:table-cell office:value-type="string">
            <text:p>(Any Armor) This armor has 5 charges. While you wear it, you can use a bonus action to expend 1 or more charges to cast one of the following spells from the armor, targeting yourself: Jump (1 charge) or Levitate (2 charges). This armor regains 1d4 + 1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Arrow of Slaying </text:p>
          </table:table-cell>
          <table:table-cell office:value-type="string">
            <text:p>An arrow of slaying is a magic weapon meant to slay a particular kind of creature. Some are more focused than others; for example, there are both arrows of dragon slaying and arrows of blue dragon slaying. If a creature belonging to the type, race, or group associated with an arrow of slaying takes damage from the arrow, the creature must make a DC 17 Constitution saving throw, taking an extra 6d10 piercing damage on a failed save, or half as much extra damage on a successful one. Once an arrow of slaying deals its extra damage to a creature, it becomes a nonmagical arrow. Other types of magic ammunition of this kind exist, such as bolts of slaying meant for a crossbow, though arrows are most commo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ag of Goodberry Gummy Fish </text:p>
          </table:table-cell>
          <table:table-cell office:value-type="string">
            <text:p>Goodberry gummy fish are gooey sweets that look like Tiny, gelatinous fish. When found, they typically come in bags of 1d6 + 10 gummies, which are almost always red. A goodberry gummy fish functions like a single berry from the goodberry spell, except that eating a gummy also grants you a swimming speed of 30 feet for 1 hour. Alternatively, you can use an action to submerge a gummy in water to magically animate it, using the quipper's statistics. If you submerge 5 or more gummies in water at the same time, they function as a group, using the swarm of quippers' statistics instead. The quippers are friendly to you, but aren't magically compelled to obey any of your commands. After 1 hour, the animated gummies dissolve and are destroy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Bag of Holding </text:p>
          </table:table-cell>
          <table:table-cell office:value-type="string">
            <text:p>This bag has an interior space considerably larger than its outside dimensions, roughly 2 feet in diameter at the mouth and 4 feet deep. The bag can hold up to 500 pounds, not exceeding a volume of 64 cubic feet. The bag weighs 15 pounds, regardless of its contents. Retrieving an item from the bag requires an action. If the bag is overloaded, pierced, or torn, it ruptures and is destroyed, and its contents are scattered in the Astral Plane. If the bag is turned inside out, its contents spill forth, unharmed, but the bag must be put right before it can be used again. Breathing creatures inside the bag can survive up to a number of minutes equal to 10 divided by the number of creatures (minimum 1 minute), after which time they begin to suffocate.P lacing a bag of holding inside an extradimensional space created by a Heward's Handy Haversack, Portable Hole, or similar item instantly destroys both items and opens a gate to the Astral Plane. The gate originates where the one item was placed inside the other. Any creature within 10 feet of the gate is sucked through it to a random location on the Astral Plane. The gate then closes. The gate is one-way only and can't be reopen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andolier of the Elements </text:p>
          </table:table-cell>
          <table:table-cell office:value-type="string">
            <text:p>This cross-chest bandolier has 6 magic daggers sheathed across it. When you take the Attack action while wearing this bandolier, you can use a bonus action to throw 1 of the daggers, making a ranged attack with it, provided you have a free hand. When you hit a target with one of these daggers, roll a d6 and consult the table below. The target takes an extra 1d6 damage of the type determined by the table, in addition to the weapon's damage, and the dagger disappears. On a miss, the dagger vanishes and reappears in the bandolier. A dagger vanishes if you don’t hurl it right away and immediately reappears in the bandolier. 1d6 missing daggers reappear in the bandolier's empty sheaths daily at dawn. 1- Acid, 2- Cold, 3-Fire, 4- Lightning, 5- Poison, 6- Thunder</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artender's Armistice </text:p>
          </table:table-cell>
          <table:table-cell office:value-type="string">
            <text:p>A bartender's armistice is a magical coaster typically kept by wary tavernkeepers for cases of extreme danger. When found, a bartender's armistice comes in a set of 1d3 + 1 coasters. Each coaster is 4 inches across, and its weight is negligible. As an action, you can speak the coaster's command word and throw it at a point on the ground you can see within 30 feet of you. When you do, the coaster becomes fixed in place at the point and emits a magical field in a 30-foot-radius, 15-foot-high cylinder that's centered on it. Each creature within the area must make a DC 15 Charisma saving throw when the field appears or when it enters the area for the first time on a turn or starts its turn there. A creature can choose to fail this saving throw if it wishes. On a failed save, a creature is charmed by you while it remains within the field. A charmed creature is indifferent about creatures it can see that it's hostile toward. This indifference ends if the target is attacked or harmed by a spell, or if it witnesses any of its friends being harmed. If you or your companions harm a charmed creature or its friends, the charm ends. When the charm or field ends, the creature becomes hostile again, unless the GM rules otherwise. When a creature makes an attack or casts a harmful spell that either affects a target within the field or enters or leaves the field's area, that creature must first make a DC 15 Wisdom saving throw. On a failed save, the attack or spell fails and is expended, and the action is wasted. Each creature within the field has advantage on any Charisma (Persuasion) check it makes to deescalate a violent situation. In addition, if a creature in the area is unconscious when the field appears, it immediately stabilizes if it has 0 hit points. The coaster has AC 15 and 25 hit points. The field remains for 10 minutes or until the coaster drops to 0 hit points, at which point the coaster is destroyed and the field ends. If the field ends after the full duration, there is a 10 percent chance that the coaster remains magical and can be used again. Otherwise, the coaster becomes nonmagic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Bead of Force </text:p>
          </table:table-cell>
          <table:table-cell office:value-type="string">
            <text:p>This small black sphere measures 3/4 of an inch in diameter and weighs an ounce. Typically, 1d4 + 4 beads of force are found together. You can use an action to throw the bead up to 60 feet. The bead explodes on impact and is destroyed. Each creature within a 10-foot radius of where the bead landed must succeed on a DC 15 Dexterity saving throw or take 5d4 force damage. A sphere of transparent force then encloses the area for 1 minute. Any creature that failed the save and is completely within the area is trapped inside this sphere. Creatures that succeeded on the save, or are partially within the area, are pushed away from the center of the sphere until they are no longer inside it. Only breathable air can pass through the sphere's wall. No attack or other effect can. An enclosed creature can use its action to push against the sphere's wall, moving the sphere up to half the creature's walking speed. The sphere can be picked up, and its magic causes it to weigh only 1 pound, regardless of the weight of creatures insid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Berserker Axe </text:p>
          </table:table-cell>
          <table:table-cell table:style-name="ce7" office:value-type="string">
            <text:p>(Any Axe)You gain a +1 bonus to attack and damage rolls made with this magic weapon. In addition, while you are attuned to this weapon, your hit point maximum increases by 1 for each level you have attained.</text:p>
          </table:table-cell>
          <table:table-cell table:number-columns-repeated="2" office:value-type="string">
            <text:p>Y</text:p>
          </table:table-cell>
          <table:table-cell office:value-type="string">
            <text:p>This axe is cursed, and becoming attuned to it extends the curse to you. As long as you remain cursed, you are unwilling to part with the axe, keeping it within reach at all times. You also have disadvantage on attack rolls with weapons other than this one, unless no foe is within 60 feet of you that you can see or hear. Whenever a hostile creature damages you while the axe is in your possession, you must succeed on a DC 15 Wisdom saving throw or go berserk. While berserk, you must use your action each round to attack the creature nearest to you with the axe. If you can make extra attacks as part of the Attack action, you use those extra attacks, moving to attack the next nearest creature after you fell your current target. If you have multiple possible targets, you attack one at random. You are berserk until you start your turn with no creatures within 60 feet of you that you can see or hear.</text:p>
          </table:table-cell>
          <table:table-cell table:style-name="ce10" office:value-type="string">
            <text:p>3500gp</text:p>
          </table:table-cell>
          <table:table-cell table:number-columns-repeated="2"/>
        </table:table-row>
        <table:table-row table:style-name="ro5">
          <table:table-cell table:style-name="ce4" office:value-type="string">
            <text:p>Bird of a Feather </text:p>
          </table:table-cell>
          <table:table-cell office:value-type="string">
            <text:p>This small stuffed roc toy is filled with enchanted down. While holding onto the toy and concentrating, you magically gain a flying speed of 20 feet for up to 1 minute. The stuffed toy’s weak magic can carry up to 200 pounds. If you take any damage while flying in this way, you lose concentration on the toy and immediately start falling. If the toy is of uncommon rarity, the toy cannot be used again for 1d4 hours. It gives a happy little chirp when its magic can be used agai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lade of the Medusa </text:p>
          </table:table-cell>
          <table:table-cell office:value-type="string">
            <text:p>(any blade) When you attack a creature with this magic weapon and roll a 20 on the attack roll, the creature must make a DC 15 Constitution saving throw in addition to suffering the attack’s normal effects. On a failed save, the creature is restrained and must make another Constitution saving throw at the end of each of its turns. If it successfully saves against this effect three times, the effect ends. If it fails its saves three times, it is turned to stone and subjected to the petrified condition for 1 hour. A creature is immune to this effect if it is immune to damage of the weapon’s type, does not have a body made of flesh, or has legendary actions.</text:p>
          </table:table-cell>
          <table:table-cell table:number-columns-repeated="2" office:value-type="string">
            <text:p>Y</text:p>
          </table:table-cell>
          <table:table-cell office:value-type="string">
            <text:p>This weapon is cursed, and becoming attuned to it extends the curse to you. Until the curse is broken with a Remove Curse spell or similar magic, you are unwilling to part with the weapon. Whenever you attack a creature with this weapon and roll a 1 on the attack roll, you must succeed on a DC 15 Constitution saving throw or be restrained and forced to make additional saves against being petrified, as above. </text:p>
          </table:table-cell>
          <table:table-cell table:style-name="ce7" office:value-type="string">
            <text:p>3500gp</text:p>
          </table:table-cell>
          <table:table-cell table:number-columns-repeated="2"/>
        </table:table-row>
        <table:table-row table:style-name="ro5">
          <table:table-cell table:style-name="ce12" office:value-type="string">
            <text:p>Blasted Goggles </text:p>
          </table:table-cell>
          <table:table-cell office:value-type="string">
            <text:p>These tinker’s goggles have 3 charges. As an action, you can expend 1 charge to shoot a beam of fiery light from the goggles at a creature you can see within 120 feet of yourself. The target must succeed on a DC 15 Dexterity saving throw or take 3d6 fire damage. The goggles regain 1d3 expended charges daily at dawn. </text:p>
          </table:table-cell>
          <table:table-cell table:number-columns-repeated="2" office:value-type="string">
            <text:p>Y</text:p>
          </table:table-cell>
          <table:table-cell office:value-type="string">
            <text:p>The goggles are cursed, and becoming attuned to them extends the curse to you. You can’t remove the goggles or end your attunement to them until you are targeted by a Remove Curse spell or similar magic. Whenever you use the goggles’ fiery beam and the target rolls a 20 on the d20 for the saving throw, the goggles expose you to a flash of violent bright light. As a result, you have the blinded condition for 24 hours.</text:p>
          </table:table-cell>
          <table:table-cell table:style-name="ce7" office:value-type="string">
            <text:p>3500gp</text:p>
          </table:table-cell>
          <table:table-cell table:number-columns-repeated="2"/>
        </table:table-row>
        <table:table-row table:style-name="ro5">
          <table:table-cell table:style-name="ce14" office:value-type="string">
            <text:p>Blood Spear </text:p>
          </table:table-cell>
          <table:table-cell office:value-type="string">
            <text:p>(Spear) Kavan was a ruthless chieftain whose tribe Jived in the Balinok Mountains centuries before the arrival of Strahd von Zarovich. Although he was very much alive, Kavan had some traits in common with vampires: he slept during the day and hunted at night, he drank the blood of his prey, and be lived underground. in battle, he wielded a spear stained with blood. His was the first blood spear, a weapon that drains life from those it kills and transfers that life to its wielder, imbuing that individual with the stamina to keep fighting. When you hit with a melee attack using this magic spear and reduce the target to 0 hit points, you gain 2d6 temporary hit point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Bloodrage Greataxe </text:p>
          </table:table-cell>
          <table:table-cell office:value-type="string">
            <text:p>(Greataxe) You gain a +2 bonus to attack and damage rolls made with this magic greataxe while you have half your hit points or fewer.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loodseeker Ammunition </text:p>
          </table:table-cell>
          <table:table-cell office:value-type="string">
            <text:p>Ranged attack rolls made with this ammunition have advantage against any creature doesn’t have all its hit point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Bloodwell Vial (+1)</text:p>
          </table:table-cell>
          <table:table-cell office:value-type="string">
            <text:p>To attune to this vial, you must place a few drops of your blood into it. The vial can't be opened while your attunement to it lasts. If your attunement to the vial ends, the contained blood turns to ash. You can use the vial as a spellcasting focus for your spells while wearing or holding it, and you gain a bonus to spell attack rolls and to the saving throw DCs of your sorcerer spells. The bonus is determined by the vial's rarity. In addition, when you roll any Hit Dice to recover hit points while you are carrying the vial, you can regain 5 sorcery points. This property of the vial can't be used again until the next dawn.</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Boots of Striding and Springing </text:p>
          </table:table-cell>
          <table:table-cell office:value-type="string">
            <text:p>While you wear these boots, your walking speed becomes 30 feet, unless your walking speed is higher, and your speed isn't reduced if you are encumbered or wearing heavy armor. In addition, you can jump three times the normal distance, though you can't jump farther than your remaining movement would allow.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Bow Of Conflagration </text:p>
          </table:table-cell>
          <table:table-cell office:value-type="string">
            <text:p>(Any Bow) Ammunition fired from this bow blazes brightly. When you hit with an attack roll using this bow, the target takes an extra 1d6 fire damage. If the target is a flammable, nonmagical object, it catches fire, taking 1d6 fire damage at the start of each of your turns until a creature uses an action to extinguish the flame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ow Of Melodies </text:p>
          </table:table-cell>
          <table:table-cell office:value-type="string">
            <text:p>(Any Bow) This bow has multiple strings and resembles a lyre or small harp. By strumming the strings while setting an arrow to the bow, you imbue the arrow with magic. You can play one of the following melodies when you use the bow to make a ranged weapon attack. You must choose to do so before you make the attack roll, and you can play only one melody per attack. Melody of Precision. If you’re proficient in Performance, you gain a +1 bonus to the attack roll. If you have expertise in Performance, you gain a +2 bonus instead. Melody of Reverberation. The melody you strum echoes loudly. On a hit, the target takes extra thunder damage equal to your Charisma modifier.</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ow of the Eldritch Archer </text:p>
          </table:table-cell>
          <table:table-cell office:value-type="string">
            <text:p>(Shortbow) This unearthly bow is disjointed and gruesome. It's made of an ashen, twisted wood that acts as a conduit for eldritch energy and has a series of fleshy tendril-like growths that bulge through the wood's grain. Arrows shot from this bow are destroyed once they're fired, turning into a projectile of pure energy instead. This projectile deals 1d10 force damage, instead of the arrow's normal damage, and retains any magical properties of the destroyed arrow. Hit or miss, a projectile is lost after the attack. These energy projectiles can sometimes pierce enemies. Once on each of your turns when you make an attack using this weapon, you can force another creature 10 feet directly behind the original target to make a DC 15 Dexterity saving throw. On a failed save, the creature takes 1d10 force damag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ow of the Twilight Valkyrie </text:p>
          </table:table-cell>
          <table:table-cell office:value-type="string">
            <text:p>(Any Bow) This bow balances the positive and negative magics from the upper and lower planes of existence. Once on each of your turns when you make an attack with the bow as part of the Attack action, you can channel either positive or negative energy into the attack. When you do, you take a –5 penalty to the attack roll. If you channeled positive energy into the attack and hit, the target takes an extra 2d6 radiant damage, and the next attack roll made against it by a creature other than you before the start of your next turn has advantage. If you channeled negative energy into the attack, the target takes an extra 2d6 necrotic damage, and the next attack roll the target makes before the end of your next turn has disadvantage.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Bracers of Archery </text:p>
          </table:table-cell>
          <table:table-cell office:value-type="string">
            <text:p>While wearing these bracers, you have proficiency with the longbow and shortbow, and you gain a +2 bonus to damage rolls on ranged attacks made with such weapon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Bracers of Celerity </text:p>
          </table:table-cell>
          <table:table-cell office:value-type="string">
            <text:p>This pair of lightweight bronze bracers is lined with soft, purple velvet and engraved with swirling designs. While you’re wearing these bracers, all your speeds increase by 10 feet, and you have advantage on saving throws you make to avoid or end the paralyzed or restrained condition on yourself.</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Breastplate Of Balance </text:p>
          </table:table-cell>
          <table:table-cell office:value-type="string">
            <text:p>(Breastplate) This burnished copper breastplate looks as if it were made of interlocking gears. Merchant’s scales are emblazoned across the chest. The armor has 4 charges. You can use the charges in the following ways while wearing the armor: Equalize. When you or a creature you can see within 60 feet of yourself is about to roll a d20 with advantage or disadvantage, you can expend 1 charge and take a reaction to prevent the roll from being affected by advantage or disadvantage.E xpunge Imbalance. As a bonus action, you can expend 2 charges to cast the Lesser Restoration spell from the armor. The armor regains 1d4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Cap of Water Breathing </text:p>
          </table:table-cell>
          <table:table-cell office:value-type="string">
            <text:p>While wearing this cap underwater, you can speak its command word as an action to create a bubble of air around your head. It allows you to breathe normally underwater. This bubble stays with you until you speak the command word again, the cap is removed, or you are no longer underwater.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ape of Enlargement </text:p>
          </table:table-cell>
          <table:table-cell office:value-type="string">
            <text:p>Ancient runes are stitched in silver thread along the hem of this grayish-purple cape. The cape has 3 charges. As a bonus action while wearing the cape, you can expend 1 of its charges to enlarge yourself, granting yourself the following benefits: Your size increases by one category—from Medium to Large, for example. If there isn’t enough room for your size to increase by one category, you instead become the maximum possible size in the space available. You have advantage on Strength checks and Strength saving throws. When you hit with an attack roll using a weapon or an unarmed strike, you can add your proficiency bonus to the attack’s damage. These benefits last for 10 minutes or until you use another bonus action to dismiss them. The cape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Card Sharp's Deck </text:p>
          </table:table-cell>
          <table:table-cell office:value-type="string">
            <text:p>The cards of this deck shimmer around the edges. While holding this deck, you can use the following properties: Deadly Deal. As an action, you can use this deck to make a ranged spell attack by throwing a spectral card and using Dexterity for the attack roll. The card has a range of 120 feet and deals 1d8 force damage on a hit.S pray of Cards. As an action, you can shuffle the deck and cast the Spray of Cards spell at 3rd level from the deck (spell save DC 15). Once the deck has cast the spell, it can’t cast the spell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Chime of Opening </text:p>
          </table:table-cell>
          <table:table-cell office:value-type="string">
            <text:p>This hollow metal tube measures about 1 foot long and weighs 1 pound. You can strike it as an action, pointing it at an object within 120 feet of you that can be opened, such as a door, lid, or lock. The chime issues a clear tone, and one lock or latch on the object opens unless the sound can't reach the object. If no locks or latches remain, the object itself opens. The chime can be used ten times. After the tenth time, it cracks and becomes useles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innabar Rapier </text:p>
          </table:table-cell>
          <table:table-cell office:value-type="string">
            <text:p>(Rapier) This magic rapier’s blade is alchemically coated in a thin but toxic layer of cinnabar. The weapon has 10 charges and regains 1d8+2 expended charges each day at dawn. When you hit a creature with this weapon, you can expend 1 or more of its charges. The blade’s poison leeches into the blood of the creature you struck to deal an extra 1d4 poison damage for each charge expended in this way.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Circlet of Human Perfection </text:p>
          </table:table-cell>
          <table:table-cell office:value-type="string">
            <text:p><text:s/>The Circlet of Human Perfection transforms its attuned wearer into an attractive human of average height and weight. The circlet chooses the physical characteristics of the form, such as age, gender, skin color, hair color, and voice. Except for size, the wearer's statistics and racial traits don't change, nor do items worn or carried by the wearer. Removing the circlet ends the effect. </text:p>
          </table:table-cell>
          <table:table-cell office:value-type="string">
            <text:p>Humanoid</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Claws of the Umber Hulk </text:p>
          </table:table-cell>
          <table:table-cell office:value-type="string">
            <text:p>These heavy gauntlets of brown iron are forged in the shape of an umber hulk’s claws, and they fit the wearer’s hands and forearms all the way up to the elbow. While wearing both claws, you gain a burrowing speed of 20 feet, and you can tunnel through solid rock at a rate of 1 foot per round. You can use a claw as a melee weapon while wearing it. You have proficiency with it, and it deals 1d8 slashing damage on a hit (your Strength modifier applies to the attack and damage rolls, as normal). While wearing the claws, you can’t manipulate objects or cast spells with somatic component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loak of the Djinni </text:p>
          </table:table-cell>
          <table:table-cell office:value-type="string">
            <text:p>This floating, cloud-soft cloak flutters softly on its own even without wind. It has 3 charges and regains 1 charge whenever you finish your turn without using any movement or expending any of the cloak's charges. While wearing the cloak, you can use an action to expend 1 or more of its charges to spin around and emit a powerful twister. Each creature within a 5-foot radius of you must succeed on a DC 15 Strength saving throw or be pushed 5 feet away from you and take 1d8 bludgeoning damage. For each additional charge you expend after the first, you can choose to increase either the radius of the twister by 5 feet or the bludgeoning damage it deals by 1d8.</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lockwork Spyder </text:p>
          </table:table-cell>
          <table:table-cell office:value-type="string">
            <text:p>This brass mechanical spider can fold its legs inward, allowing it to be worn as a brooch, hair pin, or similar. While being worn in this way, the spider appears as a normal pin. You can use a bonus action to speak the spider's command word followed by a single word instruction, such as "unlock" or "disarm." The spider then springs to life and carries out the task to the best of its ability, using its numerous legs as thieves' tools. The spider has a +7 bonus to Dexterity (Stealth) checks, as well as any ability check it makes using thieves' tools. The spider can remain animated for up to 10 minutes. Each time it's given a new spoken command, it uses a minimum of 1 minute from the duration. When you give the spider an instruction, and again on each of your turns as a bonus action while it remains animated, you can mentally command the spider to move up to 20 feet. Other than using its legs as thieves' tools, the spider can perform two unique tasks: Record. The spider can record audio, up to its remaining animation time, for later playback. You can cause previously recorded audio to play from a small speaker on the spider by tapping it twice. Tapping it twice again stops the recording. Any recording the spider has is lost when it's commanded to record again. Tripwire. The spider creates a tripwire up to 10 feet in length using a spool of thread from its mechanical abdomen, connecting either end of the tripwire to a solid surface. The tripwire is nearly invisible, requiring a passive Wisdom (Perception) score of 17 or higher to notice it, and it gives no resistance when broken. While you're within 1,000 feet of a tripwire created in this way, you are magically made aware of it when it's broken, such as if a creature walks through it. When this happens, you only know which wire is broken, but not what caused it to break. You can have up to three tripwires at a time, which remain for up to 8 hours. Creating a fourth tripwire causes the first one to break. You can mentally deactivate the spider early using a bonus action. The spider regains all its used animation time daily at dawn. The spider is considered a magical object and is not a creature. It has AC 15, 10 hit points, a walking and climbing speed of 20 feet, and has resistance to all damage. If the mending spell is cast on the spider while it has at least 1 hit point, it regains 2d6 hit points. If the spider drops to 0 hit points, it can’t be used again for 24 hours, at which point it regains all its hit point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oldfire Anvil </text:p>
          </table:table-cell>
          <table:table-cell office:value-type="string">
            <text:p>This cold, iron anvil weighs 50 pounds and is 1 and a half feet long. It has three magic runes on its side from the Everglacier that magically enchant any item sharpened, forged, or otherwise smithed using this anvil. Over the course of a full workday, or half as long if you're proficient with smith's tools, you can use the anvil to turn a nonmagical metal weapon into a coldfire one. A coldfire weapon is magical and deals an extra 1d6 cold damage to any target it hits, but is made fragile like ice. When you make an attack roll using a coldfire weapon and roll a 1, roll a d20. On a 9 or lower, the weapon shatters and is destroyed, releasing a biting burst of icy air that deals 2d6 cold damage to all creatures within 10 feet of the weapon. After 7 days, a coldfire weapon loses the enchantment and becomes nonmagical again. Once the anvil has been used to enchant a weapon in this way, it can't do so again for 1d6 + 1 day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omet Ballista </text:p>
          </table:table-cell>
          <table:table-cell office:value-type="string">
            <text:p>(Heavy Crossbow) This crossbow is partially covered in cold shards of stone and metal and uses sling bullets as ammunition instead of crossbow bolts. When you fire a sling bullet from this magic crossbow, it flashes with blue light and leaves behind a brief, glimmering trail of cold, sparkling dust. Ranged attacks with this weapon deal bludgeoning damage, instead of piercing damage, and any target hit by it takes an extra 1d6 cold damage. In addition, the first time you hit a target on each of your turns with a ranged attack using this weapon, each creature within 10 feet of the target must succeed on a DC 13 Constitution saving throw or take 1d6 cold damage. Hailing Comets. You can use an action to fire the crossbow into the air and speak its command word, choosing a point that you can see within 120 feet of you when you do. The sling bullet scatters into icy dust and is destroyed, but magically conjures a barrage of miniscule falling comets above the point. The comets fall in a 20-foot-radius, 40-foot-tall cylinder centered on that point and disappear once they hit the ground. Each creature within the area must make a DC 13 Dexterity saving throw, taking 8d6 cold damage on a failed save, or half as much damage on a successful one. Once this property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onspirator's Coat </text:p>
          </table:table-cell>
          <table:table-cell office:value-type="string">
            <text:p>This magic longcoat is adorned with raven feathers and carved jet buttons. While wearing this coat, you have advantage on Charisma (Deception) checks. In addition, the coat has 5 charges and regains 1d4 + 1 expended charges daily at dusk. While wearing the coat, you can use a bonus action to expend 1 of its charges to disappear, releasing up to three ravens from your location under your control that scatter into the air. Each raven has AC 12, 1 hit point, and can fly up to 40 feet as part of this bonus action without provoking opportunity attacks. At the start of your next turn, the ravens vanish, and you reappear in the space of one of the ravens (your choice). If all the ravens are reduced to 0 hit points, you reappear early in the same space as the last one that died. When you do, any excess damage dealt to the raven carries over to your normal form.</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ontingency Band </text:p>
          </table:table-cell>
          <table:table-cell office:value-type="string">
            <text:p>Each of this leather ring's three braided bands bears the design of a dark, winding serpent. You can use an action to submerge the ring in a potion of healing or similar healing draft. If the ring is left to sit in a potion for 1 minute in this way, the ring magically consumes it and any of its healing properties. For each potion the ring has consumed, one of its dark serpents glows with a faint red light. The ring can have up to 3 consumed potions at a time. Immediately after you take damage while wearing the ring, you can use your reaction to speak its command word and gain the healing effects of one of the ring's consumed potions (your choice). The consumed potion is then lost, and one of the ring's serpents becomes dark once mor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rashing Tide Hammer </text:p>
          </table:table-cell>
          <table:table-cell office:value-type="string">
            <text:p>(Maul or Warhammer) This item takes the form of a metal rod with a slightly weighted, porous end. While grasping the rod, you can use a bonus action to cause a hammer head of swirling salt water to gush forth from the rod and spring into existence. You can use another bonus action while holding it to make the hammer's head disappear. While the hammer's head is summoned, it gains the following properties. You gain a +1 bonus to attack and damage rolls made with this magic weapon, which extinguishes any nonmagical flame that it hits. In addition, when you hit a target primarily made of fire with the weapon, such as a fire elemental or magma mephit, you treat the weapon's damage dice as having rolled their maximum value. The first time on each of your turns when you have advantage on an attack roll against a creature and hit it with the hammer, that creature must succeed on a DC 13 Strength saving throw or be knocked prone. Whenever you hit a prone creature with the hammer, you can choose to push it up to 10 feet away from you, sweeping it away in a roiling tide of salt water.</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Crystal Blade </text:p>
          </table:table-cell>
          <table:table-cell office:value-type="string">
            <text:p>This magic sword’s blade is fashioned from a horn or spine from a crystal dragon. When you hit with an attack roll using this sword, the target takes an extra 1d8 radiant damage. The sword has 3 charges and regains 1d3 expended charges daily at dawn. When you hit a creature with an attack roll using the sword, you can expend 1 charge to regain a number of hit points equal to the extra radiant damage the sword dealt. While you’re holding the sword, you can use a bonus action to cause it to shed bright light in a 30-foot radius and dim light for an additional 30 feet, to cause it to shed dim light in a 10-foot radius, or to douse the ligh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Decanter of Endless Water </text:p>
          </table:table-cell>
          <table:table-cell office:value-type="string">
            <text:p>This stoppered flask sloshes when shaken, as if it contains water. The decanter weighs 2 pounds. You can use an action to remove the stopper and speak one of three command words, whereupon an amount of fresh water or salt water (your choice) pours out of the flask. The water stops pouring out at the start of your next turn. Choose from the following options: "Stream" produces 1 gallon of water. "Fountain" produces 5 gallons of water. "Geyser" produces 30 gallons of water that gushes forth in a geyser 30 feet long and 1 foot wide. As a bonus action while holding the decanter, you can aim the geyser at a creature you can see within 30 feet of you. The target must succeed on a DC 13 Strength saving throw or take 1d4 bludgeoning damage and fall prone. Instead of a creature, you can target an object that isn't being worn or carried and that weighs no more than 200 pounds. The object is either knocked over or pushed up to 15 feet away from you.</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Deck of Dragons </text:p>
          </table:table-cell>
          <table:table-cell office:value-type="string">
            <text:p>This deck of cards can be used as a standard playing card set. Each card bears one of four types of dragons: black, red, bronze, or silver. The deck is made of 52 cards and comes in a wooden carrying case, which depicts each of the four dragons battling for control over their respective corners. While attuned to the deck, you gain a +3 bonus to any check you make using it as a playing card set. You can use a bonus action to magically shuffle the cards of the deck, tapping either the top of the cards or its box when you do. You can use each card from the shuffled deck as if it were a magic dart. On a hit, a card deals an extra 1d6 damage to the target of a type depending on its suit. Draw from a real deck of cards to determine the suit. A thrown card magically reappears on the bottom of the card case immediately after the attack. When you score a critical hit using one of the cards, you can roll the bonus acid, cold, fire, or lightning damage dice two additional times and add them to the extra damage of the critical hit. Clubs- Black/Acid, Diamonds- Red/Fire, Hearts- Bronze/Lightning, Spades- Silver/Col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Deck Of Miscellany </text:p>
          </table:table-cell>
          <table:table-cell office:value-type="string">
            <text:p>This wooden box contains a set of thirty-two parchment cards. The face of each card bears an illustration of a different item or set of items. As an action, you can draw a card of your choice from the deck and throw it to the ground in an unoccupied space within 5 feet of yourself. When the card hits the ground, the card permanently transforms into the item or set of items depicted on its face. An altered deck of real-world playing cards can simulate the deck, as shown on the Deck of Miscellany table. <text:a xlink:href="http://dnd5e.wikidot.com/wondrous-items:deck-of-miscellany">Here</text:a></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Devotee's Censer </text:p>
          </table:table-cell>
          <table:table-cell office:value-type="string">
            <text:p>(Flail) The rounded head of this flail is perforated with tiny holes, arranged in symbols and patterns. The flail counts as a holy symbol for you. When you hit with an attack using this magic flail, the target takes an extra 1d8 radiant damage. As a bonus action, you can speak the command word to cause the flail to emanate a thin cloud of incense out to 10 feet for 1 minute. At the start of each of your turns, you and any other creatures in the incense each regain 1d4 hit points. This property can't be used again until the nex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Dragon Edge Weapons +1</text:p>
          </table:table-cell>
          <table:table-cell office:value-type="string">
            <text:p>(Any slashing or piercing) This weapon is made from the harvested remains of a fallen dragon. With a properly reclaimed claw or tooth, the resource can be forged into a simple piercing or slashing weapon whose latent draconic powers can appear in battle. The first time you hit a creature on your turn with this weapon with an attack that you had advantage on, its draconic magic comes forth to deal an extra 1d6 damage of the original dragon’s elemental type. +1 Att and Dmg</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Dragon Wing Bow </text:p>
          </table:table-cell>
          <table:table-cell office:value-type="string">
            <text:p>(Bow) The limb tips of this magic bow are shaped like a dragon’s wings, and the weapon is infused with the essence of a chromatic, gem, or metallic dragon’s breath. When you hit with an attack roll using this magic bow, the target takes an extra 1d6 damage of the same type as the breath infused in the bow—acid, cold, fire, force, lightning, necrotic, poison, psychic, radiant, or thunder. If you load no ammunition in the weapon, it produces its own, automatically creating one piece of magic ammunition when you pull back the string. The ammunition created by the bow vanishes the instant after it hits or misses a targe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Dragonbreath Ammunition </text:p>
          </table:table-cell>
          <table:table-cell office:value-type="string">
            <text:p>(Arrow or Bolt) This metallic ammunition flies effortlessly on its own when fired. When you take the Attack action and make a ranged weapon attack, you can instead fire this ammunition at a point you can see within range. The arrow or bolt explodes when it reaches the point, destroying the ammunition and creating either a cone or 5-foot-wide line of dragon's breath in the direction it was fired. The created effect depends on the metal it was cast from. Each creature in that area must make a DC 15 Dexterity saving throw, taking 4d8 damage of the associated type on a failed save, or half as much damage on a successful one. Use the table below to determine the effect's area of effect and damage type: Brass- 60' Line Fire, Bronze- 60' Line Lightning, Copper- 60' Line Acid, Gold- 30' Cone Fire, Silver- 30' Cone Col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Dragonhide Belt +1</text:p>
          </table:table-cell>
          <table:table-cell office:value-type="string">
            <text:p>This finely detailed belt is made of dragonhide. While wearing it, you gain a bonus to the saving throw DCs of your ki features. The bonus is determined by the belt’s rarity. In addition, you can use an action to regain ki points equal to a roll of your Martial Arts die. You can’t use this action again until the next dawn. </text:p>
          </table:table-cell>
          <table:table-cell office:value-type="string">
            <text:p>Monk</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Dust of Corrosion </text:p>
          </table:table-cell>
          <table:table-cell office:value-type="string">
            <text:p>As an action, you can throw this dust into the air, filling a 10-foot cube that extends out from you. Surfaces and objects made of nonmagical ferrous metal in the area instantly corrode and turn to dust, becoming useless and unsalvageable. Any creature in the area that is made wholly or partly out of ferrous metal must make a DC 13 Constitution saving throw, taking 4d8 necrotic damage on a failed save, or half as much damage on a successful one. Found in a small packet, this dust is made from finely ground rust monster antennae. There is enough dust in each packet for one us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Dust of Deliciousness </text:p>
          </table:table-cell>
          <table:table-cell office:value-type="string">
            <text:p>This reddish brown dust can be sprinkled over any edible substance to greatly improve the flavor. The dust also dulls the eater's senses: anyone eating food treated with this dust has disadvantage on Wisdom ability checks and Wisdom saving throws for 1 hour. There is enough dust to flavor six serving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Dust of Disappearance </text:p>
          </table:table-cell>
          <table:table-cell office:value-type="string">
            <text:p>Found in a small packet, this powder resembles very fine sand. There is enough of it for one use. When you use an action to throw the dust into the air, you and each creature and object within 10 feet of you become invisible for 2d4 minutes. The duration is the same for all subjects, and the dust is consumed when its magic takes effect. If a creature affected by the dust attacks or casts a spell, the invisibility ends for that creature.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Earworm </text:p>
          </table:table-cell>
          <table:table-cell office:value-type="string">
            <text:p>To attune to this symbiont, you must hold it against the skin behind your ear for the entire attunement period, whereupon it burrows into your head and bonds to your skull. While the earworm is inside you, you can speak, read, and write Deep Speech.S pells. The earworm has 4 charges. You can cast the following spells from it, expending the necessary number of charges (spell save DC 15): Detect Thoughts (2 charges) or Dissonant Whispers (1 charge). The earworm regains 1d4 expended charges daily at dawn.</text:p>
          </table:table-cell>
          <table:table-cell table:number-columns-repeated="2" office:value-type="string">
            <text:p>Y</text:p>
          </table:table-cell>
          <table:table-cell office:value-type="string">
            <text:p>Each time you use the earworm to cast the Detect Thought spell, it sends the information gleaned to the nearest daelkyr, or to the next nearest earworm until it reaches a daelkyr. Symbiotic Nature. The earworm can't be removed from you while you're attuned to it, and you can't voluntarily end your attunement to it. If you're targeted by a spell that ends a curse, your attunement to the earworm ends, and it exits your body.</text:p>
          </table:table-cell>
          <table:table-cell table:style-name="ce7" office:value-type="string">
            <text:p>3500gp</text:p>
          </table:table-cell>
          <table:table-cell table:number-columns-repeated="2"/>
        </table:table-row>
        <table:table-row table:style-name="ro5">
          <table:table-cell table:style-name="ce12" office:value-type="string">
            <text:p>Eldritch Claw Tattoo </text:p>
          </table:table-cell>
          <table:table-cell office:value-type="string">
            <text:p>Produced by a special needle, this magic tattoo depicts clawlike forms and other jagged shapes. 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Magical Strikes. While the tattoo is on your skin, your unarmed strikes are considered magical for the purpose of overcoming immunity and resistance to nonmagical attacks, and you gain a +1 bonus to attack and damage rolls with unarmed strikes. Eldritch Maul. As a bonus action, you can empower the tattoo for 1 minute. For the duration, each of your melee attacks with a weapon or an unarmed strike can reach a target up to 15 feet away from you, as inky tendrils launch toward the target. In addition, your melee attacks deal an extra 1d6 force damage on a hit. Once used, this bonus action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Elven Chain </text:p>
          </table:table-cell>
          <table:table-cell office:value-type="string">
            <text:p>(Chain Shirt) You gain a +1 bonus to AC while you wear this armor. You are considered proficient with this armor even if you lack proficiency with medium armor.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Empowered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When you roll damage for the spell, you can reroll up to three damage dice. You must use the new roll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Eversmoking Bottle </text:p>
          </table:table-cell>
          <table:table-cell office:value-type="string">
            <text:p>Smoke leaks from the lead-stoppered mouth of this brass bottle, which weighs 1 pound. When you use an action to remove the stopper, a cloud of thick smoke pours out in a 60-foot radius from the bottle. The cloud's area is heavily obscured. Each minute the bottle remains open and within the cloud, the radius increases by 10 feet until it reaches its maximum radius of 120 feet. The cloud persists as long as the bottle is open. Closing the bottle requires you to speak its command word as an action. Once the bottle is closed, the cloud disperses after 10 minutes. A moderate wind (11 to 20 miles per hour) can also disperse the smoke after 1 minute, and a strong wind (21 or more miles per hour) can do so after 1 roun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Eyes of Minute Seeing </text:p>
          </table:table-cell>
          <table:table-cell office:value-type="string">
            <text:p>These crystal lenses fit over the eyes. While wearing them, you can see much better than normal out to a range of 1 foot. You have advantage on Intelligence (Investigation) checks that rely on sight while searching an area or studying an object within that range.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Eyes of the Eagle </text:p>
          </table:table-cell>
          <table:table-cell office:value-type="string">
            <text:p>These crystal lenses fit over the eyes. While wearing them, you have advantage on Wisdom (Perception) checks that rely on sight. In conditions of clear visibility, you can make out details of even extremely distant creatures and objects as small as 2 feet acros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abulist Gem </text:p>
          </table:table-cell>
          <table:table-cell office:value-type="string">
            <text:p>This glittering red gem is commonly found embedded in a ring or brooch. While wearing the gem, you gain the following benefits. Counterfeit Coins. You can use your action to magically create a pile of coins, worth no more than 100 gp total, in an unoccupied space within 10 feet of yourself. The pile must appear on a surface that can support it. After 1 hour, the coins vanish, regardless of where they are. Once this action is used, it can’t be used again until the next dawn. Illusory Fashion. As a bonus action, you can magically change the appearance of your clothing and armor. You can change the style, color, and apparent quality of what you’re wearing, or you can make it appear as if you were wearing different garments entirely. In either case, the changes wrought by this magic fail to pass physical inspectio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ate Dealer's Deck +1</text:p>
          </table:table-cell>
          <table:table-cell office:value-type="string">
            <text:p>The backs of these cards are inscribed with glyphs representing the Inner Planes, the Outer Planes, or the holy symbols of various deities. While holding this deck, you can use it as a spellcasting focus, and you gain a bonus to spell attack rolls and to your spell save DC. The bonus is determined by the deck’s rarity. In addition, while you’re holding the deck, you can draw a card as an action to expend and roll one of your Hit Dice and add the deck’s bonus to the number rolled. One creature you can see within 30 feet of you either takes radiant damage or regains hit points (your choice) equal to the total.</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eather of Diatryma Summoning </text:p>
          </table:table-cell>
          <table:table-cell office:value-type="string">
            <text:p>This bright plume is made from the feather of a diatryma (pronounced dee-ah-TRY-mah), a Large, colorful, flightless bird native to the Underdark. If you use an action to speak the command word and throw the feather into a Large unoccupied space on the ground within 5 feet of you, the feather becomes a living diatryma for up to 6 hours, after which it reverts to its feather form. It reverts to feather form early if it drops to 0 hit points or if you use an action to speak the command word again while touching the bird. When the diatryma reverts to its feather form, the magic of the feather can't be used again until 7 days have passed. The diatryma uses the statistics of an axe beak, except that its beak deals piercing damage instead of slashing damage. The creature is friendly to you and your companions, and it can be used as a mount. It understands your languages and obeys your spoken commands. If you issue no commands, the diatryma defends itself but takes no other action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Field Healer's Pauldron </text:p>
          </table:table-cell>
          <table:table-cell office:value-type="string">
            <text:p>This iron pauldron bears a faded healer's emblem and holds up a rugged shoulder cape. When you roll a 1 or 2 on a die to restore hit points to a creature (including yourself), you can reroll the die and must use the new roll, even if the new roll is a 1 or a 2. In addition, once on each of your turns when you restore hit points to a creature using a spell of 1st level or higher, you can grant that creature the benefits of the bless spell until the start of your next turn. If the spell targets multiple creatures, you choose one of them to gain the benefit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Flame Tongue </text:p>
          </table:table-cell>
          <table:table-cell office:value-type="string">
            <text:p>(Any Sword) You can use a bonus action to speak this magic sword's command word, causing flames to erupt from the blade. These flames shed bright light in a 40-foot radius and dim light for an additional 40 feet. While the sword is ablaze, it deals an extra 2d6 fire damage to any target it hits. The flames last until you use a bonus action to speak the command word again or until you drop or sheathe the swor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20" office:value-type="string">
            <text:p><text:span text:style-name="T4">FoWP Bronze Griffon</text:span>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Bronze Griffon (Rare). This bronze statuette is of a griffon rampant. It can become a griffon for up to 6 hours. Once it has been used, it can't be used again until 5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FoWP Ebony Fly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Ebony Fly (Rare). This ebony statuette is carved in the likeness of a horsefly. It can become a giant fly for up to 12 hours and can be ridden as a mount. Once it has been used, it can't be used again until 2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oWP Golden Lions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Golden Lions (Rare). These gold statuettes of lions are always created in pairs. You can use one figurine or both simultaneously. Each can become a lion for up to 1 hour. Once a lion has been used, it can't be used again until 7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oWP Ivory Goats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Ivory Goats (Rare). These ivory statuettes of goats are always created in sets of three. Each goat looks unique and functions differently from the others. Their properties are as follows The goat of traveling can become a Large goat with the same statistics as a riding horse. It has 24 charges, and each hour or portion thereof it spends in beast form costs 1 charge. While it has charges, you can use it as often as you wish. When it runs out of charges, it reverts to a figurine and can't be used again until 7 days have passed, when it regains all its charges. The goat of travail becomes a giant goat for up to 3 hours. Once it has been used, it can't be used again until 30 days have passed. The goat of terror becomes a giant goat for up to 3 hours. The goat can't attack, but you can remove its horns and use them as weapons. One horn becomes a +1 lance, and the other becomes a +2 longsword. Removing a horn requires an action, and the weapons disappear and the horns return when the goat reverts to figurine form. In addition, the goat radiates a 30-foot-radius aura of terror while you are riding it. Any creature hostile to you that starts its turn in the aura must succeed on a DC 15 Wisdom saving throw or be frightened of the goat for 1 minute, or until the goat reverts to figurine form. The frightened creature can repeat the saving throw at the end of each of its turns, ending the effect on itself on a success. Once it successfully saves against the effect, a creature is immune to the goat's aura for the net 24 hours. Once the figurine has been used, it can't be used again until 15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FoWP Marble Elephant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Marble Elephant (Rare). This marble statuette is about 4 inches high and long. It can become an elephant for up to 24 hours. Once it has been used, it can't be used again until 7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oWP Onyx Dog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Onyx Dog (Rare). This onyx statuette of a dog can become a mastiff for up to 6 hours. The mastiff has an Intelligence of 8 and can speak Common. It also has darkvision out to a range of 60 feet and can see invisible creatures and objects within that range. Once it has been used, it can't be used again until 7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oWP Serpentine Owl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Serpentine Owl (Rare). This serpentine statuette of an owl can become a giant owl for up to 8 hours. Once it has been used, it can't be used again until 2 days have passed. The owl can telepathically communicate with you at any range if you and it are on the same plane of existenc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Frostbitten Buckler </text:p>
          </table:table-cell>
          <table:table-cell office:value-type="string">
            <text:p>This icy shield has 3 charges and regains all of them each day at dawn. When a creature you can see hits you with a melee attack, you can expend 1 of the shield’s charges as a reaction to deal 2d4 cold damage to the attacking creature. After the attack, you gain that same amount of cold damage as temporary hit points that last for up to 1 minute.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Gambler's Bow </text:p>
          </table:table-cell>
          <table:table-cell office:value-type="string">
            <text:p>(Any Bow) A red gaming die sits at each end of this bow's string. When you make a ranged attack roll with the bow, you can use a bonus action to magically give yourself advantage on the roll. If you roll the same number on both d20s, the attack is a critical hit. If you roll a 1 on any of the dice or if the attack misses, the next attack you make before the end of your next turn is made with disadvantage.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Gauntlets of Eldritch Ferocity </text:p>
          </table:table-cell>
          <table:table-cell office:value-type="string">
            <text:p>These leather gloves are protected with ancient stone plates inscribed with indecipherable runes. When you hit a target with the eldritch blast spell while wearing these gauntlets and roll damage, you can treat any 1 on a damage die as a 2. Additionally, while wearing these gauntlets, you can choose to create an additional beam of energy and make an extra attack whenever you cast eldritch blast. When you roll a 1 or 2 on an attack roll made with this extra beam, you take 3d12 necrotic damage, and until you finish a short or long rest, your hit point maximum is reduced by an amount equal to the necrotic damage you take. This necrotic damage ignores resistance and immunity, and if it reduces you to 0 hit points, you die.</text:p>
          </table:table-cell>
          <table:table-cell office:value-type="string">
            <text:p>Warlock</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Gauntlets of Flaming Fury </text:p>
          </table:table-cell>
          <table:table-cell office:value-type="string">
            <text:p>While you wear both of these steel gauntlets, any nonmagical weapon you grasp with either gauntlet is treated as a magic weapon. As a bonus action, you can use the gauntlets to cause magical flames to envelop one or two melee weapons in your grasp. Each flaming weapon deals an extra 1d6 fire damage on a hit. The flames last until you sheath or let go of either weapon. Once used, this property can't be used again until the nex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Gavel of the Venn Rune </text:p>
          </table:table-cell>
          <table:table-cell office:value-type="string">
            <text:p>This wooden gavel is small by giant reckoning but nearly the size of a warhammer in human hands. The venn (friend) rune is inscribed in mithral in the base of the haft. Among giants, this item is used as part of rituals to resolve disputes. The gavel has the following properties. Arbiter's Shield. At the start of every combat, attack rolls against you have disadvantage before the start of your first turn, provided that the gavel is on your person. Bond of Amity. As an action, you can use the gavel to strike a point on a hard surface. The first time in the next minute that a creature within 60 feet of that point deals damage to another creature with an attack that hits, the attacker takes psychic damage equal to half the damage it dealt to the target. Once you use this property, you can't use it again until you finish a long rest. Gift of Truth. You can transfer the gavel's magic to a place by tracing the venn rune on the ground with your finger. The point where you trace it becomes the center of a spherical area of magic that has a 30-foot radius and that is fixed to the place. The transfer takes 8 hours of work that requires the gavel to be within 5 feet of you. At the end, the gavel is destroyed, and the area gains the following property: Whenever a creature utters a lie while within the 30-foot-radius sphere, that creature takes 5 psychic damage and flinches visibly.</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Gi of Shifting Seasons </text:p>
          </table:table-cell>
          <table:table-cell office:value-type="string">
            <text:p>When found, this gi is gray with a large tree design at its bottom hem. When you attune to the gi, its color and tree design changes to resemble the current season: Winter (blue, leafless), Spring (green, pink blossoms), Summer (red, green leaves), or Autumn (Yellow, red leaves along the bottom hem). While the gi resembles a season, it gains the following respective benefits: Winter. You are immune to the effects of extreme cold, and whenever you hit a creature with one of the attacks granted by your Flurry of Blows, that creature's speed is reduced by 5 feet (to a minimum speed of 15 feet) until the start of your next turn. Spring. When the gi changes to this season, you gain 1d4 + 4 temporary hit points. In addition, when you use your Step of the Wind, your jump distance is tripled, instead of doubled, and you ignore the effects of difficult terrain until the end of your turn. Summer. You are immune to the effects of extreme heat, and whenever you hit a target with an unarmed strike, the target takes an additional 2 fire damage. If you are outside during the day, the target takes an additional 3 fire damage, instead. Autumn. You have advantage on Constitution saving throws. When you use your Patient Defense, creatures provoke an opportunity attack from you when they move within 5 feet of you until the start of your next turn. You can change the gi's season to another one of your choice by spending 1 minute in silent meditation. Alternatively, whenever you use an action, bonus action, or reaction to spend 1 or more ki points, you can choose to shift the gi's season by one, moving in chronological order. When you do, you choose whether to gain the season's benefits before or after the action. For example, if the gi is in Autumn and you spend 1 ki point to use Flurry of Blows, the gi can immediately change to represent Winter and grant the season's benefits to your Flurry of Blows.</text:p>
          </table:table-cell>
          <table:table-cell office:value-type="string">
            <text:p>Monk</text:p>
          </table:table-cell>
          <table:table-cell office:value-type="string">
            <text:p>N</text:p>
          </table:table-cell>
          <table:table-cell office:value-type="string">
            <text:p>N/A</text:p>
          </table:table-cell>
          <table:table-cell table:style-name="ce7" office:value-type="string">
            <text:p>3500gp</text:p>
          </table:table-cell>
          <table:table-cell/>
          <table:table-cell table:style-name="ce21"/>
        </table:table-row>
        <table:table-row table:style-name="ro5">
          <table:table-cell table:style-name="ce12" office:value-type="string">
            <text:p>Gloomwrought Armor </text:p>
          </table:table-cell>
          <table:table-cell office:value-type="string">
            <text:p>This intricate grayscale armor was forged in the Shadowfell and is infused with that plane’s gloom. While you’re wearing this armor, you have advantage on saving throws you make to avoid or end the frightened condition on yourself.T his armor has 3 charges. You can expend a charge to cast the Calm Emotions spell (save DC 15) from the armor. This armor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Gloves of Healing </text:p>
          </table:table-cell>
          <table:table-cell office:value-type="string">
            <text:p>These silken gloves enhance the rejuvenating power of healers and clerics. While wearing the gloves, whenever you cast a spell of 1st level or higher to restore hit points to one or more creatures, you can choose one target of the spell to regain additional hit points equal to your proficiency bonus. Alternatively, a creature can regain these additional hit points if you use a healer's kit to stabilize or restore hit points to it. Once a creature regains extra hit points in this way, it can't do so again until it finishes a short or long res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Gloves of Missile Snaring </text:p>
          </table:table-cell>
          <table:table-cell office:value-type="string">
            <text:p>These gloves seem to almost meld into your hands when you don them. When a ranged weapon attack hits you while you're wearing them, you can use your reaction to reduce the damage by 1d10 + your Dexterity modifier, provided that you have a free hand. If you reduce the damage to 0, you can catch the missile if it is small enough for you to hold in that hand.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Gloves of Swimming and Climbing </text:p>
          </table:table-cell>
          <table:table-cell office:value-type="string">
            <text:p>While wearing these gloves, climbing and swimming don't cost you extra movement, and you gain a +5 bonus to Strength (Athletics) checks made to climb or swim.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Glowrune Pigment </text:p>
          </table:table-cell>
          <table:table-cell office:value-type="string">
            <text:p>This set of 1d4 + 2 small paint pots contains pigments mixed from crushed luminescent gemstones. This magical paint bestows temporary magical gifts on creatures with runes drawn on their skin with this paint. One paint pot contains enough pigment to paint one rune. A creature can spend 10 minutes to paint one of the following runes onto itself or another creature: Journey Rune. Difficult terrain doesn’t cost the painted creature extra movement. Life Rune. The painted creature gains 10 temporary hit points and has advantage on death saving throws. Light Rune. The painted creature gains darkvision to a range of 30 feet. If the painted creature already has darkvision from another source, the range of its darkvision increases by 30 feet. Mountain Rune. The painted creature is immune to being knocked prone and has advantage on Strength and Constitution saving throws. Shield Rune. The painted creature has advantage on Dexterity saving throws against effects that deal damage. A creature can benefit from only one painted rune at a time, so a new rune painted on a creature has no effect unless the old one is removed first. The rune’s benefits last for 8 hours or until the painted creature uses its action to wipe away the run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Goggles of Night </text:p>
          </table:table-cell>
          <table:table-cell office:value-type="string">
            <text:p>While wearing these dark lenses, you have darkvision out to a range of 60 feet. If you already have darkvision, wearing the goggles increases its range by 60 feet.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Grasping Whip </text:p>
          </table:table-cell>
          <table:table-cell office:value-type="string">
            <text:p>(Whip) You gain a +1 bonus to attack and damage rolls made with this magic whip. When you hit a creature or object that is Large or smaller with this whip, you can pull that creature or object 5 feet toward you instead of dealing damage. Proficiency with a whip allows you to add your proficiency bonus to the attack roll for any attack you make with i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Guardian Emblem </text:p>
          </table:table-cell>
          <table:table-cell office:value-type="string">
            <text:p>This emblem is the symbol of a deity or a spiritual tradition. As an action, you can attach the emblem to a suit of armor or a shield or remove it. The emblem has 3 charges. When you or a creature you can see within 30 feet of you suffers a critical hit while you're wearing the armor or wielding the shield that bears the emblem, you can use your reaction to expend 1 charge to turn the critical hit into a normal hit instead. The emblem regains all expended charges daily a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Gulthias Staff </text:p>
          </table:table-cell>
          <table:table-cell office:value-type="string">
            <text:p>Made from the branch of a Gulthias tree (see the blights entry in the Monster Manual), a Gulthias staff is a spongy, black length of wood. Its evil makes beasts visibly uncomfortable while within 30 feet of it. The staff has 10 charges and regains 1d6 + 4 of its expended charges daily at dusk. If the staff is broken or burned to ashes, its wood releases a terrible, inhuman scream that can be heard out to a range of 300 feet. All blights that can hear the scream immediately wither and die. Vampiric Strike. The staff can be wielded as a magic quarterstaff. On a hit, it deals damage as a normal quarterstaff, and you can expend 1 charge to regain a number of hit points equal to the damage dealt by the weapon. Each time a charge is spent, red blood oozes from the staff's pores, and you must succeed on a DC 12 Wisdom saving throw or be afflicted with short-term madness (see "Madness" in chapter 8 of the Dungeon Master's Guide). Blight Bane. While you are attuned to the staff, blights and other evil plant creatures don't regard you as hostile unless you harm them.</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Hat of Disguise </text:p>
          </table:table-cell>
          <table:table-cell office:value-type="string">
            <text:p>While wearing this hat, you can use an action to cast the Disguise Self spell from it at will. The spell ends if the hat is removed.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Healer's Voice </text:p>
          </table:table-cell>
          <table:table-cell office:value-type="string">
            <text:p>This silver and gold necklace hums with a healing energy when you speak certain arcane words. Whenever you cast the healing word or mass healing word spell, you can grant one target of the spell 4 temporary hit points for each d4 that rolled a 4. If you roll a 1 on a d4, you can reroll the die. You must use the new roll. In addition, whenever you make an ability check to calm, heal, or otherwise soothe another creature, you can roll a d4 and add it to the total. Once this property of the necklace has been used, it can't be used again until you or another creature has cast healing word or mass healing word while wearing the necklac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Heavenly Chalice </text:p>
          </table:table-cell>
          <table:table-cell office:value-type="string">
            <text:p>This golden goblet is ornamented with 4 glimmering gems and stripes of jet and ivory. It weighs 2 pounds and can hold the contents of one potion. When a potion of healing (of any rarity) is poured into the cup, a cleric, paladin, or other creature with a magical connection to a celestial can spend 1 minute reciting a prayer over it. At the end of the prayer, the potion becomes sanctified and begins to glow with a calming blue light. When a potion of healing becomes sanctified, it creates a pool of hit points equal to the maximum number of potential regained hit points possible for that potion. When a creature drinks from a sanctified potion of healing, that creature can restore a number of hit points of its choice, up to the maximum amount remaining in the pool. When the pool is reduced to 0 hit points, the potion is gone. A potion remains sanctified for 24 hours or until it's spilled or poured into another vessel. Once this property of the goblet has been used, it can't be used again for 24 hour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Heightened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Choose one creature affected by the spell. That creature has disadvantage on the first saving throw it makes against the spel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Helm of Comprehending Languages </text:p>
          </table:table-cell>
          <table:table-cell office:value-type="string">
            <text:p>While wearing this helm, you can use an action to cast the Comprehend Languages spell from it at will.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Hero's Cookbook </text:p>
          </table:table-cell>
          <table:table-cell office:value-type="string">
            <text:p>In the front of this well-worn book is a magical incantation. Reciting the incantation reveals that it's a song to cook to, and follows a catchy melody. The rest of the book is filled with various persons' handwritten recipes and scrawled notes, which all include some form of meat from a creature they'd slain. You can refer to the book's writings to gain a +3 bonus to any check made using cook's utensils. Alternatively, you can recite the incantation while you cook a recipe from the book. The resulting dish must include meat from either an aberration, beast, dragon, or monstrosity. It takes 1 hour to cook a dish, which creates a number of rations equal to four times the number of pounds of meat you cooked (to a maximum of 12 rations). If the cooked creature had a challenge rating of 1 or more, a creature that eats one of the rations in full gains a +1 bonus to attack and damage rolls made against creatures of the cooked one's type for 8 hours or until the next time it eats a ration. If a ration isn't eaten within 24 hours, it loses this effect. Once this property of the book has been used,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Heward's Handy Haversack </text:p>
          </table:table-cell>
          <table:table-cell office:value-type="string">
            <text:p>This backpack has a central pouch and two side pouches, each of which is an extradimensional space. Each side pouch can hold up to 20 pounds of material, not exceeding a volume of 2 cubic feet. The large central pouch can hold up to 8 cubic feet or 80 pounds of material. The backpack always weighs 5 pounds, regardless of its contents. Placing an object in the haversack follows the normal rules for interacting with objects. Retrieving an item from the haversack requires you to use an action. When you reach into the haversack for a specific item, the item is always magically on top. The haversack has a few limitations. If it is overloaded, or if a sharp object pierces it or tears it, the haversack ruptures and is destroyed. If the haversack is destroyed, its contents are lost forever, although an artifact always turns up again somewhere. If the haversack is turned inside out, its contents spill forth, unharmed, and the haversack must be put right before it can be used again. If a breathing creature is placed within the haversack, the creature can survive for up to 10 minutes, after which time it begins to suffocate.P lacing the haversack inside an extradimensional space created by a Bag of Holding, Portable Hole, or similar item instantly destroys both items and opens a gate to the Astral Plane. The gate originates where the one item was placed inside the other. Any creature within 10-feet of the gate is sucked through it and deposited in a random location on the Astral Plane. The gate then closes. The gate is one-way only and can't be reopen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Horn of Blasting </text:p>
          </table:table-cell>
          <table:table-cell office:value-type="string">
            <text:p>You can use an action to speak the horn's command word and then blow the horn, which emits a thunderous blast in a 30-foot cone that is audible 600 feet away. Each creature in the cone must make a DC 15 Constitution saving throw. On a failed save, a creature takes 5d6 thunder damage and is deafened for 1 minute. On a successful save, a creature takes half as much damage and isn't deafened. Creatures and objects made of glass or crystal have disadvantage on the saving throw and take 10d6 thunder damage instead of 5d6. Each use of the horn's magic has a 20 percent chance of causing the horn to explode. The explosion deals 10d6 fire damage to the blower and destroys the hor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Horn of Valhalla (Silver)</text:p>
          </table:table-cell>
          <table:table-cell office:value-type="string">
            <text:p>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 Four types of horn of Valhalla are known to exist, each made of a different metal. The horn's type determines how many berserkers answer its summons, as well as the requirement for its use. 2D4+2, no requirement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Horseshoes of a Zephyr </text:p>
          </table:table-cell>
          <table:table-cell office:value-type="string">
            <text:p>These iron horseshoes come in a set of four. While all four shoes are affixed to the hooves of a horse or similar creature, they allow the creature to move normally while floating 4 inches above the ground. This effect means the creature can cross or stand above nonsolid or unstable surfaces, such as water or lava. The creature leaves no tracks and ignores difficult terrain. In addition, the creature can move at normal speed for up to 12 hours a day without suffering exhaustion from a forced march.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House Of Cards </text:p>
          </table:table-cell>
          <table:table-cell office:value-type="string">
            <text:p>This deck of cards is decorated with geometric shapes that have a protective motif. While you’re holding the deck, you can use an action to shuffle it and cause the cards to deal themselves out and transform into a shelter made of cards. The shelter can be shaped however you desire, but it must fit in a 40-foot cube centered on a point within 30 feet of you. The shelter has one door and up to four windows, and only you can open or close them. It has a floor and a roof, and it maintains a comfortable temperature inside. The shelter has AC 15, 50 hit points, and immunity to poison and psychic damage. The shelter lasts for 24 hours, until you dismiss it as an action, or until it is reduced to 0 hit points. When the shelter’s duration ends, it transforms back into a deck of cards and appears in your hand. Once the deck has transformed into a shelter,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ggwylv's Horn </text:p>
          </table:table-cell>
          <table:table-cell office:value-type="string">
            <text:p>You can use an action to blow this horn to cast one of the following spells from it: Arms of Hadar, Fog Cloud, Gust of Wind, or Web. If the spell requires a saving throw, the spell save DC is 13. Once the horn has been used to cast a spell, it can’t be used to cast that spell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Insatiable Tome </text:p>
          </table:table-cell>
          <table:table-cell office:value-type="string">
            <text:p>This large, ragged tome weighs 12 pounds and has up to one thousand blank vellum pages inside it. The tome is magical and devours any smaller nonmagical book or document placed next to it with rows of hidden teeth over the course of 1 minute. After the tome has eaten a book, you can use an action to speak the tome's command word, followed by the name of a book or document it's eaten, to cause the previously destroyed contents to appear on the blank pages of the book. The contents are magically printed on the tome's pages in the same language or cipher they were originally written in and remain until you speak the tome’s command word again to erase them or replace them with another document's contents. The tome dislikes the taste of magic. Any swallowed pages containing spells, magical sigils, or arcane scrolls are harmlessly spat back out by the tome. However, any notes, spells, or magical sigils that are written in the tome (instead of having been eaten by it) can be recalled if they're either dated, labeled, or titled. Written commentary, notes, and other such addenda to documents within the tome are saved by it and appear whenever the document is recalled agai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Insignia of Claws </text:p>
          </table:table-cell>
          <table:table-cell office:value-type="string">
            <text:p>The jewels in this insignia of the Cult of the Dragon flare with purple light when you enter combat, empowering your natural fists or natural weapons. While wearing the insignia, you gain a +1 bonus to the attack rolls and the damage rolls you make with unarmed strikes and natural weapons. Such attacks are considered to be magic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oun Stone (Awareness)</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can't be surprised while this dark blue rhomboid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Ioun Stone (Historical Knowledg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proficiency in the History skill, or a +1 bonus to checks with that skill if already proficient, while this polished, steely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oun Stone (Language Knowledg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are fluent in one additional language while this pulsating bit of red jeweled crystal orbits your head. The DM chooses the language bestowed by the ston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oun Stone (Natural Knowledg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proficiency in the Nature skill, or a +1 bonus to checks with that skill if already proficient, while this burnished, brassy ston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Ioun Stone (Religious Knowledg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proficiency in the Religion skill, or a +1 bonus to checks with that skill if already proficient, while this tiny golden gem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oun Stone (Supreme Intellect)</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a +1 bonus to Intelligence checks while this faceted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Kagonesti Forest Shroud </text:p>
          </table:table-cell>
          <table:table-cell office:value-type="string">
            <text:p>This cloak appears to be made of autumnal leaves woven together. While you wear this cloak, you have advantage on Dexterity (Stealth) checks, and you can use a bonus action to magically teleport, along with any equipment you are wearing or carrying, to an unoccupied space you can see within 30 feet of yourself. You then have advantage on the next attack roll you make before the end of the turn. Once this bonus action is used, it can't be used again until the nex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Mariner's Armor </text:p>
          </table:table-cell>
          <table:table-cell office:value-type="string">
            <text:p>(Any Armor) While wearing this armor, you have a swimming speed equal to your walking speed. In addition, whenever you start your turn underwater with 0 hit points, the armor causes you to rise 60 feet toward the surface. The armor is decorated with fish and shell motif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Medallion of Thoughts </text:p>
          </table:table-cell>
          <table:table-cell office:value-type="string">
            <text:p>The medallion has 3 charges. While wearing it, you can use an action and expend 1 charge to cast the Detect Thoughts spell (save DC 13) from it. The medallion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Mind Blade </text:p>
          </table:table-cell>
          <table:table-cell office:value-type="string">
            <text:p>(Any Sword) Mind flayers can turn any nonmagical sword into a mind blade. Only one creature can attune to it: either a specific mind flayer or one of its thralls. In the hands of any other creature, the mind blade functions as a normal sword of its kind. In the hands of its intended wielder, the mind blade is a magic weapon that deals an extra 2d6 psychic damage to any target it hits. </text:p>
          </table:table-cell>
          <table:table-cell office:value-type="string">
            <text:p>Specific Individual</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Mind Lash </text:p>
          </table:table-cell>
          <table:table-cell office:value-type="string">
            <text:p>(Whip) In the hands of a creature other than a mind flayer, a mind lash functions as a normal whip. In the hands of an illithid, this magic weapon strips away a creature's will to survive as it also strips away flesh, dealing an extra 2d4 psychic damage to any target it hits. Any creature that takes psychic damage from the mind lash must also succeed on a DC 15 Wisdom saving throw or have disadvantage on Intelligence, Wisdom, and Charisma saving throws for 1 minute. The creature can repeat the saving throw at the end of each of its turns, ending the effect on itself on a success. </text:p>
          </table:table-cell>
          <table:table-cell office:value-type="string">
            <text:p>Specific Individual</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Mistwalker Armor </text:p>
          </table:table-cell>
          <table:table-cell office:value-type="string">
            <text:p>(Leather Armor) This dark leather armor releases thin wisps of fog from its seams. While wearing this armor, you can use an action to cast the fog cloud spell (2nd-level version) from it. Once this property of the armor has been used, it can't be used again until the next dawn. In addition, fog doesn't obscure your vision, and while you're in opaque fog, you can use your movement to teleport to an unoccupied space that you can see in the fog. Doing so costs an amount of movement equal to the distance you telepor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Needle of Mending </text:p>
          </table:table-cell>
          <table:table-cell office:value-type="string">
            <text:p>(Dagger) This weapon is a magic dagger disguised as a sewing needle. When you hold it and use a bonus action to speak its command word, it transforms into a dagger or back into a needle. You gain a +1 bonus to attack and damage rolls made with the dagger. While holding it, you can use an action to cast the Mending cantrip from i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Night Caller </text:p>
          </table:table-cell>
          <table:table-cell office:value-type="string">
            <text:p>This whistle is carved from transparent crystal, and it resembles a tiny dragon curled up like a snail. The name Night Caller is etched on the whistle in Dwarvish runes. If a character succeeds on a DC 20 Intelligence (Arcana or History) check, the character recalls lore that says the duergar made several such whistles for various groups in an age past.I f you blow the whistle in darkness or under the night sky, it allows you to cast the Animate Dead spell. The target can be affected through up to 10 feet of soft earth or similar material, and if it is, it takes 1 minute to claw its way to the surface to serve you. Once the whistle has animated an undead creature, it can't do so again until 7 days have passed. Once every 24 hours, you can blow the whistle to reassert control over one or two creatures you animated with i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Night Owl's Half-Moon Spectacles </text:p>
          </table:table-cell>
          <table:table-cell office:value-type="string">
            <text:p>While attuned to these darkened, horned spectacles, you gain the following benefits: You can use an action while wearing the glasses to cast the comprehend languages spell from them. The spell ends early if you remove them. At the start of a long rest, you can place the glasses next to a book or stack of parchment, such as on a desk, to create a spectral copy of yourself. The copy appears after 10 minutes, sheds dim light in a 5-foot radius, and remains for the duration of the rest or until the glasses are moved or you move more than 30 feet away from them. It can perform light activity within the glasses' space, such as reading, writing, or copying spells into your spellbook, provided it has all the materials necessary to do so. You decide what the copy does at the start of the long rest. The copy can't speak, hear, or see anything outside of its space. When you finish the long rest, you learn any information the copy read or wrote about over the course of the res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Nolzur's Marvelous Pigments </text:p>
          </table:table-cell>
          <table:table-cell office:value-type="string">
            <text:p>Typically found in 1d4 pots inside a fine wooden box with a brush (weighing 1 pound in total), these pigments allow you to create three-dimensional objects by painting them in two dimensions. The paint flows from the brush to form the desired object as you concentrate on its image. Each pot of paint is sufficient to cover 1,000 square feet of a surface, which lets you create inanimate objects or terrain features-such as a door, a pit, flowers, trees, cells, rooms, or weapons- that are up to 10,000 cubic feet. It takes 10 minutes to cover 100 square feet. When you complete the painting, the object or terrain feature depicted becomes a real, nonmagical object. Thus, painting a door on a wall creates an actual door that can be opened to whatever is beyond. Painting a pit on a floor creates a real pit, and its depth counts against the total area of objects you create. Nothing created by the pigments can have a value greater than 25 gp. If you paint an object of greater value (such as a diamond or a pile of gold), the object looks authentic, but close inspection reveals it is made from paste, bone, or some other worthless material. If you paint a form of energy such as fire or lightning, the energy appears but dissipates as soon as you complete the painting, doing no harm to anything.</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Oathbow </text:p>
          </table:table-cell>
          <table:table-cell office:value-type="string">
            <text:p>(Longbow) When you nock an arrow on this bow, it whispers in Elvish, "Swift defeat to my enemies." When you use this weapon to make a ranged attack, you can, as a command phrase, say, "Swift death to you who have wronged me." The target of your attack becomes your sworn enemy until it dies or until dawn seven days later. You can have only one such sworn enemy at a time. When your sworn enemy dies, you can choose a new one after the next dawn. When you make a ranged attack roll with this weapon against your sworn enemy, you have advantage on the roll. In addition, your target gains no benefit from cover, other than total cover, and you suffer no disadvantage due to long range. If the attack hits, your sworn enemy takes an extra 3d6 piercing damage. While your sworn enemy lives, you have disadvantage on attack rolls with all other weapon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Ouroboros Ring </text:p>
          </table:table-cell>
          <table:table-cell office:value-type="string">
            <text:p>A silver serpent twists around itself three times to form the shape of this ring. Its tail is bitten by its jeweled head. While wearing the ring, when a creature that you can see (including yourself) rolls a d20, you can use your reaction to speak the ring's command word and roll a d8. You make this decision after knowing the result of the roll, but before the GM declares the outcome. When you do, you alter the number rolled on the d20, before any modifiers are added to it. You can choose to either add or subtract the number you rolled on the d8 to or from the d20. The d20 is treated as if it had originally rolled the altered number. If the d8 would cause the number rolled on the d20 to be greater than 20 or less than 1, continue to count up or down as though the next number after 20 were 1, or the number below 1 were 20. For example, a creature rolls a 19 on its d20 for an attack roll against you, before any modifiers are added to the roll. You use your reaction to roll a 4 on the d8 and add it to the 19, causing the d20 to be treated as if it had rolled a 3. Once this property of the ring has been used,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Pearl of Power </text:p>
          </table:table-cell>
          <table:table-cell office:value-type="string">
            <text:p>While this pearl is on your person, you can use an action to speak its command word and regain one expended spell slot. If the expended slot was of 4th level or higher, the new slot is 3rd level. Once you have used the pearl, it can't be used again until the next dawn.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Philter of Love </text:p>
          </table:table-cell>
          <table:table-cell office:value-type="string">
            <text:p>The next time you see a creature within 10 minutes after drinking this philter, you become charmed by that creature for 1 hour. If the creature is of a species and gender you are normally attracted to, you regard it as your true love while you are charmed. This potion's rose-hued, effervescent liquid contains one easy-to-miss bubble shaped like a heart.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Plate Of Knight's Fellowship </text:p>
          </table:table-cell>
          <table:table-cell office:value-type="string">
            <text:p>This gleaming set of silver-and-gold plate armor never tarnishes. While wearing this armor, you can use a bonus action to summon the spirit of a warrior to your aid. The spirit’s corporeal form manifests in an unoccupied space of your choice within 30 feet of you, and it uses the knight stat block. The spirit disappears when it drops to 0 hit points or after 1 minute, whichever comes first. The spirit is an ally to you and your companions. In combat, the spirit shares your initiative count but takes its turn immediately after yours. The spirit obeys your commands (no action required by you); if you don’t issue any commands, the spirit takes the Dodge action and uses its movement to avoid danger. Once this bonu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Potion of Frost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3</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Potion of Invulnerability </text:p>
          </table:table-cell>
          <table:table-cell office:value-type="string">
            <text:p>For 1 minute after you drink this potion, you have resistance to all damage. The potion's syrupy liquid looks like liquified iron.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Potion of Mind Control (Beast)</text:p>
          </table:table-cell>
          <table:table-cell office:value-type="string">
            <text:p>When you drink, you can cast Dominate Beast (save DC 15) on a specific creature if you do so before the end of your next turn. If you don't, the potion is wasted. If the target's initial saving throw fails, the effect lasts for 1 hour, with no concentration required on your part. The charmed creature has disadvantage on new saving throws to break the effect during this tim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Potion of Stone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3</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Professor Orb </text:p>
          </table:table-cell>
          <table:table-cell office:value-type="string">
            <text:p>A professor orb is a smooth 5-pound sphere of smoky gray quartz about the size of a grapefruit. Close examination reveals two or more pinpricks of silver light coming from deep inside the sphere. The orb is sentient and has the personality of a scholar. Its alignment is determined by rolling on the alignment table in the "Sentient Magic Items" section in the Dungeon Master's Guide. Regardless of its alignment, the orb has an Intelligence of 18, and Wisdom and Charisma scores determined by rolling 3d6 for each ability. The orb speaks, reads, and understands four languages, and it can see and hear normally out to a range of 60 feet. Unlike most other sentient items, the orb has no goals of its own and can't initiate a conflict with the creature in possession of it. The orb has extensive knowledge of four narrow academic subjects. When making an Intelligence check to recall lore from any of its areas of expertise, the orb has a +9 bonus to its roll (including its Intelligence modifier). In addition to the knowledge it possesses, the orb can cast the Mage Hand cantrip at will. It uses the spell only to transport itself. Its spellcasting ability is Intelligence. Professor Skant. The professor orb owned by Vellynne Harpell and stolen by Nass Lantomir calls itself Professor Skant. It is lawful good, and it has a Wisdom of 11 and a Charisma of 9. It speaks and reads Common, Draconic, Elvish, and Loross (the dead language of the Empire of Netheril). Professor Skant is a chatterbox and assumes all humanoids are dunderheads. When elaborating on its areas of expertise, it adopts an unintentionally patronizing tone. It has the following four areas of expertise: The history of Netheril Vampirism and the traits of vampires Rituals surrounding the making, bottling, and drinking of Elverquisst (a rare, ruby-colored elven liquor distilled from sunshine and rare summer fruits)The tarrasque (see the Monster Manu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Quaal's Feather Token (Swan Boat)</text:p>
          </table:table-cell>
          <table:table-cell office:value-type="string">
            <text:p>This tiny object looks like a feather. Different types of feather tokens exist, each with a different single-use effect. You can use an action to touch the token to a body of water at least 60 feet in diameter. The token disappears, and a 50-foot-long, 20-foot-wide boat shaped like a swan takes its place. The boat is self-propelled and moves across water at a speed of 6 miles per hour. You can use an action while on the boat to command it to move or to turn up to 90 degrees. The boat can carry up to thirty-two Medium or smaller creatures. A Large creature counts as four Medium creatures, while a Huge creature counts as nine. The boat remains for 24 hours and then disappears. You can dismiss the boat as an actio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Quaal's Feather Token (Tree)</text:p>
          </table:table-cell>
          <table:table-cell office:value-type="string">
            <text:p>This tiny object looks like a feather. Different types of feather tokens exist, each with a different single-use effect. You must be outdoors to use this token. You can use an action to touch it to an unoccupied space on the ground. The token disappears, and in its place a nonmagical oak tree springs into existence. The tree is 60 feet tall and has a 5-foot-diameter trunk, and its branches at the top spread out in a 20-foot radiu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Quick Change Ring </text:p>
          </table:table-cell>
          <table:table-cell office:value-type="string">
            <text:p>This ring grows and shrinks to fit its wearer, but always seems slightly large for the finger it's on. The ring has an extradimensional space inside it dedicated to carrying armor. You can magically bind one set of unworn light, medium, or heavy armor to this extradimensional space over the course of 1 hour by resting the ring on top of the armor. Only one suit of armor can be bound to the ring's extradimensional space. Binding a second suit breaks the bond with the first one, causing it to be forced from the extradimensional space and appear in an unoccupied space within 5 feet of the ring. While wearing the ring, you're considered to be within 100 feet of any armor stored inside its extradimensional space. While wearing this ring, you can use an action to speak its command word and touch a suit of bound armor, even if you're wearing it, to shunt it into the ring's extradimensional space. Speaking the command word again while the armor is in this extradimensional space causes you to magically don the armor, adjusting to fit you as needed, or causes it to appear at your feet (your choice). If you're already wearing a suit of armor when you don one in this way, the bound armor appears at your feet instead. If the armor would magically prevent you from doffing it, this property of the ring has no effect. You can create an instantaneous, harmless sensory effect when you don or doff a suit of armor with the ring in this way, such as a shower of sparks, a puff of wind, faint musical notes, or an odd odor.</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Quiver of Ehlonna </text:p>
          </table:table-cell>
          <table:table-cell office:value-type="string">
            <text:p>Each of the quiver's three compartments connects to an extradimensional space that allows the quiver to hold numerous items while never weighing more than 2 pounds. The shortest compartment can hold up to sixty arrows, bolts, or similar objects. The midsize compartment holds up to eighteen javelins or similar objects. The longest compartment holds up to six long objects, such as bows, quarterstaffs, or spears. You can draw any item the quiver contains as if doing so from a regular quiver or scabbar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eincarnation Dust </text:p>
          </table:table-cell>
          <table:table-cell office:value-type="string">
            <text:p>When this small pouch of purple dust is sprinkled on a dead humanoid or a piece of a dead humanoid, the dust is absorbed by the remains. If willing, the dead creature returns to life with a new body as if the Reincarnate spell had been cast on the remain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Rhythm Maker's Drum +1</text:p>
          </table:table-cell>
          <table:table-cell office:value-type="string">
            <text:p>While holding this drum, you gain a bonus to spell attack rolls and to the saving throw DCs of your bard spells. The bonus is determined by the drum's rarity. As an action, you can play the drum to regain one use of your Bardic Inspiration feature. This property of the drum can't be used again until the next dawn.</text:p>
          </table:table-cell>
          <table:table-cell office:value-type="string">
            <text:p>Bard</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Ring of Feather Falling </text:p>
          </table:table-cell>
          <table:table-cell office:value-type="string">
            <text:p>When you fall while wearing this ring, you descend 60 feet per round and take no damage from falling.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ing of Healer's Heroism </text:p>
          </table:table-cell>
          <table:table-cell office:value-type="string">
            <text:p>When you use an action to restore hit points to a creature other than yourself while wearing this winged ring, you become infused with heroism. You gain temporary hit points equal to your spellcasting modifier, and until the end of your next turn, you are immune to being frightened.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Ring of Jumping </text:p>
          </table:table-cell>
          <table:table-cell office:value-type="string">
            <text:p>While wearing this ring, you can cast the Jump spell from it as a bonus action at will, but can target only yourself when you do so.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ing of Shooting Stars </text:p>
          </table:table-cell>
          <table:table-cell office:value-type="string">
            <text:p>While wearing this ring in dim light or darkness, you can cast Dancing Lights and Light from the ring at will. Casting either spell from the ring requires an action. The ring has 6 charges for the following other properties. The ring regains 1d6 expended charges daily at dawn. Faerie Fire. You can expend 1 charge as an action to cast Faerie Fire from the ring. Ball Lightning. You can expend 2 charges as an action to create one to four 3-foot-diameter spheres of lightning. The more spheres you create, the less powerful each sphere is individually. Each sphere appears in an unoccupied space you can see within 120 feet of you. The spheres last as long as you concentrate (as if concentrating on a spell), up to 1 minute. Each sphere sheds dim light in a 30-foot radius. As a bonus action, you can move each sphere up to 30 feet, but no farther than 120 feet away from you. When a creature other than you comes within 5 feet of a sphere, the sphere discharges lightning at that creature and disappears. That creature must make a DC 15 Dexterity saving throw. On a failed save, the creature takes lightning damage based on the number of spheres you created. 4- 2d4, 3- 2d6, 2- 5d4, 1- 4d12. Shooting Stars. You can expend 1 to 3 charges as an action. For every charge you expend, you launch a glowing mote of light from the ring at a point you can see within 60 feet of you. Each creature within a 15-foot cube originating from that point is showered in sparks and must make a DC 15 Dexterity saving throw. taking 5d4 fire damage on a failed save, or half as much damage on a successful on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Ring of Swimming </text:p>
          </table:table-cell>
          <table:table-cell office:value-type="string">
            <text:p>You have a swimming speed of 40 feet while wearing this ring.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Ring of the Ram </text:p>
          </table:table-cell>
          <table:table-cell office:value-type="string">
            <text:p>The ring has 3 charges, and to regains 1d3 expended charges daily at dawn. While wearing the ring, you can use an action to expend 1 to 3 of its charges to make a ranged spell attack against one creature you can see within 60 feet of you. The ring produces a spectral ram's head and makes its attack roll with a +7 bonus. On a hit, for each charge you spend, the target takes 2d10 force damage and is pushed 5 feet away from you. Alternatively, you can expend 1 to 3 of the ring's charges as an action to try to break an object you can see within 60 feet of you that isn't being worn or carried. The ring makes a Strength check with a +5 bonus for each charge you spen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Ring of Water Walking </text:p>
          </table:table-cell>
          <table:table-cell office:value-type="string">
            <text:p>While wearing this ring, you can stand on and move across any liquid surface as if it were solid ground.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Ring of X-Ray Vision </text:p>
          </table:table-cell>
          <table:table-cell office:value-type="string">
            <text:p>While wearing this ring, you can use an action to speak its command word. When you do so, you can see into and through solid matter for 1 minute. This vision has a radius of 30 feet. To you, solid objects within that radius appear transparent and don't prevent light from passing through them. The vision can penetrate 1 foot of stone, 1 inch of common metal, or up to 3 feet of wood or dirt. Thicker substances block the vision, as does a thin sheet of lead. Whenever you use the ring again before taking a long rest, you must succeed on a DC 15 Constitution saving throw or gain one level of exhaustio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iptide Katana </text:p>
          </table:table-cell>
          <table:table-cell office:value-type="string">
            <text:p>(Longsword) This item appears to be a longsword hilt. While grasping the hilt, you can use a bonus action to cause a blade of silently churning water to spring into existence, or make the blade disappear. While the blade exists, this magic longsword has the finesse property. Despite the nature of this watery blade, it cuts through material like any other sword. A fire elemental or similar creature made of fire that's hit with the weapon takes an extra 5 cold damage from the attack. While the weapon is on your person, you have a swimming speed of 30 feet. If you make an attack with the weapon while underwater, you're considered to have a reach of 15 feet with the attack. In addition, the first time on each of your turns when you hit an underwater creature with this weapon, you can choose to move it 5 feet in any directio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obe of Scintillating Colors </text:p>
          </table:table-cell>
          <table:table-cell office:value-type="string">
            <text:p>This robe has 3 charges, and it regains 1d3 expended charges daily at dawn. While you wear it, you can use an action and expend 1 charge to cause the garment to display a shifting pattern of dazzling hues until the end of your next turn. During this time, the robe sheds bright light in a 30-foot radius and dim light for an additional 30 feet. Creatures that can see you have disadvantage on attack rolls against you. In addition, any creature in the bright light that can see you when the robe's power is activated must succeed on a DC 15 Wisdom saving throw or become stunned until the effect end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Robe of Serpents </text:p>
          </table:table-cell>
          <table:table-cell office:value-type="string">
            <text:p>A Robe of Serpents is a stylish silk garment that is popular among wealthy nobles and retired assassins. The robe is emblazoned with 1d4 + 3 stylized serpents, all brightly colored. As a bonus action on your turn, you can transform one of the robe's serpents into a giant poisonous snake. The snake instantly falls from the robe, slithers into an unoccupied space next to you, and acts on your initiative count. The snake can tell friendly creatures from hostile ones and attacks the latter. The snake disappears in a harmless puff of smoke after 1 hour, when it drops to 0 hit points, or when you dismiss it (no action required). Once detached, a snake can't return to the robe. When all of the robe's snakes have detached, the robe becomes a nonmagical garmen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Robe of Useful Items </text:p>
          </table:table-cell>
          <table:table-cell office:value-type="string">
            <text:p>This robe has cloth patches of various shapes and colors covering it. While wearing the robe. you can use an action to detach one of the patches, causing it to become the object or creature it represents. Once the last patch is removed, the robe becomes an ordinary garment. The robe has two of each of the following patches: Dagger Bullseye lantern (filled and lit) Steel mirror 10-foot pole Hempen rope (50 feet, coiled) Sack In addition, the robe has 4d4 other patches. The DM chooses the patches or determines them randomly. 1-8: bag of 100gp, 9-15: Silver coffer (1 foot long, 6 inches wide and deep) worth 500 gp, 16-22: Iron door (up to 10 feet wide and 10 feet high , barred on one side of your choice), which you can place in an opening you can reach; it conforms to fit the opening, attaching and hinging itself, 23-30: 10 gems worth 100 gp each, 31-44: Wooden ladder (24 feet long), 45-51: A riding horse with saddle bags (see the Monster Manual for statistics), 52-59: Pit (a cube 10 feet on a side), which you can place on the ground within 10 feet of you, 60-68: 4 potions of healing, 69-75: Rowboat (12 feet long), 76-83: Spell scroll containing one spell of 1st to 3rd level, 84-90: 2 mastiffs (see the Monster Manual for statistics), 91-96: Window (2 feet by 4 feet, up to 2 feet deep), which you can place on a vertical surface you can reach, 97-100: Portable ram</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Rod of Retribution </text:p>
          </table:table-cell>
          <table:table-cell office:value-type="string">
            <text:p>This adamantine rod is tipped with a glowing crystalline eye. The rod has 3 charges and regains all its expended charges daily at dawn. When a creature you can see within 60 feet of you damages you while you are holding this rod, you can use your reaction to expend 1 of the rod's charges to force the creature to make a DC 13 Dexterity saving throw. The creature takes 2d10 lightning damage on a failed save, or half as much damage on a successful on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table-cell table:style-name="ce21"/>
        </table:table-row>
        <table:table-row table:style-name="ro5">
          <table:table-cell table:style-name="ce14" office:value-type="string">
            <text:p>Rod of the Pact Keeper +1</text:p>
          </table:table-cell>
          <table:table-cell office:value-type="string">
            <text:p>While holding this rod, you gain a bonus to spell attack rolls and to the saving throw DCs of your warlock spells. This bonus is determined by the rod's rarity. In addition, you can regain one warlock spell slot as an action while holding the rod. You can't use this property again until you finish a long rest.</text:p>
          </table:table-cell>
          <table:table-cell office:value-type="string">
            <text:p>Warlock</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Rope of Climbing </text:p>
          </table:table-cell>
          <table:table-cell office:value-type="string">
            <text:p>This 60-foot length of silk rope weighs 3 pounds and can hold up to 3,000 pounds. If you hold one end of the rope and use an action to speak the command word, the rope animates. As a bonus action, you can command the other end to move toward a destination you choose. That end moves 10 feet on your turn when you first command it and 10 feet on each of your turns until reaching its destination, up to its maximum length away, or until you tell it to stop. You can also tell the rope to fasten itself securely to an object or to unfasten itself, to knot or unknot itself, or to coil itself for carrying. If you tell the rope to knot, large knots appear at 1-foot intervals along the rope. While knotted, the rope shortens to a 50-foot length and grants advantage on checks made to climb it. The rope has AC 20 and 20 hit points. It regains 1 hit point every 5 minutes as long as it has at least 1 hit point. If the rope drops to 0 hit points, it is destroy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age's Signet (Serpent)</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Fear, Hex</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age's Signet (Songbird)</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Charm Person, Hypnotic Pattern</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Scissors of Shadow Snipping </text:p>
          </table:table-cell>
          <table:table-cell office:value-type="string">
            <text:p>As an action, you make a few snips with these iron shears and cause the shadow of a Humanoid creature you can see within 5 feet of you to detach from its source. If the creature is unwilling to give up its shadow, it can make a DC 15 Charisma saving throw, retaining its shadow on a success. Whether or not the shadow is snipped, this property of the scissors can't be used again until the next dawn. The detached shadow is rooted to the spot where it was snipped until you use a bonus action to cause it to behave in one of the following ways, either of which is possible only if you can see the shadow: You control the shadow's movements and can make the shadow move up to 30 feet across a solid or liquid surface, in any direction you choose (including along vertical surfaces), provided it remains within your sight at all times. The shadow is harmless and unable to be harmed, and it is invisible in darkness. It can't speak, and it doesn't require air, sleep, or nourishment. You can relinquish control of the shadow, at which point it becomes autonomous and behaves as the DM wishes. It uses the shadow stat block in the Monster Manual, but its creature type is Fey instead of Undead. A creature whose Strength is reduced to 0 by this shadow's Strength Drain attack does not die but falls unconscious instead. The creature regains consciousness and all its Strength after finishing a short or long rest. A creature whose shadow has detached from it is cursed. If a shadowless creature is subjected to any spell that ends a curse, or if its detached shadow is reduced to 0 hit points, the detached shadow disappears, and the creature regains its normal shadow instantly.</text:p>
          </table:table-cell>
          <table:table-cell office:value-type="string">
            <text:p>Fey or 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creaming Longbow </text:p>
          </table:table-cell>
          <table:table-cell office:value-type="string">
            <text:p>(Longbow) Arrows fired from this sickly longbow let out a screeching howl audible up to 100 feet away as they fly by. Creatures struck by these arrows take an extra 2d4 thunder damage. When you roll a 20 on an attack roll made with this weapon, all creatures within 5 feet of the target must succeed on a DC 15 Constitution saving throw or be deafened for 1 minute.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croll of Comedic Endings </text:p>
          </table:table-cell>
          <table:table-cell office:value-type="string">
            <text:p>This scroll has been carelessly flattened, folded, and scrawled on with childlike scribbles. In doing so, some of its original scripts and diagrams have been covered or replaced, and a large anvil has been proudly drawn at its center. A creature investigating the scroll can make a DC 15 Intelligence (Arcana) check. On a success, it determines that, while the scroll's original spell is no longer usable, its magic has merely been changed. Using an action to read the scroll summons a massive anvil 20 to 60 feet in the air centered above a point that you can see within 120 feet of you. The anvil is roughly a 10-foot cube and requires enough space in the air to accommodate it when it appears. If there isn't enough space, the effect fails, and both the scroll and the action to read it are wasted. Once used, the scroll bursts into a small plume of colorful confetti. Once the anvil appears, it hovers briefly in the air before falling to the ground below. The anvil weighs 500 pounds and has similarly scrawled designs on it to match the contents of the scroll. Each creature below the anvil in a 10-foot square centered on the point must make a DC 15 Dexterity saving throw. On a failed save, a creature takes 5d10 bludgeoning damage and is knocked prone and restrained by the anvil. On a success, a creature takes half as much bludgeoning damage, is not knocked prone or restrained, and is pushed to the nearest unoccupied space away from the anvil. A creature can use its action to make a DC 15 Strength check, freeing itself or another creature within its reach on a success and moving it to the nearest unoccupied space. The anvil remains on the ground for 1 minute, at which point it vanishes with a comedic pop.</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croll of Mapping (Color)</text:p>
          </table:table-cell>
          <table:table-cell office:value-type="string">
            <text:p>By using an action to read the scroll, you cause the arcane script on the page to vanish and become an inked map of the surrounding area. The map shows the area in a 1-mile radius centered on the point where you read the scroll and indicates both structures and topography. By touching the map, a small light appears at your location to indicate where you are. Using a series of natural gestures when touching the page, you can cause the map to change its scale or displayed portion of the area. The scroll isn't destroyed when you read it, but can't be used again to create a different map. This map is in color and displays the names of large and small locations, depending on the map's scale, such as the name of the region, street, or nearby shop. In addition, you can use an action to touch the map and ask it where a familiar person or place is that you can name or clearly describe. If the person or place is somewhere that can be shown on the map, an X appears on it at the target's location. If there are multiple targets with the same name or description within the area, multiple marks appear. If the target is a creature that's in a different form, such as being under the effects of a polymorph spell, or can't be detected by divination magic or scrying sensors, the map doesn't display its location. If the target is moving, the X follows its movements for the duration. The marked target remains shown on the map for 10 minutes, after which time the X vanishes. Once this property of the map has been used, it can't be used again until 12 hour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ending Stones </text:p>
          </table:table-cell>
          <table:table-cell office:value-type="string">
            <text:p>Sending stones come in pairs, with each smooth stone carved to match the other so the pairing is easily recognized. While you touch one stone, you can use an action to cast the sending spell from it. The target is the bearer of the other stone. If no creature bears the other stone, you know that fact as soon as you use the stone and don't cast the spell. Once sending is cast through the stones, they can't be used again until the next dawn. If one of the stones in a pair is destroyed, the other one becomes nonmagic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Sensory Stone </text:p>
          </table:table-cell>
          <table:table-cell office:value-type="string">
            <text:p>This small, smooth stone contains the essence of a single experience. As an action, you or a willing creature you designate can touch the stone and experience the sensation as if it happened to the designated creature. The illusory experience is fleeting and harmless, however real it might feel in the moment. Record Sensation. You can use your reaction to record a short sensation lasting no longer than 6 seconds experienced by a creature of your choice within 30 feet of yourself, infusing the essence of the experience into the stone. This replaces any sensation already stored within the stone. Siphon Sensation. As a bonus action, you can draw on the stone's magic to end the charmed or frightened condition on yourself, destroying the stone in the proces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Serpent's Fang </text:p>
          </table:table-cell>
          <table:table-cell office:value-type="string">
            <text:p>(Longsword) This single-edged magic sword is made from the scrimshawed fang of a giant serpent. Its hilt changes shape to adjust to the grasp of any creature that picks it up. The weapon deals an extra 1d10 poison damage to any target it hit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hadowfell Shard </text:p>
          </table:table-cell>
          <table:table-cell office:value-type="string">
            <text:p>This dull, cold crystal sits heavy and leaden, saturated by the Shadowfell's despair. As an action, you can attach the shard to a Tiny object (such as a weapon or a piece of jewelry) or detach it. It falls off if your attunement to it ends. You can use the shard as a spellcasting focus while you hold or wear it. When you use a Metamagic option on a spell while you are holding or wearing the shard, you can momentarily curse one creature targeted by the spell; choose one ability score, and until the end of your next turn, the creature has disadvantage on ability checks and saving throws that use that ability.</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Shield of Far Sight </text:p>
          </table:table-cell>
          <table:table-cell office:value-type="string">
            <text:p>A mind flayer skilled at crafting magic items creates a shield of far sight by harvesting an eye from an intelligent humanoid and magically implanting it on the outer surface of a nonmagical shield. The shield becomes a magic item once the eye is implanted, whereupon the mind flayer can give the shield to a thrall or hang it on a wall in its lair. As long as the shield is on the same plane of existence as its creator, the mind flayer can see through the shield's eye, which has darkvision out to a range of 60 feet. While peering through this magical eye, the mind flayer can use its Mind Blast action as though it were standing behind the shield. If a shield of far sight is destroyed, the mind flayer that created it is blinded for 2d12 hour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Siren Song Lyre </text:p>
          </table:table-cell>
          <table:table-cell office:value-type="string">
            <text:p>You can use an action to play this lyre and cast one of the following spells from it: Animal Friendship, Charm Person, Enthrall, Suggestion. If the spell requires a saving throw, the spell save DC is 13. Once the instrument has been used to cast a spell, it can't be used to cast that spell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Sling Of Giant Felling </text:p>
          </table:table-cell>
          <table:table-cell office:value-type="string">
            <text:p>When you hit a Giant creature with a ranged attack roll using this magic sling, the creature must succeed on a DC 18 Constitution saving throw or have the prone condition.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pell Bolt Wraps </text:p>
          </table:table-cell>
          <table:table-cell office:value-type="string">
            <text:p>These armwraps are made from cut up strips of spell scrolls. The spell on the scroll is either chill touch (25%), fire bolt (25%), ray of frost (25%), or shocking grasp (25%). While wearing the wraps, you can cast the spell on the scroll in place of one of the unarmed strikes from your Flurry of Blows feature. When you do, Wisdom is your spellcasting ability for the spell, and you are proficient with the attack; the spell is cast at your character's level. You can use this property of the wraps once on each of your turns.</text:p>
          </table:table-cell>
          <table:table-cell office:value-type="string">
            <text:p>Monk</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pell Gem (2nd)</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3 ATT +5 Quartz</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pell Scroll (4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5 Att +7</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Spellwrought Tattoo (4th)</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5 Att +7</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taff of Charming </text:p>
          </table:table-cell>
          <table:table-cell office:value-type="string">
            <text:p>While holding this staff, you can use an action to expend 1 of its 10 charges to cast Charm Person, Command, or Comprehend Languages from it using your spell save DC. The staff can also be used as a magic quarterstaff. If you are holding the staff and fail a saving throw against an enchantment spell that targets only you , you can turn your failed save into a successful one. You can't use this property of the staff again until the next dawn. If you succeed on a save against an enchantment that targets only you, with or without the staff's intervention, you can use your reaction to expend 1 charge from the staff and turn the spell back on its caster as if you had cast the spell. The staff regains 1d8 + 2 expended charges daily at dawn. If you expend the last charge, roll a d20. On a 1, the staff becomes a nonmagical quarterstaff.</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Starshot Crossbow </text:p>
          </table:table-cell>
          <table:table-cell office:value-type="string">
            <text:p>(Any Crossbow) This crossbow is crafted from blackened wood, and its limbs bear pearl inlays depicting constellations. You ignore the loading property with this crossbow. If you load no ammunition in the weapon, it produces its own, automatically creating one piece of magic ammunition when you make a ranged attack with it. The ammunition created by the weapon vanishes the instant after it hits or misses a target. The crossbow has 3 charges and regains 1d3 expended charges daily at dawn. Constellations. The crossbow is decorated with three constellations. As a bonus action, you can tap one of the constellations to invoke it, expending 1 charge and producing one of the following effects: Balance. The next time you hit a creature with a ranged attack roll using this crossbow before the end of your next turn, you or another creature of your choice within 30 feet of you can regain hit points equal to 1d8 plus your proficiency bonus. Flames. Until the end of your next turn, when you hit a creature with a ranged attack roll using this crossbow, the attack deals an additional 2d8 fire damage. Rogue. Until the end of your next turn, you have the invisible condition, and anything you are wearing or carrying is also invisibl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Stirring Dragon Vessel </text:p>
          </table:table-cell>
          <table:table-cell office:value-type="string">
            <text:p>This vessel can be a potion bottle, drinking horn, or other container meant to hold a liquid. As a bonus action, if the vessel is empty, you can speak the command word to fill the vessel with one of the following (your choice): Ale, Olive Oil, Mead, a Potion of Healing, a Greater Potion of Healing, a Potion of Fire Breath, or a Potion of Climbing. Once this property is used, it can’t be used until the next dawn. A potion you create in this way loses its magical properties if it isn’t imbibed within 24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tone Soldier </text:p>
          </table:table-cell>
          <table:table-cell office:value-type="string">
            <text:p>This fist-sized toy is carved from gray stone into the shape of a rugged foot soldier. You can use an action to toss the toy into an unoccupied space that you can see within 10 feet of you and speak its command word. The toy then springs to life and animates, magically growing to the size of a Medium humanoid when it does. The animated toy uses the statistics for a guard, with the following changes: Its creature type is construct. Its hit points are tripled. It has resistance to bludgeoning, piercing, and slashing damage from nonmagical attacks. It has immunity to poison and psychic damage. Whenever it takes the Attack action, it can make two attacks with its spear. The construct is friendly to you and your companions. It understands your languages and obeys your spoken commands. In combat, the construct acts on its own initiative count. If you issue no commands, it defends itself but takes no other actions. You can use an action while touching the construct to speak its command word again to revert it to its toy form. If the construct is reduced to 0 hit points, it dies and reverts to its toy form. The toy then shatters and is destroyed. If the construct reverts to its toy form before losing all its hit points, it regains all of them, but can't be animated again for 24 hour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Talking Doll </text:p>
          </table:table-cell>
          <table:table-cell office:value-type="string">
            <text:p>While this stuffed doll is within 5 feet of you, you can spend a short rest telling it to say up to six phrases, none of which can be more than six words long, and set a condition under which the doll speaks each phrase. You can also replace old phrases with new ones. Whatever the condition, it must occur within 5 feet of the doll to make it speak. For example, whenever someone picks up the doll, it might say, "I want a piece of candy." The doll's phrases are lost when your attunement to the doll end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Teleportation Tablet </text:p>
          </table:table-cell>
          <table:table-cell office:value-type="string">
            <text:p>This clay tablet is eight inches long, four inches wide, and half an inch thick. Inscribed on it is the sigil sequence for a permanent teleportation circle. A creature that studies the sequence for 10 minutes can make a DC 21 Intelligence (Arcana) check, learning the circle’s destination on a success.Y ou can use an action to break the tablet in half, turning it to dust. If the tablet is broken while it is on the same plane of existence as the teleportation circle whose sigil sequence was engraved on it, a 10-foot-diameter teleportation circle of glowing blue light appears on the ground in an unoccupied space you choose within 30 feet of you. This teleportation circle has the characteristics of one created using the Teleportation Circle spell, except that it connects to the teleportation circle whose sigil sequence appears on the tablet. The teleportation circle created by the tablet disappears at the end of your next tur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Tome of the Dragon's Hoard </text:p>
          </table:table-cell>
          <table:table-cell office:value-type="string">
            <text:p>This gilded tome is bound with a dragon wing's leather. When found, the book has 10d10 pages in it. While holding the open book, you can use an action to speak its command word and press an object weighing no more than 25 pounds into one of its exposed pages. When you do, the object is magically transformed into a two-dimensional illustration of itself on the page. The number of objects you can store on a page in this way depends on its value in gold. A page can hold up to 5 objects on it whose total value is no more than 25 gp, such as an array of trinkets, trophies, or other mundane keepsakes. Alternatively, an object worth more than 25 gp, such as a satchel of coins or magical item, must be stored on its own page. You can use an action to tear out a sheet from the book with one or more illustrations on it to cause all the illustrated objects from the page to materialize and appear on the ground within 5 feet of you. Adding an object to the book causes it to grumble satisfyingly, whereas removing a page from it results in a threatening growl. Once all the book's pages have been torn from the tome, it loses its magic. Attempting to store a tome of the dragon's hoard on the page of another tome of the dragon's hoard causes both books' pages to tear themselves out of the books, destroying them, and sending any stored items contained by them toppling out of the pages around you. Similarly, storing a bag of holding or similar extradimensional item in the book causes the page it's placed in to immediately tear itself out of the book and spew the item onto the floor beside you again, wasting the pag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Turtle Pack </text:p>
          </table:table-cell>
          <table:table-cell office:value-type="string">
            <text:p>This backpack is armored with the shell of a mighty turtle. Wearing or removing the backpack requires an action. It functions as a handy haversack with the following changes and additional benefits: The backpack has only the central pouch of the haversack. The backpack always weighs 20 pounds, regardless of its contents. The backpack can't be destroyed by being torn or pierced. While wearing the backpack, you can hold your breath for up to 1 hour. While wearing the backpack, you gain a +2 bonus to AC until the start of your next turn whenever you take the Dodge action. While useful, the bag is a little unwieldy. A creature wearing the backpack can only stand up from being prone by using an action unless another friendly creature is within 5 feet of i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Unbreakable Arrow </text:p>
          </table:table-cell>
          <table:table-cell office:value-type="string">
            <text:p>(Arrow) This arrow can't be broken, except when it is within an Antimagic Field.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Vicious Weapon </text:p>
          </table:table-cell>
          <table:table-cell office:value-type="string">
            <text:p>(Any Weapon) When you roll a 20 on your attack roll with this magic weapon, the target takes an extra 7 damage of the weapon's typ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Viper's Katana </text:p>
          </table:table-cell>
          <table:table-cell office:value-type="string">
            <text:p>(Longsword) This menacing curved blade is detailed with hundreds of metallic scales and has a serpentine hilt. When you hit a creature with an attack using this magic weapon, that creature takes an extra 1d6 poison damage. This weapon has the finesse property. Once on each of your turns when you hit a creature with this weapon, you can choose to deal no damage to it. You make this decision after determining that the attack hits, but before rolling the damage for it. Instead, that creature must succeed on a DC 15 Constitution saving throw or become poisoned until the end of its next turn. If the target was surprised, it has disadvantage on this saving throw. When the poison ends, the creature takes 2d8 piercing damage and 2d6 poison damage, as if a great serpent had suddenly struck it. Once a creature has been poisoned in this way, it automatically succeeds on its saving throw against this property for the next 24 hour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Walloping Ammunition </text:p>
          </table:table-cell>
          <table:table-cell office:value-type="string">
            <text:p>(Any Ammunition) This ammunition packs a wallop. A creature hit by the ammunition must succeed on a DC 10 Strength saving throw or be knocked prone.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Wand of Entangle <text:s/></text:p>
          </table:table-cell>
          <table:table-cell office:value-type="string">
            <text:p>This wand has 7 charges. While holding it, you can use an action to expend 1 of its charges to cast the Entangle spell (save DC 13) from it. The wand regains 1d6 + 1 expended charges daily at dawn. If you expend the wand's last charge, roll a d20. On a 1, the wand crumbles into ashes and is destroyed.</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Wand of Secrets </text:p>
          </table:table-cell>
          <table:table-cell office:value-type="string">
            <text:p>The wand has 3 charges. While holding it, you can use an action to expend 1 of its charges, and if a secret door or trap is within 30 feet of you, the wand pulses and points at the one nearest to you. The wand regains 1d3 expended charges daily at dawn.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Wand of the War Mage +1</text:p>
          </table:table-cell>
          <table:table-cell office:value-type="string">
            <text:p>While holding this wand, you gain a bonus to spell attack rolls determined by the wand's rarity. In addition, you ignore half cover when making a spell attack.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Wand of Winter </text:p>
          </table:table-cell>
          <table:table-cell office:value-type="string">
            <text:p>This wand looks and feels like an icicle. The wand has 7 charges, which are used to fuel the spells within it. With the wand in hand, you can use your action to cast one of the following spells from the wand, even if you are incapable of casting spells: Ray of Frost (no charges, or 1 charge to cast at 5th level; +5 to hit with ranged spell attack), Sleet Storm (3 charges; spell save DC 15), or Ice Storm (4 charges; spell save DC 15). No other components are required. The wand regains 1d6 + 1 expended charges each day at dawn. If you expend the wand's last charge, roll a d20. On a 20, the wand melts away, forever destroye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War Horn of Valor </text:p>
          </table:table-cell>
          <table:table-cell office:value-type="string">
            <text:p>This brass war horn is engraved with the war rune, which glows purple when the horn is blown. You can blow the horn as a bonus action. When you do, if you have the frightened condition, you immediately end that condition on yourself. You also have advantage on saving throws against being frightened until the start of your next turn. Invoking the Rune. When you blow the horn, you can also invoke the rune, imbuing the horn’s deep call with protective magic that affects creatures of your choice within 30 feet of yourself. You and all affected creatures gain a +1 bonus to AC until the start of your next turn. Once the rune has been invoked, it can’t be invoked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Weapon +1</text:p>
          </table:table-cell>
          <table:table-cell office:value-type="string">
            <text:p>(Any Weapon) You have a bonus to attack and damage rolls made with this magic weapon. The bonus is determined by the weapon's rarity.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Windswept Wyvernplate </text:p>
          </table:table-cell>
          <table:table-cell office:value-type="string">
            <text:p>(Half-Plate) This half plate armor seems to grow lighter when you inhale. You can hold your breath at any point to both lighten the armor and quiet its clattering, negating the normal disadvantage on Dexterity (Stealth) checks imposed by half plate armor. In addition, if you fall while wearing this armor, you can hold your breath as a reaction to cast the feather fall spell, targeting only yourself, at will.</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Winged Ammunition </text:p>
          </table:table-cell>
          <table:table-cell office:value-type="string">
            <text:p>(Any Ammunition) Ranged weapon attack rolls made with this ammunition ignore half and three-quarters cover. In addition, attacking at long range doesn’t impose disadvantage on ranged weapon attack rolls made with this ammunition.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Wraps Of Unarmed Prowess +1</text:p>
          </table:table-cell>
          <table:table-cell office:value-type="string">
            <text:p>While you’re wearing these cloth wraps, your unarmed strikes are considered magical for the purpose of overcoming immunity and resistance to nonmagical attacks and damage, and you gain a bonus to the attack and damage rolls of your unarmed strikes, determined by the wraps’ rarity.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7" office:value-type="string">
            <text:p>Young Dragonscale Whetstone</text:p>
          </table:table-cell>
          <table:table-cell office:value-type="string">
            <text:p>Certain preserved dragon scales can take on magical properties, either naturally on their own or with the help of a skilled artificer or enchanter. These whetstones are made of such a scale and appear almost gem-like in appearance. You can use a dragonscale whetstone over the course of 1 minute to sharpen a bladed weapon (such as a longsword, battleaxe, or spear), granting it a variety of bonuses as shown on the table below. The bonuses remain for 1 hour and depend on the whetstone's rarity and the kind of dragon it originally came from. These bonuses are in addition to any other bonuses a weapon may have. A whetstone has 5 uses. When you use the last use, it loses its gem-like shine and becomes a nonmagical scale. +2d4</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number-columns-repeated="8"/>
        </table:table-row>
        <table:table-row table:style-name="ro1">
          <table:table-cell table:style-name="ce14"/>
          <table:table-cell table:number-columns-repeated="4"/>
          <table:table-cell table:style-name="ce7"/>
          <table:table-cell table:number-columns-repeated="2"/>
        </table:table-row>
        <table:table-row table:style-name="ro1" table:number-rows-repeated="1048380">
          <table:table-cell table:number-columns-repeated="8"/>
        </table:table-row>
        <table:table-row table:style-name="ro1">
          <table:table-cell table:number-columns-repeated="8"/>
        </table:table-row>
      </table:table>
      <table:table table:name="Class VI" table:style-name="ta1" table:print="false">
        <office:forms form:automatic-focus="false" form:apply-design-mode="false"/>
        <table:table-column table:style-name="co29" table:default-cell-style-name="Default"/>
        <table:table-column table:style-name="co2" table:default-cell-style-name="Default"/>
        <table:table-column table:style-name="co30" table:default-cell-style-name="Default"/>
        <table:table-column table:style-name="co3" table:number-columns-repeated="6"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number-columns-repeated="3"/>
        </table:table-row>
        <table:table-row table:style-name="ro5">
          <table:table-cell table:style-name="ce14" office:value-type="string">
            <text:p>Acheron Blade </text:p>
          </table:table-cell>
          <table:table-cell office:value-type="string">
            <text:p>(Any Sword) The black blade of this sword is crafted from a mysterious arcane alloy. You gain a +1 bonus to attack and damage rolls made with this magic weapon. While the sword is on your person, you are immune to effects that turn undead. Dark Blessing. While holding the sword, you can use an action to give yourself 1d4 + 4 temporary hit points. This property can't be used again until the next dusk. Disheartening Strike. When you hit a creature with an attack using this weapon, you can fill the target with unsettling dread: the target has disadvantage on the next saving throw it makes before the end of your next turn. The creature ignores this effect if it's immune to the frightened condition. Once you use this property, you can't do so again until the next dusk.</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7" office:value-type="string">
            <text:p>Adult Dragonscale Whetstone</text:p>
          </table:table-cell>
          <table:table-cell office:value-type="string">
            <text:p>Certain preserved dragon scales can take on magical properties, either naturally on their own or with the help of a skilled artificer or enchanter. These whetstones are made of such a scale and appear almost gem-like in appearance. You can use a dragonscale whetstone over the course of 1 minute to sharpen a bladed weapon (such as a longsword, battleaxe, or spear), granting it a variety of bonuses as shown on the table below. The bonuses remain for 1 hour and depend on the whetstone's rarity and the kind of dragon it originally came from. These bonuses are in addition to any other bonuses a weapon may have. A whetstone has 5 uses. When you use the last use, it loses its gem-like shine and becomes a nonmagical scale. +3d4</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Alchemical Compendium </text:p>
          </table:table-cell>
          <table:table-cell office:value-type="string">
            <text:p>Acrid odors cling to this stained, heavy volume. The book's metal fittings are copper, iron, lead, silver, and gold, some frozen mid-transition from one metal to another. When found, the book contains the following spells: Enlarge/Reduce, Feather Fall, Flesh to Stone, Gaseous Form, Magic Weapon, and Polymorph.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transmutation school. As an action, you can touch a nonmagical object that isn't being worn or carried and spend a number of charges to transform the target into another object. For 1 charge, the object can be no larger than 1 foot on a side. You can spend additional charges to increase the maximum dimensions by 2 feet per charge. The new object must have a gold value equal to or less than the original.</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All-Purpose Tool +2</text:p>
          </table:table-cell>
          <table:table-cell office:value-type="string">
            <text:p>his simple screwdriver can transform into a variety of tools; as an action, you can touch the item and transform it into any type of artisan's tool of your choice (see the "Equipment" chapter in the Player's Handbook for a list of artisan's tools). Whatever form the tool takes, you are proficient with it. While holding this tool, you gain a bonus to the spell attack rolls and the saving throw DCs of your artificer spells. The bonus is determined by the tool's rarity. As an action, you can focus on the tool to channel your creative forces. Choose a cantrip that you don't know from any class list. For 8 hours, you can cast that cantrip, and it counts as an artificer cantrip for you. Once this property is used, it can't be used again until the next dawn.</text:p>
          </table:table-cell>
          <table:table-cell office:value-type="string">
            <text:p>Artific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Ammunition +3</text:p>
          </table:table-cell>
          <table:table-cell table:style-name="ce7" office:value-type="string">
            <text:p>You have a bonus to attack and damage rolls made with this piece of magic ammunition. The bonus is determined by the rarity of the ammunition. Once it hits a target, the ammunition is no longer magical.</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Amulet of Health </text:p>
          </table:table-cell>
          <table:table-cell office:value-type="string">
            <text:p>Your Constitution score is 19 while you wear this amulet. It has no effect on you if your Constitution is 19 or higher without it.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Amulet of Proof Against Detection and Location </text:p>
          </table:table-cell>
          <table:table-cell office:value-type="string">
            <text:p>While wearing this amulet, you are hidden from divination magic. You can't be targeted by such magic or perceived through magical scrying sensors.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Amulet of the Devout +2</text:p>
          </table:table-cell>
          <table:table-cell office:value-type="string">
            <text:p>This amulet bears the symbol of a deity inlaid with precious stones or metals. While you wear the holy symbol, you gain a bonus to spell attack rolls and the saving throw DCs of your spells. The bonus is determined by the amulet's rarity. While you wear this amulet, you can use your Channel Divinity feature without expending one of the feature's uses. Once this property is used, it can't be used again until the nex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7" office:value-type="string">
            <text:p>Ancient Dragonscale Whetstone</text:p>
          </table:table-cell>
          <table:table-cell office:value-type="string">
            <text:p>Certain preserved dragon scales can take on magical properties, either naturally on their own or with the help of a skilled artificer or enchanter. These whetstones are made of such a scale and appear almost gem-like in appearance. You can use a dragonscale whetstone over the course of 1 minute to sharpen a bladed weapon (such as a longsword, battleaxe, or spear), granting it a variety of bonuses as shown on the table below. The bonuses remain for 1 hour and depend on the whetstone's rarity and the kind of dragon it originally came from. These bonuses are in addition to any other bonuses a weapon may have. A whetstone has 5 uses. When you use the last use, it loses its gem-like shine and becomes a nonmagical scale. +4d4</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Animated Shield </text:p>
          </table:table-cell>
          <table:table-cell office:value-type="string">
            <text:p>(Shield) While holding this shield, you can speak its command word as a bonus action to cause it to animate. The shield leaps into the air and hovers in your space to protect you as if you were wielding it, leaving your hands free. The shield remains animated for 1 minute, until you use a bonus action to end this effect, or until you are incapacitated or die, at which point the shield falls to the ground or into your hand if you have one free.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Arcane Grimoire +2</text:p>
          </table:table-cell>
          <table:table-cell office:value-type="string">
            <text:p>While you are holding this leather-bound book, you can use it as a spellcasting focus for your wizard spells, and you gain a bonus to spell attack rolls and to the saving throw DCs of your wizard spells. The bonus is determined by the book's rarity. You can use this book as a spellbook. In addition, when you use your Arcane Recovery feature, you can increase the number of spell slot levels you regain by 1.</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Armor +1</text:p>
          </table:table-cell>
          <table:table-cell office:value-type="string">
            <text:p>(Any Armor) You have a bonus to AC while wearing this armor. The bonus is determined by its rarity.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Armor of Safeguarding </text:p>
          </table:table-cell>
          <table:table-cell office:value-type="string">
            <text:p>(Heavy Armor) Set in the center of this armor’s chest is a citrine engraved with the shield rune. While wearing this armor, your hit point maximum increases by an amount equal to 10 + your level.I nvoking the Rune. As an action, you can invoke the armor’s rune to cast the Beacon of Hope spell with it; the spell has a duration of 1 minute and doesn’t require concentration.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Astral Caltrops </text:p>
          </table:table-cell>
          <table:table-cell office:value-type="string">
            <text:p>As an action, you can spread these magic caltrops over a square area that is 5 feet on a side. Any creature that enters the area must succeed on a DC 15 Dexterity saving throw or stop moving this turn and take 1 piercing damage. When this happens, the caltrops explode in a burst of extraplanar energy, destroying the caltrops and dealing 6d6 force damage to the creature and causing it to rise vertically up to 20 feet, as if by the levitate spell. The creature remains suspended in this way for 1d4 rounds, during which time its speed becomes 0. The effect ends early if the creature takes any damage. When the caltrops are spread on the ground, they become nearly invisible and float up to 1 inch off the ground. A creature notices the caltrops with a successful DC 20 Wisdom (Perception) check. You can reclaim the invisible caltrops for later use with 1 minute of careful searching and collecting. The caltrops stop floating and become visible once they're reclaimed in this way</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Astromancy Archive </text:p>
          </table:table-cell>
          <table:table-cell office:value-type="string">
            <text:p>This brass disc of articulated, concentric rings unfolds into an armillary sphere. As a bonus action, you can unfold it into the sphere or back into a disc. When found, it contains the following spells, which are wizard spells for you while you are attuned to it: Augury, Divination, Find the Path, Foresight, Locate Creature, and Locate Object. It functions as a spellbook for you, with spells encoded on the rings. While you are holding the archive, you can use it as a spellcasting focus for your wizard spells. The archive has 3 charges, and it regains 1d3 expended charges daily at dawn. You can use the charges in the following ways while holding it: If you spend 1 minute studying the archive, you can expend 1 charge to replace one of your prepared wizard spells with a different spell in the archive. The new spell must be of the divination school. When a creature you can see within 30 feet of you makes an attack roll, an ability check, or a saving throw, you can use your reaction to expend 1 charge and force the creature to roll a d4 and apply the number rolled as a bonus or penalty (your choice) to the original roll. You can do this after you see the roll but before its effects are applied.</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Atlas of Endless Horizons </text:p>
          </table:table-cell>
          <table:table-cell office:value-type="string">
            <text:p>This thick book is bound in dark leather, crisscrossed with inlaid silver lines suggesting a map or chart. When found, the book contains the following spells, which are wizard spells for you while you are attuned to the book: Arcane Gate, Dimension Door, Gate, Misty Step, Plane Shift, Teleportation Circle, and Word of Recall. It functions as a spell 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conjuration school. When you are hit by an attack, you can use your reaction to expend 1 charge to teleport up to 10 feet to an unoccupied space you can see. If your new position is out of range of the attack, it misses you.</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Axe of Hurricanes </text:p>
          </table:table-cell>
          <table:table-cell office:value-type="string">
            <text:p>You can use an action to create a powerful whirlwind around you by swinging this magic weapon. Make a melee attack with the axe against each creature within 5 feet of you (other than yourself), with a separate attack roll for reach target. Immediately after the attacks, each creature within 15 feet of you (other than you) must also make a DC 13 Strength saving throw. On a failed save, a creature takes 1d8 bludgeoning damage. It takes a second 1d8 bludgeoning damage if it's within 10 feet of you, and a third 1d8 if it's within 5 feet. If the creature is Medium or smaller, it's also thrown up to 10 feet away from you. On a success, a creature takes half as much bludgeoning damage and isn't thrown. Once this property of the axe has been used,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Badge of the Watch </text:p>
          </table:table-cell>
          <table:table-cell office:value-type="string">
            <text:p>A Badge of the Watch is given only to those who have earned the trust of the Open Lord of Waterdeep. The badge, signifying the rank of captain in Waterdeep's City Watch, bears the emblem of Waterdeep and is meant to be worn or carried. While wearing the badge, you gain a +2 bonus to AC if you aren't using a shield. If the badge is more than 5 feet away from you for more than 1 minute, it vanishes and harmlessly reappears on a surface within 5 feet of the Open Lord. While holding the badge, the Open Lord knows your location, provided the two of you are on the same plane of existence and your attunement to the badge hasn't ended. As an action, the Open Lord can touch the badge and end your attunement to it.</text:p>
          </table:table-cell>
          <table:table-cell office:value-type="string">
            <text:p>Someone designated by the open lord of waterdeep</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ag of Devouring </text:p>
          </table:table-cell>
          <table:table-cell office:value-type="string">
            <text:p>This bag superficially resembles a bag of holding but is a feeding orifice for a gigantic extradimensional creature. Turning the bag inside out closes the orifice. </text:p>
          </table:table-cell>
          <table:table-cell office:value-type="string">
            <text:p>N</text:p>
          </table:table-cell>
          <table:table-cell office:value-type="string">
            <text:p>Y</text:p>
          </table:table-cell>
          <table:table-cell office:value-type="string">
            <text:p>The extradimensional creature attached to the bag can sense whatever is placed inside the bag. Animal or vegetable matter placed wholly in the bag is devoured and lost forever. When part of a living creature is placed in the bag, as happens when someone reaches inside it, there is a 50 percent chance that the creature is pulled inside the bag. A creature inside the bag can use its action to try to escape with a successful DC 15 Strength check. Another creature can use its action to reach into the bag to pull a creature out, doing so with a successful DC 20 Strength check (provided it isn't pulled inside the bag first). Any creature that starts its turn inside the bag is devoured, its body destroyed. Inanimate objects can be stored in the bag, which can hold a cubic foot of such material. However, once each day, the bag swallows any objects inside it and spits them out into another plane of existence. The DM determines the time and plane. If the bag is pierced or torn, it is destroyed, and anything contained within it is transported to a random location on the Astral Plane.</text:p>
          </table:table-cell>
          <table:table-cell table:style-name="ce7" office:value-type="string">
            <text:p>12500gp</text:p>
          </table:table-cell>
          <table:table-cell table:number-columns-repeated="3"/>
        </table:table-row>
        <table:table-row table:style-name="ro1">
          <table:table-cell table:style-name="ce12" office:value-type="string">
            <text:p>Bag of Tricks (Gray)</text:p>
          </table:table-cell>
          <table:table-cell office:value-type="string">
            <text:p>This ordinary bag, made from gray, rust, or tan cloth, appears empty. Reaching inside the bag, however, reveals the presence of a small, fuzzy object. The bag weighs 1/2 pound. You can use an action to pull the fuzzy object from the bag and throw it up to 20 feet. When the object lands, it transforms into a creature you determine by rolling a d8 and consulting the table that corresponds to the bag's color. See the Monster Manual for the creature's statistics. The creature vanishes at the next dawn or when it is reduced to 0 hit points. The creature is friendly to you and your companions, and it acts on your turn. You can use a bonus action to command how the creature moves and what action it takes on its next turn, or to give it general orders, such as to attack your enemies. In the absence of such orders, the creature acts in a fashion appropriate to its nature. Once three fuzzy objects have been pulled from the bag, the bag can't be used again until the next dawn. 1- Weasel, 2- Giant Rat, 3- Badger, 4- Boar, 5- Panther, 6- Giant Badger, 7- Dire Wolf, 8- Giant Elk</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Bag of Tricks (Rust)</text:p>
          </table:table-cell>
          <table:table-cell office:value-type="string">
            <text:p>This ordinary bag, made from gray, rust, or tan cloth, appears empty. Reaching inside the bag, however, reveals the presence of a small, fuzzy object. The bag weighs 1/2 pound. You can use an action to pull the fuzzy object from the bag and throw it up to 20 feet. When the object lands, it transforms into a creature you determine by rolling a d8 and consulting the table that corresponds to the bag's color. See the Monster Manual for the creature's statistics. The creature vanishes at the next dawn or when it is reduced to 0 hit points. The creature is friendly to you and your companions, and it acts on your turn. You can use a bonus action to command how the creature moves and what action it takes on its next turn, or to give it general orders, such as to attack your enemies. In the absence of such orders, the creature acts in a fashion appropriate to its nature. Once three fuzzy objects have been pulled from the bag, the bag can't be used again until the next dawn. 1- Rat, 2- Owl, 3- Mastiff, 4- Goat, 5- Giant Goat, 6-Giant Boar, 7- Lion, 8- Brown Bear</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Bag of Tricks (Tan)</text:p>
          </table:table-cell>
          <table:table-cell office:value-type="string">
            <text:p>This ordinary bag, made from gray, rust, or tan cloth, appears empty. Reaching inside the bag, however, reveals the presence of a small, fuzzy object. The bag weighs 1/2 pound. You can use an action to pull the fuzzy object from the bag and throw it up to 20 feet. When the object lands, it transforms into a creature you determine by rolling a d8 and consulting the table that corresponds to the bag's color. See the Monster Manual for the creature's statistics. The creature vanishes at the next dawn or when it is reduced to 0 hit points. The creature is friendly to you and your companions, and it acts on your turn. You can use a bonus action to command how the creature moves and what action it takes on its next turn, or to give it general orders, such as to attack your enemies. In the absence of such orders, the creature acts in a fashion appropriate to its nature. Once three fuzzy objects have been pulled from the bag, the bag can't be used again until the next dawn. 1- Jackal, 2- Ape, 3- Baboon, 4- Axe Beak, 5- Black Bear, 6- Giant Weasel, 7- Giant Hyena, 8- Tiger</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aleful Talon </text:p>
          </table:table-cell>
          <table:table-cell office:value-type="string">
            <text:p>(dagger) You gain a +1 bonus to attack and damage rolls made with this hooked, obsidian dagger. When you hit a creature with this magic weapon and roll a 19 or 20 on the attack roll, the creature must make a DC 15 Constitution saving throw as the dagger flares with sickly light. The creature takes 6d6 necrotic damage on a failed save, or half as much on a successful one. If this damage reduces the creature to 0 hit points, the creature disintegrates into dust.</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Barrier Tattoo (Light)</text:p>
          </table:table-cell>
          <table:table-cell office:value-type="string">
            <text:p>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Protection. While you aren't wearing armor, the tattoo grants you an Armor Class of 12+Dex. You can use a shield and still gain this benefi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attlechef's Heated Skillet </text:p>
          </table:table-cell>
          <table:table-cell office:value-type="string">
            <text:p>(mace) This iron skillet is magically light and wieldy in your grasp, allowing you to swing it as a weapon. You gain a +1 bonus to attack and damage rolls made with this magic weapon. If you're proficient with cook's utensils, you're proficient with the battlechef's heated skillet. The skillet has 3 charges and regains all expended charges whenever you spend at least 1 hour cooking with it, which can be done over the course of a short rest. The first creature to eat a meal that was cooked in the skillet gains 5 temporary hit points. When you make an attack with the weapon, you can speak one of its three command words to expend 1 or more of its charges: "hot" (1 charge), "hotter" (2 charges), or "hottest" (3 charges). If the attack hits, the target takes an extra 1d6 fire damage for each expended charge.</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Blod Stone </text:p>
          </table:table-cell>
          <table:table-cell office:value-type="string">
            <text:p>This diamond contains the blood of a creature — blood that appears in the form of the blod (blood) rune. While the item is on your person, you can use your action to divine the location of the creature nearest to you that is related to the blood in the item and that isn't undead. You sense the distance and direction of the creature relative to your location. The creature is either the one whose blood is in the item or a blood relative. This item is made from a large diamond worth at least 5,000 gp. When the blood of a creature is poured onto it during the creation process, the blood seeps into the heart of the gem. If the gem is destroyed, the blood evaporates and is gone forever. A vengeful being might use a Blod Stone to hunt down an entire bloodline. Such stones are sometimes given as gifts to siblings or handed down from parent to chil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loodshed Blade </text:p>
          </table:table-cell>
          <table:table-cell office:value-type="string">
            <text:p>(any sword) The hilt of this sword bears a carnelian engraved with the blood rune. You can add your Constitution modifier (minimum of +1) to the damage rolls of attacks made with this weapon. Invoking the Rune. When you target a creature with an attack using this weapon, you can invoke the sword’s rune, causing it to flare with crimson light and infusing your attack with bloodthirsty precision. You then spend and roll one of your unspent Hit Dice and add the number rolled to the attack roll. You can choose to invoke the rune after rolling the d20. If this attack hits, you can also spend and roll any number of your unspent Hit Dice and add the total rolled to the weapon’s damage.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Bloodwell Vial (+2)</text:p>
          </table:table-cell>
          <table:table-cell office:value-type="string">
            <text:p>To attune to this vial, you must place a few drops of your blood into it. The vial can't be opened while your attunement to it lasts. If your attunement to the vial ends, the contained blood turns to ash. You can use the vial as a spellcasting focus for your spells while wearing or holding it, and you gain a bonus to spell attack rolls and to the saving throw DCs of your sorcerer spells. The bonus is determined by the vial's rarity. In addition, when you roll any Hit Dice to recover hit points while you are carrying the vial, you can regain 5 sorcery points. This property of the vial can't be used again until the next dawn.</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obbing Lily Pad </text:p>
          </table:table-cell>
          <table:table-cell office:value-type="string">
            <text:p>This magic vehicle is a 10-foot-diameter leaf that floats on water. It has tendrils that propel it across land and across the water's surface (but not underwater), as well as through the air. It has a walking, flying, and swimming speed of 20 feet, and it can hover. It moves according to your spoken directions while you are riding it. The lily pad can transport up to 300 pounds without hindrance. It can carry up to twice this weight, but it moves at half speed if it carries more than its normal capacity.</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Bonecounter </text:p>
          </table:table-cell>
          <table:table-cell office:value-type="string">
            <text:p>(mace) This weapon is a magical +2 mace called Bonecounter. Whenever this weapon is used to destroy an undead creature, a single silver piece appears in the wielder’s pocket.</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Boots of Speed </text:p>
          </table:table-cell>
          <table:table-cell office:value-type="string">
            <text:p>While you wear these boots, you can use a bonus action and click the boots' heels together. If you do, the boots double your walking speed, and any creature that makes an opportunity attack against you has disadvantage on the attack roll. If you click your heels together again, you end the effect. When the boots' property has been used for a total of 10 minutes, the magic ceases to function until you finish a long res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Boots of the Winterlands </text:p>
          </table:table-cell>
          <table:table-cell office:value-type="string">
            <text:p>These furred boots are snug and feel quite warm. While you wear them, you gain the following benefits: You have resistance to cold damage. You ignore difficult terrain created by ice or snow. You can tolerate temperatures as low as -50 degrees Fahrenheit without any additional protection. If you wear heavy clothes, you can tolerate temperatures as low as -100 degrees Fahrenhei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ow of Mind Thievery </text:p>
          </table:table-cell>
          <table:table-cell office:value-type="string">
            <text:p>(shrotbow) Arrows fired from this magic bow deal an extra 1d4 psychic damage to any creature that they hit. When you hit a humanoid with an arrow in this way, you can force that creature to make a DC 15 Wisdom saving throw after the attack. On a failed save, that creature falls under the effects of the dominate person spell for up to 1 minute as if cast by you. This effect does not require concentration. In addition, you can use a bonus action to see through that creature’s eyes and hear what it hears until the start of your next turn, gaining the benefits of any special senses that the creature has. During this time, you are deaf and blind with regard to your own senses. Once this property of the bow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ow of the Spelldrinker </text:p>
          </table:table-cell>
          <table:table-cell office:value-type="string">
            <text:p>(any bow) This gilded bow creates hazy illusions of the cosmos when drawn. Attacks made with this magic bow deal an extra 1d4 force damage to any target hit by it. When you see a creature casting a spell within 60 feet of you while holding this bow, you can use your reaction to draw from your own life force and attempt to counter it. When you do, you take 30 force damage, which can't be reduced or prevented in any way, and fire a magical arrow of pure force from the bow toward the creature. If the creature is casting a spell of 5th level or lower, its spell fails and has no effect. In addition, the target must make a DC 16 saving throw, using its spellcasting ability. On a failed save, the creature takes 30 force damage as the magic is ripped from it. On a successful save, the creature takes half as much force damage. Once this property has been used, it can't be used again until you finish a short or long res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Brooch of Living Essence </text:p>
          </table:table-cell>
          <table:table-cell office:value-type="string">
            <text:p>While wearing this nondescript brooch, spells and anything else that would detect or reveal your creature type treat you as humanoid, and those that would reveal your alignment treat it as neutral.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Brooch of Shielding </text:p>
          </table:table-cell>
          <table:table-cell office:value-type="string">
            <text:p>While wearing this brooch, you have resistance to force damage, and you have immunity to damage from the Magic Missile spell.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Butcher's Bib </text:p>
          </table:table-cell>
          <table:table-cell office:value-type="string">
            <text:p>This black leather apron is perpetually covered by blood, even after being washed off. You gain the following benefits while wearing the apron: Once per turn when you roll damage for a melee attack with a weapon, you can reroll the weapon's damage dice. If you do so, you must use the second total. Your weapon attacks that deal slashing damage score a critical hit on a roll of 19 or 20 on the d20.</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andleflame Claymore </text:p>
          </table:table-cell>
          <table:table-cell office:value-type="string">
            <text:p>(greatsword) This weighty blade has an iron candelabra as its hilt. You gain a +1 bonus to attack and damage rolls made with this magic weapon. When you hit a target and roll two of the same number on the weapon's slashing damage dice, the target takes an extra 2d6 fire damage. If you've taken fire damage from a hostile source since the end of your last turn, the first target you hit with this weapon on your turn automatically takes this extra fire damage. You can use an action to place up to two candles in the candelabra hilt, adding one to each of its twin candle holders. Candles placed and lit in the hilt can burn for up to 8 hours, instead of 1, and shed bright light in a 20-foot radius and dim light for an additional 20 feet.</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Cape of the Mountebank </text:p>
          </table:table-cell>
          <table:table-cell office:value-type="string">
            <text:p>This cape smells faintly of brimstone. While wearing it, you can use it to cast the Dimension Door spell as an action. This property of the cape can't be used again until the next dawn. When you disappear, you leave behind a cloud of smoke, and you appear in a similar cloud of smoke at your destination. The smoke lightly obscures the space you left and the space you appear in, and it dissipates at the end of your next turn. A light or stronger wind disperses the smok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Cauldron of Plenty </text:p>
          </table:table-cell>
          <table:table-cell office:value-type="string">
            <text:p>This cauldron is made of thick copper that has turned green with age. It is 4 feet wide, has a mouth 3 1/2 feet in diameter, weighs 50 pounds, and can hold up to 30 gallons of liquid. Embossed on its bulging sides are images of satyrs and nymphs in repose, holding ladles. The cauldron comes with a lid and has side handles. It sits on five little clawed feet that keep it from tipping. If water is poured into the cauldron and stirred for 1 minute, it transforms into a hearty, hot stew, which can provide one nourishing meal for up to four people per gallon. The stew remains hot while in the cauldron, then cools naturally after it is removed. The outside of the cauldron remains safe to touch despite the heat of the stew. The cauldron can create stew three times. It then ceases to function until the next dawn, when it regains all its use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hain Devil Gloves </text:p>
          </table:table-cell>
          <table:table-cell office:value-type="string">
            <text:p>These leather gloves are fashioned from the hands of a slain chain devil. While wearing these gloves, an ethereal chain attaches itself to any weapon you throw that has the thrown property. The chain has a reach of 60 feet and breaks its connection to the weapon if the weapon is held by a creature or if you are ever more than 60 feet away from it. You can have up to 4 of these chains at any time. As an action, you can cause these chains to suddenly retract and pull any attached weapons with them. Any creature within the path of one or more of these weapons must make a DC 15 Dexterity saving throw. On a failed save, a creature takes force damage equal to the damage die of the thrown weapon. A solid object or wall blocks the path of the retracted chain and weapon. A retracted weapon lands harmlessly at your feet or in an open hand once it reaches you.</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hampion's Greatbow </text:p>
          </table:table-cell>
          <table:table-cell office:value-type="string">
            <text:p>(Longbow) This large bow is wrought from the boughs of an old, resilient tree. Its wooden frame is exceptionally sturdy but difficult to draw. You must have a Strength score of 13 or higher to wield this bow. This bow's damage die is a d10, and when you make a ranged attack with this bow, you score a critical hit on a roll of 19 or 20. Once on each of your turns when you make a ranged attack with this weapon, you can use the bow to fire a javelin or spear, instead of an arrow, without affecting the bow's damage die. When you do, the bow's normal and long ranges are halved for the attack. If the attack hits, the target takes extra piercing damage equal to your Strength modifier.</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Charm of Plant Command </text:p>
          </table:table-cell>
          <table:table-cell office:value-type="string">
            <text:p>This fist-sized charm is made from a bundle of dried plant stems wrapped in silver thread. Hung on a leather thong, it is typically worn around the neck or attached to a belt.T his charm has 3 charges. While you bear the charm, you can expend 1 charge as an action to cast the Speak with Plants spell. For the duration of the spell, you also have advantage on Charisma checks made to influence the behavior, demeanor. and attitude of plants. The charm regains all expended charges at dawn each day.</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Cloak of Elvenkind </text:p>
          </table:table-cell>
          <table:table-cell office:value-type="string">
            <text:p>While you wear this cloak with its hood up, Wisdom (Perception) checks made to see you have disadvantage, and you have advantage on Dexterity (Stealth) checks made to hide, as the cloak's color shifts to camouflage you. Pulling the hood up or down requires an action.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lockwork Armor </text:p>
          </table:table-cell>
          <table:table-cell office:value-type="string">
            <text:p>(heavy armor) The outside surface and internal joints of this armor whir with interlocking gears, drawing on the orderly magic of the plane of Mechanus. The armor has 4 charges. If you make a d20 roll while wearing this armor, you can expend 1 charge to change the number rolled to a 10. The armor regains 1d4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oldsnap </text:p>
          </table:table-cell>
          <table:table-cell office:value-type="string">
            <text:p>(whip) This icy whip deals an extra 1d4 cold damage to any target it hits. In addition, you have a +1 bonus to attack and damage rolls made with this magic weapon. The whip has 3 charges and regains all of them each day at dawn. When you hit a creature that is not immune to cold damage with this weapon, you can expend 1 of its charges to force the creature to make a DC 15 Constitution saving throw. On a failure, its speed becomes 0 until the start of your next turn. On a success, its speed is halved instead. <text:s/>Once you attune to this weapon, its normally frigid handle feels warm to the touch.</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onstellation Whip </text:p>
          </table:table-cell>
          <table:table-cell office:value-type="string">
            <text:p>(whip) The handle of this whip is a magic spyglass. When you peer into the night sky through the spyglass, the stars are magically connected by an illusory series of lines that illustrate the namesakes of any constellation you know. The spyglass can be collapsed or extended using a bonus action while you hold it. You can speak its command word as part of extending it or as a bonus action on another turn to cause a stream of tiny stars to pour from the spyglass's lens. The stars collect in a whip-like line, connected by a glimmering lash. The lash and stars disappear when you speak the command word again or when you collapse the spyglass or let go of it. While the lash persists, the spyglass can be used as a whip, which deals radiant damage instead of slashing damage. Between dusk and dawn, your reach when using the weapon increases by an additional 5 feet. The whip sheds bright light in a 20-foot radius and dim light for an additional 20 feet. Guiding Star. Once on each of your turns when you hit a creature with the whip, you can choose for it to leave behind a mote of starlight. The next attack roll against that creature before the end of your next turn is made with advantage. On a hit, the mote explodes immediately after the attack and deals 4d6 radiant damage to the target. On a miss or at the end of the effect's duration, the mote winks out harmlessly instea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Corpse Slayer </text:p>
          </table:table-cell>
          <table:table-cell office:value-type="string">
            <text:p>(any weapon) You gain a +1 bonus to attack and damage rolls made with this magic weapon. When you hit an undead creature with an attack using this weapon, the attack deals an extra 1d8 damage of the weapon's type, and the creature has disadvantage on saving throws against effects that turn undead until the start of your next tur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rash and Burn </text:p>
          </table:table-cell>
          <table:table-cell office:value-type="string">
            <text:p>These blocky metal gloves have a small magical furnace burning inside them. While wearing this pair of magic gloves, you gain a +1 bonus to the attack and damage rolls of any unarmed strikes made with them, which deal 1d4 bludgeoning damage on a hit (unless your unarmed strike damage is already higher). The gloves have 4 charges for the following properties and regain all expended charges daily at dawn. Burn. While wearing the gloves, you can use an action to expend 1 of the gloves' charges to cast the burning hands spell from them (save DC 15). When you do, you can also move up to 10 feet in the opposite direction in which the spell was cast. This movement doesn't provoke opportunity attacks. If you use this property immediately after using Crash, the spell's fire damage increases by 1d6. Crash. While wearing the gloves, you can use a bonus action to expend 1 of their charges to release a propulsive jet from them, rocketing yourself up to 10 feet in a direction of your choice without provoking opportunity attacks. As part of this bonus action, you can immediately make a single unarmed strike with the gloves against a target within your reach at the end of this movement. On a hit, the target takes an extra 2d4 bludgeoning damage. If you use this property immediately after using Burn, you have advantage on the attack roll, and on a hit, the target also takes an additional 2d4 fire damage from the attack. Exhaust. You can continue to use the Burn and Crash properties even after you've expended the last charge from the gloves. Each time you do, there is a 50 percent chance that the gloves sputter and backfire. When it does, you take 4d4 fire damage, the action or bonus action is wasted, and the Exhaust property can't be used again until the next dawn; at which point you regain 2 expended charges the next dawn instead of 4.</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Crown of the Wrath Bringer </text:p>
          </table:table-cell>
          <table:table-cell office:value-type="string">
            <text:p>This jagged iron circlet bears ornaments in the shape of the enemy rune. When worn, the crown glows with pale light as it draws upon the wearer’s fury to strike opponents with vicious terror. When you make an attack roll against a creature and hit it while wearing this crown, you can spend and roll one of your unspent Hit Dice. The creature takes extra psychic damage equal to the number rolled. Invoking the Rune. As an action, you can invoke the crown’s rune to cast the Fear spell (save DC 15) with it; the spell has a duration of 1 minute and doesn’t require concentration.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Dagger of Blindsight </text:p>
          </table:table-cell>
          <table:table-cell office:value-type="string">
            <text:p>(dagger) This rare magic item requires attunement. A creature attuned to it gains blindsight out to a range of 30 feet. The dagger has a saw-toothed edge and a black pearl nested in its pommel.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agger of the Ogre Mage </text:p>
          </table:table-cell>
          <table:table-cell office:value-type="string">
            <text:p>(shortsword) This blade was once used as a dagger by an ogre, but is nevertheless large enough to be a shortsword. You gain a +1 bonus to attack and damage rolls made with this magic weapon. This blade’s hilt is hollow and can hold up to 3 cantrip spell scrolls. Cantrip scrolls left within the compartment for 1 minute activate one of the three clear gems adorning its grip. Once activated, you can cast these cantrips at will using your spellcasting modifier. If you don’t have a spellcasting modifier, use your Intelligence modifier instead. You have proficiency with these cantrips. Cantrips cast from the blade use the weapon as an arcane focus and allow you to perform any somatic components with the weapon instead of requiring a free hand. Scrolls contained within the sword are not destroyed after using them in this way. When you cast a cantrip using the sword that deals damage, the sword’s damage type changes to match the cantrip’s for 1 minute or until you end it early (no action require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Dagger of Venom </text:p>
          </table:table-cell>
          <table:table-cell office:value-type="string">
            <text:p>(dagger) You gain a +1 bonus to attack and damage rolls made with this magic weapon. You can use an action to cause thick, black poison to coat the blade. The poison remains for 1 minute or until an attack using this weapon hits a creature. That creature must succeed on a DC 15 Constitution saving throw or take 2d10 poison damage and become poisoned for 1 minute. The dagger can't be used this way again until the next daw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Deck of Illusions </text:p>
          </table:table-cell>
          <table:table-cell office:value-type="string">
            <text:p>This box contains a set of parchment cards. A full deck has 34 cards. A deck found as treasure is usually missing 1d20 - 1 cards. The magic of the deck functions only if cards are drawn at random (you can use an altered deck of playing cards to simulate the deck). You can use an action to draw a card at random from the deck and throw it to the ground at a point within 30 feet of you. An illusion of one or more creatures forms over the thrown card and remains until dispelled. An illusory creature appears real, of the appropriate size, and behaves as if it were a real creature (as presented in the Monster Manual), except that it can do no harm. While you are within 120 feet of the illusory creature and can see it, you can use an action to move it magically anywhere within 30 feet of its card. Any physical interaction with the illusory creature reveals it to be an illusion, because objects pass through it. Someone who uses an action to visually inspect the creature identifies it as illusory with a successful DC 15 Intelligence (Investigation) check. The creature then appears translucent. The illusion lasts until its card is moved or the illusion is dispelled. When the illusion ends, the image on its card disappears, and that card can't be used again. <text:a xlink:href="http://dnd5e.wikidot.com/wondrous-items:deck-of-illusions">http://dnd5e.wikidot.com/wondrous-items:deck-of-illusions</text:a></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Deck Of Oracles </text:p>
          </table:table-cell>
          <table:table-cell office:value-type="string">
            <text:p>The illustrations on this deck of oracle cards move or change subtly when viewed indirectly. When you finish a long rest, you can spend 10 minutes consulting the cards for an omen of the coming day. Roll a d20 and record the number rolled. Once in the next 8 hours, immediately after a creature within 60 feet of you makes an ability check, an attack roll, or a saving throw, you can use your reaction to discard the d20 roll; the creature must use the number you rolled in place of its roll. Additionally, while holding the cards, you can cast Divination from them. Once this property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eck Of Wild Cards </text:p>
          </table:table-cell>
          <table:table-cell office:value-type="string">
            <text:p>This deck of heavy vellum cards hums with the magic of the Elemental Chaos. The magic of the deck functions only if cards are drawn at random (a deck of real-world playing cards can simulate the deck). As an action, you can draw a random card from this deck and throw it to make a ranged spell attack, using Dexterity for the attack roll. The card has a range of 30 feet. On a hit, it deals 1d4 slashing damage and imposes a magical effect determined by its suit, as detailed in the Deck of Wild Cards table. The card immediately returns to the deck after it hits or misses a target. <text:a xlink:href="http://dnd5e.wikidot.com/wondrous-items:deck-of-wild-cards">http://dnd5e.wikidot.com/wondrous-items:deck-of-wild-cards</text:a></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iviner's Dice </text:p>
          </table:table-cell>
          <table:table-cell office:value-type="string">
            <text:p>This set of three six-sided crystal dice is weakly connected to the tides of fate. You can roll these dice as an action and record the numbers rolled. Once rolled, you can't record any other numbers in this way until the next dawn. While you have the dice on your person, you can use a reaction when you or a creature you can see within 60 feet of you makes an attack roll or ability check to add or subtract one of the recorded numbers from the attack roll or ability check's total. You can wait to use this reaction until after the creature rolls the d20, but must decide before the GM says whether the roll succeeds or fails. Each recorded number can only be used once. You lose any unused recorded numbers daily a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Donjon's Sundering Sphere </text:p>
          </table:table-cell>
          <table:table-cell office:value-type="string">
            <text:p>This marble-size crystal sphere glows with extraplanar energy. As part of attuning to this item, you press the crystal sphere to the hilt of a nonmagical melee weapon of your choice, magically attaching the sphere to the weapon. The weapon becomes a magic weapon with a +1 bonus to attack and damage rolls. While wielding this weapon, you gain the following benefits: Dimensional Anchor. You have advantage on saving throws against spells or effects that would send you to an extradimensional space, a demiplane, or another plane of existence against your will. Isolating Smite. When you hit a creature with this weapon, you can force the creature to make a DC 16 Charisma saving throw. On a failed save, the creature is banished to a harmless demiplane until the end of its next turn. When the banished creature returns, it reappears in the space it left or the nearest unoccupied space if that space is occupied. Once this property is used, it can’t be used again until the next dawn. When you end your attunement to the sphere, the sphere harmlessly detaches from the weapon, and the weapon reverts to a nonmagical piece of equipmen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ragon Edge Weapons +2</text:p>
          </table:table-cell>
          <table:table-cell office:value-type="string">
            <text:p>(Any slashing or piercing) This weapon is made from the harvested remains of a fallen dragon. With a properly reclaimed claw or tooth, the resource can be forged into a simple piercing or slashing weapon whose latent draconic powers can appear in battle. The first time you hit a creature on your turn with this weapon with an attack that you had advantage on, its draconic magic comes forth to deal an extra 1d6 damage of the original dragon’s elemental type. +2 Att and Dmg</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Dragon Slayer </text:p>
          </table:table-cell>
          <table:table-cell office:value-type="string">
            <text:p>(any sword) You gain a +1 bonus to attack and damage rolls made with this magic weapon. When you hit a dragon with this weapon, the dragon takes an extra 3d6 damage of the weapon's type. For the purpose of this weapon, "dragon" refers to any creature with the dragon type, including dragon turtles and wyvern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Dragonhide Belt +2</text:p>
          </table:table-cell>
          <table:table-cell office:value-type="string">
            <text:p>This finely detailed belt is made of dragonhide. While wearing it, you gain a bonus to the saving throw DCs of your ki features. The bonus is determined by the belt’s rarity. In addition, you can use an action to regain ki points equal to a roll of your Martial Arts die. You can’t use this action again until the next dawn. </text:p>
          </table:table-cell>
          <table:table-cell office:value-type="string">
            <text:p>Monk</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Dragontooth Dagger </text:p>
          </table:table-cell>
          <table:table-cell office:value-type="string">
            <text:p>(dagger) A dagger fashioned from the tooth of a dragon. While the blade is obviously a fang or predator's tooth, the handle is leather wrapped around the root of the tooth, and there is no cross-guard. You gain a +1 bonus to attack rolls and damage rolls you make with this weapon. On a hit with this weapon, the target takes an extra 1d6 acid damage. Draconic Potency. Against enemies of the Cult of the Dragon, the dagger's bonus to attack rolls and damage rolls increases to +2, and the extra acid damage increases to 2d6.</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ream Saber </text:p>
          </table:table-cell>
          <table:table-cell office:value-type="string">
            <text:p>(scimitar) You gain a +1 bonus to attack and damage rolls made with this magic weapon, and any creature it hits takes an extra 1d4 psychic damage. When the damage you deal with this weapon would reduce a creature to 0 hit points, you can choose to magically cause it to fall asleep, instead of dealing the damage. The sleeping creature is unconscious for 10 minutes or until it takes damage or someone uses an action to shake or slap it awake. When you cause a creature to fall asleep in this way, you can also force it to make a DC 15 Wisdom saving throw. On a failed save, you immediately learn its surface thoughts and can decide what dreams it has while asleep. Once a creature falls asleep in this way, it is immune to this effect for the next 24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une Duster </text:p>
          </table:table-cell>
          <table:table-cell office:value-type="string">
            <text:p>While wearing this rugged cloak, you can withstand temperatures as hot as 200 degrees Fahrenheit and are unaffected by difficult terrain created by sand. You also can't be surprised, and when you roll initiative, you gain a +5 bonus to the roll as long as you aren't incapacitated. On your first turn of each combat, your speed is increased by 10 feet, and you can use a bonus action to make a single weapon attack against a creature that hasn't taken its turn yet. If you're first in the initiative order, your speed is increased by 20 feet instead, and the bonus weapon attack is made with advantag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Duplicitous Manuscript </text:p>
          </table:table-cell>
          <table:table-cell office:value-type="string">
            <text:p>To you, this book is a magical spellbook. To anyone else, the book appears to be a volume of verbose romance fiction. As an action, you can change the book's appearance and alter the plot of the romance.W hen found, the book contains the following spells: Hallucinatory Terrain, Major Image, Mirror Image, Mislead, Nystul's Magic Aura, Phantasmal Force, and Silent Image.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illusion school. When a creature you can see makes an Intelligence (Investigation) check to discern the true nature of an illusion spell you cast, or makes a saving throw against an illusion spell you cast, you can use your reaction and expend 1 charge to impose disadvantage on the roll.</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Dust of Dryness </text:p>
          </table:table-cell>
          <table:table-cell office:value-type="string">
            <text:p>This small packet contains 1d6 + 4 pinches of dust. You can use an action to sprinkle a pinch of it over water. The dust turns a cube of water 15 feet on a side into one marble-sized pellet, which floats or rests near where the dust was sprinkled. The pellet's weight is negligible. Someone can use an action to smash the pellet against a hard surface, causing the pellet to shatter and release the water the dust absorbed. Doing so ends that pellet's magic. An elemental composed mostly of water that is exposed to a pinch of the dust must make a DC 13 Constitution saving throw, taking 10d6 necrotic damage on a failed save, or half as much damage on a successful one.</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Dust of Sneezing and Choking </text:p>
          </table:table-cell>
          <table:table-cell office:value-type="string">
            <text:p>When you use an action to throw a handful of the dust into the air, you and each creature that needs to breathe within 30 feet of you must succeed on a DC 15 Constitution saving throw or become unable to breathe, while sneezing uncontrollably. A creature affected in this way is incapacitated and suffocating. As long as it is conscious, a creature can repeat the saving throw at the end of each of its turns, ending the effect on it on a success. The Lesser Restoration spell can also end the effect on a creature.Found in a small container, this powder resembles very fine sand. It appears to be Dust of Disappearance, and an Identify spell reveals it to be such. There is enough of it for one use.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warven Boozehound's Backpack </text:p>
          </table:table-cell>
          <table:table-cell office:value-type="string">
            <text:p>This large, silver tank is nearly 3 feet tall and produces its own magical ale. It has several knobs alongside it and a tapered hose attached to the bottom. The tank holds 8 gallons of ale and completely refills daily at dawn. When you attune to the tank for the first time, it immediately fills with the magical ale. The tank is supported with several leather straps, allowing it to be easily carried. Regardless of how much ale is inside the tank, it always weighs 10 pounds. You can dispense the magical ale as you would a normal keg, with the exception that this alcohol affects a creature twice as much as normal due to its magical nature. Alternatively, you can spend 10 minutes focusing on the tank and adjusting its various knobs to produce up to 4 special elixirs, expending 1 gallon of ale for each elixir you make. If you are a dwarf or are proficient with brewer's supplies, you can produce this elixir over the course of 1 minute instead. Each elixir contains one ounce of concentrated liquid. A creature can drink the elixir using an action, granting it advantage on saving throws against poison and resistance to poison damage for 8 hours. If the creature is a dwarf, it gains 10 temporary hit points instead. If an elixir isn't consumed before the next dawn, it becomes a nonmagical, albeit strongly alcoholic, beverage. While carrying the tank, you can use an action to point its hose at a target you can see within 30 feet of you, provided you have a free hand. When you do, the tank expels 1 gallon of the ale in a powerful blast at the target. If the target is an object that isn't being worn or carried and weighs no more than 300 pounds, it is either knocked over or pushed up to 15 feet away from you. If the target is a creature, make a ranged spell attack against it, using an attack bonus of +7. On a hit, the creature takes 1d8 bludgeoning damage, is pushed 5 feet away from you, and must succeed on a DC 15 Constitution saving throw or be poisoned until the start of your next tur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Elemental Essence Shard </text:p>
          </table:table-cell>
          <table:table-cell office:value-type="string">
            <text:p>This crackling crystal contains the essence of an elemental plane. As an action, you can attach the shard to a Tiny object (such as a weapon or a piece of jewelry) or detach it. It falls off if your attunement to it ends. You can use the shard as a spellcasting focus while you hold or wear it. Roll a d4 and consult the Elemental Essence Shards table to determine the shard's essence and property. When you use a Metamagic option on a spell while you are holding or wearing the shard, you can use that property. <text:a xlink:href="http://dnd5e.wikidot.com/wondrous-items:elemental-essence-shard">http://dnd5e.wikidot.com/wondrous-items:elemental-essence-shard</text:a></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Elemental Gem </text:p>
          </table:table-cell>
          <table:table-cell office:value-type="string">
            <text:p>This gem contains a mote of elemental energy. When you use an action to break the gem, an elemental is summoned as if you had cast the Conjure Elemental spell, and the gem's magic is lost. The type of gem determines the elemental summoned by the spell. Blue sapphire- Air Elemental, Yellow Diamond- Earth Elemental, Red Corundum- Fire Elemental, Emerald- Water Elemental</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2"/>
          <table:table-cell table:style-name="ce21"/>
        </table:table-row>
        <table:table-row table:style-name="ro5">
          <table:table-cell table:style-name="ce4" office:value-type="string">
            <text:p>Encyclopedia Creature Obscura </text:p>
          </table:table-cell>
          <table:table-cell office:value-type="string">
            <text:p>There are fourteen unique entries in this classic, hard-to-find series of encyclopedic tomes, which were originally written by renowned hunters and archdruids. When found, roll a d20 or choose from the table below to determine which encyclopedic volume it is. If you have at least 5 levels in the ranger class and spend 48 hours over a period of 6 days or fewer studying the book's contents and practicing its guidelines, you gain the favored enemy and language (or similar effect) associated with your volume of the encyclopedia. If you have 5 or more levels in the druid class and spend that same time reading it, you can use an action to expend 2 uses of your Wild Shape to transform into the volume's associated Wild Shape option or cast the listed spell. A benefit gained from the book is permanent. <text:a xlink:href="https://ledger.thegriffonssaddlebag.com/items/zWCuUOLNOyQeutjzLtDF">https://ledger.thegriffonssaddlebag.com/items/zWCuUOLNOyQeutjzLtDF</text:a></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0" office:value-type="string">
            <text:p>Enervating Crystal Sword</text:p>
          </table:table-cell>
          <table:table-cell office:value-type="string">
            <text:p>(any sword) The blade of this sword is made of a sickly green crystal. It pulses with an unsettling light while held, which sheds bright light in a 10-foot radius and dim light for an additional 10 feet. You gain a +1 bonus to attack and damage rolls made with this magic weapon. This sword has 5 charges and regains 1d4 + 1 expended charges daily at dawn. You can choose to expend 1 of the sword's charges when you hit a creature with it. When you do, the crystalline light flashes, and the target of the attack must make a DC 15 Constitution saving throw. On a failed save, the creature takes 2d8 radiant damage and is weakened until the start of your next turn. On a successful save, the creature takes half as much radiant damage and isn't weakened. A weakened creature deals only half damage with weapon attacks that use Strength and has disadvantage on Strength checks. Alternatively, you can use an action to hold the sword aloft and expend 2 of its charges to intensify its sickening light, doubling the radius of its bright and dim light to 20 feet, instead of 10. Each creature within the bright light, including yourself, must succeed on a DC 13 Constitution saving throw or be weakened until the end of its next turn. You have advantage on this saving throw. The light then returns to normal.</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Far Realm Shard </text:p>
          </table:table-cell>
          <table:table-cell office:value-type="string">
            <text:p>This writhing crystal is steeped in the warped essence of the Far Realm. As an action, you can attach the shard to a Tiny object (such as a weapon or a piece of jewelry) or detach it. It falls off if your attunement to it ends. You can use the shard as a spellcasting focus while you hold or wear it. When you use a Metamagic option on a spell while you are holding or wearing the shard, you can cause a slimy tentacle to rip through the fabric of reality and strike one creature you can see within 30 feet of you. The creature must succeed on a Charisma saving throw against your spell save DC or take 3d6 psychic damage and become frightened of you until the start of your next turn.</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Fate Dealer's Deck +2</text:p>
          </table:table-cell>
          <table:table-cell office:value-type="string">
            <text:p>The backs of these cards are inscribed with glyphs representing the Inner Planes, the Outer Planes, or the holy symbols of various deities. While holding this deck, you can use it as a spellcasting focus, and you gain a bonus to spell attack rolls and to your spell save DC. The bonus is determined by the deck’s rarity. In addition, while you’re holding the deck, you can draw a card as an action to expend and roll one of your Hit Dice and add the deck’s bonus to the number rolled. One creature you can see within 30 feet of you either takes radiant damage or regains hit points (your choice) equal to the total.</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Fish Suit </text:p>
          </table:table-cell>
          <table:table-cell office:value-type="string">
            <text:p>This bulky suit, which fully encases your head and body, takes 1 minute to don or doff. While worn, it enables you to breathe in an airless environment and renders you immune to the harmful effects of any gas that surrounds you. The suit also grants you a swimming speed equal to your walking speed while underwater, or a flying speed equal to your walking speed in an environment with no gravity.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Flayer Slayer </text:p>
          </table:table-cell>
          <table:table-cell office:value-type="string">
            <text:p>(greataxe) Carvings of decapitated mind flayers adorn this greataxe’s metal blade. You gain a +1 bonus to attack and damage rolls made with this greataxe. An Aberration hit with this greataxe takes an extra 1d12 slashing damage. If the Aberration is currently grappling a creature, the Aberration must succeed on a DC 15 Strength saving throw or release each creature it is grappling.</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Folding Boat </text:p>
          </table:table-cell>
          <table:table-cell office:value-type="string">
            <text:p>This object appears as a wooden box that measures 12 inches long, 6 inches wide, and 6 inches deep. It weighs 4 pounds and floats. It can be opened to store items inside. This item also has three command words, each requiring you to use an action to speak it. One command word causes the box to unfold into a boat 10 feet long, 4 feet wide, and 2 feet deep. The boat has one pair of oars, an anchor, a mast, and a lateen sail. The boat can hold up to four Medium creatures comfortably. The second command word causes the box to unfold into a ship 24 feet long, 8 feet wide; and 6 feet deep. The ship has a deck, rowing seats, five sets of oars, a steering oar, an anchor, a deck cabin, and a mast with a square sail. The ship can hold fifteen Medium creatures comfortably. When the box becomes a vessel, its weight becomes that of a normal vessel its size, and anything that was stored in the box remains in the boat. The third command word causes the folding boat to fold back into a box, provided that no creatures are aboard. Any objects in the vessel that can't fit inside the box remain outside the box as it folds. Any objects in the vessel that can fit inside the box do so.</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Fourarm Bracers </text:p>
          </table:table-cell>
          <table:table-cell office:value-type="string">
            <text:p>These bracers can summon another pair of spectral arms below your existing ones. These arms can be summoned as an action and last for up to 1 minute before disappearing. While active, you can use the arms to manipulate an object, open an unlocked door or container, stow or retrieve an item from an open container, or pour the contents out of a vial. Each arm can carry up to 10 pounds. The arms stay attached to your torso at all times and cannot be moved to other parts of your body, but can be turned around to face the opposite direction. In addition, the gems adorning the bracers can amplify the arms’ strength for short bursts. The gems have a total of 5 charges and recharge 1d4+1 expended charges each day at dawn. By uttering the bracers’ command word using a bonus action and expending 1 charge, you can empower the arms to immediately make two unarmed melee attacks. The arms have a +3 bonus to attack and damage rolls and use your proficiency bonus when making the attacks. Each strike does 1d4 magical bludgeoning damage upon a successful hit. Alternatively, you can expend 1 charge to double the arms’ carrying capacity and increase their duration to 5 minutes instea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FoWP Obsidian Steed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Obsidian Steed (Very Rare). This polished obsidian horse can become a nightmare for up to 24 hours. The nightmare fights only to defend itself. Once it has been used, it can't be used again until 5 days have passed. If you have a good alignment, the figurine has a 10 percent chance each time you use it to ignore your orders, including a command to revert to figurine form. If you mount the nightmare while it is ignoring your orders, you and the nightmare are instantly transported to a random location on the plane of Hades, where the nightmare reverts to figurine form.</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Frostburn Blade </text:p>
          </table:table-cell>
          <table:table-cell office:value-type="string">
            <text:p>(any sword) This sword's blade is made entirely of ice and remains perfectly frozen regardless of temperature. A single flame licks at the ice from above the weapon's hilt. While holding the sword, the fire expands to cover the weapon's edge with flame, shedding bright light in a 30-foot radius and dim light for an additional 30 feet. When you hit with an attack using this magic sword, the target takes an extra 1d6 cold damage and 1d6 fire damage. When you take the Attack action using this weapon, you can choose to forgo one of the attacks to sweep the blade in front of you, causing a wave of either cold or fire to erupt from the blade in a 30-foot cone. Each creature in the cone must make a DC 16 Dexterity saving throw, taking 4d6 cold or fire damage (your choice) on a failed save, or half as much damage on a successful one. Once this property of the sword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Fulminating Treatise </text:p>
          </table:table-cell>
          <table:table-cell office:value-type="string">
            <text:p>This thick, scorched spellbook reeks of smoke and ozone, and sparks of energy crackles along the edges of its pages. When found, the book contains the following spells: Contingency, Fireball, Gust of Wind, Leomund's Tiny Hut, Magic Missile, Thunderwave, and Wall of Force.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evocation school. When one creature you can see takes damage from an evocation spell you cast, you can use your reaction and expend 1 charge to deal an extra 2d6 force damage to the creature and knock the creature prone if it is Large or smaller.</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Galder's Bubble Pipe </text:p>
          </table:table-cell>
          <table:table-cell office:value-type="string">
            <text:p>This finely carved pipe blows odorless bubbles instead of smoke when used. The pipe has 3 charges, and it regains all spent charges daily at dawn. While you hold the pipe, you can expend charges to gain access to the following properties: You can cast Fog Cloud as an action (1 charge). You can cast Misty Step as a bonus action (2 charges). You can summon a steam mephit as an action (3 charges). The mephit is friendly to you, obeys your verbal commands, and acts on its own turn in the initiative order. It disappears in a harmless puff of steam after 1 minute or if it ends its turn more than 60 feet from the pip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Gambler's Blade </text:p>
          </table:table-cell>
          <table:table-cell office:value-type="string">
            <text:p>(any sword) Choose a magical bonus of +1 to +3. This sword gains that bonus to its attack and damage rolls. You can change this magical bonus each day at dawn. </text:p>
          </table:table-cell>
          <table:table-cell table:number-columns-repeated="2" office:value-type="string">
            <text:p>Y</text:p>
          </table:table-cell>
          <table:table-cell office:value-type="string">
            <text:p><text:s/>For each point of bonus you choose for the sword, you take a corresponding penalty (−1 to −3) to your death saving throws. This weapon is cursed, and becoming attuned to it extends the curse to you. Until the curse is broken with a Remove Curse spell or similar magic, you are unwilling to part with the weapon.</text:p>
          </table:table-cell>
          <table:table-cell table:style-name="ce7" office:value-type="string">
            <text:p>12500gp</text:p>
          </table:table-cell>
          <table:table-cell table:number-columns-repeated="3"/>
        </table:table-row>
        <table:table-row table:style-name="ro1">
          <table:table-cell table:style-name="ce14" office:value-type="string">
            <text:p>Gauntlets of Ogre Power </text:p>
          </table:table-cell>
          <table:table-cell office:value-type="string">
            <text:p>Your Strength score is 19 while you wear these gauntlets. They have no effect on you if your Strength is 19 or higher without them.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Gem of Seeing </text:p>
          </table:table-cell>
          <table:table-cell office:value-type="string">
            <text:p>This gem has 3 charges. As an action, you can speak the gem's command word and expend 1 charge. For the next 10 minutes, you have truesight out to 120 feet when you peer through the gem. The gem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Ghostbow Bracer </text:p>
          </table:table-cell>
          <table:table-cell office:value-type="string">
            <text:p>This leather bracer has a blue gemstone embedded on its wrist, which glimmers with an ethereal light. While wearing it, you gain a +2 bonus to damage rolls on ranged attacks made with longbows and shortbows. Summon Bow. You can use a bonus action to summon a spectral longbow or shortbow from the bracer's gemstone. The bow is weightless, allowing you to ignore the longbow's normal heavy property while holding it. The bow remains until you're holding another weapon, until you drop it, or until you dismiss it (no action required). While the weapon persists, it sheds dim light in a 20-foot radius. It creates its own arrows, which magically appear in a nocked position whenever you draw the bow. Hit or miss, an arrow disappears after the attack or if you release the bowstring without firing the arrow. Regardless of what bow you summon, it deals force damage instead of piercing damage. Charges. The bracer has 4 charges for the following properties. It regains all expended charges daily at dawn. The available properties are determined by the type of summoned bow. Grim Shot (Longbow or Shortbow). When you hit a target with an arrow that was created by the summoned bow, you can expend 1 charge to deal an extra 2d8 force damage to the target. This damage is in addition to the attack's normal damage. Piercing Blast (Longbow). When you take the Attack action using the summoned bow, you can replace one or more of your attacks with a special attack using the bow. You expend 2 charges per attack you replace in this way. When you do, you draw forth a cool beam of light from the weapon, instead of a spectral arrow. You fire this beam of light in a line from you that's 5 feet wide and 100 feet long. Each creature within the line must succeed on a DC 16 Dexterity saving throw or take 4d8 force damage. Stepshot (Shortbow). You can expend 1 charge as a bonus action to make one ranged attack against a creature using the summoned bow. On a hit, you teleport to an unoccupied space that you can see that's within 15 feet of you. You can't teleport to a space that's closer to the target of the attack in this way.</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Giant Slayer </text:p>
          </table:table-cell>
          <table:table-cell office:value-type="string">
            <text:p>(any axe or sword) You gain a +1 bonus to attack and damage rolls made with this magic weapon. When you hit a giant with it, the giant takes an extra 2d6 damage of the weapon's type and must succeed on a DC 15 Strength saving throw or fall prone. For the purpose of this weapon, "giant" refers to any creature with the giant type, including ettins and troll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Glimmering Moonbow </text:p>
          </table:table-cell>
          <table:table-cell office:value-type="string">
            <text:p>(any bow) This silver-and-black bow is engraved with the phases of the moon. You gain a +1 bonus to attack and damage rolls made with this magic weapon. When you hit with a ranged attack roll using this magic bow, the target takes an extra 1d6 radiant damage. If you load no ammunition in the weapon, it produces its own, automatically creating one piece of magic ammunition when you make a ranged attack with it. The ammunition created by the bow vanishes the instant after it hits or misses a target. While wielding this magic bow, you can use a bonus action to enter a semi-incorporeal state until the start of your next turn. While semi-incorporeal, you have resistance to bludgeoning, piercing, and slashing damage. Once this bonu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Gloves of Thievery </text:p>
          </table:table-cell>
          <table:table-cell office:value-type="string">
            <text:p>These gloves are invisible while worn. While wearing them, you gain a +5 bonus to Dexterity (Sleight of Hand) checks and Dexterity checks made to pick locks.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Hammer of Runic Focus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Hammer of Willpowe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Harp of Dragons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Headband of Intellect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Helm of Underwater Action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Horn of the Endless Maze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Horn of the Wild Hunt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Horn of Valhalla (Brass)</text:p>
          </table:table-cell>
          <table:table-cell office:value-type="string">
            <text:p>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 Four types of horn of Valhalla are known to exist, each made of a different metal. The horn's type determines how many berserkers answer its summons, as well as the requirement for its use. 3D4+3, Proficiency in all Simple Weapons</text:p>
          </table:table-cell>
          <table:table-cell office:value-type="string">
            <text:p>N</text:p>
          </table:table-cell>
          <table:table-cell office:value-type="string">
            <text:p>Y</text:p>
          </table:table-cell>
          <table:table-cell office:value-type="string">
            <text:p>If you blow the horn without meeting its requirement, the summoned berserkers attack you. If you meet the requirement, they are friendly to you and your companions and follow your commands. </text:p>
          </table:table-cell>
          <table:table-cell table:style-name="ce7" office:value-type="string">
            <text:p>12500gp</text:p>
          </table:table-cell>
          <table:table-cell table:number-columns-repeated="3"/>
        </table:table-row>
        <table:table-row table:style-name="ro5">
          <table:table-cell table:style-name="ce4" office:value-type="string">
            <text:p>Immovable Cat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Immovable Rod </text:p>
          </table:table-cell>
          <table:table-cell table:number-columns-repeated="4"/>
          <table:table-cell table:style-name="ce7" office:value-type="string">
            <text:p>12500gp</text:p>
          </table:table-cell>
          <table:table-cell table:number-columns-repeated="3"/>
        </table:table-row>
        <table:table-row table:style-name="ro5">
          <table:table-cell table:style-name="ce12" office:value-type="string">
            <text:p>Ioun Stone (Absorp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While this pale lavender ellipsoid orbits your head, you can use your reaction to cancel a spell of 4th level or lower cast by a creature you can see and targeting only you Once the stone has canceled 20 levels of spells, it burns out and turns dull gray, losing its magic. If you are targeted by a spell whose level is higher than the number of spell levels the stone has left, the stone can't cancel i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Ioun Stone (Protec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a +1 bonus to AC while this dusty rose prism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Ioun Stone (Reserv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This vibrant purple prism stores spells cast into it, holding them until you use them. The stone can store up to 3 levels worth of spells at a time. When found, it contains 1d4-1 levels of stored spells chosen by the DM. Any creature can cast a spell of 1st through 3rd level into the stone by touching it as the spell is cast. The spell has no effect, other than to be stored in the stone. If the stone can't hold the spell, the spell is expended without effect. The level of the slot used to cast the spell determines how much space it uses. While this stone orbits your head, you can cast any spell stored in it. The spell uses the slot level, spell save DC, spell attack bonus, and spellcasting ability of the original caster, but is otherwise treated as if you cast the spell. The spell cast from the stone is no longer stored in it, freeing up spac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Ioun Stone (Self-Preserva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a +1 bonus to Intelligence saving throws while this silvery gem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Ironleaf Impale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Lantern of the Frost Watch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Lash of Immolation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Life's Flower Restorative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Living Gloves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Luminous War Pick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Mace of Disruption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Mace of Smiting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Mace of Terro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Magma War Pick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Mimi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Mindblasting Cap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Mirror of the Past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Mobius Scroll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Moon Sickle +1</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Naga's Caduceus of Rebirth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Nail of Mundanity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Necklace of Fireballs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Oil of Sharpness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Ouroboros Wand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Outer Essence Shard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Pennant of the Vind Rune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Peregrine Spea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Pick and Pocket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Pipes of Haunting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Pipes of the Sewers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Potion of Aqueous Form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Potion of Fire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5</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Potion of Longevity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Potion of Maximum Power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Potion of Mind Control (Humanoid)</text:p>
          </table:table-cell>
          <table:table-cell office:value-type="string">
            <text:p>When you drink, you can cast Dominate Person (save DC 15) on a specific creature if you do so before the end of your next turn. If you don't, the potion is wasted. If the target's initial saving throw fails, the effect lasts for 1 hour, with no concentration required on your part. The charmed creature has disadvantage on new saving throws to break the effect during this time.</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Prized Pet Protector (Silk)</text:p>
          </table:table-cell>
          <table:table-cell office:value-type="string">
            <text:p>A typical prized pet protector, an uncommon item, is a colorful bandana featuring swirling paisleys and various pet-themed designs. You can tie this bandana around the neck of a willing beast with a challenge rating of 1 or lower using an action. The bandana changes size to comfortably fit around the creature's neck and can't be removed against its will. When the beast is reduced to 0 hit points while wearing the bandana, but not killed outright, the creature is harmlessly shunted to a special demiplane. The creature reappears after 8 hours in an empty space within 10 feet of you with all its hit points. The bandana's magic then ceases to function until 2 days have passed. The following prized pet protector is a rare variant with additional properties. It's made of fine silk, and its designs are embroidered with golden thread. A beast that wears it also gains a +2 bonus to saving throws. If the beast wearing the bandana is a transformed humanoid or other creature, such as by the polymorph spell or similar magic, the bandana has no effect on it. The bandana can be worn over a collar.</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Psi Crystal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Quaal's Feather Token (Bird)</text:p>
          </table:table-cell>
          <table:table-cell office:value-type="string">
            <text:p>This tiny object looks like a feather. Different types of feather tokens exist, each with a different single-use effect. You can use an action to toss the token 5 feet into the air. The token disappears and an enormous, multicolored bird takes its place. The bird has the statistics of a roc (see the Monster Manual), but it obeys your simple commands and can't attack. It can carry up to 500 pounds while flying at its maximum speed (16 miles an hour for a maximum of 144 miles per day, with a one-hour rest for every 3 hours of flying), or 1,000 pounds at half that speed. The bird disappears after flying its maximum distance for a day or if it drops to 0 hit points. You can dismiss the bird as an actio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Quarterstaff of the Elk </text:p>
          </table:table-cell>
          <table:table-cell table:number-columns-repeated="4"/>
          <table:table-cell table:style-name="ce7" office:value-type="string">
            <text:p>12500gp</text:p>
          </table:table-cell>
          <table:table-cell table:number-columns-repeated="3"/>
        </table:table-row>
        <table:table-row table:style-name="ro5">
          <table:table-cell table:style-name="ce13" office:value-type="string">
            <text:p>Quickened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You change the spell’s casting time to 1 bonus action for this casting.</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Quiver of Lightning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Quiver of Seasons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Raven's Feather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Reveler's Concertina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Rhythm Maker's Drum +2</text:p>
          </table:table-cell>
          <table:table-cell office:value-type="string">
            <text:p>While holding this drum, you gain a bonus to spell attack rolls and to the saving throw DCs of your bard spells. The bonus is determined by the drum's rarity. As an action, you can play the drum to regain one use of your Bardic Inspiration feature. This property of the drum can't be used again until the next dawn.</text:p>
          </table:table-cell>
          <table:table-cell office:value-type="string">
            <text:p>B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Rift Sheath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Ring of Temporal Salvation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Rings of Shared Suffering </text:p>
          </table:table-cell>
          <table:table-cell table:number-columns-repeated="4"/>
          <table:table-cell table:style-name="ce7" office:value-type="string">
            <text:p>12500gp</text:p>
          </table:table-cell>
          <table:table-cell table:number-columns-repeated="3"/>
        </table:table-row>
        <table:table-row table:style-name="ro5">
          <table:table-cell table:style-name="ce12" office:value-type="string">
            <text:p>Rod of the Pact Keeper +2</text:p>
          </table:table-cell>
          <table:table-cell office:value-type="string">
            <text:p>While holding this rod, you gain a bonus to spell attack rolls and to the saving throw DCs of your warlock spells. This bonus is determined by the rod's rarity. In addition, you can regain one warlock spell slot as an action while holding the rod. You can't use this property again until you finish a long rest.</text:p>
          </table:table-cell>
          <table:table-cell office:value-type="string">
            <text:p>Warlock</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Rod of the Vonindod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Ruinous Flail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Sage's Signet (Bear)</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Enlarge/Reduce, Polymorph</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Sage's Signet (Wolf)</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Freedom of Movement, Pass Without Trace</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Scarlet Scourge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Scorpion Armo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ending Slates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Sentinel Shield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hadow-Fletched Arrow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Shadowfell Brand Tattoo </text:p>
          </table:table-cell>
          <table:table-cell table:number-columns-repeated="4"/>
          <table:table-cell table:style-name="ce7" office:value-type="string">
            <text:p>12500gp</text:p>
          </table:table-cell>
          <table:table-cell table:number-columns-repeated="3"/>
        </table:table-row>
        <table:table-row table:style-name="ro5">
          <table:table-cell table:style-name="ce12" office:value-type="string">
            <text:p>Shatterspike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Shield +1</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ilver Dragon Katana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kirmisher's Bow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Skyblinder Staff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pear of Backbiting </text:p>
          </table:table-cell>
          <table:table-cell table:number-columns-repeated="4"/>
          <table:table-cell table:style-name="ce7" office:value-type="string">
            <text:p>12500gp</text:p>
          </table:table-cell>
          <table:table-cell table:number-columns-repeated="3"/>
        </table:table-row>
        <table:table-row table:style-name="ro5">
          <table:table-cell table:style-name="ce12" office:value-type="string">
            <text:p>Spell Gem (3<text:span text:style-name="T3">rd</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5 ATT +7 Bloodstone</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Spell Scroll (5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7 Att +9</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Spell Scroll (6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7 Att +9</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Spellwriter's Brace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Spellwrought Tattoo (5th)</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7 Att +9</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Spiker and Striker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Staff of the Ivory Claw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Staff of the Rooted Hills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Staff of Withering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talagmight Geode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tarmetal Shard Spear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Stirring Dragon-Touched Focus </text:p>
          </table:table-cell>
          <table:table-cell office:value-type="string">
            <text:p>This wondrous item can be a scepter, an orb, an amulet, a crystal, or another finely crafted object. It typically incorporates imagery of dragons’ wings, claws, teeth, or scales. You have advantage on initiative rolls. While you are holding the focus, it can function as a spellcasting focus for all your spells. Chromatic: Whenever you use a spell slot to cast a spell that deals acid, cold, fire, lightning, or poison damage, roll a d6, and you gain a bonus equal to the number rolled to one of the spell’s damage rolls. Gem: Whenever you use a spell slot to cast a spell, you can immediately teleport to an unoccupied space you can see within 15 feet of you. Metallic: When a creature you can see within 30 feet of you makes a saving throw, you can use your reaction to give that creature advantage on the saving throw.</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Stirring Dragon's Wrath Weapon </text:p>
          </table:table-cell>
          <table:table-cell office:value-type="string">
            <text:p>(Any Weapon) This weapon is decorated with dragon heads, claws, wings, scales, or Draconic letters. When it steeps in a dragon’s hoard, it absorbs the energy of the dragon’s breath weapon and deals damage of that type with its special properties. Whenever you roll a 20 on your attack roll with this weapon, each creature of your choice within 5 feet of the target takes 5 damage of the type dealt by the dragon’s breath weapon. You gain a +1 bonus to attack and damage rolls made using the weapon. On a hit, the weapon deals an extra 1d6 damage of the type dealt by the dragon’s breath weapo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Sun Staff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Sword of Life Stealing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Teleportation Circle Stamp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Thunderbuss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Thunderous Flail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Trickster's Quive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Vagrant's Wrist Stiletto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Vigilante's Mantle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Volcanic Ocarina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Wand of Enemy Detection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Wand of the War Mage +2</text:p>
          </table:table-cell>
          <table:table-cell office:value-type="string">
            <text:p>While holding this wand, you gain a bonus to spell attack rolls determined by the wand's rarity. In addition, you ignore half cover when making a spell attack.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Wandblade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Weapon +2</text:p>
          </table:table-cell>
          <table:table-cell office:value-type="string">
            <text:p>(Any Weapon) You have a bonus to attack and damage rolls made with this magic weapon. The bonus is determined by the weapon's rarity.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Weapon of Certain Death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Weapon of Warning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Wild Dice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Wind-Up Merchant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Winged Boots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Woodcutter's Axe </text:p>
          </table:table-cell>
          <table:table-cell table:number-columns-repeated="4"/>
          <table:table-cell table:style-name="ce7" office:value-type="string">
            <text:p>12500gp</text:p>
          </table:table-cell>
          <table:table-cell table:number-columns-repeated="3"/>
        </table:table-row>
        <table:table-row table:style-name="ro5">
          <table:table-cell table:style-name="ce12" office:value-type="string">
            <text:p>Wraps Of Unarmed Prowess +2</text:p>
          </table:table-cell>
          <table:table-cell office:value-type="string">
            <text:p>While you’re wearing these cloth wraps, your unarmed strikes are considered magical for the purpose of overcoming immunity and resistance to nonmagical attacks and damage, and you gain a bonus to the attack and damage rolls of your unarmed strikes, determined by the wraps’ rarity.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Wyrmling Wristlet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Wyvernblade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Zephyr Armor </text:p>
          </table:table-cell>
          <table:table-cell table:number-columns-repeated="4"/>
          <table:table-cell table:style-name="ce7" office:value-type="string">
            <text:p>12500gp</text:p>
          </table:table-cell>
          <table:table-cell table:number-columns-repeated="3"/>
        </table:table-row>
        <table:table-row table:style-name="ro1">
          <table:table-cell table:style-name="ce12"/>
          <table:table-cell table:number-columns-repeated="4"/>
          <table:table-cell table:style-name="ce7"/>
          <table:table-cell table:number-columns-repeated="3"/>
        </table:table-row>
        <table:table-row table:style-name="ro1" table:number-rows-repeated="1048373">
          <table:table-cell table:number-columns-repeated="9"/>
        </table:table-row>
        <table:table-row table:style-name="ro1">
          <table:table-cell table:number-columns-repeated="9"/>
        </table:table-row>
      </table:table>
      <table:table table:name="Class VII" table:style-name="ta1" table:print="false">
        <office:forms form:automatic-focus="false" form:apply-design-mode="false"/>
        <table:table-column table:style-name="co31" table:default-cell-style-name="Default"/>
        <table:table-column table:style-name="co2" table:default-cell-style-name="Default"/>
        <table:table-column table:style-name="co32" table:default-cell-style-name="Default"/>
        <table:table-column table:style-name="co3" table:number-columns-repeated="3"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5">
          <table:table-cell table:style-name="ce4" office:value-type="string">
            <text:p>Abracadabrus</text:p>
          </table:table-cell>
          <table:table-cell table:number-columns-repeated="4"/>
          <table:table-cell table:style-name="ce7" office:value-type="string">
            <text:p>40000gp</text:p>
          </table:table-cell>
        </table:table-row>
        <table:table-row table:style-name="ro5">
          <table:table-cell table:style-name="ce13" office:value-type="string">
            <text:p>All-Purpose Tool +3</text:p>
          </table:table-cell>
          <table:table-cell office:value-type="string">
            <text:p>his simple screwdriver can transform into a variety of tools; as an action, you can touch the item and transform it into any type of artisan's tool of your choice (see the "Equipment" chapter in the Player's Handbook for a list of artisan's tools). Whatever form the tool takes, you are proficient with it. While holding this tool, you gain a bonus to the spell attack rolls and the saving throw DCs of your artificer spells. The bonus is determined by the tool's rarity. As an action, you can focus on the tool to channel your creative forces. Choose a cantrip that you don't know from any class list. For 8 hours, you can cast that cantrip, and it counts as an artificer cantrip for you. Once this property is used, it can't be used again until the next dawn.</text:p>
          </table:table-cell>
          <table:table-cell office:value-type="string">
            <text:p>Artificer</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1">
          <table:table-cell table:style-name="ce14" office:value-type="string">
            <text:p>Amulet of Protection from Turning </text:p>
          </table:table-cell>
          <table:table-cell table:number-columns-repeated="4"/>
          <table:table-cell table:style-name="ce7" office:value-type="string">
            <text:p>40000gp</text:p>
          </table:table-cell>
        </table:table-row>
        <table:table-row table:style-name="ro5">
          <table:table-cell table:style-name="ce12" office:value-type="string">
            <text:p>Amulet of the Devout +3</text:p>
          </table:table-cell>
          <table:table-cell office:value-type="string">
            <text:p>This amulet bears the symbol of a deity inlaid with precious stones or metals. While you wear the holy symbol, you gain a bonus to spell attack rolls and the saving throw DCs of your spells. The bonus is determined by the amulet's rarity. While you wear this amulet, you can use your Channel Divinity feature without expending one of the feature's uses. Once this property is used, it can't be used again until the nex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Arcane Grimoire +3</text:p>
          </table:table-cell>
          <table:table-cell office:value-type="string">
            <text:p>While you are holding this leather-bound book, you can use it as a spellcasting focus for your wizard spells, and you gain a bonus to spell attack rolls and to the saving throw DCs of your wizard spells. The bonus is determined by the book's rarity. You can use this book as a spellbook. In addition, when you use your Arcane Recovery feature, you can increase the number of spell slot levels you regain by 1.</text:p>
          </table:table-cell>
          <table:table-cell office:value-type="string">
            <text:p>Wizard</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Arcanist Gauntlets </text:p>
          </table:table-cell>
          <table:table-cell table:number-columns-repeated="4"/>
          <table:table-cell table:style-name="ce7" office:value-type="string">
            <text:p>40000gp</text:p>
          </table:table-cell>
        </table:table-row>
        <table:table-row table:style-name="ro5">
          <table:table-cell table:style-name="ce4" office:value-type="string">
            <text:p>Ashen Bloom </text:p>
          </table:table-cell>
          <table:table-cell table:number-columns-repeated="4"/>
          <table:table-cell table:style-name="ce7" office:value-type="string">
            <text:p>40000gp</text:p>
          </table:table-cell>
        </table:table-row>
        <table:table-row table:style-name="ro1">
          <table:table-cell table:style-name="ce12" office:value-type="string">
            <text:p>Astral Shard </text:p>
          </table:table-cell>
          <table:table-cell table:number-columns-repeated="4"/>
          <table:table-cell table:style-name="ce7" office:value-type="string">
            <text:p>40000gp</text:p>
          </table:table-cell>
        </table:table-row>
        <table:table-row table:style-name="ro5">
          <table:table-cell table:style-name="ce4" office:value-type="string">
            <text:p>Bangle of the Starlight Raven </text:p>
          </table:table-cell>
          <table:table-cell table:number-columns-repeated="4"/>
          <table:table-cell table:style-name="ce7" office:value-type="string">
            <text:p>40000gp</text:p>
          </table:table-cell>
        </table:table-row>
        <table:table-row table:style-name="ro5">
          <table:table-cell table:style-name="ce14" office:value-type="string">
            <text:p>Banner of the Krig Rune </text:p>
          </table:table-cell>
          <table:table-cell table:number-columns-repeated="4"/>
          <table:table-cell table:style-name="ce7" office:value-type="string">
            <text:p>40000gp</text:p>
          </table:table-cell>
        </table:table-row>
        <table:table-row table:style-name="ro5">
          <table:table-cell table:style-name="ce14" office:value-type="string">
            <text:p>Barrier Tattoo (Medium)</text:p>
          </table:table-cell>
          <table:table-cell office:value-type="string">
            <text:p>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Protection. While you aren't wearing armor, the tattoo grants you an Armor Class of 15+Dex (Max +2). You can use a shield and still gain this benefi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1">
          <table:table-cell table:style-name="ce14" office:value-type="string">
            <text:p>Battering Shield </text:p>
          </table:table-cell>
          <table:table-cell table:number-columns-repeated="4"/>
          <table:table-cell table:style-name="ce7" office:value-type="string">
            <text:p>40000gp</text:p>
          </table:table-cell>
        </table:table-row>
        <table:table-row table:style-name="ro5">
          <table:table-cell table:style-name="ce12" office:value-type="string">
            <text:p>Belt of Dwarvenkind </text:p>
          </table:table-cell>
          <table:table-cell table:number-columns-repeated="4"/>
          <table:table-cell table:style-name="ce7" office:value-type="string">
            <text:p>40000gp</text:p>
          </table:table-cell>
        </table:table-row>
        <table:table-row table:style-name="ro1">
          <table:table-cell table:style-name="ce14" office:value-type="string">
            <text:p>Belt of Giant Strength </text:p>
          </table:table-cell>
          <table:table-cell table:number-columns-repeated="4"/>
          <table:table-cell table:style-name="ce7" office:value-type="string">
            <text:p>40000gp</text:p>
          </table:table-cell>
        </table:table-row>
        <table:table-row table:style-name="ro5">
          <table:table-cell table:style-name="ce4" office:value-type="string">
            <text:p>Blackthorn Spear of the Moonless Hunter </text:p>
          </table:table-cell>
          <table:table-cell table:number-columns-repeated="4"/>
          <table:table-cell table:style-name="ce7" office:value-type="string">
            <text:p>40000gp</text:p>
          </table:table-cell>
        </table:table-row>
        <table:table-row table:style-name="ro5">
          <table:table-cell table:style-name="ce4" office:value-type="string">
            <text:p>Bloodaxe </text:p>
          </table:table-cell>
          <table:table-cell table:number-columns-repeated="4"/>
          <table:table-cell table:style-name="ce7" office:value-type="string">
            <text:p>40000gp</text:p>
          </table:table-cell>
        </table:table-row>
        <table:table-row table:style-name="ro5">
          <table:table-cell table:style-name="ce12" office:value-type="string">
            <text:p>Bloodwell Vial (+3)</text:p>
          </table:table-cell>
          <table:table-cell office:value-type="string">
            <text:p>To attune to this vial, you must place a few drops of your blood into it. The vial can't be opened while your attunement to it lasts. If your attunement to the vial ends, the contained blood turns to ash. You can use the vial as a spellcasting focus for your spells while wearing or holding it, and you gain a bonus to spell attack rolls and to the saving throw DCs of your sorcerer spells. The bonus is determined by the vial's rarity. In addition, when you roll any Hit Dice to recover hit points while you are carrying the vial, you can regain 5 sorcery points. This property of the vial can't be used again until the next dawn.</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1">
          <table:table-cell table:style-name="ce14" office:value-type="string">
            <text:p>Boots of Levitation </text:p>
          </table:table-cell>
          <table:table-cell table:number-columns-repeated="4"/>
          <table:table-cell table:style-name="ce7" office:value-type="string">
            <text:p>40000gp</text:p>
          </table:table-cell>
        </table:table-row>
        <table:table-row table:style-name="ro5">
          <table:table-cell table:style-name="ce12" office:value-type="string">
            <text:p>Bowl of Commanding Water Elementals </text:p>
          </table:table-cell>
          <table:table-cell table:number-columns-repeated="4"/>
          <table:table-cell table:style-name="ce7" office:value-type="string">
            <text:p>40000gp</text:p>
          </table:table-cell>
        </table:table-row>
        <table:table-row table:style-name="ro5">
          <table:table-cell table:style-name="ce4" office:value-type="string">
            <text:p>Bracelet of Rock Magic </text:p>
          </table:table-cell>
          <table:table-cell table:number-columns-repeated="4"/>
          <table:table-cell table:style-name="ce7" office:value-type="string">
            <text:p>40000gp</text:p>
          </table:table-cell>
        </table:table-row>
        <table:table-row table:style-name="ro5">
          <table:table-cell table:style-name="ce4" office:value-type="string">
            <text:p>Bracelet of the Shattered Aegis </text:p>
          </table:table-cell>
          <table:table-cell table:number-columns-repeated="4"/>
          <table:table-cell table:style-name="ce7" office:value-type="string">
            <text:p>40000gp</text:p>
          </table:table-cell>
        </table:table-row>
        <table:table-row table:style-name="ro5">
          <table:table-cell table:style-name="ce14" office:value-type="string">
            <text:p>Brazier of Commanding Fire Elementals </text:p>
          </table:table-cell>
          <table:table-cell table:number-columns-repeated="4"/>
          <table:table-cell table:style-name="ce7" office:value-type="string">
            <text:p>40000gp</text:p>
          </table:table-cell>
        </table:table-row>
        <table:table-row table:style-name="ro1">
          <table:table-cell table:style-name="ce14" office:value-type="string">
            <text:p>Broom of Flying </text:p>
          </table:table-cell>
          <table:table-cell table:number-columns-repeated="4"/>
          <table:table-cell table:style-name="ce7" office:value-type="string">
            <text:p>40000gp</text:p>
          </table:table-cell>
        </table:table-row>
        <table:table-row table:style-name="ro5">
          <table:table-cell table:style-name="ce14" office:value-type="string">
            <text:p>Canaith Mandolin </text:p>
          </table:table-cell>
          <table:table-cell table:number-columns-repeated="4"/>
          <table:table-cell table:style-name="ce7" office:value-type="string">
            <text:p>40000gp</text:p>
          </table:table-cell>
        </table:table-row>
        <table:table-row table:style-name="ro5">
          <table:table-cell table:style-name="ce4" office:value-type="string">
            <text:p>Captain's Pride </text:p>
          </table:table-cell>
          <table:table-cell table:number-columns-repeated="4"/>
          <table:table-cell table:style-name="ce7" office:value-type="string">
            <text:p>40000gp</text:p>
          </table:table-cell>
        </table:table-row>
        <table:table-row table:style-name="ro5">
          <table:table-cell table:style-name="ce4" office:value-type="string">
            <text:p>Carpet of Flying </text:p>
          </table:table-cell>
          <table:table-cell table:number-columns-repeated="4"/>
          <table:table-cell table:style-name="ce7" office:value-type="string">
            <text:p>40000gp</text:p>
          </table:table-cell>
        </table:table-row>
        <table:table-row table:style-name="ro5">
          <table:table-cell table:style-name="ce4" office:value-type="string">
            <text:p>Cauldron of Rebirth </text:p>
          </table:table-cell>
          <table:table-cell table:number-columns-repeated="4"/>
          <table:table-cell table:style-name="ce7" office:value-type="string">
            <text:p>40000gp</text:p>
          </table:table-cell>
        </table:table-row>
        <table:table-row table:style-name="ro5">
          <table:table-cell table:style-name="ce14" office:value-type="string">
            <text:p>Censer of Controlling Air Elementals </text:p>
          </table:table-cell>
          <table:table-cell table:number-columns-repeated="4"/>
          <table:table-cell table:style-name="ce7" office:value-type="string">
            <text:p>40000gp</text:p>
          </table:table-cell>
        </table:table-row>
        <table:table-row table:style-name="ro5">
          <table:table-cell table:style-name="ce4" office:value-type="string">
            <text:p>Chime of Exile </text:p>
          </table:table-cell>
          <table:table-cell table:number-columns-repeated="4"/>
          <table:table-cell table:style-name="ce7" office:value-type="string">
            <text:p>40000gp</text:p>
          </table:table-cell>
        </table:table-row>
        <table:table-row table:style-name="ro5">
          <table:table-cell table:style-name="ce4" office:value-type="string">
            <text:p>Chronomancer's Eyepiece </text:p>
          </table:table-cell>
          <table:table-cell table:number-columns-repeated="4"/>
          <table:table-cell table:style-name="ce7" office:value-type="string">
            <text:p>40000gp</text:p>
          </table:table-cell>
        </table:table-row>
        <table:table-row table:style-name="ro1">
          <table:table-cell table:style-name="ce12" office:value-type="string">
            <text:p>Cloak of Displacement </text:p>
          </table:table-cell>
          <table:table-cell table:number-columns-repeated="4"/>
          <table:table-cell table:style-name="ce7" office:value-type="string">
            <text:p>40000gp</text:p>
          </table:table-cell>
        </table:table-row>
        <table:table-row table:style-name="ro5">
          <table:table-cell table:style-name="ce4" office:value-type="string">
            <text:p>Cloak of Invisibility </text:p>
          </table:table-cell>
          <table:table-cell table:number-columns-repeated="4"/>
          <table:table-cell table:style-name="ce7" office:value-type="string">
            <text:p>40000gp</text:p>
          </table:table-cell>
        </table:table-row>
        <table:table-row table:style-name="ro1">
          <table:table-cell table:style-name="ce14" office:value-type="string">
            <text:p>Cloak of Protection </text:p>
          </table:table-cell>
          <table:table-cell table:number-columns-repeated="4"/>
          <table:table-cell table:style-name="ce7" office:value-type="string">
            <text:p>40000gp</text:p>
          </table:table-cell>
        </table:table-row>
        <table:table-row table:style-name="ro1">
          <table:table-cell table:style-name="ce12" office:value-type="string">
            <text:p>Cloak of the Manta Ray </text:p>
          </table:table-cell>
          <table:table-cell table:number-columns-repeated="4"/>
          <table:table-cell table:style-name="ce7" office:value-type="string">
            <text:p>40000gp</text:p>
          </table:table-cell>
        </table:table-row>
        <table:table-row table:style-name="ro5">
          <table:table-cell table:style-name="ce4" office:value-type="string">
            <text:p>Cloudkept Armor </text:p>
          </table:table-cell>
          <table:table-cell table:number-columns-repeated="4"/>
          <table:table-cell table:style-name="ce7" office:value-type="string">
            <text:p>40000gp</text:p>
          </table:table-cell>
        </table:table-row>
        <table:table-row table:style-name="ro1">
          <table:table-cell table:style-name="ce14" office:value-type="string">
            <text:p>Coiling Grasp Tattoo </text:p>
          </table:table-cell>
          <table:table-cell table:number-columns-repeated="4"/>
          <table:table-cell table:style-name="ce7" office:value-type="string">
            <text:p>40000gp</text:p>
          </table:table-cell>
        </table:table-row>
        <table:table-row table:style-name="ro5">
          <table:table-cell table:style-name="ce4" office:value-type="string">
            <text:p>Cottage Chest </text:p>
          </table:table-cell>
          <table:table-cell table:number-columns-repeated="4"/>
          <table:table-cell table:style-name="ce7" office:value-type="string">
            <text:p>40000gp</text:p>
          </table:table-cell>
        </table:table-row>
        <table:table-row table:style-name="ro5">
          <table:table-cell table:style-name="ce4" office:value-type="string">
            <text:p>Crown Of Whirling Comets </text:p>
          </table:table-cell>
          <table:table-cell office:value-type="string">
            <text:p>This delicate silver tiara is decorated with stellar iconography. While you wear the crown, the gems on the tiara’s points detach and closely orbit your head. The crown has 6 charges for the following properties, which you can use while wearing the crown: Star Flight. As a bonus action, you can spend 1 charge to gain the power of flight for 10 minutes. For the duration, you gain a flying speed equal to your walking speed, and you can hover. While flying, you glow faintly with starlight. Starlight Strike. As an action, you can spend any number of charges to launch bolts of frigid starlight. You launch a number of bolts equal to the number of charges spent, and you can direct the bolts to target one creature or several, so long as all creatures are within 120 feet of you and you can see them. The bolts automatically strike their targets, and each bolt deals 2d4 cold damage. Whirling Hail. As an action, you can spend 3 charges and cast the Ice Storm spell (save DC 16). The crown regains 1d6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Crystalline Chronicle </text:p>
          </table:table-cell>
          <table:table-cell table:number-columns-repeated="4"/>
          <table:table-cell table:style-name="ce7" office:value-type="string">
            <text:p>40000gp</text:p>
          </table:table-cell>
        </table:table-row>
        <table:table-row table:style-name="ro5">
          <table:table-cell table:style-name="ce4" office:value-type="string">
            <text:p>Cube of Teleportation </text:p>
          </table:table-cell>
          <table:table-cell table:number-columns-repeated="4"/>
          <table:table-cell table:style-name="ce7" office:value-type="string">
            <text:p>40000gp</text:p>
          </table:table-cell>
        </table:table-row>
        <table:table-row table:style-name="ro5">
          <table:table-cell table:style-name="ce4" office:value-type="string">
            <text:p>Dancing Sword </text:p>
          </table:table-cell>
          <table:table-cell table:number-columns-repeated="4"/>
          <table:table-cell table:style-name="ce7" office:value-type="string">
            <text:p>40000gp</text:p>
          </table:table-cell>
        </table:table-row>
        <table:table-row table:style-name="ro5">
          <table:table-cell table:style-name="ce4" office:value-type="string">
            <text:p>Dawnbringer </text:p>
          </table:table-cell>
          <table:table-cell table:number-columns-repeated="4"/>
          <table:table-cell table:style-name="ce7" office:value-type="string">
            <text:p>40000gp</text:p>
          </table:table-cell>
        </table:table-row>
        <table:table-row table:style-name="ro1">
          <table:table-cell table:style-name="ce14" office:value-type="string">
            <text:p>Delver's Claws </text:p>
          </table:table-cell>
          <table:table-cell table:number-columns-repeated="4"/>
          <table:table-cell table:style-name="ce7" office:value-type="string">
            <text:p>40000gp</text:p>
          </table:table-cell>
        </table:table-row>
        <table:table-row table:style-name="ro5">
          <table:table-cell table:style-name="ce4" office:value-type="string">
            <text:p>Dimensional Quiver </text:p>
          </table:table-cell>
          <table:table-cell table:number-columns-repeated="4"/>
          <table:table-cell table:style-name="ce7" office:value-type="string">
            <text:p>40000gp</text:p>
          </table:table-cell>
        </table:table-row>
        <table:table-row table:style-name="ro1">
          <table:table-cell table:style-name="ce14" office:value-type="string">
            <text:p>Dimensional Shackles </text:p>
          </table:table-cell>
          <table:table-cell table:number-columns-repeated="4"/>
          <table:table-cell table:style-name="ce7" office:value-type="string">
            <text:p>40000gp</text:p>
          </table:table-cell>
        </table:table-row>
        <table:table-row table:style-name="ro5">
          <table:table-cell table:style-name="ce4" office:value-type="string">
            <text:p>Direstone Runic Wand </text:p>
          </table:table-cell>
          <table:table-cell table:number-columns-repeated="4"/>
          <table:table-cell table:style-name="ce7" office:value-type="string">
            <text:p>40000gp</text:p>
          </table:table-cell>
        </table:table-row>
        <table:table-row table:style-name="ro5">
          <table:table-cell table:style-name="ce4" office:value-type="string">
            <text:p>Dispelling Stone </text:p>
          </table:table-cell>
          <table:table-cell table:number-columns-repeated="4"/>
          <table:table-cell table:style-name="ce7" office:value-type="string">
            <text:p>40000gp</text:p>
          </table:table-cell>
        </table:table-row>
        <table:table-row table:style-name="ro5">
          <table:table-cell table:style-name="ce4" office:value-type="string">
            <text:p>Displacement Leathers </text:p>
          </table:table-cell>
          <table:table-cell table:number-columns-repeated="4"/>
          <table:table-cell table:style-name="ce7" office:value-type="string">
            <text:p>40000gp</text:p>
          </table:table-cell>
        </table:table-row>
        <table:table-row table:style-name="ro1">
          <table:table-cell table:style-name="ce12" office:value-type="string">
            <text:p>Dodecahedron of Doom </text:p>
          </table:table-cell>
          <table:table-cell table:number-columns-repeated="4"/>
          <table:table-cell table:style-name="ce7" office:value-type="string">
            <text:p>40000gp</text:p>
          </table:table-cell>
        </table:table-row>
        <table:table-row table:style-name="ro1">
          <table:table-cell table:style-name="ce12" office:value-type="string">
            <text:p>Doss Lute </text:p>
          </table:table-cell>
          <table:table-cell table:number-columns-repeated="4"/>
          <table:table-cell table:style-name="ce7" office:value-type="string">
            <text:p>40000gp</text:p>
          </table:table-cell>
        </table:table-row>
        <table:table-row table:style-name="ro5">
          <table:table-cell table:style-name="ce12" office:value-type="string">
            <text:p>Dragonhide Belt +3</text:p>
          </table:table-cell>
          <table:table-cell office:value-type="string">
            <text:p>This finely detailed belt is made of dragonhide. While wearing it, you gain a bonus to the saving throw DCs of your ki features. The bonus is determined by the belt’s rarity. In addition, you can use an action to regain ki points equal to a roll of your Martial Arts die. You can’t use this action again until the next dawn. </text:p>
          </table:table-cell>
          <table:table-cell office:value-type="string">
            <text:p>Monk</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Dragonstaff of Ahghairon </text:p>
          </table:table-cell>
          <table:table-cell table:number-columns-repeated="4"/>
          <table:table-cell table:style-name="ce7" office:value-type="string">
            <text:p>40000gp</text:p>
          </table:table-cell>
        </table:table-row>
        <table:table-row table:style-name="ro5">
          <table:table-cell table:style-name="ce4" office:value-type="string">
            <text:p>Dragonwing Scimitars </text:p>
          </table:table-cell>
          <table:table-cell table:number-columns-repeated="4"/>
          <table:table-cell table:style-name="ce7" office:value-type="string">
            <text:p>40000gp</text:p>
          </table:table-cell>
        </table:table-row>
        <table:table-row table:style-name="ro5">
          <table:table-cell table:style-name="ce4" office:value-type="string">
            <text:p>Drown </text:p>
          </table:table-cell>
          <table:table-cell table:number-columns-repeated="4"/>
          <table:table-cell table:style-name="ce7" office:value-type="string">
            <text:p>40000gp</text:p>
          </table:table-cell>
        </table:table-row>
        <table:table-row table:style-name="ro5">
          <table:table-cell table:style-name="ce4" office:value-type="string">
            <text:p>Druidic Shape Charms </text:p>
          </table:table-cell>
          <table:table-cell table:number-columns-repeated="4"/>
          <table:table-cell table:style-name="ce7" office:value-type="string">
            <text:p>40000gp</text:p>
          </table:table-cell>
        </table:table-row>
        <table:table-row table:style-name="ro5">
          <table:table-cell table:style-name="ce4" office:value-type="string">
            <text:p>Dyrrn's Tentacle Whip </text:p>
          </table:table-cell>
          <table:table-cell table:number-columns-repeated="4"/>
          <table:table-cell table:style-name="ce7" office:value-type="string">
            <text:p>40000gp</text:p>
          </table:table-cell>
        </table:table-row>
        <table:table-row table:style-name="ro5">
          <table:table-cell table:style-name="ce4" office:value-type="string">
            <text:p>Efreeti Bottle </text:p>
          </table:table-cell>
          <table:table-cell table:number-columns-repeated="4"/>
          <table:table-cell table:style-name="ce7" office:value-type="string">
            <text:p>40000gp</text:p>
          </table:table-cell>
        </table:table-row>
        <table:table-row table:style-name="ro5">
          <table:table-cell table:style-name="ce4" office:value-type="string">
            <text:p>Eldritch Staff </text:p>
          </table:table-cell>
          <table:table-cell table:number-columns-repeated="4"/>
          <table:table-cell table:style-name="ce7" office:value-type="string">
            <text:p>40000gp</text:p>
          </table:table-cell>
        </table:table-row>
        <table:table-row table:style-name="ro5">
          <table:table-cell table:style-name="ce4" office:value-type="string">
            <text:p>Executioner's Mercy </text:p>
          </table:table-cell>
          <table:table-cell table:number-columns-repeated="4"/>
          <table:table-cell table:style-name="ce7" office:value-type="string">
            <text:p>40000gp</text:p>
          </table:table-cell>
        </table:table-row>
        <table:table-row table:style-name="ro5">
          <table:table-cell table:style-name="ce4" office:value-type="string">
            <text:p>Fate Cutter Shears </text:p>
          </table:table-cell>
          <table:table-cell table:number-columns-repeated="4"/>
          <table:table-cell table:style-name="ce7" office:value-type="string">
            <text:p>40000gp</text:p>
          </table:table-cell>
        </table:table-row>
        <table:table-row table:style-name="ro5">
          <table:table-cell table:style-name="ce14" office:value-type="string">
            <text:p>Fate Dealer's Deck +3</text:p>
          </table:table-cell>
          <table:table-cell office:value-type="string">
            <text:p>The backs of these cards are inscribed with glyphs representing the Inner Planes, the Outer Planes, or the holy symbols of various deities. While holding this deck, you can use it as a spellcasting focus, and you gain a bonus to spell attack rolls and to your spell save DC. The bonus is determined by the deck’s rarity. In addition, while you’re holding the deck, you can draw a card as an action to expend and roll one of your Hit Dice and add the deck’s bonus to the number rolled. One creature you can see within 30 feet of you either takes radiant damage or regains hit points (your choice) equal to the total.</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Feywrought Armor </text:p>
          </table:table-cell>
          <table:table-cell table:number-columns-repeated="4"/>
          <table:table-cell table:style-name="ce7" office:value-type="string">
            <text:p>40000gp</text:p>
          </table:table-cell>
        </table:table-row>
        <table:table-row table:style-name="ro1">
          <table:table-cell table:style-name="ce12" office:value-type="string">
            <text:p>Flying Chariot </text:p>
          </table:table-cell>
          <table:table-cell table:number-columns-repeated="4"/>
          <table:table-cell table:style-name="ce7" office:value-type="string">
            <text:p>40000gp</text:p>
          </table:table-cell>
        </table:table-row>
        <table:table-row table:style-name="ro5">
          <table:table-cell table:style-name="ce4" office:value-type="string">
            <text:p>Fool's Blade </text:p>
          </table:table-cell>
          <table:table-cell table:number-columns-repeated="4"/>
          <table:table-cell table:style-name="ce7" office:value-type="string">
            <text:p>40000gp</text:p>
          </table:table-cell>
        </table:table-row>
        <table:table-row table:style-name="ro5">
          <table:table-cell table:style-name="ce4" office:value-type="string">
            <text:p>Forcebreaker Weapon </text:p>
          </table:table-cell>
          <table:table-cell table:number-columns-repeated="4"/>
          <table:table-cell table:style-name="ce7" office:value-type="string">
            <text:p>40000gp</text:p>
          </table:table-cell>
        </table:table-row>
        <table:table-row table:style-name="ro5">
          <table:table-cell table:style-name="ce4" office:value-type="string">
            <text:p>Forgework Dragon Shield </text:p>
          </table:table-cell>
          <table:table-cell table:number-columns-repeated="4"/>
          <table:table-cell table:style-name="ce7" office:value-type="string">
            <text:p>40000gp</text:p>
          </table:table-cell>
        </table:table-row>
        <table:table-row table:style-name="ro1">
          <table:table-cell table:style-name="ce14" office:value-type="string">
            <text:p>Gem of Brightness </text:p>
          </table:table-cell>
          <table:table-cell table:number-columns-repeated="4"/>
          <table:table-cell table:style-name="ce7" office:value-type="string">
            <text:p>40000gp</text:p>
          </table:table-cell>
        </table:table-row>
        <table:table-row table:style-name="ro5">
          <table:table-cell table:style-name="ce4" office:value-type="string">
            <text:p>Ghost Step Tattoo </text:p>
          </table:table-cell>
          <table:table-cell table:number-columns-repeated="4"/>
          <table:table-cell table:style-name="ce7" office:value-type="string">
            <text:p>40000gp</text:p>
          </table:table-cell>
        </table:table-row>
        <table:table-row table:style-name="ro5">
          <table:table-cell table:style-name="ce14" office:value-type="string">
            <text:p>Glamoured Studded Leather </text:p>
          </table:table-cell>
          <table:table-cell table:number-columns-repeated="4"/>
          <table:table-cell table:style-name="ce7" office:value-type="string">
            <text:p>40000gp</text:p>
          </table:table-cell>
        </table:table-row>
        <table:table-row table:style-name="ro5">
          <table:table-cell table:style-name="ce4" office:value-type="string">
            <text:p>Gurt's Greataxe </text:p>
          </table:table-cell>
          <table:table-cell table:number-columns-repeated="4"/>
          <table:table-cell table:style-name="ce7" office:value-type="string">
            <text:p>40000gp</text:p>
          </table:table-cell>
        </table:table-row>
        <table:table-row table:style-name="ro5">
          <table:table-cell table:style-name="ce4" office:value-type="string">
            <text:p>Harp of Valor </text:p>
          </table:table-cell>
          <table:table-cell table:number-columns-repeated="4"/>
          <table:table-cell table:style-name="ce7" office:value-type="string">
            <text:p>40000gp</text:p>
          </table:table-cell>
        </table:table-row>
        <table:table-row table:style-name="ro1">
          <table:table-cell table:style-name="ce14" office:value-type="string">
            <text:p>Hell Hound Cloak </text:p>
          </table:table-cell>
          <table:table-cell table:number-columns-repeated="4"/>
          <table:table-cell table:style-name="ce7" office:value-type="string">
            <text:p>40000gp</text:p>
          </table:table-cell>
        </table:table-row>
        <table:table-row table:style-name="ro1">
          <table:table-cell table:style-name="ce14" office:value-type="string">
            <text:p>Helm of Telepathy </text:p>
          </table:table-cell>
          <table:table-cell table:number-columns-repeated="4"/>
          <table:table-cell table:style-name="ce7" office:value-type="string">
            <text:p>40000gp</text:p>
          </table:table-cell>
        </table:table-row>
        <table:table-row table:style-name="ro5">
          <table:table-cell table:style-name="ce4" office:value-type="string">
            <text:p>Helm of the Platinum Dragon </text:p>
          </table:table-cell>
          <table:table-cell table:number-columns-repeated="4"/>
          <table:table-cell table:style-name="ce7" office:value-type="string">
            <text:p>40000gp</text:p>
          </table:table-cell>
        </table:table-row>
        <table:table-row table:style-name="ro5">
          <table:table-cell table:style-name="ce4" office:value-type="string">
            <text:p>Heward's Hireling Armor </text:p>
          </table:table-cell>
          <table:table-cell table:number-columns-repeated="4"/>
          <table:table-cell table:style-name="ce7" office:value-type="string">
            <text:p>40000gp</text:p>
          </table:table-cell>
        </table:table-row>
        <table:table-row table:style-name="ro5">
          <table:table-cell table:style-name="ce12" office:value-type="string">
            <text:p>Horn of Valhalla (Bronze)</text:p>
          </table:table-cell>
          <table:table-cell office:value-type="string">
            <text:p>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 Four types of horn of Valhalla are known to exist, each made of a different metal. The horn's type determines how many berserkers answer its summons, as well as the requirement for its use. 4D4+4, Proficiency in all Medium Armor</text:p>
          </table:table-cell>
          <table:table-cell office:value-type="string">
            <text:p>N</text:p>
          </table:table-cell>
          <table:table-cell office:value-type="string">
            <text:p>Y</text:p>
          </table:table-cell>
          <table:table-cell office:value-type="string">
            <text:p>If you blow the horn without meeting its requirement, the summoned berserkers attack you. If you meet the requirement, they are friendly to you and your companions and follow your commands. </text:p>
          </table:table-cell>
          <table:table-cell table:style-name="ce7" office:value-type="string">
            <text:p>40000gp</text:p>
          </table:table-cell>
        </table:table-row>
        <table:table-row table:style-name="ro1">
          <table:table-cell table:style-name="ce14" office:value-type="string">
            <text:p>Horseshoes of Speed </text:p>
          </table:table-cell>
          <table:table-cell table:number-columns-repeated="4"/>
          <table:table-cell table:style-name="ce7" office:value-type="string">
            <text:p>40000gp</text:p>
          </table:table-cell>
        </table:table-row>
        <table:table-row table:style-name="ro5">
          <table:table-cell table:style-name="ce4" office:value-type="string">
            <text:p>Hunter's Coat </text:p>
          </table:table-cell>
          <table:table-cell table:number-columns-repeated="4"/>
          <table:table-cell table:style-name="ce7" office:value-type="string">
            <text:p>40000gp</text:p>
          </table:table-cell>
        </table:table-row>
        <table:table-row table:style-name="ro5">
          <table:table-cell table:style-name="ce4" office:value-type="string">
            <text:p>Hurricane Lance </text:p>
          </table:table-cell>
          <table:table-cell table:number-columns-repeated="4"/>
          <table:table-cell table:style-name="ce7" office:value-type="string">
            <text:p>40000gp</text:p>
          </table:table-cell>
        </table:table-row>
        <table:table-row table:style-name="ro5">
          <table:table-cell table:style-name="ce4" office:value-type="string">
            <text:p>Illusionist's Bracers </text:p>
          </table:table-cell>
          <table:table-cell table:number-columns-repeated="4"/>
          <table:table-cell table:style-name="ce7" office:value-type="string">
            <text:p>40000gp</text:p>
          </table:table-cell>
        </table:table-row>
        <table:table-row table:style-name="ro5">
          <table:table-cell table:style-name="ce4" office:value-type="string">
            <text:p>Inferno Engine </text:p>
          </table:table-cell>
          <table:table-cell table:number-columns-repeated="4"/>
          <table:table-cell table:style-name="ce7" office:value-type="string">
            <text:p>40000gp</text:p>
          </table:table-cell>
        </table:table-row>
        <table:table-row table:style-name="ro5">
          <table:table-cell table:style-name="ce4" office:value-type="string">
            <text:p>Ingot of the Skold Rune </text:p>
          </table:table-cell>
          <table:table-cell table:number-columns-repeated="4"/>
          <table:table-cell table:style-name="ce7" office:value-type="string">
            <text:p>40000gp</text:p>
          </table:table-cell>
        </table:table-row>
        <table:table-row table:style-name="ro5">
          <table:table-cell table:style-name="ce4" office:value-type="string">
            <text:p>Ioun Blade </text:p>
          </table:table-cell>
          <table:table-cell table:number-columns-repeated="4"/>
          <table:table-cell table:style-name="ce7" office:value-type="string">
            <text:p>40000gp</text:p>
          </table:table-cell>
        </table:table-row>
        <table:table-row table:style-name="ro5">
          <table:table-cell table:style-name="ce14" office:value-type="string">
            <text:p>Ioun Stone (Agility)</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Dexterity score increases by 2, to a maximum of 20, while this deep red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2" office:value-type="string">
            <text:p>Ioun Stone (Fortitud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Constitution score increases by 2, to a maximum of 20, while this pink rhomboid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Ioun Stone (Greater Absorp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While this marbled lavender and green ellipsoid orbits your head, you can use your reaction to cancel a spell of 8th level or lower cast by a creature you can see and targeting only you. Once the stone has canceled 50 levels of spells, it burns out and turns dull gray, losing its magic. If you are targeted by a spell whose level is higher than the number of spell levels the stone has left, the stone can't cancel i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Ioun Stone (Insight)</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Wisdom score increases by 2, to a maximum of 20, while this incandescent blue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2" office:value-type="string">
            <text:p>Ioun Stone (Intellect)</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Intelligence score increases by 2, to a maximum of 20, while this marbled scarlet and blue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Ioun Stone (Leadership)</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charisma score increases by 2, to a maximum of 20, while this marbled pink and green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Ioun Stone (Regenera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regain 15 hit points at the end of each hour this pearly white spindle orbits your head, provided that you have at least 1 hit poin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2" office:value-type="string">
            <text:p>Ioun Stone (Strength)</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Strength score increases by 2, to a maximum of 20, while this pale blue rhomboid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Ironfang </text:p>
          </table:table-cell>
          <table:table-cell table:number-columns-repeated="4"/>
          <table:table-cell table:style-name="ce7" office:value-type="string">
            <text:p>40000gp</text:p>
          </table:table-cell>
        </table:table-row>
        <table:table-row table:style-name="ro5">
          <table:table-cell table:style-name="ce4" office:value-type="string">
            <text:p>Ki Blade </text:p>
          </table:table-cell>
          <table:table-cell table:number-columns-repeated="4"/>
          <table:table-cell table:style-name="ce7" office:value-type="string">
            <text:p>40000gp</text:p>
          </table:table-cell>
        </table:table-row>
        <table:table-row table:style-name="ro1">
          <table:table-cell table:style-name="ce14" office:value-type="string">
            <text:p>Lantern of Revealing </text:p>
          </table:table-cell>
          <table:table-cell table:number-columns-repeated="4"/>
          <table:table-cell table:style-name="ce7" office:value-type="string">
            <text:p>40000gp</text:p>
          </table:table-cell>
        </table:table-row>
        <table:table-row table:style-name="ro5">
          <table:table-cell table:style-name="ce4" office:value-type="string">
            <text:p>Lucent Destroyer </text:p>
          </table:table-cell>
          <table:table-cell table:number-columns-repeated="4"/>
          <table:table-cell table:style-name="ce7" office:value-type="string">
            <text:p>40000gp</text:p>
          </table:table-cell>
        </table:table-row>
        <table:table-row table:style-name="ro5">
          <table:table-cell table:style-name="ce12" office:value-type="string">
            <text:p>Luckstone </text:p>
          </table:table-cell>
          <table:table-cell table:number-columns-repeated="4"/>
          <table:table-cell table:style-name="ce7" office:value-type="string">
            <text:p>40000gp</text:p>
          </table:table-cell>
        </table:table-row>
        <table:table-row table:style-name="ro5">
          <table:table-cell table:style-name="ce4" office:value-type="string">
            <text:p>Magmarath Molten Blaster </text:p>
          </table:table-cell>
          <table:table-cell table:number-columns-repeated="4"/>
          <table:table-cell table:style-name="ce7" office:value-type="string">
            <text:p>40000gp</text:p>
          </table:table-cell>
        </table:table-row>
        <table:table-row table:style-name="ro5">
          <table:table-cell table:style-name="ce4" office:value-type="string">
            <text:p>Manual of Golems </text:p>
          </table:table-cell>
          <table:table-cell table:number-columns-repeated="4"/>
          <table:table-cell table:style-name="ce7" office:value-type="string">
            <text:p>40000gp</text:p>
          </table:table-cell>
        </table:table-row>
        <table:table-row table:style-name="ro5">
          <table:table-cell table:style-name="ce4" office:value-type="string">
            <text:p>Maul of the Guiding Star </text:p>
          </table:table-cell>
          <table:table-cell table:number-columns-repeated="4"/>
          <table:table-cell table:style-name="ce7" office:value-type="string">
            <text:p>40000gp</text:p>
          </table:table-cell>
        </table:table-row>
        <table:table-row table:style-name="ro5">
          <table:table-cell table:style-name="ce4" office:value-type="string">
            <text:p>Molten Hammer </text:p>
          </table:table-cell>
          <table:table-cell table:number-columns-repeated="4"/>
          <table:table-cell table:style-name="ce7" office:value-type="string">
            <text:p>40000gp</text:p>
          </table:table-cell>
        </table:table-row>
        <table:table-row table:style-name="ro1">
          <table:table-cell table:style-name="ce14" office:value-type="string">
            <text:p>Moon Sickle +2</text:p>
          </table:table-cell>
          <table:table-cell table:number-columns-repeated="4"/>
          <table:table-cell table:style-name="ce7" office:value-type="string">
            <text:p>40000gp</text:p>
          </table:table-cell>
        </table:table-row>
        <table:table-row table:style-name="ro5">
          <table:table-cell table:style-name="ce4" office:value-type="string">
            <text:p>Nimbus Coronet </text:p>
          </table:table-cell>
          <table:table-cell table:number-columns-repeated="4"/>
          <table:table-cell table:style-name="ce7" office:value-type="string">
            <text:p>40000gp</text:p>
          </table:table-cell>
        </table:table-row>
        <table:table-row table:style-name="ro5">
          <table:table-cell table:style-name="ce14" office:value-type="string">
            <text:p>Oil of Etherealness </text:p>
          </table:table-cell>
          <table:table-cell table:number-columns-repeated="4"/>
          <table:table-cell table:style-name="ce7" office:value-type="string">
            <text:p>40000gp</text:p>
          </table:table-cell>
        </table:table-row>
        <table:table-row table:style-name="ro5">
          <table:table-cell table:style-name="ce4" office:value-type="string">
            <text:p>Peregrine Mask </text:p>
          </table:table-cell>
          <table:table-cell table:number-columns-repeated="4"/>
          <table:table-cell table:style-name="ce7" office:value-type="string">
            <text:p>40000gp</text:p>
          </table:table-cell>
        </table:table-row>
        <table:table-row table:style-name="ro5">
          <table:table-cell table:style-name="ce12" office:value-type="string">
            <text:p>Periapt of Health </text:p>
          </table:table-cell>
          <table:table-cell table:number-columns-repeated="4"/>
          <table:table-cell table:style-name="ce7" office:value-type="string">
            <text:p>40000gp</text:p>
          </table:table-cell>
        </table:table-row>
        <table:table-row table:style-name="ro5">
          <table:table-cell table:style-name="ce4" office:value-type="string">
            <text:p>Phasing Bow </text:p>
          </table:table-cell>
          <table:table-cell table:number-columns-repeated="4"/>
          <table:table-cell table:style-name="ce7" office:value-type="string">
            <text:p>40000gp</text:p>
          </table:table-cell>
        </table:table-row>
        <table:table-row table:style-name="ro5">
          <table:table-cell table:style-name="ce4" office:value-type="string">
            <text:p>Polymorph Blade </text:p>
          </table:table-cell>
          <table:table-cell table:number-columns-repeated="4"/>
          <table:table-cell table:style-name="ce7" office:value-type="string">
            <text:p>40000gp</text:p>
          </table:table-cell>
        </table:table-row>
        <table:table-row table:style-name="ro1">
          <table:table-cell table:style-name="ce14" office:value-type="string">
            <text:p>Portable Hole </text:p>
          </table:table-cell>
          <table:table-cell table:number-columns-repeated="4"/>
          <table:table-cell table:style-name="ce7" office:value-type="string">
            <text:p>40000gp</text:p>
          </table:table-cell>
        </table:table-row>
        <table:table-row table:style-name="ro1">
          <table:table-cell table:style-name="ce14" office:value-type="string">
            <text:p>Potion of Cloud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7</text:p>
          </table:table-cell>
          <table:table-cell table:number-columns-repeated="2" office:value-type="string">
            <text:p>N</text:p>
          </table:table-cell>
          <table:table-cell office:value-type="string">
            <text:p>N/A</text:p>
          </table:table-cell>
          <table:table-cell table:style-name="ce7" office:value-type="string">
            <text:p>40000gp</text:p>
          </table:table-cell>
        </table:table-row>
        <table:table-row table:style-name="ro1">
          <table:table-cell table:style-name="ce12" office:value-type="string">
            <text:p>Potion of Mind Control (Monster)</text:p>
          </table:table-cell>
          <table:table-cell office:value-type="string">
            <text:p>When you drink, you can cast Dominate Monster (save DC 15) on a specific creature if you do so before the end of your next turn. If you don't, the potion is wasted. If the target's initial saving throw fails, the effect lasts for 1 hour, with no concentration required on your part. The charmed creature has disadvantage on new saving throws to break the effect during this time.</text:p>
          </table:table-cell>
          <table:table-cell table:number-columns-repeated="2"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Potion of Possibility </text:p>
          </table:table-cell>
          <table:table-cell table:number-columns-repeated="4"/>
          <table:table-cell table:style-name="ce7" office:value-type="string">
            <text:p>40000gp</text:p>
          </table:table-cell>
        </table:table-row>
        <table:table-row table:style-name="ro5">
          <table:table-cell table:style-name="ce4" office:value-type="string">
            <text:p>Prototype Thunderberd </text:p>
          </table:table-cell>
          <table:table-cell table:number-columns-repeated="4"/>
          <table:table-cell table:style-name="ce7" office:value-type="string">
            <text:p>40000gp</text:p>
          </table:table-cell>
        </table:table-row>
        <table:table-row table:style-name="ro5">
          <table:table-cell table:style-name="ce4" office:value-type="string">
            <text:p>Reap and Sew </text:p>
          </table:table-cell>
          <table:table-cell table:number-columns-repeated="4"/>
          <table:table-cell table:style-name="ce7" office:value-type="string">
            <text:p>40000gp</text:p>
          </table:table-cell>
        </table:table-row>
        <table:table-row table:style-name="ro5">
          <table:table-cell table:style-name="ce14" office:value-type="string">
            <text:p>Rhythm Maker's Drum +3</text:p>
          </table:table-cell>
          <table:table-cell office:value-type="string">
            <text:p>While holding this drum, you gain a bonus to spell attack rolls and to the saving throw DCs of your bard spells. The bonus is determined by the drum's rarity. As an action, you can play the drum to regain one use of your Bardic Inspiration feature. This property of the drum can't be used again until the next dawn.</text:p>
          </table:table-cell>
          <table:table-cell office:value-type="string">
            <text:p>Bard</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Ring of Amity </text:p>
          </table:table-cell>
          <table:table-cell table:number-columns-repeated="4"/>
          <table:table-cell table:style-name="ce7" office:value-type="string">
            <text:p>40000gp</text:p>
          </table:table-cell>
        </table:table-row>
        <table:table-row table:style-name="ro5">
          <table:table-cell table:style-name="ce4" office:value-type="string">
            <text:p>Ring of Djinni Summoning </text:p>
          </table:table-cell>
          <table:table-cell table:number-columns-repeated="4"/>
          <table:table-cell table:style-name="ce7" office:value-type="string">
            <text:p>40000gp</text:p>
          </table:table-cell>
        </table:table-row>
        <table:table-row table:style-name="ro1">
          <table:table-cell table:style-name="ce14" office:value-type="string">
            <text:p>Ring of Free Action </text:p>
          </table:table-cell>
          <table:table-cell table:number-columns-repeated="4"/>
          <table:table-cell table:style-name="ce7" office:value-type="string">
            <text:p>40000gp</text:p>
          </table:table-cell>
        </table:table-row>
        <table:table-row table:style-name="ro5">
          <table:table-cell table:style-name="ce4" office:value-type="string">
            <text:p>Ring of Invisibility </text:p>
          </table:table-cell>
          <table:table-cell table:number-columns-repeated="4"/>
          <table:table-cell table:style-name="ce7" office:value-type="string">
            <text:p>40000gp</text:p>
          </table:table-cell>
        </table:table-row>
        <table:table-row table:style-name="ro5">
          <table:table-cell table:style-name="ce4" office:value-type="string">
            <text:p>Ring of Lunar Might </text:p>
          </table:table-cell>
          <table:table-cell table:number-columns-repeated="4"/>
          <table:table-cell table:style-name="ce7" office:value-type="string">
            <text:p>40000gp</text:p>
          </table:table-cell>
        </table:table-row>
        <table:table-row table:style-name="ro1">
          <table:table-cell table:style-name="ce14" office:value-type="string">
            <text:p>Robe of Eyes </text:p>
          </table:table-cell>
          <table:table-cell table:number-columns-repeated="4"/>
          <table:table-cell table:style-name="ce7" office:value-type="string">
            <text:p>40000gp</text:p>
          </table:table-cell>
        </table:table-row>
        <table:table-row table:style-name="ro5">
          <table:table-cell table:style-name="ce12" office:value-type="string">
            <text:p>Rod of Rulership </text:p>
          </table:table-cell>
          <table:table-cell table:number-columns-repeated="4"/>
          <table:table-cell table:style-name="ce7" office:value-type="string">
            <text:p>40000gp</text:p>
          </table:table-cell>
        </table:table-row>
        <table:table-row table:style-name="ro5">
          <table:table-cell table:style-name="ce4" office:value-type="string">
            <text:p>Rod of Security </text:p>
          </table:table-cell>
          <table:table-cell table:number-columns-repeated="4"/>
          <table:table-cell table:style-name="ce7" office:value-type="string">
            <text:p>40000gp</text:p>
          </table:table-cell>
        </table:table-row>
        <table:table-row table:style-name="ro5">
          <table:table-cell table:style-name="ce12" office:value-type="string">
            <text:p>Rod of the Pact Keeper +3</text:p>
          </table:table-cell>
          <table:table-cell office:value-type="string">
            <text:p>While holding this rod, you gain a bonus to spell attack rolls and to the saving throw DCs of your warlock spells. This bonus is determined by the rod's rarity. In addition, you can regain one warlock spell slot as an action while holding the rod. You can't use this property again until you finish a long rest.</text:p>
          </table:table-cell>
          <table:table-cell office:value-type="string">
            <text:p>Warlock</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1">
          <table:table-cell table:style-name="ce14" office:value-type="string">
            <text:p>Rogue's Mantle </text:p>
          </table:table-cell>
          <table:table-cell table:number-columns-repeated="4"/>
          <table:table-cell table:style-name="ce7" office:value-type="string">
            <text:p>40000gp</text:p>
          </table:table-cell>
        </table:table-row>
        <table:table-row table:style-name="ro1">
          <table:table-cell table:style-name="ce14" office:value-type="string">
            <text:p>Rope of Entanglement </text:p>
          </table:table-cell>
          <table:table-cell table:number-columns-repeated="4"/>
          <table:table-cell table:style-name="ce7" office:value-type="string">
            <text:p>40000gp</text:p>
          </table:table-cell>
        </table:table-row>
        <table:table-row table:style-name="ro1">
          <table:table-cell table:style-name="ce14" office:value-type="string">
            <text:p>Saddle of the Cavalier </text:p>
          </table:table-cell>
          <table:table-cell table:number-columns-repeated="4"/>
          <table:table-cell table:style-name="ce7" office:value-type="string">
            <text:p>40000gp</text:p>
          </table:table-cell>
        </table:table-row>
        <table:table-row table:style-name="ro5">
          <table:table-cell table:style-name="ce12" office:value-type="string">
            <text:p>Sage's Signet (Hart)</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Aura of Vitality, Mass Cure Wounds</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Sage's Signet (Lion)</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Destructive Wave, Fireball</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Salamander Flame Gauntlets </text:p>
          </table:table-cell>
          <table:table-cell table:number-columns-repeated="4"/>
          <table:table-cell table:style-name="ce7" office:value-type="string">
            <text:p>40000gp</text:p>
          </table:table-cell>
        </table:table-row>
        <table:table-row table:style-name="ro5">
          <table:table-cell table:style-name="ce4" office:value-type="string">
            <text:p>Sandstorm Dancer </text:p>
          </table:table-cell>
          <table:table-cell table:number-columns-repeated="4"/>
          <table:table-cell table:style-name="ce7" office:value-type="string">
            <text:p>40000gp</text:p>
          </table:table-cell>
        </table:table-row>
        <table:table-row table:style-name="ro5">
          <table:table-cell table:style-name="ce4" office:value-type="string">
            <text:p>Sash of Sorcerous Synergy </text:p>
          </table:table-cell>
          <table:table-cell table:number-columns-repeated="4"/>
          <table:table-cell table:style-name="ce7" office:value-type="string">
            <text:p>40000gp</text:p>
          </table:table-cell>
        </table:table-row>
        <table:table-row table:style-name="ro1">
          <table:table-cell table:style-name="ce14" office:value-type="string">
            <text:p>Slippers of Spider Climbing </text:p>
          </table:table-cell>
          <table:table-cell table:number-columns-repeated="4"/>
          <table:table-cell table:style-name="ce7" office:value-type="string">
            <text:p>40000gp</text:p>
          </table:table-cell>
        </table:table-row>
        <table:table-row table:style-name="ro5">
          <table:table-cell table:style-name="ce4" office:value-type="string">
            <text:p>Sovereign Glue </text:p>
          </table:table-cell>
          <table:table-cell table:number-columns-repeated="4"/>
          <table:table-cell table:style-name="ce7" office:value-type="string">
            <text:p>40000gp</text:p>
          </table:table-cell>
        </table:table-row>
        <table:table-row table:style-name="ro5">
          <table:table-cell table:style-name="ce12" office:value-type="string">
            <text:p>Spell Gem (4<text:span text:style-name="T3">th</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5 ATT +7 Amber</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Spell Scroll (7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8 Att +10</text:p>
          </table:table-cell>
          <table:table-cell table:number-columns-repeated="2"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Spellsword </text:p>
          </table:table-cell>
          <table:table-cell table:number-columns-repeated="4"/>
          <table:table-cell table:style-name="ce7" office:value-type="string">
            <text:p>40000gp</text:p>
          </table:table-cell>
        </table:table-row>
        <table:table-row table:style-name="ro1">
          <table:table-cell table:style-name="ce14" office:value-type="string">
            <text:p>Spider Staff </text:p>
          </table:table-cell>
          <table:table-cell table:number-columns-repeated="4"/>
          <table:table-cell table:style-name="ce7" office:value-type="string">
            <text:p>40000gp</text:p>
          </table:table-cell>
        </table:table-row>
        <table:table-row table:style-name="ro1">
          <table:table-cell table:style-name="ce12" office:value-type="string">
            <text:p>Staff of Defense </text:p>
          </table:table-cell>
          <table:table-cell table:number-columns-repeated="4"/>
          <table:table-cell table:style-name="ce7" office:value-type="string">
            <text:p>40000gp</text:p>
          </table:table-cell>
        </table:table-row>
        <table:table-row table:style-name="ro1">
          <table:table-cell table:style-name="ce14" office:value-type="string">
            <text:p>Staff of Healing </text:p>
          </table:table-cell>
          <table:table-cell table:number-columns-repeated="4"/>
          <table:table-cell table:style-name="ce7" office:value-type="string">
            <text:p>40000gp</text:p>
          </table:table-cell>
        </table:table-row>
        <table:table-row table:style-name="ro1">
          <table:table-cell table:style-name="ce14" office:value-type="string">
            <text:p>Staff of Swarming Insects </text:p>
          </table:table-cell>
          <table:table-cell table:number-columns-repeated="4"/>
          <table:table-cell table:style-name="ce7" office:value-type="string">
            <text:p>40000gp</text:p>
          </table:table-cell>
        </table:table-row>
        <table:table-row table:style-name="ro1">
          <table:table-cell table:style-name="ce14" office:value-type="string">
            <text:p>Staff of the Adder </text:p>
          </table:table-cell>
          <table:table-cell table:number-columns-repeated="4"/>
          <table:table-cell table:style-name="ce7" office:value-type="string">
            <text:p>40000gp</text:p>
          </table:table-cell>
        </table:table-row>
        <table:table-row table:style-name="ro1">
          <table:table-cell table:style-name="ce14" office:value-type="string">
            <text:p>Staff of the Python </text:p>
          </table:table-cell>
          <table:table-cell table:number-columns-repeated="4"/>
          <table:table-cell table:style-name="ce7" office:value-type="string">
            <text:p>40000gp</text:p>
          </table:table-cell>
        </table:table-row>
        <table:table-row table:style-name="ro5">
          <table:table-cell table:style-name="ce4" office:value-type="string">
            <text:p>Starlight's Reach </text:p>
          </table:table-cell>
          <table:table-cell table:number-columns-repeated="4"/>
          <table:table-cell table:style-name="ce7" office:value-type="string">
            <text:p>40000gp</text:p>
          </table:table-cell>
        </table:table-row>
        <table:table-row table:style-name="ro5">
          <table:table-cell table:style-name="ce4" office:value-type="string">
            <text:p>Starmetal Constellation Scepter </text:p>
          </table:table-cell>
          <table:table-cell table:number-columns-repeated="4"/>
          <table:table-cell table:style-name="ce7" office:value-type="string">
            <text:p>40000gp</text:p>
          </table:table-cell>
        </table:table-row>
        <table:table-row table:style-name="ro5">
          <table:table-cell table:style-name="ce4" office:value-type="string">
            <text:p>Starmetal Flail </text:p>
          </table:table-cell>
          <table:table-cell table:number-columns-repeated="4"/>
          <table:table-cell table:style-name="ce7" office:value-type="string">
            <text:p>40000gp</text:p>
          </table:table-cell>
        </table:table-row>
        <table:table-row table:style-name="ro5">
          <table:table-cell table:style-name="ce4" office:value-type="string">
            <text:p>Starmetal Sliver </text:p>
          </table:table-cell>
          <table:table-cell table:number-columns-repeated="4"/>
          <table:table-cell table:style-name="ce7" office:value-type="string">
            <text:p>40000gp</text:p>
          </table:table-cell>
        </table:table-row>
        <table:table-row table:style-name="ro1">
          <table:table-cell table:style-name="ce7" office:value-type="string">
            <text:p>Steel</text:p>
          </table:table-cell>
          <table:table-cell table:number-columns-repeated="4"/>
          <table:table-cell table:style-name="ce7" office:value-type="string">
            <text:p>40000gp</text:p>
          </table:table-cell>
        </table:table-row>
        <table:table-row table:style-name="ro1">
          <table:table-cell table:style-name="ce14" office:value-type="string">
            <text:p>Stirring Scaled Ornament </text:p>
          </table:table-cell>
          <table:table-cell office:value-type="string">
            <text:p>This ornament can be jewelry, a cloak, or another wearable accessory. It appears to be fashioned from a dragon’s scale, tooth, or claw, or it incorporates images in those shapes. You gain a +1 bonus to AC, and you can’t be charmed or frightened. Moreover, each creature of your choice within 30 feet of you has advantage on saving throws it makes to avoid being charmed or frightened or to end those conditions on itself.</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2" office:value-type="string">
            <text:p>Stone of Controlling Earth Elementals </text:p>
          </table:table-cell>
          <table:table-cell table:number-columns-repeated="4"/>
          <table:table-cell table:style-name="ce7" office:value-type="string">
            <text:p>40000gp</text:p>
          </table:table-cell>
        </table:table-row>
        <table:table-row table:style-name="ro5">
          <table:table-cell table:style-name="ce14" office:value-type="string">
            <text:p>Stonespeaker Crystal </text:p>
          </table:table-cell>
          <table:table-cell table:number-columns-repeated="4"/>
          <table:table-cell table:style-name="ce7" office:value-type="string">
            <text:p>40000gp</text:p>
          </table:table-cell>
        </table:table-row>
        <table:table-row table:style-name="ro1">
          <table:table-cell table:style-name="ce14" office:value-type="string">
            <text:p>Sun Blade </text:p>
          </table:table-cell>
          <table:table-cell table:number-columns-repeated="4"/>
          <table:table-cell table:style-name="ce7" office:value-type="string">
            <text:p>40000gp</text:p>
          </table:table-cell>
        </table:table-row>
        <table:table-row table:style-name="ro5">
          <table:table-cell table:style-name="ce12" office:value-type="string">
            <text:p>Sunforger </text:p>
          </table:table-cell>
          <table:table-cell table:number-columns-repeated="4"/>
          <table:table-cell table:style-name="ce7" office:value-type="string">
            <text:p>40000gp</text:p>
          </table:table-cell>
        </table:table-row>
        <table:table-row table:style-name="ro5">
          <table:table-cell table:style-name="ce4" office:value-type="string">
            <text:p>Sunsword </text:p>
          </table:table-cell>
          <table:table-cell table:number-columns-repeated="4"/>
          <table:table-cell table:style-name="ce7" office:value-type="string">
            <text:p>40000gp</text:p>
          </table:table-cell>
        </table:table-row>
        <table:table-row table:style-name="ro5">
          <table:table-cell table:style-name="ce4" office:value-type="string">
            <text:p>Sword of Sharpness </text:p>
          </table:table-cell>
          <table:table-cell table:number-columns-repeated="4"/>
          <table:table-cell table:style-name="ce7" office:value-type="string">
            <text:p>40000gp</text:p>
          </table:table-cell>
        </table:table-row>
        <table:table-row table:style-name="ro5">
          <table:table-cell table:style-name="ce4" office:value-type="string">
            <text:p>Sword of the Paruns </text:p>
          </table:table-cell>
          <table:table-cell table:number-columns-repeated="4"/>
          <table:table-cell table:style-name="ce7" office:value-type="string">
            <text:p>40000gp</text:p>
          </table:table-cell>
        </table:table-row>
        <table:table-row table:style-name="ro5">
          <table:table-cell table:style-name="ce4" office:value-type="string">
            <text:p>Tasha's Creeping Keepboat </text:p>
          </table:table-cell>
          <table:table-cell table:number-columns-repeated="4"/>
          <table:table-cell table:style-name="ce7" office:value-type="string">
            <text:p>40000gp</text:p>
          </table:table-cell>
        </table:table-row>
        <table:table-row table:style-name="ro5">
          <table:table-cell table:style-name="ce4" office:value-type="string">
            <text:p>Timepiercer </text:p>
          </table:table-cell>
          <table:table-cell table:number-columns-repeated="4"/>
          <table:table-cell table:style-name="ce7" office:value-type="string">
            <text:p>40000gp</text:p>
          </table:table-cell>
        </table:table-row>
        <table:table-row table:style-name="ro5">
          <table:table-cell table:style-name="ce4" office:value-type="string">
            <text:p>Tinderstrike </text:p>
          </table:table-cell>
          <table:table-cell table:number-columns-repeated="4"/>
          <table:table-cell table:style-name="ce7" office:value-type="string">
            <text:p>40000gp</text:p>
          </table:table-cell>
        </table:table-row>
        <table:table-row table:style-name="ro1">
          <table:table-cell table:style-name="ce14" office:value-type="string">
            <text:p>Trident of Fish Command </text:p>
          </table:table-cell>
          <table:table-cell table:number-columns-repeated="4"/>
          <table:table-cell table:style-name="ce7" office:value-type="string">
            <text:p>40000gp</text:p>
          </table:table-cell>
        </table:table-row>
        <table:table-row table:style-name="ro1">
          <table:table-cell table:style-name="ce14" office:value-type="string">
            <text:p>Two-Birds Sling </text:p>
          </table:table-cell>
          <table:table-cell table:number-columns-repeated="4"/>
          <table:table-cell table:style-name="ce7" office:value-type="string">
            <text:p>40000gp</text:p>
          </table:table-cell>
        </table:table-row>
        <table:table-row table:style-name="ro1">
          <table:table-cell table:style-name="ce14" office:value-type="string">
            <text:p>Ventilating Lungs </text:p>
          </table:table-cell>
          <table:table-cell table:number-columns-repeated="4"/>
          <table:table-cell table:style-name="ce7" office:value-type="string">
            <text:p>40000gp</text:p>
          </table:table-cell>
        </table:table-row>
        <table:table-row table:style-name="ro5">
          <table:table-cell table:style-name="ce12" office:value-type="string">
            <text:p>Voidwalker Armor </text:p>
          </table:table-cell>
          <table:table-cell table:number-columns-repeated="4"/>
          <table:table-cell table:style-name="ce7" office:value-type="string">
            <text:p>40000gp</text:p>
          </table:table-cell>
        </table:table-row>
        <table:table-row table:style-name="ro1">
          <table:table-cell table:style-name="ce14" office:value-type="string">
            <text:p>Wand of Binding </text:p>
          </table:table-cell>
          <table:table-cell table:number-columns-repeated="4"/>
          <table:table-cell table:style-name="ce7" office:value-type="string">
            <text:p>40000gp</text:p>
          </table:table-cell>
        </table:table-row>
        <table:table-row table:style-name="ro1">
          <table:table-cell table:style-name="ce14" office:value-type="string">
            <text:p>Wand of Fear </text:p>
          </table:table-cell>
          <table:table-cell table:number-columns-repeated="4"/>
          <table:table-cell table:style-name="ce7" office:value-type="string">
            <text:p>40000gp</text:p>
          </table:table-cell>
        </table:table-row>
        <table:table-row table:style-name="ro1">
          <table:table-cell table:style-name="ce12" office:value-type="string">
            <text:p>Wand of Fireballs </text:p>
          </table:table-cell>
          <table:table-cell table:number-columns-repeated="4"/>
          <table:table-cell table:style-name="ce7" office:value-type="string">
            <text:p>40000gp</text:p>
          </table:table-cell>
        </table:table-row>
        <table:table-row table:style-name="ro1">
          <table:table-cell table:style-name="ce14" office:value-type="string">
            <text:p>Wand of Lightning Bolts </text:p>
          </table:table-cell>
          <table:table-cell table:number-columns-repeated="4"/>
          <table:table-cell table:style-name="ce7" office:value-type="string">
            <text:p>40000gp</text:p>
          </table:table-cell>
        </table:table-row>
        <table:table-row table:style-name="ro5">
          <table:table-cell table:style-name="ce14" office:value-type="string">
            <text:p>Wand of the War Mage +3</text:p>
          </table:table-cell>
          <table:table-cell office:value-type="string">
            <text:p>While holding this wand, you gain a bonus to spell attack rolls determined by the wand's rarity. In addition, you ignore half cover when making a spell attack.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1">
          <table:table-cell table:style-name="ce14" office:value-type="string">
            <text:p>Wand of Viscid Globs </text:p>
          </table:table-cell>
          <table:table-cell table:number-columns-repeated="4"/>
          <table:table-cell table:style-name="ce7" office:value-type="string">
            <text:p>40000gp</text:p>
          </table:table-cell>
        </table:table-row>
        <table:table-row table:style-name="ro1">
          <table:table-cell table:style-name="ce12" office:value-type="string">
            <text:p>Wand of Wonder </text:p>
          </table:table-cell>
          <table:table-cell table:number-columns-repeated="4"/>
          <table:table-cell table:style-name="ce7" office:value-type="string">
            <text:p>40000gp</text:p>
          </table:table-cell>
        </table:table-row>
        <table:table-row table:style-name="ro1">
          <table:table-cell table:style-name="ce14" office:value-type="string">
            <text:p>Warrior's Passkey </text:p>
          </table:table-cell>
          <table:table-cell table:number-columns-repeated="4"/>
          <table:table-cell table:style-name="ce7" office:value-type="string">
            <text:p>40000gp</text:p>
          </table:table-cell>
        </table:table-row>
        <table:table-row table:style-name="ro5">
          <table:table-cell table:style-name="ce4" office:value-type="string">
            <text:p>Watchful Helm </text:p>
          </table:table-cell>
          <table:table-cell table:number-columns-repeated="4"/>
          <table:table-cell table:style-name="ce7" office:value-type="string">
            <text:p>40000gp</text:p>
          </table:table-cell>
        </table:table-row>
        <table:table-row table:style-name="ro1">
          <table:table-cell table:style-name="ce14" office:value-type="string">
            <text:p>Wayfarer's Boots </text:p>
          </table:table-cell>
          <table:table-cell table:number-columns-repeated="4"/>
          <table:table-cell table:style-name="ce7" office:value-type="string">
            <text:p>40000gp</text:p>
          </table:table-cell>
        </table:table-row>
        <table:table-row table:style-name="ro5">
          <table:table-cell table:style-name="ce4" office:value-type="string">
            <text:p>Waythe </text:p>
          </table:table-cell>
          <table:table-cell table:number-columns-repeated="4"/>
          <table:table-cell table:style-name="ce7" office:value-type="string">
            <text:p>40000gp</text:p>
          </table:table-cell>
        </table:table-row>
        <table:table-row table:style-name="ro1">
          <table:table-cell table:style-name="ce12" office:value-type="string">
            <text:p>Weapon +3</text:p>
          </table:table-cell>
          <table:table-cell office:value-type="string">
            <text:p>(Any Weapon) You have a bonus to attack and damage rolls made with this magic weapon. The bonus is determined by the weapon's rarity. </text:p>
          </table:table-cell>
          <table:table-cell table:number-columns-repeated="2"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Weapon of Throne's Command </text:p>
          </table:table-cell>
          <table:table-cell table:number-columns-repeated="4"/>
          <table:table-cell table:style-name="ce7" office:value-type="string">
            <text:p>40000gp</text:p>
          </table:table-cell>
        </table:table-row>
        <table:table-row table:style-name="ro5">
          <table:table-cell table:style-name="ce4" office:value-type="string">
            <text:p>Well of Many Worlds </text:p>
          </table:table-cell>
          <table:table-cell table:number-columns-repeated="4"/>
          <table:table-cell table:style-name="ce7" office:value-type="string">
            <text:p>40000gp</text:p>
          </table:table-cell>
        </table:table-row>
        <table:table-row table:style-name="ro5">
          <table:table-cell table:style-name="ce4" office:value-type="string">
            <text:p>Windvane </text:p>
          </table:table-cell>
          <table:table-cell table:number-columns-repeated="4"/>
          <table:table-cell table:style-name="ce7" office:value-type="string">
            <text:p>40000gp</text:p>
          </table:table-cell>
        </table:table-row>
        <table:table-row table:style-name="ro1">
          <table:table-cell table:style-name="ce12" office:value-type="string">
            <text:p>Wings of Flying </text:p>
          </table:table-cell>
          <table:table-cell table:number-columns-repeated="4"/>
          <table:table-cell table:style-name="ce7" office:value-type="string">
            <text:p>40000gp</text:p>
          </table:table-cell>
        </table:table-row>
        <table:table-row table:style-name="ro5">
          <table:table-cell table:style-name="ce4" office:value-type="string">
            <text:p>Witchlight Watch </text:p>
          </table:table-cell>
          <table:table-cell table:number-columns-repeated="4"/>
          <table:table-cell table:style-name="ce7" office:value-type="string">
            <text:p>40000gp</text:p>
          </table:table-cell>
        </table:table-row>
        <table:table-row table:style-name="ro5">
          <table:table-cell table:style-name="ce14" office:value-type="string">
            <text:p>Wraps Of Unarmed Prowess +3</text:p>
          </table:table-cell>
          <table:table-cell office:value-type="string">
            <text:p>While you’re wearing these cloth wraps, your unarmed strikes are considered magical for the purpose of overcoming immunity and resistance to nonmagical attacks and damage, and you gain a bonus to the attack and damage rolls of your unarmed strikes, determined by the wraps’ rarity. </text:p>
          </table:table-cell>
          <table:table-cell table:number-columns-repeated="2" office:value-type="string">
            <text:p>N</text:p>
          </table:table-cell>
          <table:table-cell office:value-type="string">
            <text:p>N/A</text:p>
          </table:table-cell>
          <table:table-cell table:style-name="ce7" office:value-type="string">
            <text:p>40000gp</text:p>
          </table:table-cell>
        </table:table-row>
        <table:table-row table:style-name="ro1" table:number-rows-repeated="1048394">
          <table:table-cell table:number-columns-repeated="6"/>
        </table:table-row>
        <table:table-row table:style-name="ro1">
          <table:table-cell table:number-columns-repeated="6"/>
        </table:table-row>
      </table:table>
      <table:table table:name="Class VIII" table:style-name="ta1" table:print="false">
        <office:forms form:automatic-focus="false" form:apply-design-mode="false"/>
        <table:table-column table:style-name="co33" table:default-cell-style-name="Default"/>
        <table:table-column table:style-name="co20" table:default-cell-style-name="Default"/>
        <table:table-column table:style-name="co3" table:number-columns-repeated="4"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5">
          <table:table-cell table:style-name="ce4" office:value-type="string">
            <text:p>Absorbing Tattoo </text:p>
          </table:table-cell>
          <table:table-cell table:number-columns-repeated="4"/>
          <table:table-cell table:style-name="ce7" office:value-type="string">
            <text:p>100000gp</text:p>
          </table:table-cell>
        </table:table-row>
        <table:table-row table:style-name="ro5">
          <table:table-cell table:style-name="ce4" office:value-type="string">
            <text:p>Adrenal Blades </text:p>
          </table:table-cell>
          <table:table-cell table:number-columns-repeated="4"/>
          <table:table-cell table:style-name="ce7" office:value-type="string">
            <text:p>100000gp</text:p>
          </table:table-cell>
        </table:table-row>
        <table:table-row table:style-name="ro5">
          <table:table-cell table:style-name="ce4" office:value-type="string">
            <text:p>Amethyst Lodestone </text:p>
          </table:table-cell>
          <table:table-cell table:number-columns-repeated="4"/>
          <table:table-cell table:style-name="ce7" office:value-type="string">
            <text:p>100000gp</text:p>
          </table:table-cell>
        </table:table-row>
        <table:table-row table:style-name="ro5">
          <table:table-cell table:style-name="ce4" office:value-type="string">
            <text:p>Amulet of the Black Skull </text:p>
          </table:table-cell>
          <table:table-cell table:number-columns-repeated="4"/>
          <table:table-cell table:style-name="ce7" office:value-type="string">
            <text:p>100000gp</text:p>
          </table:table-cell>
        </table:table-row>
        <table:table-row table:style-name="ro5">
          <table:table-cell table:style-name="ce4" office:value-type="string">
            <text:p>Antimagic Armor </text:p>
          </table:table-cell>
          <table:table-cell table:number-columns-repeated="4"/>
          <table:table-cell table:style-name="ce7" office:value-type="string">
            <text:p>100000gp</text:p>
          </table:table-cell>
        </table:table-row>
        <table:table-row table:style-name="ro5">
          <table:table-cell table:style-name="ce4" office:value-type="string">
            <text:p>Archivist's Key </text:p>
          </table:table-cell>
          <table:table-cell table:number-columns-repeated="4"/>
          <table:table-cell table:style-name="ce7" office:value-type="string">
            <text:p>100000gp</text:p>
          </table:table-cell>
        </table:table-row>
        <table:table-row table:style-name="ro1">
          <table:table-cell table:style-name="ce14" office:value-type="string">
            <text:p>Armor of Resistance </text:p>
          </table:table-cell>
          <table:table-cell table:number-columns-repeated="4"/>
          <table:table-cell table:style-name="ce7" office:value-type="string">
            <text:p>100000gp</text:p>
          </table:table-cell>
        </table:table-row>
        <table:table-row table:style-name="ro5">
          <table:table-cell table:style-name="ce13" office:value-type="string">
            <text:p>Barrier Tattoo (Heavy)</text:p>
          </table:table-cell>
          <table:table-cell office:value-type="string">
            <text:p>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Protection. While you aren't wearing armor, the tattoo grants you an Armor Class of 18. You can use a shield and still gain this benefit.</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4" office:value-type="string">
            <text:p>Belashyrra's Beholder Crown </text:p>
          </table:table-cell>
          <table:table-cell table:number-columns-repeated="4"/>
          <table:table-cell table:style-name="ce7" office:value-type="string">
            <text:p>100000gp</text:p>
          </table:table-cell>
        </table:table-row>
        <table:table-row table:style-name="ro1">
          <table:table-cell table:style-name="ce12" office:value-type="string">
            <text:p>Belt of Frost Giant Strength </text:p>
          </table:table-cell>
          <table:table-cell table:number-columns-repeated="4"/>
          <table:table-cell table:style-name="ce7" office:value-type="string">
            <text:p>100000gp</text:p>
          </table:table-cell>
        </table:table-row>
        <table:table-row table:style-name="ro1">
          <table:table-cell table:style-name="ce14" office:value-type="string">
            <text:p>Belt of Stone Giant Strength </text:p>
          </table:table-cell>
          <table:table-cell table:number-columns-repeated="4"/>
          <table:table-cell table:style-name="ce7" office:value-type="string">
            <text:p>100000gp</text:p>
          </table:table-cell>
        </table:table-row>
        <table:table-row table:style-name="ro5">
          <table:table-cell table:style-name="ce4" office:value-type="string">
            <text:p>Blazeblood Rapier </text:p>
          </table:table-cell>
          <table:table-cell table:number-columns-repeated="4"/>
          <table:table-cell table:style-name="ce7" office:value-type="string">
            <text:p>100000gp</text:p>
          </table:table-cell>
        </table:table-row>
        <table:table-row table:style-name="ro5">
          <table:table-cell table:style-name="ce4" office:value-type="string">
            <text:p>Bookmark </text:p>
          </table:table-cell>
          <table:table-cell table:number-columns-repeated="4"/>
          <table:table-cell table:style-name="ce7" office:value-type="string">
            <text:p>100000gp</text:p>
          </table:table-cell>
        </table:table-row>
        <table:table-row table:style-name="ro1">
          <table:table-cell table:style-name="ce14" office:value-type="string">
            <text:p>Bracers of Defense </text:p>
          </table:table-cell>
          <table:table-cell table:number-columns-repeated="4"/>
          <table:table-cell table:style-name="ce7" office:value-type="string">
            <text:p>100000gp</text:p>
          </table:table-cell>
        </table:table-row>
        <table:table-row table:style-name="ro5">
          <table:table-cell table:style-name="ce4" office:value-type="string">
            <text:p>Candle of Invocation </text:p>
          </table:table-cell>
          <table:table-cell table:number-columns-repeated="4"/>
          <table:table-cell table:style-name="ce7" office:value-type="string">
            <text:p>100000gp</text:p>
          </table:table-cell>
        </table:table-row>
        <table:table-row table:style-name="ro5">
          <table:table-cell table:style-name="ce4" office:value-type="string">
            <text:p>Carrion Shroud </text:p>
          </table:table-cell>
          <table:table-cell table:number-columns-repeated="4"/>
          <table:table-cell table:style-name="ce7" office:value-type="string">
            <text:p>100000gp</text:p>
          </table:table-cell>
        </table:table-row>
        <table:table-row table:style-name="ro1">
          <table:table-cell table:style-name="ce12" office:value-type="string">
            <text:p>Chromatic Rose </text:p>
          </table:table-cell>
          <table:table-cell table:number-columns-repeated="4"/>
          <table:table-cell table:style-name="ce7" office:value-type="string">
            <text:p>100000gp</text:p>
          </table:table-cell>
        </table:table-row>
        <table:table-row table:style-name="ro5">
          <table:table-cell table:style-name="ce14" office:value-type="string">
            <text:p>Claw of the Wyrm Rune </text:p>
          </table:table-cell>
          <table:table-cell table:number-columns-repeated="4"/>
          <table:table-cell table:style-name="ce7" office:value-type="string">
            <text:p>100000gp</text:p>
          </table:table-cell>
        </table:table-row>
        <table:table-row table:style-name="ro5">
          <table:table-cell table:style-name="ce12" office:value-type="string">
            <text:p>Cli lyre </text:p>
          </table:table-cell>
          <table:table-cell table:number-columns-repeated="4"/>
          <table:table-cell table:style-name="ce7" office:value-type="string">
            <text:p>100000gp</text:p>
          </table:table-cell>
        </table:table-row>
        <table:table-row table:style-name="ro5">
          <table:table-cell table:style-name="ce4" office:value-type="string">
            <text:p>Cloak of Arachnida </text:p>
          </table:table-cell>
          <table:table-cell table:number-columns-repeated="4"/>
          <table:table-cell table:style-name="ce7" office:value-type="string">
            <text:p>100000gp</text:p>
          </table:table-cell>
        </table:table-row>
        <table:table-row table:style-name="ro1">
          <table:table-cell table:style-name="ce14" office:value-type="string">
            <text:p>Cloak of the Bat </text:p>
          </table:table-cell>
          <table:table-cell table:number-columns-repeated="4"/>
          <table:table-cell table:style-name="ce7" office:value-type="string">
            <text:p>100000gp</text:p>
          </table:table-cell>
        </table:table-row>
        <table:table-row table:style-name="ro5">
          <table:table-cell table:style-name="ce4" office:value-type="string">
            <text:p>Conch of Teleportation </text:p>
          </table:table-cell>
          <table:table-cell table:number-columns-repeated="4"/>
          <table:table-cell table:style-name="ce7" office:value-type="string">
            <text:p>100000gp</text:p>
          </table:table-cell>
        </table:table-row>
        <table:table-row table:style-name="ro5">
          <table:table-cell table:style-name="ce4" office:value-type="string">
            <text:p>Contingency Cards </text:p>
          </table:table-cell>
          <table:table-cell table:number-columns-repeated="4"/>
          <table:table-cell table:style-name="ce7" office:value-type="string">
            <text:p>100000gp</text:p>
          </table:table-cell>
        </table:table-row>
        <table:table-row table:style-name="ro5">
          <table:table-cell table:style-name="ce4" office:value-type="string">
            <text:p>Cryomancer's Lexicon </text:p>
          </table:table-cell>
          <table:table-cell table:number-columns-repeated="4"/>
          <table:table-cell table:style-name="ce7" office:value-type="string">
            <text:p>100000gp</text:p>
          </table:table-cell>
        </table:table-row>
        <table:table-row table:style-name="ro5">
          <table:table-cell table:style-name="ce4" office:value-type="string">
            <text:p>Crypt Keeper Glaive </text:p>
          </table:table-cell>
          <table:table-cell table:number-columns-repeated="4"/>
          <table:table-cell table:style-name="ce7" office:value-type="string">
            <text:p>100000gp</text:p>
          </table:table-cell>
        </table:table-row>
        <table:table-row table:style-name="ro1">
          <table:table-cell table:style-name="ce12" office:value-type="string">
            <text:p>Cube of Force </text:p>
          </table:table-cell>
          <table:table-cell table:number-columns-repeated="4"/>
          <table:table-cell table:style-name="ce7" office:value-type="string">
            <text:p>100000gp</text:p>
          </table:table-cell>
        </table:table-row>
        <table:table-row table:style-name="ro5">
          <table:table-cell table:style-name="ce4" office:value-type="string">
            <text:p>Deathmetal Axe </text:p>
          </table:table-cell>
          <table:table-cell table:number-columns-repeated="4"/>
          <table:table-cell table:style-name="ce7" office:value-type="string">
            <text:p>100000gp</text:p>
          </table:table-cell>
        </table:table-row>
        <table:table-row table:style-name="ro1">
          <table:table-cell table:style-name="ce14" office:value-type="string">
            <text:p>Deck Of Wonder </text:p>
          </table:table-cell>
          <table:table-cell table:number-columns-repeated="4"/>
          <table:table-cell table:style-name="ce7" office:value-type="string">
            <text:p>100000gp</text:p>
          </table:table-cell>
        </table:table-row>
        <table:table-row table:style-name="ro5">
          <table:table-cell table:style-name="ce4" office:value-type="string">
            <text:p>Demon Armor </text:p>
          </table:table-cell>
          <table:table-cell table:number-columns-repeated="4"/>
          <table:table-cell table:style-name="ce7" office:value-type="string">
            <text:p>100000gp</text:p>
          </table:table-cell>
        </table:table-row>
        <table:table-row table:style-name="ro1">
          <table:table-cell table:style-name="ce14" office:value-type="string">
            <text:p>Demon Skin </text:p>
          </table:table-cell>
          <table:table-cell table:number-columns-repeated="4"/>
          <table:table-cell table:style-name="ce7" office:value-type="string">
            <text:p>100000gp</text:p>
          </table:table-cell>
        </table:table-row>
        <table:table-row table:style-name="ro5">
          <table:table-cell table:style-name="ce4" office:value-type="string">
            <text:p>Dragon Scale Mail </text:p>
          </table:table-cell>
          <table:table-cell table:number-columns-repeated="4"/>
          <table:table-cell table:style-name="ce7" office:value-type="string">
            <text:p>100000gp</text:p>
          </table:table-cell>
        </table:table-row>
        <table:table-row table:style-name="ro5">
          <table:table-cell table:style-name="ce4" office:value-type="string">
            <text:p>Dragonlance </text:p>
          </table:table-cell>
          <table:table-cell table:number-columns-repeated="4"/>
          <table:table-cell table:style-name="ce7" office:value-type="string">
            <text:p>100000gp</text:p>
          </table:table-cell>
        </table:table-row>
        <table:table-row table:style-name="ro5">
          <table:table-cell table:style-name="ce4" office:value-type="string">
            <text:p>Duskcrusher </text:p>
          </table:table-cell>
          <table:table-cell table:number-columns-repeated="4"/>
          <table:table-cell table:style-name="ce7" office:value-type="string">
            <text:p>100000gp</text:p>
          </table:table-cell>
        </table:table-row>
        <table:table-row table:style-name="ro5">
          <table:table-cell table:style-name="ce4" office:value-type="string">
            <text:p>Dwarven Thrower </text:p>
          </table:table-cell>
          <table:table-cell table:number-columns-repeated="4"/>
          <table:table-cell table:style-name="ce7" office:value-type="string">
            <text:p>100000gp</text:p>
          </table:table-cell>
        </table:table-row>
        <table:table-row table:style-name="ro5">
          <table:table-cell table:style-name="ce4" office:value-type="string">
            <text:p>Fane-Eater </text:p>
          </table:table-cell>
          <table:table-cell table:number-columns-repeated="4"/>
          <table:table-cell table:style-name="ce7" office:value-type="string">
            <text:p>100000gp</text:p>
          </table:table-cell>
        </table:table-row>
        <table:table-row table:style-name="ro5">
          <table:table-cell table:style-name="ce14" office:value-type="string">
            <text:p>FoWP Gold Canary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Gold Canary (Legendary) Giant Canary Form. The figurine becomes a giant canary (see the accompanying stat block) for up to 8 hours and can be ridden as a mount. Once the figurine has become a giant canary, it can’t be used this way again until the next dawn. Gold Dragon Form. While you are missing half or more of your hit points, you can speak a different command word and the figurine becomes an adult gold dragon for up to 1 hour. The dragon can’t use any legendary actions or lair actions. Once the figurine has become an adult gold dragon, it can’t be used this way again until 1 year has passed.</text:p>
          </table:table-cell>
          <table:table-cell table:number-columns-repeated="2"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4" office:value-type="string">
            <text:p>Frost Brand </text:p>
          </table:table-cell>
          <table:table-cell table:number-columns-repeated="4"/>
          <table:table-cell table:style-name="ce7" office:value-type="string">
            <text:p>100000gp</text:p>
          </table:table-cell>
        </table:table-row>
        <table:table-row table:style-name="ro5">
          <table:table-cell table:style-name="ce4" office:value-type="string">
            <text:p>Frostfell Cloak </text:p>
          </table:table-cell>
          <table:table-cell table:number-columns-repeated="4"/>
          <table:table-cell table:style-name="ce7" office:value-type="string">
            <text:p>100000gp</text:p>
          </table:table-cell>
        </table:table-row>
        <table:table-row table:style-name="ro5">
          <table:table-cell table:style-name="ce4" office:value-type="string">
            <text:p>Gauntlets of the Divine Feud </text:p>
          </table:table-cell>
          <table:table-cell table:number-columns-repeated="4"/>
          <table:table-cell table:style-name="ce7" office:value-type="string">
            <text:p>100000gp</text:p>
          </table:table-cell>
        </table:table-row>
        <table:table-row table:style-name="ro5">
          <table:table-cell table:style-name="ce4" office:value-type="string">
            <text:p>Ghostly Blade </text:p>
          </table:table-cell>
          <table:table-cell table:number-columns-repeated="4"/>
          <table:table-cell table:style-name="ce7" office:value-type="string">
            <text:p>100000gp</text:p>
          </table:table-cell>
        </table:table-row>
        <table:table-row table:style-name="ro5">
          <table:table-cell table:style-name="ce4" office:value-type="string">
            <text:p>H'rethi Cloak of Shielding </text:p>
          </table:table-cell>
          <table:table-cell table:number-columns-repeated="4"/>
          <table:table-cell table:style-name="ce7" office:value-type="string">
            <text:p>100000gp</text:p>
          </table:table-cell>
        </table:table-row>
        <table:table-row table:style-name="ro5">
          <table:table-cell table:style-name="ce4" office:value-type="string">
            <text:p>Harp of Gilded Plenty </text:p>
          </table:table-cell>
          <table:table-cell table:number-columns-repeated="4"/>
          <table:table-cell table:style-name="ce7" office:value-type="string">
            <text:p>100000gp</text:p>
          </table:table-cell>
        </table:table-row>
        <table:table-row table:style-name="ro5">
          <table:table-cell table:style-name="ce14" office:value-type="string">
            <text:p>Horn of Valhalla (Iron)</text:p>
          </table:table-cell>
          <table:table-cell office:value-type="string">
            <text:p>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 Four types of horn of Valhalla are known to exist, each made of a different metal. The horn's type determines how many berserkers answer its summons, as well as the requirement for its use. 5D4+5, Proficiency in all Martial Weapons</text:p>
          </table:table-cell>
          <table:table-cell office:value-type="string">
            <text:p>N</text:p>
          </table:table-cell>
          <table:table-cell office:value-type="string">
            <text:p>Y</text:p>
          </table:table-cell>
          <table:table-cell office:value-type="string">
            <text:p>If you blow the horn without meeting its requirement, the summoned berserkers attack you. If you meet the requirement, they are friendly to you and your companions and follow your commands. </text:p>
          </table:table-cell>
          <table:table-cell table:style-name="ce7" office:value-type="string">
            <text:p>100000gp</text:p>
          </table:table-cell>
        </table:table-row>
        <table:table-row table:style-name="ro5">
          <table:table-cell table:style-name="ce4" office:value-type="string">
            <text:p>Hour and Minute </text:p>
          </table:table-cell>
          <table:table-cell table:number-columns-repeated="4"/>
          <table:table-cell table:style-name="ce7" office:value-type="string">
            <text:p>100000gp</text:p>
          </table:table-cell>
        </table:table-row>
        <table:table-row table:style-name="ro5">
          <table:table-cell table:style-name="ce4" office:value-type="string">
            <text:p>Infernal Tack </text:p>
          </table:table-cell>
          <table:table-cell table:number-columns-repeated="4"/>
          <table:table-cell table:style-name="ce7" office:value-type="string">
            <text:p>100000gp</text:p>
          </table:table-cell>
        </table:table-row>
        <table:table-row table:style-name="ro5">
          <table:table-cell table:style-name="ce4" office:value-type="string">
            <text:p>Jester's Mask </text:p>
          </table:table-cell>
          <table:table-cell table:number-columns-repeated="4"/>
          <table:table-cell table:style-name="ce7" office:value-type="string">
            <text:p>100000gp</text:p>
          </table:table-cell>
        </table:table-row>
        <table:table-row table:style-name="ro1">
          <table:table-cell table:style-name="ce12" office:value-type="string">
            <text:p>Knave's Eye Patch </text:p>
          </table:table-cell>
          <table:table-cell table:number-columns-repeated="4"/>
          <table:table-cell table:style-name="ce7" office:value-type="string">
            <text:p>100000gp</text:p>
          </table:table-cell>
        </table:table-row>
        <table:table-row table:style-name="ro5">
          <table:table-cell table:style-name="ce4" office:value-type="string">
            <text:p>Kyrzin's Ooze </text:p>
          </table:table-cell>
          <table:table-cell table:number-columns-repeated="4"/>
          <table:table-cell table:style-name="ce7" office:value-type="string">
            <text:p>100000gp</text:p>
          </table:table-cell>
        </table:table-row>
        <table:table-row table:style-name="ro5">
          <table:table-cell table:style-name="ce4" office:value-type="string">
            <text:p>Last Stand Armor </text:p>
          </table:table-cell>
          <table:table-cell table:number-columns-repeated="4"/>
          <table:table-cell table:style-name="ce7" office:value-type="string">
            <text:p>100000gp</text:p>
          </table:table-cell>
        </table:table-row>
        <table:table-row table:style-name="ro5">
          <table:table-cell table:style-name="ce14" office:value-type="string">
            <text:p>Leather Golem Armor </text:p>
          </table:table-cell>
          <table:table-cell table:number-columns-repeated="4"/>
          <table:table-cell table:style-name="ce7" office:value-type="string">
            <text:p>100000gp</text:p>
          </table:table-cell>
        </table:table-row>
        <table:table-row table:style-name="ro5">
          <table:table-cell table:style-name="ce4" office:value-type="string">
            <text:p>Lifewell Tattoo </text:p>
          </table:table-cell>
          <table:table-cell table:number-columns-repeated="4"/>
          <table:table-cell table:style-name="ce7" office:value-type="string">
            <text:p>100000gp</text:p>
          </table:table-cell>
        </table:table-row>
        <table:table-row table:style-name="ro5">
          <table:table-cell table:style-name="ce4" office:value-type="string">
            <text:p>Lord's Ensemble </text:p>
          </table:table-cell>
          <table:table-cell table:number-columns-repeated="4"/>
          <table:table-cell table:style-name="ce7" office:value-type="string">
            <text:p>100000gp</text:p>
          </table:table-cell>
        </table:table-row>
        <table:table-row table:style-name="ro5">
          <table:table-cell table:style-name="ce4" office:value-type="string">
            <text:p>Love's Embrace </text:p>
          </table:table-cell>
          <table:table-cell table:number-columns-repeated="4"/>
          <table:table-cell table:style-name="ce7" office:value-type="string">
            <text:p>100000gp</text:p>
          </table:table-cell>
        </table:table-row>
        <table:table-row table:style-name="ro1">
          <table:table-cell table:style-name="ce14" office:value-type="string">
            <text:p>Lyre of Building </text:p>
          </table:table-cell>
          <table:table-cell table:number-columns-repeated="4"/>
          <table:table-cell table:style-name="ce7" office:value-type="string">
            <text:p>100000gp</text:p>
          </table:table-cell>
        </table:table-row>
        <table:table-row table:style-name="ro1">
          <table:table-cell table:style-name="ce12" office:value-type="string">
            <text:p>Mantle of Spell Resistance </text:p>
          </table:table-cell>
          <table:table-cell table:number-columns-repeated="4"/>
          <table:table-cell table:style-name="ce7" office:value-type="string">
            <text:p>100000gp</text:p>
          </table:table-cell>
        </table:table-row>
        <table:table-row table:style-name="ro5">
          <table:table-cell table:style-name="ce4" office:value-type="string">
            <text:p>Mindguard Crown </text:p>
          </table:table-cell>
          <table:table-cell table:number-columns-repeated="4"/>
          <table:table-cell table:style-name="ce7" office:value-type="string">
            <text:p>100000gp</text:p>
          </table:table-cell>
        </table:table-row>
        <table:table-row table:style-name="ro1">
          <table:table-cell table:style-name="ce14" office:value-type="string">
            <text:p>Molten Bronze Skin </text:p>
          </table:table-cell>
          <table:table-cell table:number-columns-repeated="4"/>
          <table:table-cell table:style-name="ce7" office:value-type="string">
            <text:p>100000gp</text:p>
          </table:table-cell>
        </table:table-row>
        <table:table-row table:style-name="ro1">
          <table:table-cell table:style-name="ce14" office:value-type="string">
            <text:p>Moon Sickle +3</text:p>
          </table:table-cell>
          <table:table-cell table:number-columns-repeated="4"/>
          <table:table-cell table:style-name="ce7" office:value-type="string">
            <text:p>100000gp</text:p>
          </table:table-cell>
        </table:table-row>
        <table:table-row table:style-name="ro5">
          <table:table-cell table:style-name="ce4" office:value-type="string">
            <text:p>Mudslick Tower </text:p>
          </table:table-cell>
          <table:table-cell table:number-columns-repeated="4"/>
          <table:table-cell table:style-name="ce7" office:value-type="string">
            <text:p>100000gp</text:p>
          </table:table-cell>
        </table:table-row>
        <table:table-row table:style-name="ro1">
          <table:table-cell table:style-name="ce14" office:value-type="string">
            <text:p>Necklace of Prayer Beads </text:p>
          </table:table-cell>
          <table:table-cell table:number-columns-repeated="4"/>
          <table:table-cell table:style-name="ce7" office:value-type="string">
            <text:p>100000gp</text:p>
          </table:table-cell>
        </table:table-row>
        <table:table-row table:style-name="ro5">
          <table:table-cell table:style-name="ce12" office:value-type="string">
            <text:p>Opal of the Ild Rune </text:p>
          </table:table-cell>
          <table:table-cell table:number-columns-repeated="4"/>
          <table:table-cell table:style-name="ce7" office:value-type="string">
            <text:p>100000gp</text:p>
          </table:table-cell>
        </table:table-row>
        <table:table-row table:style-name="ro5">
          <table:table-cell table:style-name="ce4" office:value-type="string">
            <text:p>Orb of the Veil </text:p>
          </table:table-cell>
          <table:table-cell table:number-columns-repeated="4"/>
          <table:table-cell table:style-name="ce7" office:value-type="string">
            <text:p>100000gp</text:p>
          </table:table-cell>
        </table:table-row>
        <table:table-row table:style-name="ro5">
          <table:table-cell table:style-name="ce4" office:value-type="string">
            <text:p>Plate Armor of Etherealness </text:p>
          </table:table-cell>
          <table:table-cell table:number-columns-repeated="4"/>
          <table:table-cell table:style-name="ce7" office:value-type="string">
            <text:p>100000gp</text:p>
          </table:table-cell>
        </table:table-row>
        <table:table-row table:style-name="ro5">
          <table:table-cell table:style-name="ce4" office:value-type="string">
            <text:p>Potentate's Chess Set </text:p>
          </table:table-cell>
          <table:table-cell table:number-columns-repeated="4"/>
          <table:table-cell table:style-name="ce7" office:value-type="string">
            <text:p>100000gp</text:p>
          </table:table-cell>
        </table:table-row>
        <table:table-row table:style-name="ro5">
          <table:table-cell table:style-name="ce4" office:value-type="string">
            <text:p>Potion of Dragon's Majesty </text:p>
          </table:table-cell>
          <table:table-cell table:number-columns-repeated="4"/>
          <table:table-cell table:style-name="ce7" office:value-type="string">
            <text:p>100000gp</text:p>
          </table:table-cell>
        </table:table-row>
        <table:table-row table:style-name="ro5">
          <table:table-cell table:style-name="ce4" office:value-type="string">
            <text:p>Potion of Giant Size </text:p>
          </table:table-cell>
          <table:table-cell table:number-columns-repeated="4"/>
          <table:table-cell table:style-name="ce7" office:value-type="string">
            <text:p>100000gp</text:p>
          </table:table-cell>
        </table:table-row>
        <table:table-row table:style-name="ro1">
          <table:table-cell table:style-name="ce14" office:value-type="string">
            <text:p>Potion of Storm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9</text:p>
          </table:table-cell>
          <table:table-cell table:number-columns-repeated="2"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4" office:value-type="string">
            <text:p>Quaal's Feather Token (Anchor)</text:p>
          </table:table-cell>
          <table:table-cell office:value-type="string">
            <text:p>This tiny object looks like a feather. Different types of feather tokens exist, each with a different single-use effect. You can use an action to touch the token to a boat or ship. For the next 24 hours, the vessel can't be moved by any means. Touching the token to the vessel again ends the effect. When the effect ends, the token disappears.</text:p>
          </table:table-cell>
          <table:table-cell table:number-columns-repeated="2"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4" office:value-type="string">
            <text:p>Quaal's Feather Token (Fan)</text:p>
          </table:table-cell>
          <table:table-cell office:value-type="string">
            <text:p>This tiny object looks like a feather. Different types of feather tokens exist, each with a different single-use effect. If you are on a boat or ship, you can use an action to toss the token up to 10 feet in the air. The token disappears, and a giant flapping fan takes its place. The fan floats and creates a wind strong enough to fill the sails of one ship, increasing its speed by 5 miles per hour for 8 hours. You can dismiss the fan as an action.</text:p>
          </table:table-cell>
          <table:table-cell table:number-columns-repeated="2"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4" office:value-type="string">
            <text:p>Quiver of Elemental Chaos </text:p>
          </table:table-cell>
          <table:table-cell table:number-columns-repeated="4"/>
          <table:table-cell table:style-name="ce7" office:value-type="string">
            <text:p>100000gp</text:p>
          </table:table-cell>
        </table:table-row>
        <table:table-row table:style-name="ro5">
          <table:table-cell table:style-name="ce4" office:value-type="string">
            <text:p>Reaper's Scream </text:p>
          </table:table-cell>
          <table:table-cell table:number-columns-repeated="4"/>
          <table:table-cell table:style-name="ce7" office:value-type="string">
            <text:p>100000gp</text:p>
          </table:table-cell>
        </table:table-row>
        <table:table-row table:style-name="ro5">
          <table:table-cell table:style-name="ce4" office:value-type="string">
            <text:p>Red Wizard Blade </text:p>
          </table:table-cell>
          <table:table-cell table:number-columns-repeated="4"/>
          <table:table-cell table:style-name="ce7" office:value-type="string">
            <text:p>100000gp</text:p>
          </table:table-cell>
        </table:table-row>
        <table:table-row table:style-name="ro1">
          <table:table-cell table:style-name="ce12" office:value-type="string">
            <text:p>Ring of Evasion </text:p>
          </table:table-cell>
          <table:table-cell table:number-columns-repeated="4"/>
          <table:table-cell table:style-name="ce7" office:value-type="string">
            <text:p>100000gp</text:p>
          </table:table-cell>
        </table:table-row>
        <table:table-row table:style-name="ro1">
          <table:table-cell table:style-name="ce12" office:value-type="string">
            <text:p>Ring of Mind Shielding </text:p>
          </table:table-cell>
          <table:table-cell table:number-columns-repeated="4"/>
          <table:table-cell table:style-name="ce7" office:value-type="string">
            <text:p>100000gp</text:p>
          </table:table-cell>
        </table:table-row>
        <table:table-row table:style-name="ro1">
          <table:table-cell table:style-name="ce14" office:value-type="string">
            <text:p>Ring of Protection </text:p>
          </table:table-cell>
          <table:table-cell table:number-columns-repeated="4"/>
          <table:table-cell table:style-name="ce7" office:value-type="string">
            <text:p>100000gp</text:p>
          </table:table-cell>
        </table:table-row>
        <table:table-row table:style-name="ro5">
          <table:table-cell table:style-name="ce4" office:value-type="string">
            <text:p>Ring of Regeneration </text:p>
          </table:table-cell>
          <table:table-cell table:number-columns-repeated="4"/>
          <table:table-cell table:style-name="ce7" office:value-type="string">
            <text:p>100000gp</text:p>
          </table:table-cell>
        </table:table-row>
        <table:table-row table:style-name="ro1">
          <table:table-cell table:style-name="ce14" office:value-type="string">
            <text:p>Ring of Resistance </text:p>
          </table:table-cell>
          <table:table-cell table:number-columns-repeated="4"/>
          <table:table-cell table:style-name="ce7" office:value-type="string">
            <text:p>100000gp</text:p>
          </table:table-cell>
        </table:table-row>
        <table:table-row table:style-name="ro1">
          <table:table-cell table:style-name="ce12" office:value-type="string">
            <text:p>Ring of Spell Storing </text:p>
          </table:table-cell>
          <table:table-cell table:number-columns-repeated="4"/>
          <table:table-cell table:style-name="ce7" office:value-type="string">
            <text:p>100000gp</text:p>
          </table:table-cell>
        </table:table-row>
        <table:table-row table:style-name="ro5">
          <table:table-cell table:style-name="ce4" office:value-type="string">
            <text:p>Ring of Spell Turning </text:p>
          </table:table-cell>
          <table:table-cell table:number-columns-repeated="4"/>
          <table:table-cell table:style-name="ce7" office:value-type="string">
            <text:p>100000gp</text:p>
          </table:table-cell>
        </table:table-row>
        <table:table-row table:style-name="ro5">
          <table:table-cell table:style-name="ce4" office:value-type="string">
            <text:p>Ring of the Split Mind </text:p>
          </table:table-cell>
          <table:table-cell table:number-columns-repeated="4"/>
          <table:table-cell table:style-name="ce7" office:value-type="string">
            <text:p>100000gp</text:p>
          </table:table-cell>
        </table:table-row>
        <table:table-row table:style-name="ro1">
          <table:table-cell table:style-name="ce14" office:value-type="string">
            <text:p>Ring of Warmth </text:p>
          </table:table-cell>
          <table:table-cell table:number-columns-repeated="4"/>
          <table:table-cell table:style-name="ce7" office:value-type="string">
            <text:p>100000gp</text:p>
          </table:table-cell>
        </table:table-row>
        <table:table-row table:style-name="ro1">
          <table:table-cell table:style-name="ce14" office:value-type="string">
            <text:p>Robe of Summer </text:p>
          </table:table-cell>
          <table:table-cell table:number-columns-repeated="4"/>
          <table:table-cell table:style-name="ce7" office:value-type="string">
            <text:p>100000gp</text:p>
          </table:table-cell>
        </table:table-row>
        <table:table-row table:style-name="ro5">
          <table:table-cell table:style-name="ce4" office:value-type="string">
            <text:p>Rod of Absorption </text:p>
          </table:table-cell>
          <table:table-cell table:number-columns-repeated="4"/>
          <table:table-cell table:style-name="ce7" office:value-type="string">
            <text:p>100000gp</text:p>
          </table:table-cell>
        </table:table-row>
        <table:table-row table:style-name="ro5">
          <table:table-cell table:style-name="ce4" office:value-type="string">
            <text:p>Rod of Resurrection </text:p>
          </table:table-cell>
          <table:table-cell table:number-columns-repeated="4"/>
          <table:table-cell table:style-name="ce7" office:value-type="string">
            <text:p>100000gp</text:p>
          </table:table-cell>
        </table:table-row>
        <table:table-row table:style-name="ro1">
          <table:table-cell table:style-name="ce7" office:value-type="string">
            <text:p>Ruby Weave Gem</text:p>
          </table:table-cell>
          <table:table-cell table:number-columns-repeated="4"/>
          <table:table-cell table:style-name="ce7" office:value-type="string">
            <text:p>100000gp</text:p>
          </table:table-cell>
        </table:table-row>
        <table:table-row table:style-name="ro5">
          <table:table-cell table:style-name="ce4" office:value-type="string">
            <text:p>Ruinblade </text:p>
          </table:table-cell>
          <table:table-cell table:number-columns-repeated="4"/>
          <table:table-cell table:style-name="ce7" office:value-type="string">
            <text:p>100000gp</text:p>
          </table:table-cell>
        </table:table-row>
        <table:table-row table:style-name="ro5">
          <table:table-cell table:style-name="ce4" office:value-type="string">
            <text:p>Sanctum Amulet </text:p>
          </table:table-cell>
          <table:table-cell table:number-columns-repeated="4"/>
          <table:table-cell table:style-name="ce7" office:value-type="string">
            <text:p>100000gp</text:p>
          </table:table-cell>
        </table:table-row>
        <table:table-row table:style-name="ro5">
          <table:table-cell table:style-name="ce4" office:value-type="string">
            <text:p>Scimitar of Speed </text:p>
          </table:table-cell>
          <table:table-cell table:number-columns-repeated="4"/>
          <table:table-cell table:style-name="ce7" office:value-type="string">
            <text:p>100000gp</text:p>
          </table:table-cell>
        </table:table-row>
        <table:table-row table:style-name="ro5">
          <table:table-cell table:style-name="ce4" office:value-type="string">
            <text:p>Shard of the Ise Rune </text:p>
          </table:table-cell>
          <table:table-cell table:number-columns-repeated="4"/>
          <table:table-cell table:style-name="ce7" office:value-type="string">
            <text:p>100000gp</text:p>
          </table:table-cell>
        </table:table-row>
        <table:table-row table:style-name="ro1">
          <table:table-cell table:style-name="ce14" office:value-type="string">
            <text:p>Shield of Missile Attraction </text:p>
          </table:table-cell>
          <table:table-cell table:number-columns-repeated="4"/>
          <table:table-cell table:style-name="ce7" office:value-type="string">
            <text:p>100000gp</text:p>
          </table:table-cell>
        </table:table-row>
        <table:table-row table:style-name="ro5">
          <table:table-cell table:style-name="ce4" office:value-type="string">
            <text:p>Shield of the Blazing Dreadnought </text:p>
          </table:table-cell>
          <table:table-cell table:number-columns-repeated="4"/>
          <table:table-cell table:style-name="ce7" office:value-type="string">
            <text:p>100000gp</text:p>
          </table:table-cell>
        </table:table-row>
        <table:table-row table:style-name="ro5">
          <table:table-cell table:style-name="ce4" office:value-type="string">
            <text:p>Skyglider Shield </text:p>
          </table:table-cell>
          <table:table-cell table:number-columns-repeated="4"/>
          <table:table-cell table:style-name="ce7" office:value-type="string">
            <text:p>100000gp</text:p>
          </table:table-cell>
        </table:table-row>
        <table:table-row table:style-name="ro5">
          <table:table-cell table:style-name="ce4" office:value-type="string">
            <text:p>Sling Bullets of Althemone </text:p>
          </table:table-cell>
          <table:table-cell table:number-columns-repeated="4"/>
          <table:table-cell table:style-name="ce7" office:value-type="string">
            <text:p>100000gp</text:p>
          </table:table-cell>
        </table:table-row>
        <table:table-row table:style-name="ro5">
          <table:table-cell table:style-name="ce4" office:value-type="string">
            <text:p>Spell Bottle </text:p>
          </table:table-cell>
          <table:table-cell table:number-columns-repeated="4"/>
          <table:table-cell table:style-name="ce7" office:value-type="string">
            <text:p>100000gp</text:p>
          </table:table-cell>
        </table:table-row>
        <table:table-row table:style-name="ro5">
          <table:table-cell table:style-name="ce12" office:value-type="string">
            <text:p>Spell Gem (5<text:span text:style-name="T3">th</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7 ATT +9 Jade</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4" office:value-type="string">
            <text:p>Spell Gem (6th)</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7 ATT +10 Topaz</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2" office:value-type="string">
            <text:p>Spell Scroll (8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8 Att +10</text:p>
          </table:table-cell>
          <table:table-cell table:number-columns-repeated="2"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4" office:value-type="string">
            <text:p>Spell Scroll (9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9 Att +11</text:p>
          </table:table-cell>
          <table:table-cell table:number-columns-repeated="2"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4" office:value-type="string">
            <text:p>Spellguard Shield </text:p>
          </table:table-cell>
          <table:table-cell table:number-columns-repeated="4"/>
          <table:table-cell table:style-name="ce7" office:value-type="string">
            <text:p>100000gp</text:p>
          </table:table-cell>
        </table:table-row>
        <table:table-row table:style-name="ro5">
          <table:table-cell table:style-name="ce4" office:value-type="string">
            <text:p>Spindle Of Fate </text:p>
          </table:table-cell>
          <table:table-cell table:number-columns-repeated="4"/>
          <table:table-cell table:style-name="ce7" office:value-type="string">
            <text:p>100000gp</text:p>
          </table:table-cell>
        </table:table-row>
        <table:table-row table:style-name="ro5">
          <table:table-cell table:style-name="ce4" office:value-type="string">
            <text:p>Staff of Dunamancy </text:p>
          </table:table-cell>
          <table:table-cell table:number-columns-repeated="4"/>
          <table:table-cell table:style-name="ce7" office:value-type="string">
            <text:p>100000gp</text:p>
          </table:table-cell>
        </table:table-row>
        <table:table-row table:style-name="ro5">
          <table:table-cell table:style-name="ce4" office:value-type="string">
            <text:p>Staff of Fate </text:p>
          </table:table-cell>
          <table:table-cell table:number-columns-repeated="4"/>
          <table:table-cell table:style-name="ce7" office:value-type="string">
            <text:p>100000gp</text:p>
          </table:table-cell>
        </table:table-row>
        <table:table-row table:style-name="ro5">
          <table:table-cell table:style-name="ce4" office:value-type="string">
            <text:p>Staff of Fire </text:p>
          </table:table-cell>
          <table:table-cell table:number-columns-repeated="4"/>
          <table:table-cell table:style-name="ce7" office:value-type="string">
            <text:p>100000gp</text:p>
          </table:table-cell>
        </table:table-row>
        <table:table-row table:style-name="ro5">
          <table:table-cell table:style-name="ce4" office:value-type="string">
            <text:p>Staff of Frost </text:p>
          </table:table-cell>
          <table:table-cell table:number-columns-repeated="4"/>
          <table:table-cell table:style-name="ce7" office:value-type="string">
            <text:p>100000gp</text:p>
          </table:table-cell>
        </table:table-row>
        <table:table-row table:style-name="ro5">
          <table:table-cell table:style-name="ce4" office:value-type="string">
            <text:p>Staff of Striking </text:p>
          </table:table-cell>
          <table:table-cell table:number-columns-repeated="4"/>
          <table:table-cell table:style-name="ce7" office:value-type="string">
            <text:p>100000gp</text:p>
          </table:table-cell>
        </table:table-row>
        <table:table-row table:style-name="ro5">
          <table:table-cell table:style-name="ce4" office:value-type="string">
            <text:p>Staff of the Eclipse </text:p>
          </table:table-cell>
          <table:table-cell table:number-columns-repeated="4"/>
          <table:table-cell table:style-name="ce7" office:value-type="string">
            <text:p>100000gp</text:p>
          </table:table-cell>
        </table:table-row>
        <table:table-row table:style-name="ro5">
          <table:table-cell table:style-name="ce4" office:value-type="string">
            <text:p>Staff of Thunder and Lightning </text:p>
          </table:table-cell>
          <table:table-cell table:number-columns-repeated="4"/>
          <table:table-cell table:style-name="ce7" office:value-type="string">
            <text:p>100000gp</text:p>
          </table:table-cell>
        </table:table-row>
        <table:table-row table:style-name="ro5">
          <table:table-cell table:style-name="ce4" office:value-type="string">
            <text:p>Stonemaker War Pick</text:p>
          </table:table-cell>
          <table:table-cell table:number-columns-repeated="4"/>
          <table:table-cell table:style-name="ce7" office:value-type="string">
            <text:p>100000gp</text:p>
          </table:table-cell>
        </table:table-row>
        <table:table-row table:style-name="ro5">
          <table:table-cell table:style-name="ce4" office:value-type="string">
            <text:p>Storm Thrower Harpoon </text:p>
          </table:table-cell>
          <table:table-cell table:number-columns-repeated="4"/>
          <table:table-cell table:style-name="ce7" office:value-type="string">
            <text:p>100000gp</text:p>
          </table:table-cell>
        </table:table-row>
        <table:table-row table:style-name="ro1">
          <table:table-cell table:style-name="ce12" office:value-type="string">
            <text:p>Sword of Wounding </text:p>
          </table:table-cell>
          <table:table-cell table:number-columns-repeated="4"/>
          <table:table-cell table:style-name="ce7" office:value-type="string">
            <text:p>100000gp</text:p>
          </table:table-cell>
        </table:table-row>
        <table:table-row table:style-name="ro5">
          <table:table-cell table:style-name="ce4" office:value-type="string">
            <text:p>Tablet of Reawakening </text:p>
          </table:table-cell>
          <table:table-cell table:number-columns-repeated="4"/>
          <table:table-cell table:style-name="ce7" office:value-type="string">
            <text:p>100000gp</text:p>
          </table:table-cell>
        </table:table-row>
        <table:table-row table:style-name="ro5">
          <table:table-cell table:style-name="ce4" office:value-type="string">
            <text:p>Teleportation Map </text:p>
          </table:table-cell>
          <table:table-cell table:number-columns-repeated="4"/>
          <table:table-cell table:style-name="ce7" office:value-type="string">
            <text:p>100000gp</text:p>
          </table:table-cell>
        </table:table-row>
        <table:table-row table:style-name="ro1">
          <table:table-cell table:style-name="ce14" office:value-type="string">
            <text:p>Tentacle Rod </text:p>
          </table:table-cell>
          <table:table-cell table:number-columns-repeated="4"/>
          <table:table-cell table:style-name="ce7" office:value-type="string">
            <text:p>100000gp</text:p>
          </table:table-cell>
        </table:table-row>
        <table:table-row table:style-name="ro5">
          <table:table-cell table:style-name="ce4" office:value-type="string">
            <text:p>Tidecaller Trident </text:p>
          </table:table-cell>
          <table:table-cell table:number-columns-repeated="4"/>
          <table:table-cell table:style-name="ce7" office:value-type="string">
            <text:p>100000gp</text:p>
          </table:table-cell>
        </table:table-row>
        <table:table-row table:style-name="ro5">
          <table:table-cell table:style-name="ce4" office:value-type="string">
            <text:p>Time Warden Armor </text:p>
          </table:table-cell>
          <table:table-cell table:number-columns-repeated="4"/>
          <table:table-cell table:style-name="ce7" office:value-type="string">
            <text:p>100000gp</text:p>
          </table:table-cell>
        </table:table-row>
        <table:table-row table:style-name="ro5">
          <table:table-cell table:style-name="ce4" office:value-type="string">
            <text:p>Tome of Lost Knowledge </text:p>
          </table:table-cell>
          <table:table-cell table:number-columns-repeated="4"/>
          <table:table-cell table:style-name="ce7" office:value-type="string">
            <text:p>100000gp</text:p>
          </table:table-cell>
        </table:table-row>
        <table:table-row table:style-name="ro5">
          <table:table-cell table:style-name="ce4" office:value-type="string">
            <text:p>Topaz Annihilator </text:p>
          </table:table-cell>
          <table:table-cell table:number-columns-repeated="4"/>
          <table:table-cell table:style-name="ce7" office:value-type="string">
            <text:p>100000gp</text:p>
          </table:table-cell>
        </table:table-row>
        <table:table-row table:style-name="ro5">
          <table:table-cell table:style-name="ce4" office:value-type="string">
            <text:p>Voyager Staff </text:p>
          </table:table-cell>
          <table:table-cell table:number-columns-repeated="4"/>
          <table:table-cell table:style-name="ce7" office:value-type="string">
            <text:p>100000gp</text:p>
          </table:table-cell>
        </table:table-row>
        <table:table-row table:style-name="ro1">
          <table:table-cell table:style-name="ce12" office:value-type="string">
            <text:p>Wakened Dragon Vessel</text:p>
          </table:table-cell>
          <table:table-cell office:value-type="string">
            <text:p>This vessel can be a potion bottle, drinking horn, or other container meant to hold a liquid. As a bonus action, if the vessel is empty, you can speak the command word to fill the vessel with one of the following (your choice): Ale, Olive Oil, Mead, Wine, a Potion of Healing, a Greater Potion of Healing, a Superior Potion of Healing, a Potion of Flying, a Potion of Fire Breath, or a Potion of Climbing. Once this property is used, it can’t be used until the next dawn. A potion you create in this way loses its magical properties if it isn’t imbibed within 24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4" office:value-type="string">
            <text:p>Wakened Dragon-Touched Focus </text:p>
          </table:table-cell>
          <table:table-cell office:value-type="string">
            <text:p>This wondrous item can be a scepter, an orb, an amulet, a crystal, or another finely crafted object. It typically incorporates imagery of dragons’ wings, claws, teeth, or scales. You have advantage on initiative rolls. While you are holding the focus, it can function as a spellcasting focus for all your spells. <text:span text:style-name="T1">Chromatic:</text:span> Whenever you use a spell slot to cast a spell that deals acid, cold, fire, lightning, or poison damage, roll a d6, and you gain a bonus equal to the number rolled to one of the spell’s damage rolls. You can use it to cast Hold Monster, Rimes Binding Ice once each refreshed at dawn <text:span text:style-name="T1">Gem:</text:span> Whenever you use a spell slot to cast a spell, you can immediately teleport to an unoccupied space you can see within 15 feet of you. You can use it to cast Rary's Telepathic Bond, Raulothim's Psychic Lance once each refreshed at dawn <text:span text:style-name="T1">Metallic:</text:span> When a creature you can see within 30 feet of you makes a saving throw, you can use your reaction to give that creature advantage on the saving throw. You can use it to cast Fizban's Platinum Shield, Legend Lore once each refreshed at dawn</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4" office:value-type="string">
            <text:p>Wakened Dragon's Wrath Weapon </text:p>
          </table:table-cell>
          <table:table-cell office:value-type="string">
            <text:p>(Any Weapon) This weapon is decorated with dragon heads, claws, wings, scales, or Draconic letters. When it steeps in a dragon’s hoard, it absorbs the energy of the dragon’s breath weapon and deals damage of that type with its special properties. Whenever you roll a 20 on your attack roll with this weapon, each creature of your choice within 5 feet of the target takes 5 damage of the type dealt by the dragon’s breath weapon. You gain a +2 bonus to attack and damage rolls made using the weapon. On a hit, the weapon deals an extra 2d6 damage of the type dealt by the dragon’s breath weapon. As an action, you can unleash a 30-foot cone of destructive energy from the weapon. Each creature in that area must make a DC 16 Dexterity saving throw, taking 8d6 damage of the type dealt by the dragon’s breath weapon on a failed save, or half as much damage on a successful one. Once thi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1">
          <table:table-cell table:style-name="ce14" office:value-type="string">
            <text:p>Wakened Scaled Ornament </text:p>
          </table:table-cell>
          <table:table-cell office:value-type="string">
            <text:p>This ornament can be jewelry, a cloak, or another wearable accessory. It appears to be fashioned from a dragon’s scale, tooth, or claw, or it incorporates images in those shapes. You gain a +1 bonus to AC, and you can’t be charmed or frightened. Moreover, each creature of your choice within 30 feet of you has advantage on saving throws it makes to avoid being charmed or frightened or to end those conditions on itself. In addition, when you would take damage of the type dealt by the breath of the dragon in whose hoard the ornament became Wakened, you can use your reaction to take no damage instead, and you regain hit points equal to the damage you would have taken. Once this property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1">
          <table:table-cell table:style-name="ce14" office:value-type="string">
            <text:p>Wand of Paralysis </text:p>
          </table:table-cell>
          <table:table-cell table:number-columns-repeated="4"/>
          <table:table-cell table:style-name="ce7" office:value-type="string">
            <text:p>100000gp</text:p>
          </table:table-cell>
        </table:table-row>
        <table:table-row table:style-name="ro5">
          <table:table-cell table:style-name="ce4" office:value-type="string">
            <text:p>Wand of Polymorph </text:p>
          </table:table-cell>
          <table:table-cell table:number-columns-repeated="4"/>
          <table:table-cell table:style-name="ce7" office:value-type="string">
            <text:p>100000gp</text:p>
          </table:table-cell>
        </table:table-row>
        <table:table-row table:style-name="ro5">
          <table:table-cell table:style-name="ce4" office:value-type="string">
            <text:p>Witchlight Vane </text:p>
          </table:table-cell>
          <table:table-cell table:number-columns-repeated="4"/>
          <table:table-cell table:style-name="ce7" office:value-type="string">
            <text:p>100000gp</text:p>
          </table:table-cell>
        </table:table-row>
        <table:table-row table:style-name="ro5">
          <table:table-cell table:style-name="ce4" office:value-type="string">
            <text:p>Wyrmreaver Gauntlets </text:p>
          </table:table-cell>
          <table:table-cell table:number-columns-repeated="4"/>
          <table:table-cell table:style-name="ce7" office:value-type="string">
            <text:p>100000gp</text:p>
          </table:table-cell>
        </table:table-row>
        <table:table-row table:style-name="ro1" table:number-rows-repeated="1048448">
          <table:table-cell table:number-columns-repeated="6"/>
        </table:table-row>
        <table:table-row table:style-name="ro1">
          <table:table-cell table:number-columns-repeated="6"/>
        </table:table-row>
      </table:table>
      <table:table table:name="Class IX" table:style-name="ta1" table:print="false">
        <table:table-column table:style-name="co21" table:default-cell-style-name="Default"/>
        <table:table-column table:style-name="co20" table:default-cell-style-name="Default"/>
        <table:table-column table:style-name="co3" table:number-columns-repeated="4" table:default-cell-style-name="Default"/>
        <table:table-row table:style-name="ro1">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1">
          <table:table-cell table:style-name="ce4" office:value-type="string">
            <text:p>Amulet of the Platinum Fang </text:p>
          </table:table-cell>
          <table:table-cell table:number-columns-repeated="4"/>
          <table:table-cell table:style-name="ce7" office:value-type="string">
            <text:p>200000gp</text:p>
          </table:table-cell>
        </table:table-row>
        <table:table-row table:style-name="ro1">
          <table:table-cell table:style-name="ce4" office:value-type="string">
            <text:p>Apparatus of Kwalish </text:p>
          </table:table-cell>
          <table:table-cell table:number-columns-repeated="4"/>
          <table:table-cell table:style-name="ce7" office:value-type="string">
            <text:p>200000gp</text:p>
          </table:table-cell>
        </table:table-row>
        <table:table-row table:style-name="ro2">
          <table:table-cell table:style-name="ce12" office:value-type="string">
            <text:p>Armor +2</text:p>
          </table:table-cell>
          <table:table-cell office:value-type="string">
            <text:p>(Any Armor) You have a bonus to AC while wearing this armor. The bonus is determined by its rarity. </text:p>
          </table:table-cell>
          <table:table-cell table:number-columns-repeated="2" office:value-type="string">
            <text:p>N</text:p>
          </table:table-cell>
          <table:table-cell office:value-type="string">
            <text:p>N/A</text:p>
          </table:table-cell>
          <table:table-cell table:style-name="ce7" office:value-type="string">
            <text:p>200000gp</text:p>
          </table:table-cell>
        </table:table-row>
        <table:table-row table:style-name="ro1">
          <table:table-cell table:style-name="ce4" office:value-type="string">
            <text:p>Armor of Invulnerability </text:p>
          </table:table-cell>
          <table:table-cell table:number-columns-repeated="4"/>
          <table:table-cell table:style-name="ce7" office:value-type="string">
            <text:p>200000gp</text:p>
          </table:table-cell>
        </table:table-row>
        <table:table-row table:style-name="ro2">
          <table:table-cell table:style-name="ce12" office:value-type="string">
            <text:p>Arrow-Catching Shield </text:p>
          </table:table-cell>
          <table:table-cell table:number-columns-repeated="4"/>
          <table:table-cell table:style-name="ce7" office:value-type="string">
            <text:p>200000gp</text:p>
          </table:table-cell>
        </table:table-row>
        <table:table-row table:style-name="ro2">
          <table:table-cell table:style-name="ce13" office:value-type="string">
            <text:p>Ascendant Dragon Vessel</text:p>
          </table:table-cell>
          <table:table-cell office:value-type="string">
            <text:p>This vessel can be a potion bottle, drinking horn, or other container meant to hold a liquid. As a bonus action, if the vessel is empty, you can speak the command word to fill the vessel with one of the following (your choice): Ale, Olive Oil, Mead, Wine, Whiskey, a Potion of Healing, a Greater Potion of Healing, a Superior Potion of Healing, a Supreme Potion of Healing, a Potion of Flying, a Potion of Fire Breath, a Potion of Climbing, or a Potion of Dragon's Majesty. Once this property is used, it can’t be used until the next dawn. A potion you create in this way loses its magical properties if it isn’t imbibed within 24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row>
        <table:table-row table:style-name="ro1">
          <table:table-cell table:style-name="ce12" office:value-type="string">
            <text:p>Ascendant Dragon-Touched Focus </text:p>
          </table:table-cell>
          <table:table-cell office:value-type="string">
            <text:p>This wondrous item can be a scepter, an orb, an amulet, a crystal, or another finely crafted object. It typically incorporates imagery of dragons’ wings, claws, teeth, or scales. You have advantage on initiative rolls. While you are holding the focus, it can function as a spellcasting focus for all your spells. when you cast a spell of 1st level or higher while holding this focus, you can treat the spell as if it were cast using a 9th-level spell slot. Once this property is used, it can’t be used again until the next dawn. <text:span text:style-name="T1">Chromatic:</text:span> Whenever you use a spell slot to cast a spell that deals acid, cold, fire, lightning, or poison damage, roll a d6, and you gain a bonus equal to the number rolled to one of the spell’s damage rolls. You can use it to cast Hold Monster, Rimes Binding Ice once each refreshed at dawn <text:span text:style-name="T1">Gem:</text:span> Whenever you use a spell slot to cast a spell, you can immediately teleport to an unoccupied space you can see within 15 feet of you. You can use it to cast Rary's Telepathic Bond, Raulothim's Psychic Lance once each refreshed at dawn <text:span text:style-name="T1">Metallic:</text:span> When a creature you can see within 30 feet of you makes a saving throw, you can use your reaction to give that creature advantage on the saving throw. You can use it to cast Fizban's Platinum Shield, Legend Lore once each refreshed at dawn</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200000gp</text:p>
          </table:table-cell>
        </table:table-row>
        <table:table-row table:style-name="ro1">
          <table:table-cell table:style-name="ce14" office:value-type="string">
            <text:p>Ascendant Dragon's Wrath Weapon </text:p>
          </table:table-cell>
          <table:table-cell office:value-type="string">
            <text:p>(Any Weapon) This weapon is decorated with dragon heads, claws, wings, scales, or Draconic letters. When it steeps in a dragon’s hoard, it absorbs the energy of the dragon’s breath weapon and deals damage of that type with its special properties. Whenever you roll a 20 on your attack roll with this weapon, each creature of your choice within 5 feet of the target takes 5 damage of the type dealt by the dragon’s breath weapon. You gain a +3 bonus to attack and damage rolls made using the weapon. On a hit, the weapon deals an extra 3d6 damage of the type dealt by the dragon’s breath weapon. As an action, you can unleash a 60-foot cone of destructive energy from the weapon. Each creature in that area must make a DC 18 Dexterity saving throw, taking 12d6 damage of the type dealt by the dragon’s breath weapon on a failed save, or half as much damage on a successful one. Once thi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row>
        <table:table-row table:style-name="ro2">
          <table:table-cell table:style-name="ce14" office:value-type="string">
            <text:p>Ascendant Scaled Ornament </text:p>
          </table:table-cell>
          <table:table-cell office:value-type="string">
            <text:p>This ornament can be jewelry, a cloak, or another wearable accessory. It appears to be fashioned from a dragon’s scale, tooth, or claw, or it incorporates images in those shapes. You gain a +1 bonus to AC, and you can’t be charmed or frightened. Moreover, each creature of your choice within 30 feet of you has advantage on saving throws it makes to avoid being charmed or frightened or to end those conditions on itself. In addition, when you would take damage of the type dealt by the breath of the dragon in whose hoard the ornament became Wakened, you can use your reaction to take no damage instead, and you regain hit points equal to the damage you would have taken. Once this property is used, it can’t be used again until the next dawn. In addition, while you are wearing the ornament, you gain a flying speed equal to your walking speed and can hover. While you are flying using this speed, spectral dragon wings appear on your back.</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row>
        <table:table-row table:style-name="ro1">
          <table:table-cell table:style-name="ce4" office:value-type="string">
            <text:p>Azuredge </text:p>
          </table:table-cell>
          <table:table-cell table:number-columns-repeated="4"/>
          <table:table-cell table:style-name="ce7" office:value-type="string">
            <text:p>200000gp</text:p>
          </table:table-cell>
        </table:table-row>
        <table:table-row table:style-name="ro2">
          <table:table-cell table:style-name="ce14" office:value-type="string">
            <text:p>Belt of Fire Giant Strength </text:p>
          </table:table-cell>
          <table:table-cell table:number-columns-repeated="4"/>
          <table:table-cell table:style-name="ce7" office:value-type="string">
            <text:p>200000gp</text:p>
          </table:table-cell>
        </table:table-row>
        <table:table-row table:style-name="ro1">
          <table:table-cell table:style-name="ce4" office:value-type="string">
            <text:p>Black Crystal Tablet </text:p>
          </table:table-cell>
          <table:table-cell table:number-columns-repeated="4"/>
          <table:table-cell table:style-name="ce7" office:value-type="string">
            <text:p>200000gp</text:p>
          </table:table-cell>
        </table:table-row>
        <table:table-row table:style-name="ro1">
          <table:table-cell table:style-name="ce4" office:value-type="string">
            <text:p>Black Hole </text:p>
          </table:table-cell>
          <table:table-cell table:number-columns-repeated="4"/>
          <table:table-cell table:style-name="ce7" office:value-type="string">
            <text:p>200000gp</text:p>
          </table:table-cell>
        </table:table-row>
        <table:table-row table:style-name="ro1">
          <table:table-cell table:style-name="ce4" office:value-type="string">
            <text:p>Blast Scepter </text:p>
          </table:table-cell>
          <table:table-cell table:number-columns-repeated="4"/>
          <table:table-cell table:style-name="ce7" office:value-type="string">
            <text:p>200000gp</text:p>
          </table:table-cell>
        </table:table-row>
        <table:table-row table:style-name="ro1">
          <table:table-cell table:style-name="ce4" office:value-type="string">
            <text:p>Blood Fury Tattoo </text:p>
          </table:table-cell>
          <table:table-cell table:number-columns-repeated="4"/>
          <table:table-cell table:style-name="ce7" office:value-type="string">
            <text:p>200000gp</text:p>
          </table:table-cell>
        </table:table-row>
        <table:table-row table:style-name="ro1">
          <table:table-cell table:style-name="ce4" office:value-type="string">
            <text:p>Bracers of Spell Reflection </text:p>
          </table:table-cell>
          <table:table-cell table:number-columns-repeated="4"/>
          <table:table-cell table:style-name="ce7" office:value-type="string">
            <text:p>200000gp</text:p>
          </table:table-cell>
        </table:table-row>
        <table:table-row table:style-name="ro1">
          <table:table-cell table:style-name="ce4" office:value-type="string">
            <text:p>Celestial Bident </text:p>
          </table:table-cell>
          <table:table-cell table:number-columns-repeated="4"/>
          <table:table-cell table:style-name="ce7" office:value-type="string">
            <text:p>200000gp</text:p>
          </table:table-cell>
        </table:table-row>
        <table:table-row table:style-name="ro1">
          <table:table-cell table:style-name="ce4" office:value-type="string">
            <text:p>Cloak of Smoke and Cinder </text:p>
          </table:table-cell>
          <table:table-cell table:number-columns-repeated="4"/>
          <table:table-cell table:style-name="ce7" office:value-type="string">
            <text:p>200000gp</text:p>
          </table:table-cell>
        </table:table-row>
        <table:table-row table:style-name="ro1">
          <table:table-cell table:style-name="ce4" office:value-type="string">
            <text:p>Collar of the Crystal Veil </text:p>
          </table:table-cell>
          <table:table-cell table:number-columns-repeated="4"/>
          <table:table-cell table:style-name="ce7" office:value-type="string">
            <text:p>200000gp</text:p>
          </table:table-cell>
        </table:table-row>
        <table:table-row table:style-name="ro1">
          <table:table-cell table:style-name="ce4" office:value-type="string">
            <text:p>Crystal Ball </text:p>
          </table:table-cell>
          <table:table-cell table:number-columns-repeated="4"/>
          <table:table-cell table:style-name="ce7" office:value-type="string">
            <text:p>200000gp</text:p>
          </table:table-cell>
        </table:table-row>
        <table:table-row table:style-name="ro1">
          <table:table-cell table:style-name="ce4" office:value-type="string">
            <text:p>Crystal Ball of Storms </text:p>
          </table:table-cell>
          <table:table-cell table:number-columns-repeated="4"/>
          <table:table-cell table:style-name="ce7" office:value-type="string">
            <text:p>200000gp</text:p>
          </table:table-cell>
        </table:table-row>
        <table:table-row table:style-name="ro1">
          <table:table-cell table:style-name="ce14" office:value-type="string">
            <text:p>Daern's Instant Fortress </text:p>
          </table:table-cell>
          <table:table-cell table:number-columns-repeated="4"/>
          <table:table-cell table:style-name="ce7" office:value-type="string">
            <text:p>200000gp</text:p>
          </table:table-cell>
        </table:table-row>
        <table:table-row table:style-name="ro1">
          <table:table-cell table:style-name="ce4" office:value-type="string">
            <text:p>Deck Of Dimensions </text:p>
          </table:table-cell>
          <table:table-cell table:number-columns-repeated="4"/>
          <table:table-cell table:style-name="ce7" office:value-type="string">
            <text:p>200000gp</text:p>
          </table:table-cell>
        </table:table-row>
        <table:table-row table:style-name="ro1">
          <table:table-cell table:style-name="ce4" office:value-type="string">
            <text:p>Defender </text:p>
          </table:table-cell>
          <table:table-cell table:number-columns-repeated="4"/>
          <table:table-cell table:style-name="ce7" office:value-type="string">
            <text:p>200000gp</text:p>
          </table:table-cell>
        </table:table-row>
        <table:table-row table:style-name="ro1">
          <table:table-cell table:style-name="ce4" office:value-type="string">
            <text:p>Dwarven Plate </text:p>
          </table:table-cell>
          <table:table-cell table:number-columns-repeated="4"/>
          <table:table-cell table:style-name="ce7" office:value-type="string">
            <text:p>200000gp</text:p>
          </table:table-cell>
        </table:table-row>
        <table:table-row table:style-name="ro1">
          <table:table-cell table:style-name="ce4" office:value-type="string">
            <text:p>Efreeti Chain </text:p>
          </table:table-cell>
          <table:table-cell table:number-columns-repeated="4"/>
          <table:table-cell table:style-name="ce7" office:value-type="string">
            <text:p>200000gp</text:p>
          </table:table-cell>
        </table:table-row>
        <table:table-row table:style-name="ro1">
          <table:table-cell table:style-name="ce4" office:value-type="string">
            <text:p>Euryale's Aegis </text:p>
          </table:table-cell>
          <table:table-cell table:number-columns-repeated="4"/>
          <table:table-cell table:style-name="ce7" office:value-type="string">
            <text:p>200000gp</text:p>
          </table:table-cell>
        </table:table-row>
        <table:table-row table:style-name="ro1">
          <table:table-cell table:style-name="ce4" office:value-type="string">
            <text:p>Flail of Tiamat </text:p>
          </table:table-cell>
          <table:table-cell table:number-columns-repeated="4"/>
          <table:table-cell table:style-name="ce7" office:value-type="string">
            <text:p>200000gp</text:p>
          </table:table-cell>
        </table:table-row>
        <table:table-row table:style-name="ro1">
          <table:table-cell table:style-name="ce4" office:value-type="string">
            <text:p>Gateway Ring </text:p>
          </table:table-cell>
          <table:table-cell table:number-columns-repeated="4"/>
          <table:table-cell table:style-name="ce7" office:value-type="string">
            <text:p>200000gp</text:p>
          </table:table-cell>
        </table:table-row>
        <table:table-row table:style-name="ro1">
          <table:table-cell table:style-name="ce4" office:value-type="string">
            <text:p>Glaive of the Revenant King </text:p>
          </table:table-cell>
          <table:table-cell table:number-columns-repeated="4"/>
          <table:table-cell table:style-name="ce7" office:value-type="string">
            <text:p>200000gp</text:p>
          </table:table-cell>
        </table:table-row>
        <table:table-row table:style-name="ro1">
          <table:table-cell table:style-name="ce4" office:value-type="string">
            <text:p>Gloves of Soul Catching </text:p>
          </table:table-cell>
          <table:table-cell table:number-columns-repeated="4"/>
          <table:table-cell table:style-name="ce7" office:value-type="string">
            <text:p>200000gp</text:p>
          </table:table-cell>
        </table:table-row>
        <table:table-row table:style-name="ro1">
          <table:table-cell table:style-name="ce4" office:value-type="string">
            <text:p>Godsteel Wargauntlets </text:p>
          </table:table-cell>
          <table:table-cell table:number-columns-repeated="4"/>
          <table:table-cell table:style-name="ce7" office:value-type="string">
            <text:p>200000gp</text:p>
          </table:table-cell>
        </table:table-row>
        <table:table-row table:style-name="ro1">
          <table:table-cell table:style-name="ce4" office:value-type="string">
            <text:p>Hammock of Worlds </text:p>
          </table:table-cell>
          <table:table-cell table:number-columns-repeated="4"/>
          <table:table-cell table:style-name="ce7" office:value-type="string">
            <text:p>200000gp</text:p>
          </table:table-cell>
        </table:table-row>
        <table:table-row table:style-name="ro1">
          <table:table-cell table:style-name="ce4" office:value-type="string">
            <text:p>Hazirawn </text:p>
          </table:table-cell>
          <table:table-cell table:number-columns-repeated="4"/>
          <table:table-cell table:style-name="ce7" office:value-type="string">
            <text:p>200000gp</text:p>
          </table:table-cell>
        </table:table-row>
        <table:table-row table:style-name="ro1">
          <table:table-cell table:style-name="ce4" office:value-type="string">
            <text:p>Helm of Disjunction </text:p>
          </table:table-cell>
          <table:table-cell table:number-columns-repeated="4"/>
          <table:table-cell table:style-name="ce7" office:value-type="string">
            <text:p>200000gp</text:p>
          </table:table-cell>
        </table:table-row>
        <table:table-row table:style-name="ro1">
          <table:table-cell table:style-name="ce4" office:value-type="string">
            <text:p>Heretic </text:p>
          </table:table-cell>
          <table:table-cell table:number-columns-repeated="4"/>
          <table:table-cell table:style-name="ce7" office:value-type="string">
            <text:p>200000gp</text:p>
          </table:table-cell>
        </table:table-row>
        <table:table-row table:style-name="ro1">
          <table:table-cell table:style-name="ce4" office:value-type="string">
            <text:p>Holy Avenger </text:p>
          </table:table-cell>
          <table:table-cell table:number-columns-repeated="4"/>
          <table:table-cell table:style-name="ce7" office:value-type="string">
            <text:p>200000gp</text:p>
          </table:table-cell>
        </table:table-row>
        <table:table-row table:style-name="ro1">
          <table:table-cell table:style-name="ce4" office:value-type="string">
            <text:p>Holy Symbol of Ravenkind </text:p>
          </table:table-cell>
          <table:table-cell table:number-columns-repeated="4"/>
          <table:table-cell table:style-name="ce7" office:value-type="string">
            <text:p>200000gp</text:p>
          </table:table-cell>
        </table:table-row>
        <table:table-row table:style-name="ro1">
          <table:table-cell table:style-name="ce4" office:value-type="string">
            <text:p>Icon of Ravenloft </text:p>
          </table:table-cell>
          <table:table-cell table:number-columns-repeated="4"/>
          <table:table-cell table:style-name="ce7" office:value-type="string">
            <text:p>200000gp</text:p>
          </table:table-cell>
        </table:table-row>
        <table:table-row table:style-name="ro1">
          <table:table-cell table:style-name="ce4" office:value-type="string">
            <text:p>Living Armor </text:p>
          </table:table-cell>
          <table:table-cell table:number-columns-repeated="4"/>
          <table:table-cell table:style-name="ce7" office:value-type="string">
            <text:p>200000gp</text:p>
          </table:table-cell>
        </table:table-row>
        <table:table-row table:style-name="ro1">
          <table:table-cell table:style-name="ce4" office:value-type="string">
            <text:p>Longbow of the Healing Hearth </text:p>
          </table:table-cell>
          <table:table-cell table:number-columns-repeated="4"/>
          <table:table-cell table:style-name="ce7" office:value-type="string">
            <text:p>200000gp</text:p>
          </table:table-cell>
        </table:table-row>
        <table:table-row table:style-name="ro1">
          <table:table-cell table:style-name="ce4" office:value-type="string">
            <text:p>Lost Crown of Besilmer </text:p>
          </table:table-cell>
          <table:table-cell table:number-columns-repeated="4"/>
          <table:table-cell table:style-name="ce7" office:value-type="string">
            <text:p>200000gp</text:p>
          </table:table-cell>
        </table:table-row>
        <table:table-row table:style-name="ro1">
          <table:table-cell table:style-name="ce4" office:value-type="string">
            <text:p>Manual of Bodily Health </text:p>
          </table:table-cell>
          <table:table-cell table:number-columns-repeated="4"/>
          <table:table-cell table:style-name="ce7" office:value-type="string">
            <text:p>200000gp</text:p>
          </table:table-cell>
        </table:table-row>
        <table:table-row table:style-name="ro1">
          <table:table-cell table:style-name="ce4" office:value-type="string">
            <text:p>Manual of Gainful Exercise </text:p>
          </table:table-cell>
          <table:table-cell table:number-columns-repeated="4"/>
          <table:table-cell table:style-name="ce7" office:value-type="string">
            <text:p>200000gp</text:p>
          </table:table-cell>
        </table:table-row>
        <table:table-row table:style-name="ro1">
          <table:table-cell table:style-name="ce4" office:value-type="string">
            <text:p>Manual of Quickness of Action </text:p>
          </table:table-cell>
          <table:table-cell table:number-columns-repeated="4"/>
          <table:table-cell table:style-name="ce7" office:value-type="string">
            <text:p>200000gp</text:p>
          </table:table-cell>
        </table:table-row>
        <table:table-row table:style-name="ro1">
          <table:table-cell table:style-name="ce4" office:value-type="string">
            <text:p>Mark of the Everglacier Monarch </text:p>
          </table:table-cell>
          <table:table-cell table:number-columns-repeated="4"/>
          <table:table-cell table:style-name="ce7" office:value-type="string">
            <text:p>200000gp</text:p>
          </table:table-cell>
        </table:table-row>
        <table:table-row table:style-name="ro1">
          <table:table-cell table:style-name="ce4" office:value-type="string">
            <text:p>Metallurgist's Grip </text:p>
          </table:table-cell>
          <table:table-cell table:number-columns-repeated="4"/>
          <table:table-cell table:style-name="ce7" office:value-type="string">
            <text:p>200000gp</text:p>
          </table:table-cell>
        </table:table-row>
        <table:table-row table:style-name="ro1">
          <table:table-cell table:style-name="ce4" office:value-type="string">
            <text:p>Mister Bottle </text:p>
          </table:table-cell>
          <table:table-cell table:number-columns-repeated="4"/>
          <table:table-cell table:style-name="ce7" office:value-type="string">
            <text:p>200000gp</text:p>
          </table:table-cell>
        </table:table-row>
        <table:table-row table:style-name="ro1">
          <table:table-cell table:style-name="ce4" office:value-type="string">
            <text:p>Mistral Mantle </text:p>
          </table:table-cell>
          <table:table-cell table:number-columns-repeated="4"/>
          <table:table-cell table:style-name="ce7" office:value-type="string">
            <text:p>200000gp</text:p>
          </table:table-cell>
        </table:table-row>
        <table:table-row table:style-name="ro1">
          <table:table-cell table:style-name="ce4" office:value-type="string">
            <text:p>Mourningsteel Demi-Gauntlets </text:p>
          </table:table-cell>
          <table:table-cell table:number-columns-repeated="4"/>
          <table:table-cell table:style-name="ce7" office:value-type="string">
            <text:p>200000gp</text:p>
          </table:table-cell>
        </table:table-row>
        <table:table-row table:style-name="ro2">
          <table:table-cell table:style-name="ce14" office:value-type="string">
            <text:p>Necklace of Adaptation </text:p>
          </table:table-cell>
          <table:table-cell table:number-columns-repeated="4"/>
          <table:table-cell table:style-name="ce7" office:value-type="string">
            <text:p>200000gp</text:p>
          </table:table-cell>
        </table:table-row>
        <table:table-row table:style-name="ro1">
          <table:table-cell table:style-name="ce4" office:value-type="string">
            <text:p>Nepenthe </text:p>
          </table:table-cell>
          <table:table-cell table:number-columns-repeated="4"/>
          <table:table-cell table:style-name="ce7" office:value-type="string">
            <text:p>200000gp</text:p>
          </table:table-cell>
        </table:table-row>
        <table:table-row table:style-name="ro1">
          <table:table-cell table:style-name="ce4" office:value-type="string">
            <text:p>Nightfall Pearl </text:p>
          </table:table-cell>
          <table:table-cell table:number-columns-repeated="4"/>
          <table:table-cell table:style-name="ce7" office:value-type="string">
            <text:p>200000gp</text:p>
          </table:table-cell>
        </table:table-row>
        <table:table-row table:style-name="ro1">
          <table:table-cell table:style-name="ce4" office:value-type="string">
            <text:p>Nine Lives Stealer </text:p>
          </table:table-cell>
          <table:table-cell table:number-columns-repeated="4"/>
          <table:table-cell table:style-name="ce7" office:value-type="string">
            <text:p>200000gp</text:p>
          </table:table-cell>
        </table:table-row>
        <table:table-row table:style-name="ro1">
          <table:table-cell table:style-name="ce4" office:value-type="string">
            <text:p>Orb of Skoraeus </text:p>
          </table:table-cell>
          <table:table-cell table:number-columns-repeated="4"/>
          <table:table-cell table:style-name="ce7" office:value-type="string">
            <text:p>200000gp</text:p>
          </table:table-cell>
        </table:table-row>
        <table:table-row table:style-name="ro2">
          <table:table-cell table:style-name="ce14" office:value-type="string">
            <text:p>Orb of the Stein Rune </text:p>
          </table:table-cell>
          <table:table-cell table:number-columns-repeated="4"/>
          <table:table-cell table:style-name="ce7" office:value-type="string">
            <text:p>200000gp</text:p>
          </table:table-cell>
        </table:table-row>
        <table:table-row table:style-name="ro1">
          <table:table-cell table:style-name="ce4" office:value-type="string">
            <text:p>Orcsplitter </text:p>
          </table:table-cell>
          <table:table-cell table:number-columns-repeated="4"/>
          <table:table-cell table:style-name="ce7" office:value-type="string">
            <text:p>200000gp</text:p>
          </table:table-cell>
        </table:table-row>
        <table:table-row table:style-name="ro1">
          <table:table-cell table:style-name="ce4" office:value-type="string">
            <text:p>Pauldron of the Lost Legion </text:p>
          </table:table-cell>
          <table:table-cell table:number-columns-repeated="4"/>
          <table:table-cell table:style-name="ce7" office:value-type="string">
            <text:p>200000gp</text:p>
          </table:table-cell>
        </table:table-row>
        <table:table-row table:style-name="ro1">
          <table:table-cell table:style-name="ce14" office:value-type="string">
            <text:p>Periapt of Proof against Poison </text:p>
          </table:table-cell>
          <table:table-cell table:number-columns-repeated="4"/>
          <table:table-cell table:style-name="ce7" office:value-type="string">
            <text:p>200000gp</text:p>
          </table:table-cell>
        </table:table-row>
        <table:table-row table:style-name="ro1">
          <table:table-cell table:style-name="ce12" office:value-type="string">
            <text:p>Piwafwi of Fire Resistance </text:p>
          </table:table-cell>
          <table:table-cell table:number-columns-repeated="4"/>
          <table:table-cell table:style-name="ce7" office:value-type="string">
            <text:p>200000gp</text:p>
          </table:table-cell>
        </table:table-row>
        <table:table-row table:style-name="ro1">
          <table:table-cell table:style-name="ce4" office:value-type="string">
            <text:p>Platinum Scarf </text:p>
          </table:table-cell>
          <table:table-cell table:number-columns-repeated="4"/>
          <table:table-cell table:style-name="ce7" office:value-type="string">
            <text:p>200000gp</text:p>
          </table:table-cell>
        </table:table-row>
        <table:table-row table:style-name="ro1">
          <table:table-cell table:style-name="ce4" office:value-type="string">
            <text:p>Pyxis of Pandemonium </text:p>
          </table:table-cell>
          <table:table-cell table:number-columns-repeated="4"/>
          <table:table-cell table:style-name="ce7" office:value-type="string">
            <text:p>200000gp</text:p>
          </table:table-cell>
        </table:table-row>
        <table:table-row table:style-name="ro1">
          <table:table-cell table:style-name="ce4" office:value-type="string">
            <text:p>Rakdos Riteknife </text:p>
          </table:table-cell>
          <table:table-cell table:number-columns-repeated="4"/>
          <table:table-cell table:style-name="ce7" office:value-type="string">
            <text:p>200000gp</text:p>
          </table:table-cell>
        </table:table-row>
        <table:table-row table:style-name="ro1">
          <table:table-cell table:style-name="ce4" office:value-type="string">
            <text:p>Realmswarden Greataxe </text:p>
          </table:table-cell>
          <table:table-cell table:number-columns-repeated="4"/>
          <table:table-cell table:style-name="ce7" office:value-type="string">
            <text:p>200000gp</text:p>
          </table:table-cell>
        </table:table-row>
        <table:table-row table:style-name="ro1">
          <table:table-cell table:style-name="ce4" office:value-type="string">
            <text:p>Remorhaz Cloak </text:p>
          </table:table-cell>
          <table:table-cell table:number-columns-repeated="4"/>
          <table:table-cell table:style-name="ce7" office:value-type="string">
            <text:p>200000gp</text:p>
          </table:table-cell>
        </table:table-row>
        <table:table-row table:style-name="ro1">
          <table:table-cell table:style-name="ce4" office:value-type="string">
            <text:p>Ring of Telekinesis </text:p>
          </table:table-cell>
          <table:table-cell table:number-columns-repeated="4"/>
          <table:table-cell table:style-name="ce7" office:value-type="string">
            <text:p>200000gp</text:p>
          </table:table-cell>
        </table:table-row>
        <table:table-row table:style-name="ro1">
          <table:table-cell table:style-name="ce4" office:value-type="string">
            <text:p>Rod of Alertness </text:p>
          </table:table-cell>
          <table:table-cell table:number-columns-repeated="4"/>
          <table:table-cell table:style-name="ce7" office:value-type="string">
            <text:p>200000gp</text:p>
          </table:table-cell>
        </table:table-row>
        <table:table-row table:style-name="ro1">
          <table:table-cell table:style-name="ce4" office:value-type="string">
            <text:p>Rod Of Hellish Flames </text:p>
          </table:table-cell>
          <table:table-cell table:number-columns-repeated="4"/>
          <table:table-cell table:style-name="ce7" office:value-type="string">
            <text:p>200000gp</text:p>
          </table:table-cell>
        </table:table-row>
        <table:table-row table:style-name="ro1">
          <table:table-cell table:style-name="ce4" office:value-type="string">
            <text:p>Rod of Lordly Might </text:p>
          </table:table-cell>
          <table:table-cell table:number-columns-repeated="4"/>
          <table:table-cell table:style-name="ce7" office:value-type="string">
            <text:p>200000gp</text:p>
          </table:table-cell>
        </table:table-row>
        <table:table-row table:style-name="ro1">
          <table:table-cell table:style-name="ce4" office:value-type="string">
            <text:p>Sapphire Buckler </text:p>
          </table:table-cell>
          <table:table-cell table:number-columns-repeated="4"/>
          <table:table-cell table:style-name="ce7" office:value-type="string">
            <text:p>200000gp</text:p>
          </table:table-cell>
        </table:table-row>
        <table:table-row table:style-name="ro1">
          <table:table-cell table:style-name="ce4" office:value-type="string">
            <text:p>Scarab of Protection </text:p>
          </table:table-cell>
          <table:table-cell table:number-columns-repeated="4"/>
          <table:table-cell table:style-name="ce7" office:value-type="string">
            <text:p>200000gp</text:p>
          </table:table-cell>
        </table:table-row>
        <table:table-row table:style-name="ro2">
          <table:table-cell table:style-name="ce12" office:value-type="string">
            <text:p>Serpent Scale Armor </text:p>
          </table:table-cell>
          <table:table-cell table:number-columns-repeated="4"/>
          <table:table-cell table:style-name="ce7" office:value-type="string">
            <text:p>200000gp</text:p>
          </table:table-cell>
        </table:table-row>
        <table:table-row table:style-name="ro1">
          <table:table-cell table:style-name="ce14" office:value-type="string">
            <text:p>Shard of Xeluan </text:p>
          </table:table-cell>
          <table:table-cell table:number-columns-repeated="4"/>
          <table:table-cell table:style-name="ce7" office:value-type="string">
            <text:p>200000gp</text:p>
          </table:table-cell>
        </table:table-row>
        <table:table-row table:style-name="ro2">
          <table:table-cell table:style-name="ce14" office:value-type="string">
            <text:p>Shield +2</text:p>
          </table:table-cell>
          <table:table-cell table:number-columns-repeated="4"/>
          <table:table-cell table:style-name="ce7" office:value-type="string">
            <text:p>200000gp</text:p>
          </table:table-cell>
        </table:table-row>
        <table:table-row table:style-name="ro1">
          <table:table-cell table:style-name="ce4" office:value-type="string">
            <text:p>Shield of the Uven Rune </text:p>
          </table:table-cell>
          <table:table-cell table:number-columns-repeated="4"/>
          <table:table-cell table:style-name="ce7" office:value-type="string">
            <text:p>200000gp</text:p>
          </table:table-cell>
        </table:table-row>
        <table:table-row table:style-name="ro1">
          <table:table-cell table:style-name="ce14" office:value-type="string">
            <text:p>Spell Gem (7<text:span text:style-name="T3">th</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8 ATT +10 Star Ruby</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200000gp</text:p>
          </table:table-cell>
        </table:table-row>
        <table:table-row table:style-name="ro1">
          <table:table-cell table:style-name="ce4" office:value-type="string">
            <text:p>Spellfire Bow </text:p>
          </table:table-cell>
          <table:table-cell table:number-columns-repeated="4"/>
          <table:table-cell table:style-name="ce7" office:value-type="string">
            <text:p>200000gp</text:p>
          </table:table-cell>
        </table:table-row>
        <table:table-row table:style-name="ro1">
          <table:table-cell table:style-name="ce4" office:value-type="string">
            <text:p>Spirit Cleaver </text:p>
          </table:table-cell>
          <table:table-cell table:number-columns-repeated="4"/>
          <table:table-cell table:style-name="ce7" office:value-type="string">
            <text:p>200000gp</text:p>
          </table:table-cell>
        </table:table-row>
        <table:table-row table:style-name="ro1">
          <table:table-cell table:style-name="ce4" office:value-type="string">
            <text:p>Staff of Power </text:p>
          </table:table-cell>
          <table:table-cell table:number-columns-repeated="4"/>
          <table:table-cell table:style-name="ce7" office:value-type="string">
            <text:p>200000gp</text:p>
          </table:table-cell>
        </table:table-row>
        <table:table-row table:style-name="ro2">
          <table:table-cell table:style-name="ce14" office:value-type="string">
            <text:p>Staff of the Woodlands </text:p>
          </table:table-cell>
          <table:table-cell table:number-columns-repeated="4"/>
          <table:table-cell table:style-name="ce7" office:value-type="string">
            <text:p>200000gp</text:p>
          </table:table-cell>
        </table:table-row>
        <table:table-row table:style-name="ro1">
          <table:table-cell table:style-name="ce4" office:value-type="string">
            <text:p>Stonebreaker's Breastplate </text:p>
          </table:table-cell>
          <table:table-cell table:number-columns-repeated="4"/>
          <table:table-cell table:style-name="ce7" office:value-type="string">
            <text:p>200000gp</text:p>
          </table:table-cell>
        </table:table-row>
        <table:table-row table:style-name="ro1">
          <table:table-cell table:style-name="ce4" office:value-type="string">
            <text:p>Sword of Answering </text:p>
          </table:table-cell>
          <table:table-cell table:number-columns-repeated="4"/>
          <table:table-cell table:style-name="ce7" office:value-type="string">
            <text:p>200000gp</text:p>
          </table:table-cell>
        </table:table-row>
        <table:table-row table:style-name="ro1">
          <table:table-cell table:style-name="ce4" office:value-type="string">
            <text:p>Sword of the Planes </text:p>
          </table:table-cell>
          <table:table-cell table:number-columns-repeated="4"/>
          <table:table-cell table:style-name="ce7" office:value-type="string">
            <text:p>200000gp</text:p>
          </table:table-cell>
        </table:table-row>
        <table:table-row table:style-name="ro1">
          <table:table-cell table:style-name="ce4" office:value-type="string">
            <text:p>Tome of Advanced Fighting Styles </text:p>
          </table:table-cell>
          <table:table-cell table:number-columns-repeated="4"/>
          <table:table-cell table:style-name="ce7" office:value-type="string">
            <text:p>200000gp</text:p>
          </table:table-cell>
        </table:table-row>
        <table:table-row table:style-name="ro1">
          <table:table-cell table:style-name="ce4" office:value-type="string">
            <text:p>Tome of Clear Thought </text:p>
          </table:table-cell>
          <table:table-cell table:number-columns-repeated="4"/>
          <table:table-cell table:style-name="ce7" office:value-type="string">
            <text:p>200000gp</text:p>
          </table:table-cell>
        </table:table-row>
        <table:table-row table:style-name="ro1">
          <table:table-cell table:style-name="ce4" office:value-type="string">
            <text:p>Tome of Leadership and Influence </text:p>
          </table:table-cell>
          <table:table-cell table:number-columns-repeated="4"/>
          <table:table-cell table:style-name="ce7" office:value-type="string">
            <text:p>200000gp</text:p>
          </table:table-cell>
        </table:table-row>
        <table:table-row table:style-name="ro1">
          <table:table-cell table:style-name="ce4" office:value-type="string">
            <text:p>Tome of Planar Wonderings and Wanderings </text:p>
          </table:table-cell>
          <table:table-cell table:number-columns-repeated="4"/>
          <table:table-cell table:style-name="ce7" office:value-type="string">
            <text:p>200000gp</text:p>
          </table:table-cell>
        </table:table-row>
        <table:table-row table:style-name="ro1">
          <table:table-cell table:style-name="ce4" office:value-type="string">
            <text:p>Tome of the Stilled Tongue </text:p>
          </table:table-cell>
          <table:table-cell table:number-columns-repeated="4"/>
          <table:table-cell table:style-name="ce7" office:value-type="string">
            <text:p>200000gp</text:p>
          </table:table-cell>
        </table:table-row>
        <table:table-row table:style-name="ro1">
          <table:table-cell table:style-name="ce4" office:value-type="string">
            <text:p>Tome of Understanding </text:p>
          </table:table-cell>
          <table:table-cell table:number-columns-repeated="4"/>
          <table:table-cell table:style-name="ce7" office:value-type="string">
            <text:p>200000gp</text:p>
          </table:table-cell>
        </table:table-row>
        <table:table-row table:style-name="ro1">
          <table:table-cell table:style-name="ce4" office:value-type="string">
            <text:p>Wave </text:p>
          </table:table-cell>
          <table:table-cell table:number-columns-repeated="4"/>
          <table:table-cell table:style-name="ce7" office:value-type="string">
            <text:p>200000gp</text:p>
          </table:table-cell>
        </table:table-row>
        <table:table-row table:style-name="ro1">
          <table:table-cell table:style-name="ce4" office:value-type="string">
            <text:p>Whelm </text:p>
          </table:table-cell>
          <table:table-cell table:number-columns-repeated="4"/>
          <table:table-cell table:style-name="ce7" office:value-type="string">
            <text:p>200000gp</text:p>
          </table:table-cell>
        </table:table-row>
        <table:table-row table:style-name="ro2" table:number-rows-repeated="1048483">
          <table:table-cell table:number-columns-repeated="6"/>
        </table:table-row>
        <table:table-row table:style-name="ro2">
          <table:table-cell table:number-columns-repeated="6"/>
        </table:table-row>
      </table:table>
      <table:table table:name="Class X" table:style-name="ta1" table:print="false">
        <table:table-column table:style-name="co22" table:default-cell-style-name="Default"/>
        <table:table-column table:style-name="co23" table:default-cell-style-name="Default"/>
        <table:table-column table:style-name="co3" table:number-columns-repeated="4" table:default-cell-style-name="Default"/>
        <table:table-row table:style-name="ro1">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1">
          <table:table-cell table:style-name="ce4" office:value-type="string">
            <text:p>Amulet of Divine Protection </text:p>
          </table:table-cell>
          <table:table-cell table:number-columns-repeated="4"/>
          <table:table-cell table:style-name="ce7" office:value-type="string">
            <text:p>400000gp</text:p>
          </table:table-cell>
        </table:table-row>
        <table:table-row table:style-name="ro2">
          <table:table-cell table:style-name="ce12" office:value-type="string">
            <text:p>Belt of Cloud Giant Strength </text:p>
          </table:table-cell>
          <table:table-cell table:number-columns-repeated="4"/>
          <table:table-cell table:style-name="ce7" office:value-type="string">
            <text:p>400000gp</text:p>
          </table:table-cell>
        </table:table-row>
        <table:table-row table:style-name="ro1">
          <table:table-cell table:style-name="ce4" office:value-type="string">
            <text:p>Bolide Blade </text:p>
          </table:table-cell>
          <table:table-cell table:number-columns-repeated="4"/>
          <table:table-cell table:style-name="ce7" office:value-type="string">
            <text:p>400000gp</text:p>
          </table:table-cell>
        </table:table-row>
        <table:table-row table:style-name="ro1">
          <table:table-cell table:style-name="ce4" office:value-type="string">
            <text:p>Cathedral Armor </text:p>
          </table:table-cell>
          <table:table-cell table:number-columns-repeated="4"/>
          <table:table-cell table:style-name="ce7" office:value-type="string">
            <text:p>400000gp</text:p>
          </table:table-cell>
        </table:table-row>
        <table:table-row table:style-name="ro1">
          <table:table-cell table:style-name="ce4" office:value-type="string">
            <text:p>Champion's Shield </text:p>
          </table:table-cell>
          <table:table-cell table:number-columns-repeated="4"/>
          <table:table-cell table:style-name="ce7" office:value-type="string">
            <text:p>400000gp</text:p>
          </table:table-cell>
        </table:table-row>
        <table:table-row table:style-name="ro1">
          <table:table-cell table:style-name="ce4" office:value-type="string">
            <text:p>Death's Shadow </text:p>
          </table:table-cell>
          <table:table-cell table:number-columns-repeated="4"/>
          <table:table-cell table:style-name="ce7" office:value-type="string">
            <text:p>400000gp</text:p>
          </table:table-cell>
        </table:table-row>
        <table:table-row table:style-name="ro1">
          <table:table-cell table:style-name="ce14" office:value-type="string">
            <text:p>Helm of Teleportation </text:p>
          </table:table-cell>
          <table:table-cell table:number-columns-repeated="4"/>
          <table:table-cell table:style-name="ce7" office:value-type="string">
            <text:p>400000gp</text:p>
          </table:table-cell>
        </table:table-row>
        <table:table-row table:style-name="ro1">
          <table:table-cell table:style-name="ce4" office:value-type="string">
            <text:p>Hide of the Wild Guardian </text:p>
          </table:table-cell>
          <table:table-cell table:number-columns-repeated="4"/>
          <table:table-cell table:style-name="ce7" office:value-type="string">
            <text:p>400000gp</text:p>
          </table:table-cell>
        </table:table-row>
        <table:table-row table:style-name="ro1">
          <table:table-cell table:style-name="ce4" office:value-type="string">
            <text:p>Hither-Thither Staff </text:p>
          </table:table-cell>
          <table:table-cell table:number-columns-repeated="4"/>
          <table:table-cell table:style-name="ce7" office:value-type="string">
            <text:p>400000gp</text:p>
          </table:table-cell>
        </table:table-row>
        <table:table-row table:style-name="ro1">
          <table:table-cell table:style-name="ce14" office:value-type="string">
            <text:p>Ioun Stone (Mastery)</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proficiency bonus increases by 1 while this pale green prism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1">
          <table:table-cell table:style-name="ce4" office:value-type="string">
            <text:p>Luck Blade </text:p>
          </table:table-cell>
          <table:table-cell table:number-columns-repeated="4"/>
          <table:table-cell table:style-name="ce7" office:value-type="string">
            <text:p>400000gp</text:p>
          </table:table-cell>
        </table:table-row>
        <table:table-row table:style-name="ro1">
          <table:table-cell table:style-name="ce4" office:value-type="string">
            <text:p>Matalotok </text:p>
          </table:table-cell>
          <table:table-cell table:number-columns-repeated="4"/>
          <table:table-cell table:style-name="ce7" office:value-type="string">
            <text:p>400000gp</text:p>
          </table:table-cell>
        </table:table-row>
        <table:table-row table:style-name="ro3">
          <table:table-cell table:style-name="ce4" office:value-type="string">
            <text:p>Mirror of Reflected Pasts </text:p>
          </table:table-cell>
          <table:table-cell table:number-columns-repeated="4"/>
          <table:table-cell table:style-name="ce7" office:value-type="string">
            <text:p>400000gp</text:p>
          </table:table-cell>
        </table:table-row>
        <table:table-row table:style-name="ro4">
          <table:table-cell table:style-name="ce4" office:value-type="string">
            <text:p>Nether Scroll of Azumar </text:p>
          </table:table-cell>
          <table:table-cell table:number-columns-repeated="4"/>
          <table:table-cell table:style-name="ce7" office:value-type="string">
            <text:p>400000gp</text:p>
          </table:table-cell>
        </table:table-row>
        <table:table-row table:style-name="ro4">
          <table:table-cell table:style-name="ce4" office:value-type="string">
            <text:p>Nightbringer </text:p>
          </table:table-cell>
          <table:table-cell table:number-columns-repeated="4"/>
          <table:table-cell table:style-name="ce7" office:value-type="string">
            <text:p>400000gp</text:p>
          </table:table-cell>
        </table:table-row>
        <table:table-row table:style-name="ro4">
          <table:table-cell table:style-name="ce12" office:value-type="string">
            <text:p>Pariah's Shield </text:p>
          </table:table-cell>
          <table:table-cell table:number-columns-repeated="4"/>
          <table:table-cell table:style-name="ce7" office:value-type="string">
            <text:p>400000gp</text:p>
          </table:table-cell>
        </table:table-row>
        <table:table-row table:style-name="ro4">
          <table:table-cell table:style-name="ce4" office:value-type="string">
            <text:p>Ring of Elemental Command (Air)</text:p>
          </table:table-cell>
          <table:table-cell table:number-columns-repeated="4"/>
          <table:table-cell table:style-name="ce7" office:value-type="string">
            <text:p>400000gp</text:p>
          </table:table-cell>
        </table:table-row>
        <table:table-row table:style-name="ro1">
          <table:table-cell table:style-name="ce4" office:value-type="string">
            <text:p>Ring of Elemental Command (Earth)</text:p>
          </table:table-cell>
          <table:table-cell table:number-columns-repeated="4"/>
          <table:table-cell table:style-name="ce7" office:value-type="string">
            <text:p>400000gp</text:p>
          </table:table-cell>
        </table:table-row>
        <table:table-row table:style-name="ro1">
          <table:table-cell table:style-name="ce4" office:value-type="string">
            <text:p>Ring of Elemental Command (Fire)</text:p>
          </table:table-cell>
          <table:table-cell table:number-columns-repeated="4"/>
          <table:table-cell table:style-name="ce7" office:value-type="string">
            <text:p>400000gp</text:p>
          </table:table-cell>
        </table:table-row>
        <table:table-row table:style-name="ro1">
          <table:table-cell table:style-name="ce4" office:value-type="string">
            <text:p>Ring of Elemental Command (Water)</text:p>
          </table:table-cell>
          <table:table-cell table:number-columns-repeated="4"/>
          <table:table-cell table:style-name="ce7" office:value-type="string">
            <text:p>400000gp</text:p>
          </table:table-cell>
        </table:table-row>
        <table:table-row table:style-name="ro1">
          <table:table-cell table:style-name="ce4" office:value-type="string">
            <text:p>Robe of Stars </text:p>
          </table:table-cell>
          <table:table-cell table:number-columns-repeated="4"/>
          <table:table-cell table:style-name="ce7" office:value-type="string">
            <text:p>400000gp</text:p>
          </table:table-cell>
        </table:table-row>
        <table:table-row table:style-name="ro1">
          <table:table-cell table:style-name="ce4" office:value-type="string">
            <text:p>Robe of the Archmagi </text:p>
          </table:table-cell>
          <table:table-cell table:number-columns-repeated="4"/>
          <table:table-cell table:style-name="ce7" office:value-type="string">
            <text:p>400000gp</text:p>
          </table:table-cell>
        </table:table-row>
        <table:table-row table:style-name="ro1">
          <table:table-cell table:style-name="ce4" office:value-type="string">
            <text:p>Scroll of Tarrasque Summoning </text:p>
          </table:table-cell>
          <table:table-cell table:number-columns-repeated="4"/>
          <table:table-cell table:style-name="ce7" office:value-type="string">
            <text:p>400000gp</text:p>
          </table:table-cell>
        </table:table-row>
        <table:table-row table:style-name="ro1">
          <table:table-cell table:style-name="ce4" office:value-type="string">
            <text:p>Scroll of the Comet </text:p>
          </table:table-cell>
          <table:table-cell table:number-columns-repeated="4"/>
          <table:table-cell table:style-name="ce7" office:value-type="string">
            <text:p>400000gp</text:p>
          </table:table-cell>
        </table:table-row>
        <table:table-row table:style-name="ro1">
          <table:table-cell table:style-name="ce4" office:value-type="string">
            <text:p>Shard Solitaire </text:p>
          </table:table-cell>
          <table:table-cell table:number-columns-repeated="4"/>
          <table:table-cell table:style-name="ce7" office:value-type="string">
            <text:p>400000gp</text:p>
          </table:table-cell>
        </table:table-row>
        <table:table-row table:style-name="ro1">
          <table:table-cell table:style-name="ce4" office:value-type="string">
            <text:p>Shield of the Eldritch Maw </text:p>
          </table:table-cell>
          <table:table-cell table:number-columns-repeated="4"/>
          <table:table-cell table:style-name="ce7" office:value-type="string">
            <text:p>400000gp</text:p>
          </table:table-cell>
        </table:table-row>
        <table:table-row table:style-name="ro1">
          <table:table-cell table:style-name="ce4" office:value-type="string">
            <text:p>Shield of the Unmarked Grave </text:p>
          </table:table-cell>
          <table:table-cell table:number-columns-repeated="4"/>
          <table:table-cell table:style-name="ce7" office:value-type="string">
            <text:p>400000gp</text:p>
          </table:table-cell>
        </table:table-row>
        <table:table-row table:style-name="ro1">
          <table:table-cell table:style-name="ce4" office:value-type="string">
            <text:p>Skull Helm </text:p>
          </table:table-cell>
          <table:table-cell table:number-columns-repeated="4"/>
          <table:table-cell table:style-name="ce7" office:value-type="string">
            <text:p>400000gp</text:p>
          </table:table-cell>
        </table:table-row>
        <table:table-row table:style-name="ro1">
          <table:table-cell table:style-name="ce13" office:value-type="string">
            <text:p>Spell Gem (8<text:span text:style-name="T3">th</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8 ATT +10 Ruby</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1">
          <table:table-cell table:style-name="ce14" office:value-type="string">
            <text:p>Spell Gem (9th)</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9 ATT +11 Diamond</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1">
          <table:table-cell table:style-name="ce4" office:value-type="string">
            <text:p>Staff of the Magi </text:p>
          </table:table-cell>
          <table:table-cell table:number-columns-repeated="4"/>
          <table:table-cell table:style-name="ce7" office:value-type="string">
            <text:p>400000gp</text:p>
          </table:table-cell>
        </table:table-row>
        <table:table-row table:style-name="ro1">
          <table:table-cell table:style-name="ce4" office:value-type="string">
            <text:p>Vorpal Sword </text:p>
          </table:table-cell>
          <table:table-cell table:number-columns-repeated="4"/>
          <table:table-cell table:style-name="ce7" office:value-type="string">
            <text:p>400000gp</text:p>
          </table:table-cell>
        </table:table-row>
        <table:table-row table:style-name="ro2" table:number-rows-repeated="1048542">
          <table:table-cell table:number-columns-repeated="6"/>
        </table:table-row>
        <table:table-row table:style-name="ro2">
          <table:table-cell table:number-columns-repeated="6"/>
        </table:table-row>
      </table:table>
      <table:table table:name="Class XI" table:style-name="ta1" table:print="false">
        <office:forms form:automatic-focus="false" form:apply-design-mode="false"/>
        <table:table-column table:style-name="co36" table:default-cell-style-name="Default"/>
        <table:table-column table:style-name="co37" table:default-cell-style-name="Default"/>
        <table:table-column table:style-name="co3" table:number-columns-repeated="4" table:default-cell-style-name="Default"/>
        <table:table-row table:style-name="ro7">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7">
          <table:table-cell table:style-name="ce4" office:value-type="string">
            <text:p>Amulet of the Planes </text:p>
          </table:table-cell>
          <table:table-cell table:number-columns-repeated="4"/>
          <table:table-cell table:style-name="ce7" office:value-type="string">
            <text:p>N/A</text:p>
          </table:table-cell>
        </table:table-row>
        <table:table-row table:style-name="ro7">
          <table:table-cell table:style-name="ce14" office:value-type="string">
            <text:p>Anstruth Harp </text:p>
          </table:table-cell>
          <table:table-cell table:number-columns-repeated="4"/>
          <table:table-cell table:style-name="ce7" office:value-type="string">
            <text:p>N/A</text:p>
          </table:table-cell>
        </table:table-row>
        <table:table-row table:style-name="ro7">
          <table:table-cell table:style-name="ce4" office:value-type="string">
            <text:p>Arista, Wand of the Spire </text:p>
          </table:table-cell>
          <table:table-cell table:number-columns-repeated="4"/>
          <table:table-cell table:style-name="ce7" office:value-type="string">
            <text:p>N/A</text:p>
          </table:table-cell>
        </table:table-row>
        <table:table-row table:style-name="ro1">
          <table:table-cell table:style-name="ce12" office:value-type="string">
            <text:p>Armor +3</text:p>
          </table:table-cell>
          <table:table-cell office:value-type="string">
            <text:p>(Any Armor) You have a bonus to AC while wearing this armor. The bonus is determined by its rarity. </text:p>
          </table:table-cell>
          <table:table-cell table:number-columns-repeated="2" office:value-type="string">
            <text:p>N</text:p>
          </table:table-cell>
          <table:table-cell office:value-type="string">
            <text:p>N/A</text:p>
          </table:table-cell>
          <table:table-cell table:style-name="ce7" office:value-type="string">
            <text:p>N/A</text:p>
          </table:table-cell>
        </table:table-row>
        <table:table-row table:style-name="ro1">
          <table:table-cell table:style-name="ce14" office:value-type="string">
            <text:p>Bag of Beans </text:p>
          </table:table-cell>
          <table:table-cell table:number-columns-repeated="4"/>
          <table:table-cell table:style-name="ce7" office:value-type="string">
            <text:p>N/A</text:p>
          </table:table-cell>
        </table:table-row>
        <table:table-row table:style-name="ro1">
          <table:table-cell table:style-name="ce14" office:value-type="string">
            <text:p>Belt of Storm Giant Strength </text:p>
          </table:table-cell>
          <table:table-cell table:number-columns-repeated="4"/>
          <table:table-cell table:style-name="ce7" office:value-type="string">
            <text:p>N/A</text:p>
          </table:table-cell>
        </table:table-row>
        <table:table-row table:style-name="ro7">
          <table:table-cell table:style-name="ce4" office:value-type="string">
            <text:p>Blackrazor </text:p>
          </table:table-cell>
          <table:table-cell table:number-columns-repeated="4"/>
          <table:table-cell table:style-name="ce7" office:value-type="string">
            <text:p>N/A</text:p>
          </table:table-cell>
        </table:table-row>
        <table:table-row table:style-name="ro7">
          <table:table-cell table:style-name="ce4" office:value-type="string">
            <text:p>Blackstaff </text:p>
          </table:table-cell>
          <table:table-cell table:number-columns-repeated="4"/>
          <table:table-cell table:style-name="ce7" office:value-type="string">
            <text:p>N/A</text:p>
          </table:table-cell>
        </table:table-row>
        <table:table-row table:style-name="ro7">
          <table:table-cell table:style-name="ce4" office:value-type="string">
            <text:p>Blue Dragon Horn Shield </text:p>
          </table:table-cell>
          <table:table-cell table:number-columns-repeated="4"/>
          <table:table-cell table:style-name="ce7" office:value-type="string">
            <text:p>N/A</text:p>
          </table:table-cell>
        </table:table-row>
        <table:table-row table:style-name="ro7">
          <table:table-cell table:style-name="ce4" office:value-type="string">
            <text:p>Criir's Blade </text:p>
          </table:table-cell>
          <table:table-cell table:number-columns-repeated="4"/>
          <table:table-cell table:style-name="ce7" office:value-type="string">
            <text:p>N/A</text:p>
          </table:table-cell>
        </table:table-row>
        <table:table-row table:style-name="ro7">
          <table:table-cell table:style-name="ce4" office:value-type="string">
            <text:p>Criir's Scepter </text:p>
          </table:table-cell>
          <table:table-cell table:number-columns-repeated="4"/>
          <table:table-cell table:style-name="ce7" office:value-type="string">
            <text:p>N/A</text:p>
          </table:table-cell>
        </table:table-row>
        <table:table-row table:style-name="ro7">
          <table:table-cell table:style-name="ce4" office:value-type="string">
            <text:p>Crystal Ball of Mind Reading</text:p>
          </table:table-cell>
          <table:table-cell table:number-columns-repeated="4"/>
          <table:table-cell table:style-name="ce7" office:value-type="string">
            <text:p>N/A</text:p>
          </table:table-cell>
        </table:table-row>
        <table:table-row table:style-name="ro7">
          <table:table-cell table:style-name="ce4" office:value-type="string">
            <text:p>Crystal Ball of Telepathy</text:p>
          </table:table-cell>
          <table:table-cell table:number-columns-repeated="4"/>
          <table:table-cell table:style-name="ce7" office:value-type="string">
            <text:p>N/A</text:p>
          </table:table-cell>
        </table:table-row>
        <table:table-row table:style-name="ro7">
          <table:table-cell table:style-name="ce4" office:value-type="string">
            <text:p>Crystal Ball of True Seeing</text:p>
          </table:table-cell>
          <table:table-cell table:number-columns-repeated="4"/>
          <table:table-cell table:style-name="ce7" office:value-type="string">
            <text:p>N/A</text:p>
          </table:table-cell>
        </table:table-row>
        <table:table-row table:style-name="ro7">
          <table:table-cell table:style-name="ce4" office:value-type="string">
            <text:p>Cubic Gate </text:p>
          </table:table-cell>
          <table:table-cell table:number-columns-repeated="4"/>
          <table:table-cell table:style-name="ce7" office:value-type="string">
            <text:p>N/A</text:p>
          </table:table-cell>
        </table:table-row>
        <table:table-row table:style-name="ro7">
          <table:table-cell table:style-name="ce4" office:value-type="string">
            <text:p>Danoth's Visor </text:p>
          </table:table-cell>
          <table:table-cell table:number-columns-repeated="4"/>
          <table:table-cell table:style-name="ce7" office:value-type="string">
            <text:p>N/A</text:p>
          </table:table-cell>
        </table:table-row>
        <table:table-row table:style-name="ro7">
          <table:table-cell table:style-name="ce4" office:value-type="string">
            <text:p>Deck Of Many More Things </text:p>
          </table:table-cell>
          <table:table-cell table:number-columns-repeated="4"/>
          <table:table-cell table:style-name="ce7" office:value-type="string">
            <text:p>N/A</text:p>
          </table:table-cell>
        </table:table-row>
        <table:table-row table:style-name="ro7">
          <table:table-cell table:style-name="ce4" office:value-type="string">
            <text:p>Deck of Many Things </text:p>
          </table:table-cell>
          <table:table-cell table:number-columns-repeated="4"/>
          <table:table-cell table:style-name="ce7" office:value-type="string">
            <text:p>N/A</text:p>
          </table:table-cell>
        </table:table-row>
        <table:table-row table:style-name="ro7">
          <table:table-cell table:style-name="ce4" office:value-type="string">
            <text:p>Deck of Several Things </text:p>
          </table:table-cell>
          <table:table-cell table:number-columns-repeated="4"/>
          <table:table-cell table:style-name="ce7" office:value-type="string">
            <text:p>N/A</text:p>
          </table:table-cell>
        </table:table-row>
        <table:table-row table:style-name="ro7">
          <table:table-cell table:style-name="ce4" office:value-type="string">
            <text:p>Dragon Mask </text:p>
          </table:table-cell>
          <table:table-cell table:number-columns-repeated="4"/>
          <table:table-cell table:style-name="ce7" office:value-type="string">
            <text:p>N/A</text:p>
          </table:table-cell>
        </table:table-row>
        <table:table-row table:style-name="ro7">
          <table:table-cell table:style-name="ce4" office:value-type="string">
            <text:p>Godsteel Barrier </text:p>
          </table:table-cell>
          <table:table-cell table:number-columns-repeated="4"/>
          <table:table-cell table:style-name="ce7" office:value-type="string">
            <text:p>N/A</text:p>
          </table:table-cell>
        </table:table-row>
        <table:table-row table:style-name="ro7">
          <table:table-cell table:style-name="ce4" office:value-type="string">
            <text:p>Grimoire Infinitus </text:p>
          </table:table-cell>
          <table:table-cell table:number-columns-repeated="4"/>
          <table:table-cell table:style-name="ce7" office:value-type="string">
            <text:p>N/A</text:p>
          </table:table-cell>
        </table:table-row>
        <table:table-row table:style-name="ro7">
          <table:table-cell table:style-name="ce4" office:value-type="string">
            <text:p>Hammer of Thunderbolts </text:p>
          </table:table-cell>
          <table:table-cell table:number-columns-repeated="4"/>
          <table:table-cell table:style-name="ce7" office:value-type="string">
            <text:p>N/A</text:p>
          </table:table-cell>
        </table:table-row>
        <table:table-row table:style-name="ro7">
          <table:table-cell table:style-name="ce4" office:value-type="string">
            <text:p>Helm of Brilliance </text:p>
          </table:table-cell>
          <table:table-cell table:number-columns-repeated="4"/>
          <table:table-cell table:style-name="ce7" office:value-type="string">
            <text:p>N/A</text:p>
          </table:table-cell>
        </table:table-row>
        <table:table-row table:style-name="ro7">
          <table:table-cell table:style-name="ce4" office:value-type="string">
            <text:p>Hide of the Feral Guardian </text:p>
          </table:table-cell>
          <table:table-cell table:number-columns-repeated="4"/>
          <table:table-cell table:style-name="ce7" office:value-type="string">
            <text:p>N/A</text:p>
          </table:table-cell>
        </table:table-row>
        <table:table-row table:style-name="ro7">
          <table:table-cell table:style-name="ce4" office:value-type="string">
            <text:p>Horn of Beckoning Death </text:p>
          </table:table-cell>
          <table:table-cell table:number-columns-repeated="4"/>
          <table:table-cell table:style-name="ce7" office:value-type="string">
            <text:p>N/A</text:p>
          </table:table-cell>
        </table:table-row>
        <table:table-row table:style-name="ro7">
          <table:table-cell table:style-name="ce4" office:value-type="string">
            <text:p>Infiltrator's Key </text:p>
          </table:table-cell>
          <table:table-cell table:number-columns-repeated="4"/>
          <table:table-cell table:style-name="ce7" office:value-type="string">
            <text:p>N/A</text:p>
          </table:table-cell>
        </table:table-row>
        <table:table-row table:style-name="ro7">
          <table:table-cell table:style-name="ce4" office:value-type="string">
            <text:p>Iron Flask </text:p>
          </table:table-cell>
          <table:table-cell table:number-columns-repeated="4"/>
          <table:table-cell table:style-name="ce7" office:value-type="string">
            <text:p>N/A</text:p>
          </table:table-cell>
        </table:table-row>
        <table:table-row table:style-name="ro7">
          <table:table-cell table:style-name="ce4" office:value-type="string">
            <text:p>Jewel of Three Prayers </text:p>
          </table:table-cell>
          <table:table-cell table:number-columns-repeated="4"/>
          <table:table-cell table:style-name="ce7" office:value-type="string">
            <text:p>N/A</text:p>
          </table:table-cell>
        </table:table-row>
        <table:table-row table:style-name="ro7">
          <table:table-cell table:style-name="ce4" office:value-type="string">
            <text:p>Korolnor Scepter </text:p>
          </table:table-cell>
          <table:table-cell table:number-columns-repeated="4"/>
          <table:table-cell table:style-name="ce7" office:value-type="string">
            <text:p>N/A</text:p>
          </table:table-cell>
        </table:table-row>
        <table:table-row table:style-name="ro7">
          <table:table-cell table:style-name="ce4" office:value-type="string">
            <text:p>Mirror of Life Trapping </text:p>
          </table:table-cell>
          <table:table-cell table:number-columns-repeated="4"/>
          <table:table-cell table:style-name="ce7" office:value-type="string">
            <text:p>N/A</text:p>
          </table:table-cell>
        </table:table-row>
        <table:table-row table:style-name="ro7">
          <table:table-cell table:style-name="ce4" office:value-type="string">
            <text:p>Moonblade </text:p>
          </table:table-cell>
          <table:table-cell table:number-columns-repeated="4"/>
          <table:table-cell table:style-name="ce7" office:value-type="string">
            <text:p>N/A</text:p>
          </table:table-cell>
        </table:table-row>
        <table:table-row table:style-name="ro7">
          <table:table-cell table:style-name="ce4" office:value-type="string">
            <text:p>Nimbus, First Staff of the Thunderbirds</text:p>
          </table:table-cell>
          <table:table-cell table:number-columns-repeated="4"/>
          <table:table-cell table:style-name="ce7" office:value-type="string">
            <text:p>N/A</text:p>
          </table:table-cell>
        </table:table-row>
        <table:table-row table:style-name="ro7">
          <table:table-cell table:style-name="ce4" office:value-type="string">
            <text:p>Obsidian Flint Dragon Plate </text:p>
          </table:table-cell>
          <table:table-cell table:number-columns-repeated="4"/>
          <table:table-cell table:style-name="ce7" office:value-type="string">
            <text:p>N/A</text:p>
          </table:table-cell>
        </table:table-row>
        <table:table-row table:style-name="ro7">
          <table:table-cell table:style-name="ce13" office:value-type="string">
            <text:p>Ollamh Harp </text:p>
          </table:table-cell>
          <table:table-cell table:number-columns-repeated="4"/>
          <table:table-cell table:style-name="ce7" office:value-type="string">
            <text:p>N/A</text:p>
          </table:table-cell>
        </table:table-row>
        <table:table-row table:style-name="ro7">
          <table:table-cell table:style-name="ce10" office:value-type="string">
            <text:p>Orange Cicatrizer’s Debt</text:p>
          </table:table-cell>
          <table:table-cell table:number-columns-repeated="4"/>
          <table:table-cell table:style-name="ce7" office:value-type="string">
            <text:p>N/A</text:p>
          </table:table-cell>
        </table:table-row>
        <table:table-row table:style-name="ro1">
          <table:table-cell table:style-name="ce12" office:value-type="string">
            <text:p>Shield +3</text:p>
          </table:table-cell>
          <table:table-cell table:number-columns-repeated="4"/>
          <table:table-cell table:style-name="ce7" office:value-type="string">
            <text:p>N/A</text:p>
          </table:table-cell>
        </table:table-row>
        <table:table-row table:style-name="ro7">
          <table:table-cell table:style-name="ce4" office:value-type="string">
            <text:p>Shield of the Hidden Lord </text:p>
          </table:table-cell>
          <table:table-cell table:number-columns-repeated="4"/>
          <table:table-cell table:style-name="ce7" office:value-type="string">
            <text:p>N/A</text:p>
          </table:table-cell>
        </table:table-row>
        <table:table-row table:style-name="ro7">
          <table:table-cell table:style-name="ce4" office:value-type="string">
            <text:p>Snicker-Snack </text:p>
          </table:table-cell>
          <table:table-cell table:number-columns-repeated="4"/>
          <table:table-cell table:style-name="ce7" office:value-type="string">
            <text:p>N/A</text:p>
          </table:table-cell>
        </table:table-row>
        <table:table-row table:style-name="ro7">
          <table:table-cell table:style-name="ce4" office:value-type="string">
            <text:p>Sphere Of Annihilation </text:p>
          </table:table-cell>
          <table:table-cell table:number-columns-repeated="4"/>
          <table:table-cell table:style-name="ce7" office:value-type="string">
            <text:p>N/A</text:p>
          </table:table-cell>
        </table:table-row>
        <table:table-row table:style-name="ro7">
          <table:table-cell table:style-name="ce4" office:value-type="string">
            <text:p>Stormgirdle </text:p>
          </table:table-cell>
          <table:table-cell table:number-columns-repeated="4"/>
          <table:table-cell table:style-name="ce7" office:value-type="string">
            <text:p>N/A</text:p>
          </table:table-cell>
        </table:table-row>
        <table:table-row table:style-name="ro7">
          <table:table-cell table:style-name="ce4" office:value-type="string">
            <text:p>Talisman of Pure Good </text:p>
          </table:table-cell>
          <table:table-cell table:number-columns-repeated="4"/>
          <table:table-cell table:style-name="ce7" office:value-type="string">
            <text:p>N/A</text:p>
          </table:table-cell>
        </table:table-row>
        <table:table-row table:style-name="ro7">
          <table:table-cell table:style-name="ce4" office:value-type="string">
            <text:p>Talisman of the Sphere </text:p>
          </table:table-cell>
          <table:table-cell table:number-columns-repeated="4"/>
          <table:table-cell table:style-name="ce7" office:value-type="string">
            <text:p>N/A</text:p>
          </table:table-cell>
        </table:table-row>
        <table:table-row table:style-name="ro7">
          <table:table-cell table:style-name="ce4" office:value-type="string">
            <text:p>Talisman of Ultimate Evil </text:p>
          </table:table-cell>
          <table:table-cell table:number-columns-repeated="4"/>
          <table:table-cell table:style-name="ce7" office:value-type="string">
            <text:p>N/A</text:p>
          </table:table-cell>
        </table:table-row>
        <table:table-row table:style-name="ro7">
          <table:table-cell table:style-name="ce4" office:value-type="string">
            <text:p>The Griffon's Saddlebag </text:p>
          </table:table-cell>
          <table:table-cell table:number-columns-repeated="4"/>
          <table:table-cell table:style-name="ce7" office:value-type="string">
            <text:p>N/A</text:p>
          </table:table-cell>
        </table:table-row>
        <table:table-row table:style-name="ro7">
          <table:table-cell table:style-name="ce4" office:value-type="string">
            <text:p>Verminshroud </text:p>
          </table:table-cell>
          <table:table-cell table:number-columns-repeated="4"/>
          <table:table-cell table:style-name="ce7" office:value-type="string">
            <text:p>N/A</text:p>
          </table:table-cell>
        </table:table-row>
        <table:table-row table:style-name="ro7">
          <table:table-cell table:style-name="ce4" office:value-type="string">
            <text:p>Wreath of the Prism </text:p>
          </table:table-cell>
          <table:table-cell table:number-columns-repeated="4"/>
          <table:table-cell table:style-name="ce7" office:value-type="string">
            <text:p>N/A</text:p>
          </table:table-cell>
        </table:table-row>
        <table:table-row table:style-name="ro7">
          <table:table-cell table:style-name="ce4" office:value-type="string">
            <text:p>Ythryn Mythallar </text:p>
          </table:table-cell>
          <table:table-cell table:number-columns-repeated="4"/>
          <table:table-cell table:style-name="ce7" office:value-type="string">
            <text:p>N/A</text:p>
          </table:table-cell>
        </table:table-row>
        <table:table-row table:style-name="ro1" table:number-rows-repeated="1048526">
          <table:table-cell table:number-columns-repeated="6"/>
        </table:table-row>
        <table:table-row table:style-name="ro1">
          <table:table-cell table:number-columns-repeated="6"/>
        </table:table-row>
      </table:table>
      <table:database-ranges>
        <table:database-range table:target-range-address="'Class VI'.A1:'Class VI'.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able-cell-properties style:text-align-source="fix" style:repeat-content="false"/>
      <style:paragraph-properties fo:text-align="center" fo:margin-left="0in"/>
      <style:text-properties style:font-name="Times New Roman" fo:font-size="12pt" style:font-name-asian="Microsoft YaHei" style:font-size-asian="12pt" style:font-name-complex="Arial1"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fault" style:family="table-cell" style:parent-style-name="Default"/>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02">02/02/2025</text:date>, <text:time>23:45: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7-14T12:09:59.88</meta:creation-date>
    <dc:date>2025-02-02T23:45:14.56</dc:date>
    <meta:editing-duration>P69DT3H27M3S</meta:editing-duration>
    <meta:editing-cycles>71</meta:editing-cycles>
    <meta:generator>OpenOffice/4.0.1$Win32 OpenOffice.org_project/401m5$Build-9714</meta:generator>
    <meta:document-statistic meta:table-count="11" meta:cell-count="4667" meta:object-count="0"/>
  </office:meta>
</office:document-meta>
</file>